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44.7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rd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wanted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CPU frequency</text:p>
          </table:table-cell>
          <table:table-cell table:style-name="ce1" office:value-type="float" office:value="16000000" calcext:value-type="float">
            <text:p>1,60E+07</text:p>
          </table:table-cell>
          <table:table-cell/>
        </table:table-row>
        <table:table-row table:style-name="ro1">
          <table:table-cell office:value-type="string" calcext:value-type="string">
            <text:p>Sampling frequency</text:p>
          </table:table-cell>
          <table:table-cell office:value-type="float" office:value="20000" calcext:value-type="float">
            <text:p>20000</text:p>
          </table:table-cell>
          <table:table-cell table:formula="of:=[.$B$2]/(ROUND(16000000/[.B3])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ISR frequency / CPU clock</text:p>
          </table:table-cell>
          <table:table-cell table:formula="of:=[.B2]/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di tick (per quarter)</text:p>
          </table:table-cell>
          <table:table-cell office:value-type="float" office:value="24" calcext:value-type="float">
            <text:p>24</text:p>
          </table:table-cell>
          <table:table-cell/>
        </table:table-row>
      </table:table>
      <table:table table:name="waveform tables" table:style-name="ta1">
        <table:shapes>
          <draw:frame draw:z-index="0" draw:style-name="gr1" draw:text-style-name="P1" svg:width="159.97mm" svg:height="90.05mm" svg:x="159.15mm" svg:y="10.89mm">
            <loext:p draw:notify-on-update-of-ranges="'waveform tables'.B2:'waveform tables'.B2 'waveform tables'.B3:'waveform tables'.B258 'waveform tables'.C2:'waveform tables'.C2 'waveform tables'.C3:'waveform tables'.C258 'waveform tables'.D2:'waveform tables'.D2 'waveform tables'.D3:'waveform tables'.D258 'waveform tables'.E2:'waveform tables'.E2 'waveform tables'.E3:'waveform tables'.E258 'waveform tables'.F2:'waveform tables'.F2 'waveform tables'.F3:'waveform tables'.F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waveform tabl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 127 * SIN(RADIANS([.A3] * 360 / 256)))" office:value-type="float" office:value="0" calcext:value-type="float">
            <text:p>0</text:p>
          </table:table-cell>
          <table:table-cell table:formula="of:=-128 + [.A3]" office:value-type="float" office:value="-128" calcext:value-type="float">
            <text:p>-128</text:p>
          </table:table-cell>
          <table:table-cell table:formula="of:=IF([.A3]&lt;128; -128; 127)" office:value-type="float" office:value="-128" calcext:value-type="float">
            <text:p>-128</text:p>
          </table:table-cell>
          <table:table-cell table:formula="of:=IF([.A3]&lt;128; -128 + 2 * [.A3]; -128 + 2 * (256 - [.A3]) - 1)" office:value-type="float" office:value="-128" calcext:value-type="float">
            <text:p>-128</text:p>
          </table:table-cell>
          <table:table-cell table:formula="of:=-128 + FLOOR(RAND() * 25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 127 * SIN(RADIANS([.A4] * 360 / 256)))" office:value-type="float" office:value="3" calcext:value-type="float">
            <text:p>3</text:p>
          </table:table-cell>
          <table:table-cell table:formula="of:=-128 + [.A4]" office:value-type="float" office:value="-127" calcext:value-type="float">
            <text:p>-127</text:p>
          </table:table-cell>
          <table:table-cell table:formula="of:=IF([.A4]&lt;128; -128; 127)" office:value-type="float" office:value="-128" calcext:value-type="float">
            <text:p>-128</text:p>
          </table:table-cell>
          <table:table-cell table:formula="of:=IF([.A4]&lt;128; -128 + 2 * [.A4]; -128 + 2 * (256 - [.A4]) - 1)" office:value-type="float" office:value="-126" calcext:value-type="float">
            <text:p>-126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 127 * SIN(RADIANS([.A5] * 360 / 256)))" office:value-type="float" office:value="6" calcext:value-type="float">
            <text:p>6</text:p>
          </table:table-cell>
          <table:table-cell table:formula="of:=-128 + [.A5]" office:value-type="float" office:value="-126" calcext:value-type="float">
            <text:p>-126</text:p>
          </table:table-cell>
          <table:table-cell table:formula="of:=IF([.A5]&lt;128; -128; 127)" office:value-type="float" office:value="-128" calcext:value-type="float">
            <text:p>-128</text:p>
          </table:table-cell>
          <table:table-cell table:formula="of:=IF([.A5]&lt;128; -128 + 2 * [.A5]; -128 + 2 * (256 - [.A5]) - 1)" office:value-type="float" office:value="-124" calcext:value-type="float">
            <text:p>-124</text:p>
          </table:table-cell>
          <table:table-cell table:formula="of:=-128 + FLOOR(RAND() * 25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 127 * SIN(RADIANS([.A6] * 360 / 256)))" office:value-type="float" office:value="9" calcext:value-type="float">
            <text:p>9</text:p>
          </table:table-cell>
          <table:table-cell table:formula="of:=-128 + [.A6]" office:value-type="float" office:value="-125" calcext:value-type="float">
            <text:p>-125</text:p>
          </table:table-cell>
          <table:table-cell table:formula="of:=IF([.A6]&lt;128; -128; 127)" office:value-type="float" office:value="-128" calcext:value-type="float">
            <text:p>-128</text:p>
          </table:table-cell>
          <table:table-cell table:formula="of:=IF([.A6]&lt;128; -128 + 2 * [.A6]; -128 + 2 * (256 - [.A6]) - 1)" office:value-type="float" office:value="-122" calcext:value-type="float">
            <text:p>-122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 127 * SIN(RADIANS([.A7] * 360 / 256)))" office:value-type="float" office:value="12" calcext:value-type="float">
            <text:p>12</text:p>
          </table:table-cell>
          <table:table-cell table:formula="of:=-128 + [.A7]" office:value-type="float" office:value="-124" calcext:value-type="float">
            <text:p>-124</text:p>
          </table:table-cell>
          <table:table-cell table:formula="of:=IF([.A7]&lt;128; -128; 127)" office:value-type="float" office:value="-128" calcext:value-type="float">
            <text:p>-128</text:p>
          </table:table-cell>
          <table:table-cell table:formula="of:=IF([.A7]&lt;128; -128 + 2 * [.A7]; -128 + 2 * (256 - [.A7]) - 1)" office:value-type="float" office:value="-120" calcext:value-type="float">
            <text:p>-120</text:p>
          </table:table-cell>
          <table:table-cell table:formula="of:=-128 + FLOOR(RAND() * 25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 127 * SIN(RADIANS([.A8] * 360 / 256)))" office:value-type="float" office:value="15" calcext:value-type="float">
            <text:p>15</text:p>
          </table:table-cell>
          <table:table-cell table:formula="of:=-128 + [.A8]" office:value-type="float" office:value="-123" calcext:value-type="float">
            <text:p>-123</text:p>
          </table:table-cell>
          <table:table-cell table:formula="of:=IF([.A8]&lt;128; -128; 127)" office:value-type="float" office:value="-128" calcext:value-type="float">
            <text:p>-128</text:p>
          </table:table-cell>
          <table:table-cell table:formula="of:=IF([.A8]&lt;128; -128 + 2 * [.A8]; -128 + 2 * (256 - [.A8]) - 1)" office:value-type="float" office:value="-118" calcext:value-type="float">
            <text:p>-118</text:p>
          </table:table-cell>
          <table:table-cell table:formula="of:=-128 + FLOOR(RAND() * 25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 127 * SIN(RADIANS([.A9] * 360 / 256)))" office:value-type="float" office:value="18" calcext:value-type="float">
            <text:p>18</text:p>
          </table:table-cell>
          <table:table-cell table:formula="of:=-128 + [.A9]" office:value-type="float" office:value="-122" calcext:value-type="float">
            <text:p>-122</text:p>
          </table:table-cell>
          <table:table-cell table:formula="of:=IF([.A9]&lt;128; -128; 127)" office:value-type="float" office:value="-128" calcext:value-type="float">
            <text:p>-128</text:p>
          </table:table-cell>
          <table:table-cell table:formula="of:=IF([.A9]&lt;128; -128 + 2 * [.A9]; -128 + 2 * (256 - [.A9]) - 1)" office:value-type="float" office:value="-116" calcext:value-type="float">
            <text:p>-116</text:p>
          </table:table-cell>
          <table:table-cell table:formula="of:=-128 + FLOOR(RAND() * 256)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 127 * SIN(RADIANS([.A10] * 360 / 256)))" office:value-type="float" office:value="21" calcext:value-type="float">
            <text:p>21</text:p>
          </table:table-cell>
          <table:table-cell table:formula="of:=-128 + [.A10]" office:value-type="float" office:value="-121" calcext:value-type="float">
            <text:p>-121</text:p>
          </table:table-cell>
          <table:table-cell table:formula="of:=IF([.A10]&lt;128; -128; 127)" office:value-type="float" office:value="-128" calcext:value-type="float">
            <text:p>-128</text:p>
          </table:table-cell>
          <table:table-cell table:formula="of:=IF([.A10]&lt;128; -128 + 2 * [.A10]; -128 + 2 * (256 - [.A10]) - 1)" office:value-type="float" office:value="-114" calcext:value-type="float">
            <text:p>-114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 127 * SIN(RADIANS([.A11] * 360 / 256)))" office:value-type="float" office:value="24" calcext:value-type="float">
            <text:p>24</text:p>
          </table:table-cell>
          <table:table-cell table:formula="of:=-128 + [.A11]" office:value-type="float" office:value="-120" calcext:value-type="float">
            <text:p>-120</text:p>
          </table:table-cell>
          <table:table-cell table:formula="of:=IF([.A11]&lt;128; -128; 127)" office:value-type="float" office:value="-128" calcext:value-type="float">
            <text:p>-128</text:p>
          </table:table-cell>
          <table:table-cell table:formula="of:=IF([.A11]&lt;128; -128 + 2 * [.A11]; -128 + 2 * (256 - [.A11]) - 1)" office:value-type="float" office:value="-112" calcext:value-type="float">
            <text:p>-112</text:p>
          </table:table-cell>
          <table:table-cell table:formula="of:=-128 + FLOOR(RAND() * 25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 127 * SIN(RADIANS([.A12] * 360 / 256)))" office:value-type="float" office:value="27" calcext:value-type="float">
            <text:p>27</text:p>
          </table:table-cell>
          <table:table-cell table:formula="of:=-128 + [.A12]" office:value-type="float" office:value="-119" calcext:value-type="float">
            <text:p>-119</text:p>
          </table:table-cell>
          <table:table-cell table:formula="of:=IF([.A12]&lt;128; -128; 127)" office:value-type="float" office:value="-128" calcext:value-type="float">
            <text:p>-128</text:p>
          </table:table-cell>
          <table:table-cell table:formula="of:=IF([.A12]&lt;128; -128 + 2 * [.A12]; -128 + 2 * (256 - [.A12]) - 1)" office:value-type="float" office:value="-110" calcext:value-type="float">
            <text:p>-110</text:p>
          </table:table-cell>
          <table:table-cell table:formula="of:=-128 + FLOOR(RAND() * 256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 127 * SIN(RADIANS([.A13] * 360 / 256)))" office:value-type="float" office:value="30" calcext:value-type="float">
            <text:p>30</text:p>
          </table:table-cell>
          <table:table-cell table:formula="of:=-128 + [.A13]" office:value-type="float" office:value="-118" calcext:value-type="float">
            <text:p>-118</text:p>
          </table:table-cell>
          <table:table-cell table:formula="of:=IF([.A13]&lt;128; -128; 127)" office:value-type="float" office:value="-128" calcext:value-type="float">
            <text:p>-128</text:p>
          </table:table-cell>
          <table:table-cell table:formula="of:=IF([.A13]&lt;128; -128 + 2 * [.A13]; -128 + 2 * (256 - [.A13]) - 1)" office:value-type="float" office:value="-108" calcext:value-type="float">
            <text:p>-108</text:p>
          </table:table-cell>
          <table:table-cell table:formula="of:=-128 + FLOOR(RAND() * 25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 127 * SIN(RADIANS([.A14] * 360 / 256)))" office:value-type="float" office:value="33" calcext:value-type="float">
            <text:p>33</text:p>
          </table:table-cell>
          <table:table-cell table:formula="of:=-128 + [.A14]" office:value-type="float" office:value="-117" calcext:value-type="float">
            <text:p>-117</text:p>
          </table:table-cell>
          <table:table-cell table:formula="of:=IF([.A14]&lt;128; -128; 127)" office:value-type="float" office:value="-128" calcext:value-type="float">
            <text:p>-128</text:p>
          </table:table-cell>
          <table:table-cell table:formula="of:=IF([.A14]&lt;128; -128 + 2 * [.A14]; -128 + 2 * (256 - [.A14]) - 1)" office:value-type="float" office:value="-106" calcext:value-type="float">
            <text:p>-106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 127 * SIN(RADIANS([.A15] * 360 / 256)))" office:value-type="float" office:value="36" calcext:value-type="float">
            <text:p>36</text:p>
          </table:table-cell>
          <table:table-cell table:formula="of:=-128 + [.A15]" office:value-type="float" office:value="-116" calcext:value-type="float">
            <text:p>-116</text:p>
          </table:table-cell>
          <table:table-cell table:formula="of:=IF([.A15]&lt;128; -128; 127)" office:value-type="float" office:value="-128" calcext:value-type="float">
            <text:p>-128</text:p>
          </table:table-cell>
          <table:table-cell table:formula="of:=IF([.A15]&lt;128; -128 + 2 * [.A15]; -128 + 2 * (256 - [.A15]) - 1)" office:value-type="float" office:value="-104" calcext:value-type="float">
            <text:p>-104</text:p>
          </table:table-cell>
          <table:table-cell table:formula="of:=-128 + FLOOR(RAND() * 25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 127 * SIN(RADIANS([.A16] * 360 / 256)))" office:value-type="float" office:value="39" calcext:value-type="float">
            <text:p>39</text:p>
          </table:table-cell>
          <table:table-cell table:formula="of:=-128 + [.A16]" office:value-type="float" office:value="-115" calcext:value-type="float">
            <text:p>-115</text:p>
          </table:table-cell>
          <table:table-cell table:formula="of:=IF([.A16]&lt;128; -128; 127)" office:value-type="float" office:value="-128" calcext:value-type="float">
            <text:p>-128</text:p>
          </table:table-cell>
          <table:table-cell table:formula="of:=IF([.A16]&lt;128; -128 + 2 * [.A16]; -128 + 2 * (256 - [.A16]) - 1)" office:value-type="float" office:value="-102" calcext:value-type="float">
            <text:p>-102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 127 * SIN(RADIANS([.A17] * 360 / 256)))" office:value-type="float" office:value="42" calcext:value-type="float">
            <text:p>42</text:p>
          </table:table-cell>
          <table:table-cell table:formula="of:=-128 + [.A17]" office:value-type="float" office:value="-114" calcext:value-type="float">
            <text:p>-114</text:p>
          </table:table-cell>
          <table:table-cell table:formula="of:=IF([.A17]&lt;128; -128; 127)" office:value-type="float" office:value="-128" calcext:value-type="float">
            <text:p>-128</text:p>
          </table:table-cell>
          <table:table-cell table:formula="of:=IF([.A17]&lt;128; -128 + 2 * [.A17]; -128 + 2 * (256 - [.A17]) - 1)" office:value-type="float" office:value="-100" calcext:value-type="float">
            <text:p>-100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 127 * SIN(RADIANS([.A18] * 360 / 256)))" office:value-type="float" office:value="45" calcext:value-type="float">
            <text:p>45</text:p>
          </table:table-cell>
          <table:table-cell table:formula="of:=-128 + [.A18]" office:value-type="float" office:value="-113" calcext:value-type="float">
            <text:p>-113</text:p>
          </table:table-cell>
          <table:table-cell table:formula="of:=IF([.A18]&lt;128; -128; 127)" office:value-type="float" office:value="-128" calcext:value-type="float">
            <text:p>-128</text:p>
          </table:table-cell>
          <table:table-cell table:formula="of:=IF([.A18]&lt;128; -128 + 2 * [.A18]; -128 + 2 * (256 - [.A18]) - 1)" office:value-type="float" office:value="-98" calcext:value-type="float">
            <text:p>-98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 127 * SIN(RADIANS([.A19] * 360 / 256)))" office:value-type="float" office:value="48" calcext:value-type="float">
            <text:p>48</text:p>
          </table:table-cell>
          <table:table-cell table:formula="of:=-128 + [.A19]" office:value-type="float" office:value="-112" calcext:value-type="float">
            <text:p>-112</text:p>
          </table:table-cell>
          <table:table-cell table:formula="of:=IF([.A19]&lt;128; -128; 127)" office:value-type="float" office:value="-128" calcext:value-type="float">
            <text:p>-128</text:p>
          </table:table-cell>
          <table:table-cell table:formula="of:=IF([.A19]&lt;128; -128 + 2 * [.A19]; -128 + 2 * (256 - [.A19]) - 1)" office:value-type="float" office:value="-96" calcext:value-type="float">
            <text:p>-96</text:p>
          </table:table-cell>
          <table:table-cell table:formula="of:=-128 + FLOOR(RAND() * 256)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 127 * SIN(RADIANS([.A20] * 360 / 256)))" office:value-type="float" office:value="51" calcext:value-type="float">
            <text:p>51</text:p>
          </table:table-cell>
          <table:table-cell table:formula="of:=-128 + [.A20]" office:value-type="float" office:value="-111" calcext:value-type="float">
            <text:p>-111</text:p>
          </table:table-cell>
          <table:table-cell table:formula="of:=IF([.A20]&lt;128; -128; 127)" office:value-type="float" office:value="-128" calcext:value-type="float">
            <text:p>-128</text:p>
          </table:table-cell>
          <table:table-cell table:formula="of:=IF([.A20]&lt;128; -128 + 2 * [.A20]; -128 + 2 * (256 - [.A20]) - 1)" office:value-type="float" office:value="-94" calcext:value-type="float">
            <text:p>-94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 127 * SIN(RADIANS([.A21] * 360 / 256)))" office:value-type="float" office:value="54" calcext:value-type="float">
            <text:p>54</text:p>
          </table:table-cell>
          <table:table-cell table:formula="of:=-128 + [.A21]" office:value-type="float" office:value="-110" calcext:value-type="float">
            <text:p>-110</text:p>
          </table:table-cell>
          <table:table-cell table:formula="of:=IF([.A21]&lt;128; -128; 127)" office:value-type="float" office:value="-128" calcext:value-type="float">
            <text:p>-128</text:p>
          </table:table-cell>
          <table:table-cell table:formula="of:=IF([.A21]&lt;128; -128 + 2 * [.A21]; -128 + 2 * (256 - [.A21]) - 1)" office:value-type="float" office:value="-92" calcext:value-type="float">
            <text:p>-92</text:p>
          </table:table-cell>
          <table:table-cell table:formula="of:=-128 + FLOOR(RAND() * 256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 127 * SIN(RADIANS([.A22] * 360 / 256)))" office:value-type="float" office:value="57" calcext:value-type="float">
            <text:p>57</text:p>
          </table:table-cell>
          <table:table-cell table:formula="of:=-128 + [.A22]" office:value-type="float" office:value="-109" calcext:value-type="float">
            <text:p>-109</text:p>
          </table:table-cell>
          <table:table-cell table:formula="of:=IF([.A22]&lt;128; -128; 127)" office:value-type="float" office:value="-128" calcext:value-type="float">
            <text:p>-128</text:p>
          </table:table-cell>
          <table:table-cell table:formula="of:=IF([.A22]&lt;128; -128 + 2 * [.A22]; -128 + 2 * (256 - [.A22]) - 1)" office:value-type="float" office:value="-90" calcext:value-type="float">
            <text:p>-90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 127 * SIN(RADIANS([.A23] * 360 / 256)))" office:value-type="float" office:value="59" calcext:value-type="float">
            <text:p>59</text:p>
          </table:table-cell>
          <table:table-cell table:formula="of:=-128 + [.A23]" office:value-type="float" office:value="-108" calcext:value-type="float">
            <text:p>-108</text:p>
          </table:table-cell>
          <table:table-cell table:formula="of:=IF([.A23]&lt;128; -128; 127)" office:value-type="float" office:value="-128" calcext:value-type="float">
            <text:p>-128</text:p>
          </table:table-cell>
          <table:table-cell table:formula="of:=IF([.A23]&lt;128; -128 + 2 * [.A23]; -128 + 2 * (256 - [.A23]) - 1)" office:value-type="float" office:value="-88" calcext:value-type="float">
            <text:p>-88</text:p>
          </table:table-cell>
          <table:table-cell table:formula="of:=-128 + FLOOR(RAND() * 256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 127 * SIN(RADIANS([.A24] * 360 / 256)))" office:value-type="float" office:value="62" calcext:value-type="float">
            <text:p>62</text:p>
          </table:table-cell>
          <table:table-cell table:formula="of:=-128 + [.A24]" office:value-type="float" office:value="-107" calcext:value-type="float">
            <text:p>-107</text:p>
          </table:table-cell>
          <table:table-cell table:formula="of:=IF([.A24]&lt;128; -128; 127)" office:value-type="float" office:value="-128" calcext:value-type="float">
            <text:p>-128</text:p>
          </table:table-cell>
          <table:table-cell table:formula="of:=IF([.A24]&lt;128; -128 + 2 * [.A24]; -128 + 2 * (256 - [.A24]) - 1)" office:value-type="float" office:value="-86" calcext:value-type="float">
            <text:p>-86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 127 * SIN(RADIANS([.A25] * 360 / 256)))" office:value-type="float" office:value="65" calcext:value-type="float">
            <text:p>65</text:p>
          </table:table-cell>
          <table:table-cell table:formula="of:=-128 + [.A25]" office:value-type="float" office:value="-106" calcext:value-type="float">
            <text:p>-106</text:p>
          </table:table-cell>
          <table:table-cell table:formula="of:=IF([.A25]&lt;128; -128; 127)" office:value-type="float" office:value="-128" calcext:value-type="float">
            <text:p>-128</text:p>
          </table:table-cell>
          <table:table-cell table:formula="of:=IF([.A25]&lt;128; -128 + 2 * [.A25]; -128 + 2 * (256 - [.A25]) - 1)" office:value-type="float" office:value="-84" calcext:value-type="float">
            <text:p>-84</text:p>
          </table:table-cell>
          <table:table-cell table:formula="of:=-128 + FLOOR(RAND() * 25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 127 * SIN(RADIANS([.A26] * 360 / 256)))" office:value-type="float" office:value="67" calcext:value-type="float">
            <text:p>67</text:p>
          </table:table-cell>
          <table:table-cell table:formula="of:=-128 + [.A26]" office:value-type="float" office:value="-105" calcext:value-type="float">
            <text:p>-105</text:p>
          </table:table-cell>
          <table:table-cell table:formula="of:=IF([.A26]&lt;128; -128; 127)" office:value-type="float" office:value="-128" calcext:value-type="float">
            <text:p>-128</text:p>
          </table:table-cell>
          <table:table-cell table:formula="of:=IF([.A26]&lt;128; -128 + 2 * [.A26]; -128 + 2 * (256 - [.A26]) - 1)" office:value-type="float" office:value="-82" calcext:value-type="float">
            <text:p>-82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 127 * SIN(RADIANS([.A27] * 360 / 256)))" office:value-type="float" office:value="70" calcext:value-type="float">
            <text:p>70</text:p>
          </table:table-cell>
          <table:table-cell table:formula="of:=-128 + [.A27]" office:value-type="float" office:value="-104" calcext:value-type="float">
            <text:p>-104</text:p>
          </table:table-cell>
          <table:table-cell table:formula="of:=IF([.A27]&lt;128; -128; 127)" office:value-type="float" office:value="-128" calcext:value-type="float">
            <text:p>-128</text:p>
          </table:table-cell>
          <table:table-cell table:formula="of:=IF([.A27]&lt;128; -128 + 2 * [.A27]; -128 + 2 * (256 - [.A27]) - 1)" office:value-type="float" office:value="-80" calcext:value-type="float">
            <text:p>-80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 127 * SIN(RADIANS([.A28] * 360 / 256)))" office:value-type="float" office:value="73" calcext:value-type="float">
            <text:p>73</text:p>
          </table:table-cell>
          <table:table-cell table:formula="of:=-128 + [.A28]" office:value-type="float" office:value="-103" calcext:value-type="float">
            <text:p>-103</text:p>
          </table:table-cell>
          <table:table-cell table:formula="of:=IF([.A28]&lt;128; -128; 127)" office:value-type="float" office:value="-128" calcext:value-type="float">
            <text:p>-128</text:p>
          </table:table-cell>
          <table:table-cell table:formula="of:=IF([.A28]&lt;128; -128 + 2 * [.A28]; -128 + 2 * (256 - [.A28]) - 1)" office:value-type="float" office:value="-78" calcext:value-type="float">
            <text:p>-78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 127 * SIN(RADIANS([.A29] * 360 / 256)))" office:value-type="float" office:value="75" calcext:value-type="float">
            <text:p>75</text:p>
          </table:table-cell>
          <table:table-cell table:formula="of:=-128 + [.A29]" office:value-type="float" office:value="-102" calcext:value-type="float">
            <text:p>-102</text:p>
          </table:table-cell>
          <table:table-cell table:formula="of:=IF([.A29]&lt;128; -128; 127)" office:value-type="float" office:value="-128" calcext:value-type="float">
            <text:p>-128</text:p>
          </table:table-cell>
          <table:table-cell table:formula="of:=IF([.A29]&lt;128; -128 + 2 * [.A29]; -128 + 2 * (256 - [.A29]) - 1)" office:value-type="float" office:value="-76" calcext:value-type="float">
            <text:p>-76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 127 * SIN(RADIANS([.A30] * 360 / 256)))" office:value-type="float" office:value="78" calcext:value-type="float">
            <text:p>78</text:p>
          </table:table-cell>
          <table:table-cell table:formula="of:=-128 + [.A30]" office:value-type="float" office:value="-101" calcext:value-type="float">
            <text:p>-101</text:p>
          </table:table-cell>
          <table:table-cell table:formula="of:=IF([.A30]&lt;128; -128; 127)" office:value-type="float" office:value="-128" calcext:value-type="float">
            <text:p>-128</text:p>
          </table:table-cell>
          <table:table-cell table:formula="of:=IF([.A30]&lt;128; -128 + 2 * [.A30]; -128 + 2 * (256 - [.A30]) - 1)" office:value-type="float" office:value="-74" calcext:value-type="float">
            <text:p>-74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 127 * SIN(RADIANS([.A31] * 360 / 256)))" office:value-type="float" office:value="80" calcext:value-type="float">
            <text:p>80</text:p>
          </table:table-cell>
          <table:table-cell table:formula="of:=-128 + [.A31]" office:value-type="float" office:value="-100" calcext:value-type="float">
            <text:p>-100</text:p>
          </table:table-cell>
          <table:table-cell table:formula="of:=IF([.A31]&lt;128; -128; 127)" office:value-type="float" office:value="-128" calcext:value-type="float">
            <text:p>-128</text:p>
          </table:table-cell>
          <table:table-cell table:formula="of:=IF([.A31]&lt;128; -128 + 2 * [.A31]; -128 + 2 * (256 - [.A31]) - 1)" office:value-type="float" office:value="-72" calcext:value-type="float">
            <text:p>-72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 127 * SIN(RADIANS([.A32] * 360 / 256)))" office:value-type="float" office:value="82" calcext:value-type="float">
            <text:p>82</text:p>
          </table:table-cell>
          <table:table-cell table:formula="of:=-128 + [.A32]" office:value-type="float" office:value="-99" calcext:value-type="float">
            <text:p>-99</text:p>
          </table:table-cell>
          <table:table-cell table:formula="of:=IF([.A32]&lt;128; -128; 127)" office:value-type="float" office:value="-128" calcext:value-type="float">
            <text:p>-128</text:p>
          </table:table-cell>
          <table:table-cell table:formula="of:=IF([.A32]&lt;128; -128 + 2 * [.A32]; -128 + 2 * (256 - [.A32]) - 1)" office:value-type="float" office:value="-70" calcext:value-type="float">
            <text:p>-70</text:p>
          </table:table-cell>
          <table:table-cell table:formula="of:=-128 + FLOOR(RAND() * 25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 127 * SIN(RADIANS([.A33] * 360 / 256)))" office:value-type="float" office:value="85" calcext:value-type="float">
            <text:p>85</text:p>
          </table:table-cell>
          <table:table-cell table:formula="of:=-128 + [.A33]" office:value-type="float" office:value="-98" calcext:value-type="float">
            <text:p>-98</text:p>
          </table:table-cell>
          <table:table-cell table:formula="of:=IF([.A33]&lt;128; -128; 127)" office:value-type="float" office:value="-128" calcext:value-type="float">
            <text:p>-128</text:p>
          </table:table-cell>
          <table:table-cell table:formula="of:=IF([.A33]&lt;128; -128 + 2 * [.A33]; -128 + 2 * (256 - [.A33]) - 1)" office:value-type="float" office:value="-68" calcext:value-type="float">
            <text:p>-68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 127 * SIN(RADIANS([.A34] * 360 / 256)))" office:value-type="float" office:value="87" calcext:value-type="float">
            <text:p>87</text:p>
          </table:table-cell>
          <table:table-cell table:formula="of:=-128 + [.A34]" office:value-type="float" office:value="-97" calcext:value-type="float">
            <text:p>-97</text:p>
          </table:table-cell>
          <table:table-cell table:formula="of:=IF([.A34]&lt;128; -128; 127)" office:value-type="float" office:value="-128" calcext:value-type="float">
            <text:p>-128</text:p>
          </table:table-cell>
          <table:table-cell table:formula="of:=IF([.A34]&lt;128; -128 + 2 * [.A34]; -128 + 2 * (256 - [.A34]) - 1)" office:value-type="float" office:value="-66" calcext:value-type="float">
            <text:p>-66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 127 * SIN(RADIANS([.A35] * 360 / 256)))" office:value-type="float" office:value="89" calcext:value-type="float">
            <text:p>89</text:p>
          </table:table-cell>
          <table:table-cell table:formula="of:=-128 + [.A35]" office:value-type="float" office:value="-96" calcext:value-type="float">
            <text:p>-96</text:p>
          </table:table-cell>
          <table:table-cell table:formula="of:=IF([.A35]&lt;128; -128; 127)" office:value-type="float" office:value="-128" calcext:value-type="float">
            <text:p>-128</text:p>
          </table:table-cell>
          <table:table-cell table:formula="of:=IF([.A35]&lt;128; -128 + 2 * [.A35]; -128 + 2 * (256 - [.A35]) - 1)" office:value-type="float" office:value="-64" calcext:value-type="float">
            <text:p>-64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 127 * SIN(RADIANS([.A36] * 360 / 256)))" office:value-type="float" office:value="91" calcext:value-type="float">
            <text:p>91</text:p>
          </table:table-cell>
          <table:table-cell table:formula="of:=-128 + [.A36]" office:value-type="float" office:value="-95" calcext:value-type="float">
            <text:p>-95</text:p>
          </table:table-cell>
          <table:table-cell table:formula="of:=IF([.A36]&lt;128; -128; 127)" office:value-type="float" office:value="-128" calcext:value-type="float">
            <text:p>-128</text:p>
          </table:table-cell>
          <table:table-cell table:formula="of:=IF([.A36]&lt;128; -128 + 2 * [.A36]; -128 + 2 * (256 - [.A36]) - 1)" office:value-type="float" office:value="-62" calcext:value-type="float">
            <text:p>-62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 127 * SIN(RADIANS([.A37] * 360 / 256)))" office:value-type="float" office:value="94" calcext:value-type="float">
            <text:p>94</text:p>
          </table:table-cell>
          <table:table-cell table:formula="of:=-128 + [.A37]" office:value-type="float" office:value="-94" calcext:value-type="float">
            <text:p>-94</text:p>
          </table:table-cell>
          <table:table-cell table:formula="of:=IF([.A37]&lt;128; -128; 127)" office:value-type="float" office:value="-128" calcext:value-type="float">
            <text:p>-128</text:p>
          </table:table-cell>
          <table:table-cell table:formula="of:=IF([.A37]&lt;128; -128 + 2 * [.A37]; -128 + 2 * (256 - [.A37]) - 1)" office:value-type="float" office:value="-60" calcext:value-type="float">
            <text:p>-60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 127 * SIN(RADIANS([.A38] * 360 / 256)))" office:value-type="float" office:value="96" calcext:value-type="float">
            <text:p>96</text:p>
          </table:table-cell>
          <table:table-cell table:formula="of:=-128 + [.A38]" office:value-type="float" office:value="-93" calcext:value-type="float">
            <text:p>-93</text:p>
          </table:table-cell>
          <table:table-cell table:formula="of:=IF([.A38]&lt;128; -128; 127)" office:value-type="float" office:value="-128" calcext:value-type="float">
            <text:p>-128</text:p>
          </table:table-cell>
          <table:table-cell table:formula="of:=IF([.A38]&lt;128; -128 + 2 * [.A38]; -128 + 2 * (256 - [.A38]) - 1)" office:value-type="float" office:value="-58" calcext:value-type="float">
            <text:p>-58</text:p>
          </table:table-cell>
          <table:table-cell table:formula="of:=-128 + FLOOR(RAND() * 256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 127 * SIN(RADIANS([.A39] * 360 / 256)))" office:value-type="float" office:value="98" calcext:value-type="float">
            <text:p>98</text:p>
          </table:table-cell>
          <table:table-cell table:formula="of:=-128 + [.A39]" office:value-type="float" office:value="-92" calcext:value-type="float">
            <text:p>-92</text:p>
          </table:table-cell>
          <table:table-cell table:formula="of:=IF([.A39]&lt;128; -128; 127)" office:value-type="float" office:value="-128" calcext:value-type="float">
            <text:p>-128</text:p>
          </table:table-cell>
          <table:table-cell table:formula="of:=IF([.A39]&lt;128; -128 + 2 * [.A39]; -128 + 2 * (256 - [.A39]) - 1)" office:value-type="float" office:value="-56" calcext:value-type="float">
            <text:p>-56</text:p>
          </table:table-cell>
          <table:table-cell table:formula="of:=-128 + FLOOR(RAND() * 25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 127 * SIN(RADIANS([.A40] * 360 / 256)))" office:value-type="float" office:value="100" calcext:value-type="float">
            <text:p>100</text:p>
          </table:table-cell>
          <table:table-cell table:formula="of:=-128 + [.A40]" office:value-type="float" office:value="-91" calcext:value-type="float">
            <text:p>-91</text:p>
          </table:table-cell>
          <table:table-cell table:formula="of:=IF([.A40]&lt;128; -128; 127)" office:value-type="float" office:value="-128" calcext:value-type="float">
            <text:p>-128</text:p>
          </table:table-cell>
          <table:table-cell table:formula="of:=IF([.A40]&lt;128; -128 + 2 * [.A40]; -128 + 2 * (256 - [.A40]) - 1)" office:value-type="float" office:value="-54" calcext:value-type="float">
            <text:p>-54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 127 * SIN(RADIANS([.A41] * 360 / 256)))" office:value-type="float" office:value="102" calcext:value-type="float">
            <text:p>102</text:p>
          </table:table-cell>
          <table:table-cell table:formula="of:=-128 + [.A41]" office:value-type="float" office:value="-90" calcext:value-type="float">
            <text:p>-90</text:p>
          </table:table-cell>
          <table:table-cell table:formula="of:=IF([.A41]&lt;128; -128; 127)" office:value-type="float" office:value="-128" calcext:value-type="float">
            <text:p>-128</text:p>
          </table:table-cell>
          <table:table-cell table:formula="of:=IF([.A41]&lt;128; -128 + 2 * [.A41]; -128 + 2 * (256 - [.A41]) - 1)" office:value-type="float" office:value="-52" calcext:value-type="float">
            <text:p>-52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 127 * SIN(RADIANS([.A42] * 360 / 256)))" office:value-type="float" office:value="103" calcext:value-type="float">
            <text:p>103</text:p>
          </table:table-cell>
          <table:table-cell table:formula="of:=-128 + [.A42]" office:value-type="float" office:value="-89" calcext:value-type="float">
            <text:p>-89</text:p>
          </table:table-cell>
          <table:table-cell table:formula="of:=IF([.A42]&lt;128; -128; 127)" office:value-type="float" office:value="-128" calcext:value-type="float">
            <text:p>-128</text:p>
          </table:table-cell>
          <table:table-cell table:formula="of:=IF([.A42]&lt;128; -128 + 2 * [.A42]; -128 + 2 * (256 - [.A42]) - 1)" office:value-type="float" office:value="-50" calcext:value-type="float">
            <text:p>-50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 127 * SIN(RADIANS([.A43] * 360 / 256)))" office:value-type="float" office:value="105" calcext:value-type="float">
            <text:p>105</text:p>
          </table:table-cell>
          <table:table-cell table:formula="of:=-128 + [.A43]" office:value-type="float" office:value="-88" calcext:value-type="float">
            <text:p>-88</text:p>
          </table:table-cell>
          <table:table-cell table:formula="of:=IF([.A43]&lt;128; -128; 127)" office:value-type="float" office:value="-128" calcext:value-type="float">
            <text:p>-128</text:p>
          </table:table-cell>
          <table:table-cell table:formula="of:=IF([.A43]&lt;128; -128 + 2 * [.A43]; -128 + 2 * (256 - [.A43]) - 1)" office:value-type="float" office:value="-48" calcext:value-type="float">
            <text:p>-48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 127 * SIN(RADIANS([.A44] * 360 / 256)))" office:value-type="float" office:value="107" calcext:value-type="float">
            <text:p>107</text:p>
          </table:table-cell>
          <table:table-cell table:formula="of:=-128 + [.A44]" office:value-type="float" office:value="-87" calcext:value-type="float">
            <text:p>-87</text:p>
          </table:table-cell>
          <table:table-cell table:formula="of:=IF([.A44]&lt;128; -128; 127)" office:value-type="float" office:value="-128" calcext:value-type="float">
            <text:p>-128</text:p>
          </table:table-cell>
          <table:table-cell table:formula="of:=IF([.A44]&lt;128; -128 + 2 * [.A44]; -128 + 2 * (256 - [.A44]) - 1)" office:value-type="float" office:value="-46" calcext:value-type="float">
            <text:p>-46</text:p>
          </table:table-cell>
          <table:table-cell table:formula="of:=-128 + FLOOR(RAND() * 256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 127 * SIN(RADIANS([.A45] * 360 / 256)))" office:value-type="float" office:value="108" calcext:value-type="float">
            <text:p>108</text:p>
          </table:table-cell>
          <table:table-cell table:formula="of:=-128 + [.A45]" office:value-type="float" office:value="-86" calcext:value-type="float">
            <text:p>-86</text:p>
          </table:table-cell>
          <table:table-cell table:formula="of:=IF([.A45]&lt;128; -128; 127)" office:value-type="float" office:value="-128" calcext:value-type="float">
            <text:p>-128</text:p>
          </table:table-cell>
          <table:table-cell table:formula="of:=IF([.A45]&lt;128; -128 + 2 * [.A45]; -128 + 2 * (256 - [.A45]) - 1)" office:value-type="float" office:value="-44" calcext:value-type="float">
            <text:p>-44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 127 * SIN(RADIANS([.A46] * 360 / 256)))" office:value-type="float" office:value="110" calcext:value-type="float">
            <text:p>110</text:p>
          </table:table-cell>
          <table:table-cell table:formula="of:=-128 + [.A46]" office:value-type="float" office:value="-85" calcext:value-type="float">
            <text:p>-85</text:p>
          </table:table-cell>
          <table:table-cell table:formula="of:=IF([.A46]&lt;128; -128; 127)" office:value-type="float" office:value="-128" calcext:value-type="float">
            <text:p>-128</text:p>
          </table:table-cell>
          <table:table-cell table:formula="of:=IF([.A46]&lt;128; -128 + 2 * [.A46]; -128 + 2 * (256 - [.A46]) - 1)" office:value-type="float" office:value="-42" calcext:value-type="float">
            <text:p>-42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 127 * SIN(RADIANS([.A47] * 360 / 256)))" office:value-type="float" office:value="112" calcext:value-type="float">
            <text:p>112</text:p>
          </table:table-cell>
          <table:table-cell table:formula="of:=-128 + [.A47]" office:value-type="float" office:value="-84" calcext:value-type="float">
            <text:p>-84</text:p>
          </table:table-cell>
          <table:table-cell table:formula="of:=IF([.A47]&lt;128; -128; 127)" office:value-type="float" office:value="-128" calcext:value-type="float">
            <text:p>-128</text:p>
          </table:table-cell>
          <table:table-cell table:formula="of:=IF([.A47]&lt;128; -128 + 2 * [.A47]; -128 + 2 * (256 - [.A47]) - 1)" office:value-type="float" office:value="-40" calcext:value-type="float">
            <text:p>-40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 127 * SIN(RADIANS([.A48] * 360 / 256)))" office:value-type="float" office:value="113" calcext:value-type="float">
            <text:p>113</text:p>
          </table:table-cell>
          <table:table-cell table:formula="of:=-128 + [.A48]" office:value-type="float" office:value="-83" calcext:value-type="float">
            <text:p>-83</text:p>
          </table:table-cell>
          <table:table-cell table:formula="of:=IF([.A48]&lt;128; -128; 127)" office:value-type="float" office:value="-128" calcext:value-type="float">
            <text:p>-128</text:p>
          </table:table-cell>
          <table:table-cell table:formula="of:=IF([.A48]&lt;128; -128 + 2 * [.A48]; -128 + 2 * (256 - [.A48]) - 1)" office:value-type="float" office:value="-38" calcext:value-type="float">
            <text:p>-38</text:p>
          </table:table-cell>
          <table:table-cell table:formula="of:=-128 + FLOOR(RAND() * 256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 127 * SIN(RADIANS([.A49] * 360 / 256)))" office:value-type="float" office:value="114" calcext:value-type="float">
            <text:p>114</text:p>
          </table:table-cell>
          <table:table-cell table:formula="of:=-128 + [.A49]" office:value-type="float" office:value="-82" calcext:value-type="float">
            <text:p>-82</text:p>
          </table:table-cell>
          <table:table-cell table:formula="of:=IF([.A49]&lt;128; -128; 127)" office:value-type="float" office:value="-128" calcext:value-type="float">
            <text:p>-128</text:p>
          </table:table-cell>
          <table:table-cell table:formula="of:=IF([.A49]&lt;128; -128 + 2 * [.A49]; -128 + 2 * (256 - [.A49]) - 1)" office:value-type="float" office:value="-36" calcext:value-type="float">
            <text:p>-36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 127 * SIN(RADIANS([.A50] * 360 / 256)))" office:value-type="float" office:value="116" calcext:value-type="float">
            <text:p>116</text:p>
          </table:table-cell>
          <table:table-cell table:formula="of:=-128 + [.A50]" office:value-type="float" office:value="-81" calcext:value-type="float">
            <text:p>-81</text:p>
          </table:table-cell>
          <table:table-cell table:formula="of:=IF([.A50]&lt;128; -128; 127)" office:value-type="float" office:value="-128" calcext:value-type="float">
            <text:p>-128</text:p>
          </table:table-cell>
          <table:table-cell table:formula="of:=IF([.A50]&lt;128; -128 + 2 * [.A50]; -128 + 2 * (256 - [.A50]) - 1)" office:value-type="float" office:value="-34" calcext:value-type="float">
            <text:p>-34</text:p>
          </table:table-cell>
          <table:table-cell table:formula="of:=-128 + FLOOR(RAND() * 256)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 127 * SIN(RADIANS([.A51] * 360 / 256)))" office:value-type="float" office:value="117" calcext:value-type="float">
            <text:p>117</text:p>
          </table:table-cell>
          <table:table-cell table:formula="of:=-128 + [.A51]" office:value-type="float" office:value="-80" calcext:value-type="float">
            <text:p>-80</text:p>
          </table:table-cell>
          <table:table-cell table:formula="of:=IF([.A51]&lt;128; -128; 127)" office:value-type="float" office:value="-128" calcext:value-type="float">
            <text:p>-128</text:p>
          </table:table-cell>
          <table:table-cell table:formula="of:=IF([.A51]&lt;128; -128 + 2 * [.A51]; -128 + 2 * (256 - [.A51]) - 1)" office:value-type="float" office:value="-32" calcext:value-type="float">
            <text:p>-32</text:p>
          </table:table-cell>
          <table:table-cell table:formula="of:=-128 + FLOOR(RAND() * 25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 127 * SIN(RADIANS([.A52] * 360 / 256)))" office:value-type="float" office:value="118" calcext:value-type="float">
            <text:p>118</text:p>
          </table:table-cell>
          <table:table-cell table:formula="of:=-128 + [.A52]" office:value-type="float" office:value="-79" calcext:value-type="float">
            <text:p>-79</text:p>
          </table:table-cell>
          <table:table-cell table:formula="of:=IF([.A52]&lt;128; -128; 127)" office:value-type="float" office:value="-128" calcext:value-type="float">
            <text:p>-128</text:p>
          </table:table-cell>
          <table:table-cell table:formula="of:=IF([.A52]&lt;128; -128 + 2 * [.A52]; -128 + 2 * (256 - [.A52]) - 1)" office:value-type="float" office:value="-30" calcext:value-type="float">
            <text:p>-30</text:p>
          </table:table-cell>
          <table:table-cell table:formula="of:=-128 + FLOOR(RAND() * 256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 127 * SIN(RADIANS([.A53] * 360 / 256)))" office:value-type="float" office:value="119" calcext:value-type="float">
            <text:p>119</text:p>
          </table:table-cell>
          <table:table-cell table:formula="of:=-128 + [.A53]" office:value-type="float" office:value="-78" calcext:value-type="float">
            <text:p>-78</text:p>
          </table:table-cell>
          <table:table-cell table:formula="of:=IF([.A53]&lt;128; -128; 127)" office:value-type="float" office:value="-128" calcext:value-type="float">
            <text:p>-128</text:p>
          </table:table-cell>
          <table:table-cell table:formula="of:=IF([.A53]&lt;128; -128 + 2 * [.A53]; -128 + 2 * (256 - [.A53]) - 1)" office:value-type="float" office:value="-28" calcext:value-type="float">
            <text:p>-28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 127 * SIN(RADIANS([.A54] * 360 / 256)))" office:value-type="float" office:value="120" calcext:value-type="float">
            <text:p>120</text:p>
          </table:table-cell>
          <table:table-cell table:formula="of:=-128 + [.A54]" office:value-type="float" office:value="-77" calcext:value-type="float">
            <text:p>-77</text:p>
          </table:table-cell>
          <table:table-cell table:formula="of:=IF([.A54]&lt;128; -128; 127)" office:value-type="float" office:value="-128" calcext:value-type="float">
            <text:p>-128</text:p>
          </table:table-cell>
          <table:table-cell table:formula="of:=IF([.A54]&lt;128; -128 + 2 * [.A54]; -128 + 2 * (256 - [.A54]) - 1)" office:value-type="float" office:value="-26" calcext:value-type="float">
            <text:p>-26</text:p>
          </table:table-cell>
          <table:table-cell table:formula="of:=-128 + FLOOR(RAND() * 256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 127 * SIN(RADIANS([.A55] * 360 / 256)))" office:value-type="float" office:value="121" calcext:value-type="float">
            <text:p>121</text:p>
          </table:table-cell>
          <table:table-cell table:formula="of:=-128 + [.A55]" office:value-type="float" office:value="-76" calcext:value-type="float">
            <text:p>-76</text:p>
          </table:table-cell>
          <table:table-cell table:formula="of:=IF([.A55]&lt;128; -128; 127)" office:value-type="float" office:value="-128" calcext:value-type="float">
            <text:p>-128</text:p>
          </table:table-cell>
          <table:table-cell table:formula="of:=IF([.A55]&lt;128; -128 + 2 * [.A55]; -128 + 2 * (256 - [.A55]) - 1)" office:value-type="float" office:value="-24" calcext:value-type="float">
            <text:p>-24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 127 * SIN(RADIANS([.A56] * 360 / 256)))" office:value-type="float" office:value="122" calcext:value-type="float">
            <text:p>122</text:p>
          </table:table-cell>
          <table:table-cell table:formula="of:=-128 + [.A56]" office:value-type="float" office:value="-75" calcext:value-type="float">
            <text:p>-75</text:p>
          </table:table-cell>
          <table:table-cell table:formula="of:=IF([.A56]&lt;128; -128; 127)" office:value-type="float" office:value="-128" calcext:value-type="float">
            <text:p>-128</text:p>
          </table:table-cell>
          <table:table-cell table:formula="of:=IF([.A56]&lt;128; -128 + 2 * [.A56]; -128 + 2 * (256 - [.A56]) - 1)" office:value-type="float" office:value="-22" calcext:value-type="float">
            <text:p>-22</text:p>
          </table:table-cell>
          <table:table-cell table:formula="of:=-128 + FLOOR(RAND() * 25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 127 * SIN(RADIANS([.A57] * 360 / 256)))" office:value-type="float" office:value="123" calcext:value-type="float">
            <text:p>123</text:p>
          </table:table-cell>
          <table:table-cell table:formula="of:=-128 + [.A57]" office:value-type="float" office:value="-74" calcext:value-type="float">
            <text:p>-74</text:p>
          </table:table-cell>
          <table:table-cell table:formula="of:=IF([.A57]&lt;128; -128; 127)" office:value-type="float" office:value="-128" calcext:value-type="float">
            <text:p>-128</text:p>
          </table:table-cell>
          <table:table-cell table:formula="of:=IF([.A57]&lt;128; -128 + 2 * [.A57]; -128 + 2 * (256 - [.A57]) - 1)" office:value-type="float" office:value="-20" calcext:value-type="float">
            <text:p>-20</text:p>
          </table:table-cell>
          <table:table-cell table:formula="of:=-128 + FLOOR(RAND() * 25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 127 * SIN(RADIANS([.A58] * 360 / 256)))" office:value-type="float" office:value="123" calcext:value-type="float">
            <text:p>123</text:p>
          </table:table-cell>
          <table:table-cell table:formula="of:=-128 + [.A58]" office:value-type="float" office:value="-73" calcext:value-type="float">
            <text:p>-73</text:p>
          </table:table-cell>
          <table:table-cell table:formula="of:=IF([.A58]&lt;128; -128; 127)" office:value-type="float" office:value="-128" calcext:value-type="float">
            <text:p>-128</text:p>
          </table:table-cell>
          <table:table-cell table:formula="of:=IF([.A58]&lt;128; -128 + 2 * [.A58]; -128 + 2 * (256 - [.A58]) - 1)" office:value-type="float" office:value="-18" calcext:value-type="float">
            <text:p>-18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 127 * SIN(RADIANS([.A59] * 360 / 256)))" office:value-type="float" office:value="124" calcext:value-type="float">
            <text:p>124</text:p>
          </table:table-cell>
          <table:table-cell table:formula="of:=-128 + [.A59]" office:value-type="float" office:value="-72" calcext:value-type="float">
            <text:p>-72</text:p>
          </table:table-cell>
          <table:table-cell table:formula="of:=IF([.A59]&lt;128; -128; 127)" office:value-type="float" office:value="-128" calcext:value-type="float">
            <text:p>-128</text:p>
          </table:table-cell>
          <table:table-cell table:formula="of:=IF([.A59]&lt;128; -128 + 2 * [.A59]; -128 + 2 * (256 - [.A59]) - 1)" office:value-type="float" office:value="-16" calcext:value-type="float">
            <text:p>-16</text:p>
          </table:table-cell>
          <table:table-cell table:formula="of:=-128 + FLOOR(RAND() * 256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 127 * SIN(RADIANS([.A60] * 360 / 256)))" office:value-type="float" office:value="125" calcext:value-type="float">
            <text:p>125</text:p>
          </table:table-cell>
          <table:table-cell table:formula="of:=-128 + [.A60]" office:value-type="float" office:value="-71" calcext:value-type="float">
            <text:p>-71</text:p>
          </table:table-cell>
          <table:table-cell table:formula="of:=IF([.A60]&lt;128; -128; 127)" office:value-type="float" office:value="-128" calcext:value-type="float">
            <text:p>-128</text:p>
          </table:table-cell>
          <table:table-cell table:formula="of:=IF([.A60]&lt;128; -128 + 2 * [.A60]; -128 + 2 * (256 - [.A60]) - 1)" office:value-type="float" office:value="-14" calcext:value-type="float">
            <text:p>-14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 127 * SIN(RADIANS([.A61] * 360 / 256)))" office:value-type="float" office:value="125" calcext:value-type="float">
            <text:p>125</text:p>
          </table:table-cell>
          <table:table-cell table:formula="of:=-128 + [.A61]" office:value-type="float" office:value="-70" calcext:value-type="float">
            <text:p>-70</text:p>
          </table:table-cell>
          <table:table-cell table:formula="of:=IF([.A61]&lt;128; -128; 127)" office:value-type="float" office:value="-128" calcext:value-type="float">
            <text:p>-128</text:p>
          </table:table-cell>
          <table:table-cell table:formula="of:=IF([.A61]&lt;128; -128 + 2 * [.A61]; -128 + 2 * (256 - [.A61]) - 1)" office:value-type="float" office:value="-12" calcext:value-type="float">
            <text:p>-12</text:p>
          </table:table-cell>
          <table:table-cell table:formula="of:=-128 + FLOOR(RAND() * 256)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 127 * SIN(RADIANS([.A62] * 360 / 256)))" office:value-type="float" office:value="126" calcext:value-type="float">
            <text:p>126</text:p>
          </table:table-cell>
          <table:table-cell table:formula="of:=-128 + [.A62]" office:value-type="float" office:value="-69" calcext:value-type="float">
            <text:p>-69</text:p>
          </table:table-cell>
          <table:table-cell table:formula="of:=IF([.A62]&lt;128; -128; 127)" office:value-type="float" office:value="-128" calcext:value-type="float">
            <text:p>-128</text:p>
          </table:table-cell>
          <table:table-cell table:formula="of:=IF([.A62]&lt;128; -128 + 2 * [.A62]; -128 + 2 * (256 - [.A62]) - 1)" office:value-type="float" office:value="-10" calcext:value-type="float">
            <text:p>-10</text:p>
          </table:table-cell>
          <table:table-cell table:formula="of:=-128 + FLOOR(RAND() * 256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 127 * SIN(RADIANS([.A63] * 360 / 256)))" office:value-type="float" office:value="126" calcext:value-type="float">
            <text:p>126</text:p>
          </table:table-cell>
          <table:table-cell table:formula="of:=-128 + [.A63]" office:value-type="float" office:value="-68" calcext:value-type="float">
            <text:p>-68</text:p>
          </table:table-cell>
          <table:table-cell table:formula="of:=IF([.A63]&lt;128; -128; 127)" office:value-type="float" office:value="-128" calcext:value-type="float">
            <text:p>-128</text:p>
          </table:table-cell>
          <table:table-cell table:formula="of:=IF([.A63]&lt;128; -128 + 2 * [.A63]; -128 + 2 * (256 - [.A63]) - 1)" office:value-type="float" office:value="-8" calcext:value-type="float">
            <text:p>-8</text:p>
          </table:table-cell>
          <table:table-cell table:formula="of:=-128 + FLOOR(RAND() * 256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 127 * SIN(RADIANS([.A64] * 360 / 256)))" office:value-type="float" office:value="126" calcext:value-type="float">
            <text:p>126</text:p>
          </table:table-cell>
          <table:table-cell table:formula="of:=-128 + [.A64]" office:value-type="float" office:value="-67" calcext:value-type="float">
            <text:p>-67</text:p>
          </table:table-cell>
          <table:table-cell table:formula="of:=IF([.A64]&lt;128; -128; 127)" office:value-type="float" office:value="-128" calcext:value-type="float">
            <text:p>-128</text:p>
          </table:table-cell>
          <table:table-cell table:formula="of:=IF([.A64]&lt;128; -128 + 2 * [.A64]; -128 + 2 * (256 - [.A64]) - 1)" office:value-type="float" office:value="-6" calcext:value-type="float">
            <text:p>-6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 127 * SIN(RADIANS([.A65] * 360 / 256)))" office:value-type="float" office:value="126" calcext:value-type="float">
            <text:p>126</text:p>
          </table:table-cell>
          <table:table-cell table:formula="of:=-128 + [.A65]" office:value-type="float" office:value="-66" calcext:value-type="float">
            <text:p>-66</text:p>
          </table:table-cell>
          <table:table-cell table:formula="of:=IF([.A65]&lt;128; -128; 127)" office:value-type="float" office:value="-128" calcext:value-type="float">
            <text:p>-128</text:p>
          </table:table-cell>
          <table:table-cell table:formula="of:=IF([.A65]&lt;128; -128 + 2 * [.A65]; -128 + 2 * (256 - [.A65]) - 1)" office:value-type="float" office:value="-4" calcext:value-type="float">
            <text:p>-4</text:p>
          </table:table-cell>
          <table:table-cell table:formula="of:=-128 + FLOOR(RAND() * 256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 127 * SIN(RADIANS([.A66] * 360 / 256)))" office:value-type="float" office:value="126" calcext:value-type="float">
            <text:p>126</text:p>
          </table:table-cell>
          <table:table-cell table:formula="of:=-128 + [.A66]" office:value-type="float" office:value="-65" calcext:value-type="float">
            <text:p>-65</text:p>
          </table:table-cell>
          <table:table-cell table:formula="of:=IF([.A66]&lt;128; -128; 127)" office:value-type="float" office:value="-128" calcext:value-type="float">
            <text:p>-128</text:p>
          </table:table-cell>
          <table:table-cell table:formula="of:=IF([.A66]&lt;128; -128 + 2 * [.A66]; -128 + 2 * (256 - [.A66]) - 1)" office:value-type="float" office:value="-2" calcext:value-type="float">
            <text:p>-2</text:p>
          </table:table-cell>
          <table:table-cell table:formula="of:=-128 + FLOOR(RAND() * 256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 127 * SIN(RADIANS([.A67] * 360 / 256)))" office:value-type="float" office:value="127" calcext:value-type="float">
            <text:p>127</text:p>
          </table:table-cell>
          <table:table-cell table:formula="of:=-128 + [.A67]" office:value-type="float" office:value="-64" calcext:value-type="float">
            <text:p>-64</text:p>
          </table:table-cell>
          <table:table-cell table:formula="of:=IF([.A67]&lt;128; -128; 127)" office:value-type="float" office:value="-128" calcext:value-type="float">
            <text:p>-128</text:p>
          </table:table-cell>
          <table:table-cell table:formula="of:=IF([.A67]&lt;128; -128 + 2 * [.A67]; -128 + 2 * (256 - [.A67]) - 1)" office:value-type="float" office:value="0" calcext:value-type="float">
            <text:p>0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 127 * SIN(RADIANS([.A68] * 360 / 256)))" office:value-type="float" office:value="126" calcext:value-type="float">
            <text:p>126</text:p>
          </table:table-cell>
          <table:table-cell table:formula="of:=-128 + [.A68]" office:value-type="float" office:value="-63" calcext:value-type="float">
            <text:p>-63</text:p>
          </table:table-cell>
          <table:table-cell table:formula="of:=IF([.A68]&lt;128; -128; 127)" office:value-type="float" office:value="-128" calcext:value-type="float">
            <text:p>-128</text:p>
          </table:table-cell>
          <table:table-cell table:formula="of:=IF([.A68]&lt;128; -128 + 2 * [.A68]; -128 + 2 * (256 - [.A68]) - 1)" office:value-type="float" office:value="2" calcext:value-type="float">
            <text:p>2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 127 * SIN(RADIANS([.A69] * 360 / 256)))" office:value-type="float" office:value="126" calcext:value-type="float">
            <text:p>126</text:p>
          </table:table-cell>
          <table:table-cell table:formula="of:=-128 + [.A69]" office:value-type="float" office:value="-62" calcext:value-type="float">
            <text:p>-62</text:p>
          </table:table-cell>
          <table:table-cell table:formula="of:=IF([.A69]&lt;128; -128; 127)" office:value-type="float" office:value="-128" calcext:value-type="float">
            <text:p>-128</text:p>
          </table:table-cell>
          <table:table-cell table:formula="of:=IF([.A69]&lt;128; -128 + 2 * [.A69]; -128 + 2 * (256 - [.A69]) - 1)" office:value-type="float" office:value="4" calcext:value-type="float">
            <text:p>4</text:p>
          </table:table-cell>
          <table:table-cell table:formula="of:=-128 + FLOOR(RAND() * 25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 127 * SIN(RADIANS([.A70] * 360 / 256)))" office:value-type="float" office:value="126" calcext:value-type="float">
            <text:p>126</text:p>
          </table:table-cell>
          <table:table-cell table:formula="of:=-128 + [.A70]" office:value-type="float" office:value="-61" calcext:value-type="float">
            <text:p>-61</text:p>
          </table:table-cell>
          <table:table-cell table:formula="of:=IF([.A70]&lt;128; -128; 127)" office:value-type="float" office:value="-128" calcext:value-type="float">
            <text:p>-128</text:p>
          </table:table-cell>
          <table:table-cell table:formula="of:=IF([.A70]&lt;128; -128 + 2 * [.A70]; -128 + 2 * (256 - [.A70]) - 1)" office:value-type="float" office:value="6" calcext:value-type="float">
            <text:p>6</text:p>
          </table:table-cell>
          <table:table-cell table:formula="of:=-128 + FLOOR(RAND() * 256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 127 * SIN(RADIANS([.A71] * 360 / 256)))" office:value-type="float" office:value="126" calcext:value-type="float">
            <text:p>126</text:p>
          </table:table-cell>
          <table:table-cell table:formula="of:=-128 + [.A71]" office:value-type="float" office:value="-60" calcext:value-type="float">
            <text:p>-60</text:p>
          </table:table-cell>
          <table:table-cell table:formula="of:=IF([.A71]&lt;128; -128; 127)" office:value-type="float" office:value="-128" calcext:value-type="float">
            <text:p>-128</text:p>
          </table:table-cell>
          <table:table-cell table:formula="of:=IF([.A71]&lt;128; -128 + 2 * [.A71]; -128 + 2 * (256 - [.A71]) - 1)" office:value-type="float" office:value="8" calcext:value-type="float">
            <text:p>8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 127 * SIN(RADIANS([.A72] * 360 / 256)))" office:value-type="float" office:value="126" calcext:value-type="float">
            <text:p>126</text:p>
          </table:table-cell>
          <table:table-cell table:formula="of:=-128 + [.A72]" office:value-type="float" office:value="-59" calcext:value-type="float">
            <text:p>-59</text:p>
          </table:table-cell>
          <table:table-cell table:formula="of:=IF([.A72]&lt;128; -128; 127)" office:value-type="float" office:value="-128" calcext:value-type="float">
            <text:p>-128</text:p>
          </table:table-cell>
          <table:table-cell table:formula="of:=IF([.A72]&lt;128; -128 + 2 * [.A72]; -128 + 2 * (256 - [.A72]) - 1)" office:value-type="float" office:value="10" calcext:value-type="float">
            <text:p>10</text:p>
          </table:table-cell>
          <table:table-cell table:formula="of:=-128 + FLOOR(RAND() * 256)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 127 * SIN(RADIANS([.A73] * 360 / 256)))" office:value-type="float" office:value="125" calcext:value-type="float">
            <text:p>125</text:p>
          </table:table-cell>
          <table:table-cell table:formula="of:=-128 + [.A73]" office:value-type="float" office:value="-58" calcext:value-type="float">
            <text:p>-58</text:p>
          </table:table-cell>
          <table:table-cell table:formula="of:=IF([.A73]&lt;128; -128; 127)" office:value-type="float" office:value="-128" calcext:value-type="float">
            <text:p>-128</text:p>
          </table:table-cell>
          <table:table-cell table:formula="of:=IF([.A73]&lt;128; -128 + 2 * [.A73]; -128 + 2 * (256 - [.A73]) - 1)" office:value-type="float" office:value="12" calcext:value-type="float">
            <text:p>12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 127 * SIN(RADIANS([.A74] * 360 / 256)))" office:value-type="float" office:value="125" calcext:value-type="float">
            <text:p>125</text:p>
          </table:table-cell>
          <table:table-cell table:formula="of:=-128 + [.A74]" office:value-type="float" office:value="-57" calcext:value-type="float">
            <text:p>-57</text:p>
          </table:table-cell>
          <table:table-cell table:formula="of:=IF([.A74]&lt;128; -128; 127)" office:value-type="float" office:value="-128" calcext:value-type="float">
            <text:p>-128</text:p>
          </table:table-cell>
          <table:table-cell table:formula="of:=IF([.A74]&lt;128; -128 + 2 * [.A74]; -128 + 2 * (256 - [.A74]) - 1)" office:value-type="float" office:value="14" calcext:value-type="float">
            <text:p>14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 127 * SIN(RADIANS([.A75] * 360 / 256)))" office:value-type="float" office:value="124" calcext:value-type="float">
            <text:p>124</text:p>
          </table:table-cell>
          <table:table-cell table:formula="of:=-128 + [.A75]" office:value-type="float" office:value="-56" calcext:value-type="float">
            <text:p>-56</text:p>
          </table:table-cell>
          <table:table-cell table:formula="of:=IF([.A75]&lt;128; -128; 127)" office:value-type="float" office:value="-128" calcext:value-type="float">
            <text:p>-128</text:p>
          </table:table-cell>
          <table:table-cell table:formula="of:=IF([.A75]&lt;128; -128 + 2 * [.A75]; -128 + 2 * (256 - [.A75]) - 1)" office:value-type="float" office:value="16" calcext:value-type="float">
            <text:p>16</text:p>
          </table:table-cell>
          <table:table-cell table:formula="of:=-128 + FLOOR(RAND() * 256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 127 * SIN(RADIANS([.A76] * 360 / 256)))" office:value-type="float" office:value="123" calcext:value-type="float">
            <text:p>123</text:p>
          </table:table-cell>
          <table:table-cell table:formula="of:=-128 + [.A76]" office:value-type="float" office:value="-55" calcext:value-type="float">
            <text:p>-55</text:p>
          </table:table-cell>
          <table:table-cell table:formula="of:=IF([.A76]&lt;128; -128; 127)" office:value-type="float" office:value="-128" calcext:value-type="float">
            <text:p>-128</text:p>
          </table:table-cell>
          <table:table-cell table:formula="of:=IF([.A76]&lt;128; -128 + 2 * [.A76]; -128 + 2 * (256 - [.A76]) - 1)" office:value-type="float" office:value="18" calcext:value-type="float">
            <text:p>18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 127 * SIN(RADIANS([.A77] * 360 / 256)))" office:value-type="float" office:value="123" calcext:value-type="float">
            <text:p>123</text:p>
          </table:table-cell>
          <table:table-cell table:formula="of:=-128 + [.A77]" office:value-type="float" office:value="-54" calcext:value-type="float">
            <text:p>-54</text:p>
          </table:table-cell>
          <table:table-cell table:formula="of:=IF([.A77]&lt;128; -128; 127)" office:value-type="float" office:value="-128" calcext:value-type="float">
            <text:p>-128</text:p>
          </table:table-cell>
          <table:table-cell table:formula="of:=IF([.A77]&lt;128; -128 + 2 * [.A77]; -128 + 2 * (256 - [.A77]) - 1)" office:value-type="float" office:value="20" calcext:value-type="float">
            <text:p>20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 127 * SIN(RADIANS([.A78] * 360 / 256)))" office:value-type="float" office:value="122" calcext:value-type="float">
            <text:p>122</text:p>
          </table:table-cell>
          <table:table-cell table:formula="of:=-128 + [.A78]" office:value-type="float" office:value="-53" calcext:value-type="float">
            <text:p>-53</text:p>
          </table:table-cell>
          <table:table-cell table:formula="of:=IF([.A78]&lt;128; -128; 127)" office:value-type="float" office:value="-128" calcext:value-type="float">
            <text:p>-128</text:p>
          </table:table-cell>
          <table:table-cell table:formula="of:=IF([.A78]&lt;128; -128 + 2 * [.A78]; -128 + 2 * (256 - [.A78]) - 1)" office:value-type="float" office:value="22" calcext:value-type="float">
            <text:p>22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 127 * SIN(RADIANS([.A79] * 360 / 256)))" office:value-type="float" office:value="121" calcext:value-type="float">
            <text:p>121</text:p>
          </table:table-cell>
          <table:table-cell table:formula="of:=-128 + [.A79]" office:value-type="float" office:value="-52" calcext:value-type="float">
            <text:p>-52</text:p>
          </table:table-cell>
          <table:table-cell table:formula="of:=IF([.A79]&lt;128; -128; 127)" office:value-type="float" office:value="-128" calcext:value-type="float">
            <text:p>-128</text:p>
          </table:table-cell>
          <table:table-cell table:formula="of:=IF([.A79]&lt;128; -128 + 2 * [.A79]; -128 + 2 * (256 - [.A79]) - 1)" office:value-type="float" office:value="24" calcext:value-type="float">
            <text:p>24</text:p>
          </table:table-cell>
          <table:table-cell table:formula="of:=-128 + FLOOR(RAND() * 25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 127 * SIN(RADIANS([.A80] * 360 / 256)))" office:value-type="float" office:value="120" calcext:value-type="float">
            <text:p>120</text:p>
          </table:table-cell>
          <table:table-cell table:formula="of:=-128 + [.A80]" office:value-type="float" office:value="-51" calcext:value-type="float">
            <text:p>-51</text:p>
          </table:table-cell>
          <table:table-cell table:formula="of:=IF([.A80]&lt;128; -128; 127)" office:value-type="float" office:value="-128" calcext:value-type="float">
            <text:p>-128</text:p>
          </table:table-cell>
          <table:table-cell table:formula="of:=IF([.A80]&lt;128; -128 + 2 * [.A80]; -128 + 2 * (256 - [.A80]) - 1)" office:value-type="float" office:value="26" calcext:value-type="float">
            <text:p>26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 127 * SIN(RADIANS([.A81] * 360 / 256)))" office:value-type="float" office:value="119" calcext:value-type="float">
            <text:p>119</text:p>
          </table:table-cell>
          <table:table-cell table:formula="of:=-128 + [.A81]" office:value-type="float" office:value="-50" calcext:value-type="float">
            <text:p>-50</text:p>
          </table:table-cell>
          <table:table-cell table:formula="of:=IF([.A81]&lt;128; -128; 127)" office:value-type="float" office:value="-128" calcext:value-type="float">
            <text:p>-128</text:p>
          </table:table-cell>
          <table:table-cell table:formula="of:=IF([.A81]&lt;128; -128 + 2 * [.A81]; -128 + 2 * (256 - [.A81]) - 1)" office:value-type="float" office:value="28" calcext:value-type="float">
            <text:p>28</text:p>
          </table:table-cell>
          <table:table-cell table:formula="of:=-128 + FLOOR(RAND() * 25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 127 * SIN(RADIANS([.A82] * 360 / 256)))" office:value-type="float" office:value="118" calcext:value-type="float">
            <text:p>118</text:p>
          </table:table-cell>
          <table:table-cell table:formula="of:=-128 + [.A82]" office:value-type="float" office:value="-49" calcext:value-type="float">
            <text:p>-49</text:p>
          </table:table-cell>
          <table:table-cell table:formula="of:=IF([.A82]&lt;128; -128; 127)" office:value-type="float" office:value="-128" calcext:value-type="float">
            <text:p>-128</text:p>
          </table:table-cell>
          <table:table-cell table:formula="of:=IF([.A82]&lt;128; -128 + 2 * [.A82]; -128 + 2 * (256 - [.A82]) - 1)" office:value-type="float" office:value="30" calcext:value-type="float">
            <text:p>30</text:p>
          </table:table-cell>
          <table:table-cell table:formula="of:=-128 + FLOOR(RAND() * 25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 127 * SIN(RADIANS([.A83] * 360 / 256)))" office:value-type="float" office:value="117" calcext:value-type="float">
            <text:p>117</text:p>
          </table:table-cell>
          <table:table-cell table:formula="of:=-128 + [.A83]" office:value-type="float" office:value="-48" calcext:value-type="float">
            <text:p>-48</text:p>
          </table:table-cell>
          <table:table-cell table:formula="of:=IF([.A83]&lt;128; -128; 127)" office:value-type="float" office:value="-128" calcext:value-type="float">
            <text:p>-128</text:p>
          </table:table-cell>
          <table:table-cell table:formula="of:=IF([.A83]&lt;128; -128 + 2 * [.A83]; -128 + 2 * (256 - [.A83]) - 1)" office:value-type="float" office:value="32" calcext:value-type="float">
            <text:p>32</text:p>
          </table:table-cell>
          <table:table-cell table:formula="of:=-128 + FLOOR(RAND() * 25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 127 * SIN(RADIANS([.A84] * 360 / 256)))" office:value-type="float" office:value="116" calcext:value-type="float">
            <text:p>116</text:p>
          </table:table-cell>
          <table:table-cell table:formula="of:=-128 + [.A84]" office:value-type="float" office:value="-47" calcext:value-type="float">
            <text:p>-47</text:p>
          </table:table-cell>
          <table:table-cell table:formula="of:=IF([.A84]&lt;128; -128; 127)" office:value-type="float" office:value="-128" calcext:value-type="float">
            <text:p>-128</text:p>
          </table:table-cell>
          <table:table-cell table:formula="of:=IF([.A84]&lt;128; -128 + 2 * [.A84]; -128 + 2 * (256 - [.A84]) - 1)" office:value-type="float" office:value="34" calcext:value-type="float">
            <text:p>34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 127 * SIN(RADIANS([.A85] * 360 / 256)))" office:value-type="float" office:value="114" calcext:value-type="float">
            <text:p>114</text:p>
          </table:table-cell>
          <table:table-cell table:formula="of:=-128 + [.A85]" office:value-type="float" office:value="-46" calcext:value-type="float">
            <text:p>-46</text:p>
          </table:table-cell>
          <table:table-cell table:formula="of:=IF([.A85]&lt;128; -128; 127)" office:value-type="float" office:value="-128" calcext:value-type="float">
            <text:p>-128</text:p>
          </table:table-cell>
          <table:table-cell table:formula="of:=IF([.A85]&lt;128; -128 + 2 * [.A85]; -128 + 2 * (256 - [.A85]) - 1)" office:value-type="float" office:value="36" calcext:value-type="float">
            <text:p>36</text:p>
          </table:table-cell>
          <table:table-cell table:formula="of:=-128 + FLOOR(RAND() * 256)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 127 * SIN(RADIANS([.A86] * 360 / 256)))" office:value-type="float" office:value="113" calcext:value-type="float">
            <text:p>113</text:p>
          </table:table-cell>
          <table:table-cell table:formula="of:=-128 + [.A86]" office:value-type="float" office:value="-45" calcext:value-type="float">
            <text:p>-45</text:p>
          </table:table-cell>
          <table:table-cell table:formula="of:=IF([.A86]&lt;128; -128; 127)" office:value-type="float" office:value="-128" calcext:value-type="float">
            <text:p>-128</text:p>
          </table:table-cell>
          <table:table-cell table:formula="of:=IF([.A86]&lt;128; -128 + 2 * [.A86]; -128 + 2 * (256 - [.A86]) - 1)" office:value-type="float" office:value="38" calcext:value-type="float">
            <text:p>38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 127 * SIN(RADIANS([.A87] * 360 / 256)))" office:value-type="float" office:value="112" calcext:value-type="float">
            <text:p>112</text:p>
          </table:table-cell>
          <table:table-cell table:formula="of:=-128 + [.A87]" office:value-type="float" office:value="-44" calcext:value-type="float">
            <text:p>-44</text:p>
          </table:table-cell>
          <table:table-cell table:formula="of:=IF([.A87]&lt;128; -128; 127)" office:value-type="float" office:value="-128" calcext:value-type="float">
            <text:p>-128</text:p>
          </table:table-cell>
          <table:table-cell table:formula="of:=IF([.A87]&lt;128; -128 + 2 * [.A87]; -128 + 2 * (256 - [.A87]) - 1)" office:value-type="float" office:value="40" calcext:value-type="float">
            <text:p>40</text:p>
          </table:table-cell>
          <table:table-cell table:formula="of:=-128 + FLOOR(RAND() * 256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 127 * SIN(RADIANS([.A88] * 360 / 256)))" office:value-type="float" office:value="110" calcext:value-type="float">
            <text:p>110</text:p>
          </table:table-cell>
          <table:table-cell table:formula="of:=-128 + [.A88]" office:value-type="float" office:value="-43" calcext:value-type="float">
            <text:p>-43</text:p>
          </table:table-cell>
          <table:table-cell table:formula="of:=IF([.A88]&lt;128; -128; 127)" office:value-type="float" office:value="-128" calcext:value-type="float">
            <text:p>-128</text:p>
          </table:table-cell>
          <table:table-cell table:formula="of:=IF([.A88]&lt;128; -128 + 2 * [.A88]; -128 + 2 * (256 - [.A88]) - 1)" office:value-type="float" office:value="42" calcext:value-type="float">
            <text:p>42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 127 * SIN(RADIANS([.A89] * 360 / 256)))" office:value-type="float" office:value="108" calcext:value-type="float">
            <text:p>108</text:p>
          </table:table-cell>
          <table:table-cell table:formula="of:=-128 + [.A89]" office:value-type="float" office:value="-42" calcext:value-type="float">
            <text:p>-42</text:p>
          </table:table-cell>
          <table:table-cell table:formula="of:=IF([.A89]&lt;128; -128; 127)" office:value-type="float" office:value="-128" calcext:value-type="float">
            <text:p>-128</text:p>
          </table:table-cell>
          <table:table-cell table:formula="of:=IF([.A89]&lt;128; -128 + 2 * [.A89]; -128 + 2 * (256 - [.A89]) - 1)" office:value-type="float" office:value="44" calcext:value-type="float">
            <text:p>44</text:p>
          </table:table-cell>
          <table:table-cell table:formula="of:=-128 + FLOOR(RAND() * 256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 127 * SIN(RADIANS([.A90] * 360 / 256)))" office:value-type="float" office:value="107" calcext:value-type="float">
            <text:p>107</text:p>
          </table:table-cell>
          <table:table-cell table:formula="of:=-128 + [.A90]" office:value-type="float" office:value="-41" calcext:value-type="float">
            <text:p>-41</text:p>
          </table:table-cell>
          <table:table-cell table:formula="of:=IF([.A90]&lt;128; -128; 127)" office:value-type="float" office:value="-128" calcext:value-type="float">
            <text:p>-128</text:p>
          </table:table-cell>
          <table:table-cell table:formula="of:=IF([.A90]&lt;128; -128 + 2 * [.A90]; -128 + 2 * (256 - [.A90]) - 1)" office:value-type="float" office:value="46" calcext:value-type="float">
            <text:p>46</text:p>
          </table:table-cell>
          <table:table-cell table:formula="of:=-128 + FLOOR(RAND() * 25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 127 * SIN(RADIANS([.A91] * 360 / 256)))" office:value-type="float" office:value="105" calcext:value-type="float">
            <text:p>105</text:p>
          </table:table-cell>
          <table:table-cell table:formula="of:=-128 + [.A91]" office:value-type="float" office:value="-40" calcext:value-type="float">
            <text:p>-40</text:p>
          </table:table-cell>
          <table:table-cell table:formula="of:=IF([.A91]&lt;128; -128; 127)" office:value-type="float" office:value="-128" calcext:value-type="float">
            <text:p>-128</text:p>
          </table:table-cell>
          <table:table-cell table:formula="of:=IF([.A91]&lt;128; -128 + 2 * [.A91]; -128 + 2 * (256 - [.A91]) - 1)" office:value-type="float" office:value="48" calcext:value-type="float">
            <text:p>48</text:p>
          </table:table-cell>
          <table:table-cell table:formula="of:=-128 + FLOOR(RAND() * 25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 127 * SIN(RADIANS([.A92] * 360 / 256)))" office:value-type="float" office:value="103" calcext:value-type="float">
            <text:p>103</text:p>
          </table:table-cell>
          <table:table-cell table:formula="of:=-128 + [.A92]" office:value-type="float" office:value="-39" calcext:value-type="float">
            <text:p>-39</text:p>
          </table:table-cell>
          <table:table-cell table:formula="of:=IF([.A92]&lt;128; -128; 127)" office:value-type="float" office:value="-128" calcext:value-type="float">
            <text:p>-128</text:p>
          </table:table-cell>
          <table:table-cell table:formula="of:=IF([.A92]&lt;128; -128 + 2 * [.A92]; -128 + 2 * (256 - [.A92]) - 1)" office:value-type="float" office:value="50" calcext:value-type="float">
            <text:p>50</text:p>
          </table:table-cell>
          <table:table-cell table:formula="of:=-128 + FLOOR(RAND() * 256)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 127 * SIN(RADIANS([.A93] * 360 / 256)))" office:value-type="float" office:value="102" calcext:value-type="float">
            <text:p>102</text:p>
          </table:table-cell>
          <table:table-cell table:formula="of:=-128 + [.A93]" office:value-type="float" office:value="-38" calcext:value-type="float">
            <text:p>-38</text:p>
          </table:table-cell>
          <table:table-cell table:formula="of:=IF([.A93]&lt;128; -128; 127)" office:value-type="float" office:value="-128" calcext:value-type="float">
            <text:p>-128</text:p>
          </table:table-cell>
          <table:table-cell table:formula="of:=IF([.A93]&lt;128; -128 + 2 * [.A93]; -128 + 2 * (256 - [.A93]) - 1)" office:value-type="float" office:value="52" calcext:value-type="float">
            <text:p>52</text:p>
          </table:table-cell>
          <table:table-cell table:formula="of:=-128 + FLOOR(RAND() * 256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 127 * SIN(RADIANS([.A94] * 360 / 256)))" office:value-type="float" office:value="100" calcext:value-type="float">
            <text:p>100</text:p>
          </table:table-cell>
          <table:table-cell table:formula="of:=-128 + [.A94]" office:value-type="float" office:value="-37" calcext:value-type="float">
            <text:p>-37</text:p>
          </table:table-cell>
          <table:table-cell table:formula="of:=IF([.A94]&lt;128; -128; 127)" office:value-type="float" office:value="-128" calcext:value-type="float">
            <text:p>-128</text:p>
          </table:table-cell>
          <table:table-cell table:formula="of:=IF([.A94]&lt;128; -128 + 2 * [.A94]; -128 + 2 * (256 - [.A94]) - 1)" office:value-type="float" office:value="54" calcext:value-type="float">
            <text:p>54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 127 * SIN(RADIANS([.A95] * 360 / 256)))" office:value-type="float" office:value="98" calcext:value-type="float">
            <text:p>98</text:p>
          </table:table-cell>
          <table:table-cell table:formula="of:=-128 + [.A95]" office:value-type="float" office:value="-36" calcext:value-type="float">
            <text:p>-36</text:p>
          </table:table-cell>
          <table:table-cell table:formula="of:=IF([.A95]&lt;128; -128; 127)" office:value-type="float" office:value="-128" calcext:value-type="float">
            <text:p>-128</text:p>
          </table:table-cell>
          <table:table-cell table:formula="of:=IF([.A95]&lt;128; -128 + 2 * [.A95]; -128 + 2 * (256 - [.A95]) - 1)" office:value-type="float" office:value="56" calcext:value-type="float">
            <text:p>56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 127 * SIN(RADIANS([.A96] * 360 / 256)))" office:value-type="float" office:value="96" calcext:value-type="float">
            <text:p>96</text:p>
          </table:table-cell>
          <table:table-cell table:formula="of:=-128 + [.A96]" office:value-type="float" office:value="-35" calcext:value-type="float">
            <text:p>-35</text:p>
          </table:table-cell>
          <table:table-cell table:formula="of:=IF([.A96]&lt;128; -128; 127)" office:value-type="float" office:value="-128" calcext:value-type="float">
            <text:p>-128</text:p>
          </table:table-cell>
          <table:table-cell table:formula="of:=IF([.A96]&lt;128; -128 + 2 * [.A96]; -128 + 2 * (256 - [.A96]) - 1)" office:value-type="float" office:value="58" calcext:value-type="float">
            <text:p>58</text:p>
          </table:table-cell>
          <table:table-cell table:formula="of:=-128 + FLOOR(RAND() * 256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 127 * SIN(RADIANS([.A97] * 360 / 256)))" office:value-type="float" office:value="94" calcext:value-type="float">
            <text:p>94</text:p>
          </table:table-cell>
          <table:table-cell table:formula="of:=-128 + [.A97]" office:value-type="float" office:value="-34" calcext:value-type="float">
            <text:p>-34</text:p>
          </table:table-cell>
          <table:table-cell table:formula="of:=IF([.A97]&lt;128; -128; 127)" office:value-type="float" office:value="-128" calcext:value-type="float">
            <text:p>-128</text:p>
          </table:table-cell>
          <table:table-cell table:formula="of:=IF([.A97]&lt;128; -128 + 2 * [.A97]; -128 + 2 * (256 - [.A97]) - 1)" office:value-type="float" office:value="60" calcext:value-type="float">
            <text:p>60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 127 * SIN(RADIANS([.A98] * 360 / 256)))" office:value-type="float" office:value="91" calcext:value-type="float">
            <text:p>91</text:p>
          </table:table-cell>
          <table:table-cell table:formula="of:=-128 + [.A98]" office:value-type="float" office:value="-33" calcext:value-type="float">
            <text:p>-33</text:p>
          </table:table-cell>
          <table:table-cell table:formula="of:=IF([.A98]&lt;128; -128; 127)" office:value-type="float" office:value="-128" calcext:value-type="float">
            <text:p>-128</text:p>
          </table:table-cell>
          <table:table-cell table:formula="of:=IF([.A98]&lt;128; -128 + 2 * [.A98]; -128 + 2 * (256 - [.A98]) - 1)" office:value-type="float" office:value="62" calcext:value-type="float">
            <text:p>62</text:p>
          </table:table-cell>
          <table:table-cell table:formula="of:=-128 + FLOOR(RAND() * 25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 127 * SIN(RADIANS([.A99] * 360 / 256)))" office:value-type="float" office:value="89" calcext:value-type="float">
            <text:p>89</text:p>
          </table:table-cell>
          <table:table-cell table:formula="of:=-128 + [.A99]" office:value-type="float" office:value="-32" calcext:value-type="float">
            <text:p>-32</text:p>
          </table:table-cell>
          <table:table-cell table:formula="of:=IF([.A99]&lt;128; -128; 127)" office:value-type="float" office:value="-128" calcext:value-type="float">
            <text:p>-128</text:p>
          </table:table-cell>
          <table:table-cell table:formula="of:=IF([.A99]&lt;128; -128 + 2 * [.A99]; -128 + 2 * (256 - [.A99]) - 1)" office:value-type="float" office:value="64" calcext:value-type="float">
            <text:p>64</text:p>
          </table:table-cell>
          <table:table-cell table:formula="of:=-128 + FLOOR(RAND() * 256)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 127 * SIN(RADIANS([.A100] * 360 / 256)))" office:value-type="float" office:value="87" calcext:value-type="float">
            <text:p>87</text:p>
          </table:table-cell>
          <table:table-cell table:formula="of:=-128 + [.A100]" office:value-type="float" office:value="-31" calcext:value-type="float">
            <text:p>-31</text:p>
          </table:table-cell>
          <table:table-cell table:formula="of:=IF([.A100]&lt;128; -128; 127)" office:value-type="float" office:value="-128" calcext:value-type="float">
            <text:p>-128</text:p>
          </table:table-cell>
          <table:table-cell table:formula="of:=IF([.A100]&lt;128; -128 + 2 * [.A100]; -128 + 2 * (256 - [.A100]) - 1)" office:value-type="float" office:value="66" calcext:value-type="float">
            <text:p>66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 127 * SIN(RADIANS([.A101] * 360 / 256)))" office:value-type="float" office:value="85" calcext:value-type="float">
            <text:p>85</text:p>
          </table:table-cell>
          <table:table-cell table:formula="of:=-128 + [.A101]" office:value-type="float" office:value="-30" calcext:value-type="float">
            <text:p>-30</text:p>
          </table:table-cell>
          <table:table-cell table:formula="of:=IF([.A101]&lt;128; -128; 127)" office:value-type="float" office:value="-128" calcext:value-type="float">
            <text:p>-128</text:p>
          </table:table-cell>
          <table:table-cell table:formula="of:=IF([.A101]&lt;128; -128 + 2 * [.A101]; -128 + 2 * (256 - [.A101]) - 1)" office:value-type="float" office:value="68" calcext:value-type="float">
            <text:p>68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 127 * SIN(RADIANS([.A102] * 360 / 256)))" office:value-type="float" office:value="82" calcext:value-type="float">
            <text:p>82</text:p>
          </table:table-cell>
          <table:table-cell table:formula="of:=-128 + [.A102]" office:value-type="float" office:value="-29" calcext:value-type="float">
            <text:p>-29</text:p>
          </table:table-cell>
          <table:table-cell table:formula="of:=IF([.A102]&lt;128; -128; 127)" office:value-type="float" office:value="-128" calcext:value-type="float">
            <text:p>-128</text:p>
          </table:table-cell>
          <table:table-cell table:formula="of:=IF([.A102]&lt;128; -128 + 2 * [.A102]; -128 + 2 * (256 - [.A102]) - 1)" office:value-type="float" office:value="70" calcext:value-type="float">
            <text:p>70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 127 * SIN(RADIANS([.A103] * 360 / 256)))" office:value-type="float" office:value="80" calcext:value-type="float">
            <text:p>80</text:p>
          </table:table-cell>
          <table:table-cell table:formula="of:=-128 + [.A103]" office:value-type="float" office:value="-28" calcext:value-type="float">
            <text:p>-28</text:p>
          </table:table-cell>
          <table:table-cell table:formula="of:=IF([.A103]&lt;128; -128; 127)" office:value-type="float" office:value="-128" calcext:value-type="float">
            <text:p>-128</text:p>
          </table:table-cell>
          <table:table-cell table:formula="of:=IF([.A103]&lt;128; -128 + 2 * [.A103]; -128 + 2 * (256 - [.A103]) - 1)" office:value-type="float" office:value="72" calcext:value-type="float">
            <text:p>72</text:p>
          </table:table-cell>
          <table:table-cell table:formula="of:=-128 + FLOOR(RAND() * 25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 127 * SIN(RADIANS([.A104] * 360 / 256)))" office:value-type="float" office:value="78" calcext:value-type="float">
            <text:p>78</text:p>
          </table:table-cell>
          <table:table-cell table:formula="of:=-128 + [.A104]" office:value-type="float" office:value="-27" calcext:value-type="float">
            <text:p>-27</text:p>
          </table:table-cell>
          <table:table-cell table:formula="of:=IF([.A104]&lt;128; -128; 127)" office:value-type="float" office:value="-128" calcext:value-type="float">
            <text:p>-128</text:p>
          </table:table-cell>
          <table:table-cell table:formula="of:=IF([.A104]&lt;128; -128 + 2 * [.A104]; -128 + 2 * (256 - [.A104]) - 1)" office:value-type="float" office:value="74" calcext:value-type="float">
            <text:p>74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 127 * SIN(RADIANS([.A105] * 360 / 256)))" office:value-type="float" office:value="75" calcext:value-type="float">
            <text:p>75</text:p>
          </table:table-cell>
          <table:table-cell table:formula="of:=-128 + [.A105]" office:value-type="float" office:value="-26" calcext:value-type="float">
            <text:p>-26</text:p>
          </table:table-cell>
          <table:table-cell table:formula="of:=IF([.A105]&lt;128; -128; 127)" office:value-type="float" office:value="-128" calcext:value-type="float">
            <text:p>-128</text:p>
          </table:table-cell>
          <table:table-cell table:formula="of:=IF([.A105]&lt;128; -128 + 2 * [.A105]; -128 + 2 * (256 - [.A105]) - 1)" office:value-type="float" office:value="76" calcext:value-type="float">
            <text:p>76</text:p>
          </table:table-cell>
          <table:table-cell table:formula="of:=-128 + FLOOR(RAND() * 256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 127 * SIN(RADIANS([.A106] * 360 / 256)))" office:value-type="float" office:value="73" calcext:value-type="float">
            <text:p>73</text:p>
          </table:table-cell>
          <table:table-cell table:formula="of:=-128 + [.A106]" office:value-type="float" office:value="-25" calcext:value-type="float">
            <text:p>-25</text:p>
          </table:table-cell>
          <table:table-cell table:formula="of:=IF([.A106]&lt;128; -128; 127)" office:value-type="float" office:value="-128" calcext:value-type="float">
            <text:p>-128</text:p>
          </table:table-cell>
          <table:table-cell table:formula="of:=IF([.A106]&lt;128; -128 + 2 * [.A106]; -128 + 2 * (256 - [.A106]) - 1)" office:value-type="float" office:value="78" calcext:value-type="float">
            <text:p>78</text:p>
          </table:table-cell>
          <table:table-cell table:formula="of:=-128 + FLOOR(RAND() * 25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 127 * SIN(RADIANS([.A107] * 360 / 256)))" office:value-type="float" office:value="70" calcext:value-type="float">
            <text:p>70</text:p>
          </table:table-cell>
          <table:table-cell table:formula="of:=-128 + [.A107]" office:value-type="float" office:value="-24" calcext:value-type="float">
            <text:p>-24</text:p>
          </table:table-cell>
          <table:table-cell table:formula="of:=IF([.A107]&lt;128; -128; 127)" office:value-type="float" office:value="-128" calcext:value-type="float">
            <text:p>-128</text:p>
          </table:table-cell>
          <table:table-cell table:formula="of:=IF([.A107]&lt;128; -128 + 2 * [.A107]; -128 + 2 * (256 - [.A107]) - 1)" office:value-type="float" office:value="80" calcext:value-type="float">
            <text:p>80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 127 * SIN(RADIANS([.A108] * 360 / 256)))" office:value-type="float" office:value="67" calcext:value-type="float">
            <text:p>67</text:p>
          </table:table-cell>
          <table:table-cell table:formula="of:=-128 + [.A108]" office:value-type="float" office:value="-23" calcext:value-type="float">
            <text:p>-23</text:p>
          </table:table-cell>
          <table:table-cell table:formula="of:=IF([.A108]&lt;128; -128; 127)" office:value-type="float" office:value="-128" calcext:value-type="float">
            <text:p>-128</text:p>
          </table:table-cell>
          <table:table-cell table:formula="of:=IF([.A108]&lt;128; -128 + 2 * [.A108]; -128 + 2 * (256 - [.A108]) - 1)" office:value-type="float" office:value="82" calcext:value-type="float">
            <text:p>82</text:p>
          </table:table-cell>
          <table:table-cell table:formula="of:=-128 + FLOOR(RAND() * 256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 127 * SIN(RADIANS([.A109] * 360 / 256)))" office:value-type="float" office:value="65" calcext:value-type="float">
            <text:p>65</text:p>
          </table:table-cell>
          <table:table-cell table:formula="of:=-128 + [.A109]" office:value-type="float" office:value="-22" calcext:value-type="float">
            <text:p>-22</text:p>
          </table:table-cell>
          <table:table-cell table:formula="of:=IF([.A109]&lt;128; -128; 127)" office:value-type="float" office:value="-128" calcext:value-type="float">
            <text:p>-128</text:p>
          </table:table-cell>
          <table:table-cell table:formula="of:=IF([.A109]&lt;128; -128 + 2 * [.A109]; -128 + 2 * (256 - [.A109]) - 1)" office:value-type="float" office:value="84" calcext:value-type="float">
            <text:p>84</text:p>
          </table:table-cell>
          <table:table-cell table:formula="of:=-128 + FLOOR(RAND() * 25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 127 * SIN(RADIANS([.A110] * 360 / 256)))" office:value-type="float" office:value="62" calcext:value-type="float">
            <text:p>62</text:p>
          </table:table-cell>
          <table:table-cell table:formula="of:=-128 + [.A110]" office:value-type="float" office:value="-21" calcext:value-type="float">
            <text:p>-21</text:p>
          </table:table-cell>
          <table:table-cell table:formula="of:=IF([.A110]&lt;128; -128; 127)" office:value-type="float" office:value="-128" calcext:value-type="float">
            <text:p>-128</text:p>
          </table:table-cell>
          <table:table-cell table:formula="of:=IF([.A110]&lt;128; -128 + 2 * [.A110]; -128 + 2 * (256 - [.A110]) - 1)" office:value-type="float" office:value="86" calcext:value-type="float">
            <text:p>86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 127 * SIN(RADIANS([.A111] * 360 / 256)))" office:value-type="float" office:value="59" calcext:value-type="float">
            <text:p>59</text:p>
          </table:table-cell>
          <table:table-cell table:formula="of:=-128 + [.A111]" office:value-type="float" office:value="-20" calcext:value-type="float">
            <text:p>-20</text:p>
          </table:table-cell>
          <table:table-cell table:formula="of:=IF([.A111]&lt;128; -128; 127)" office:value-type="float" office:value="-128" calcext:value-type="float">
            <text:p>-128</text:p>
          </table:table-cell>
          <table:table-cell table:formula="of:=IF([.A111]&lt;128; -128 + 2 * [.A111]; -128 + 2 * (256 - [.A111]) - 1)" office:value-type="float" office:value="88" calcext:value-type="float">
            <text:p>88</text:p>
          </table:table-cell>
          <table:table-cell table:formula="of:=-128 + FLOOR(RAND() * 256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 127 * SIN(RADIANS([.A112] * 360 / 256)))" office:value-type="float" office:value="57" calcext:value-type="float">
            <text:p>57</text:p>
          </table:table-cell>
          <table:table-cell table:formula="of:=-128 + [.A112]" office:value-type="float" office:value="-19" calcext:value-type="float">
            <text:p>-19</text:p>
          </table:table-cell>
          <table:table-cell table:formula="of:=IF([.A112]&lt;128; -128; 127)" office:value-type="float" office:value="-128" calcext:value-type="float">
            <text:p>-128</text:p>
          </table:table-cell>
          <table:table-cell table:formula="of:=IF([.A112]&lt;128; -128 + 2 * [.A112]; -128 + 2 * (256 - [.A112]) - 1)" office:value-type="float" office:value="90" calcext:value-type="float">
            <text:p>90</text:p>
          </table:table-cell>
          <table:table-cell table:formula="of:=-128 + FLOOR(RAND() * 25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 127 * SIN(RADIANS([.A113] * 360 / 256)))" office:value-type="float" office:value="54" calcext:value-type="float">
            <text:p>54</text:p>
          </table:table-cell>
          <table:table-cell table:formula="of:=-128 + [.A113]" office:value-type="float" office:value="-18" calcext:value-type="float">
            <text:p>-18</text:p>
          </table:table-cell>
          <table:table-cell table:formula="of:=IF([.A113]&lt;128; -128; 127)" office:value-type="float" office:value="-128" calcext:value-type="float">
            <text:p>-128</text:p>
          </table:table-cell>
          <table:table-cell table:formula="of:=IF([.A113]&lt;128; -128 + 2 * [.A113]; -128 + 2 * (256 - [.A113]) - 1)" office:value-type="float" office:value="92" calcext:value-type="float">
            <text:p>92</text:p>
          </table:table-cell>
          <table:table-cell table:formula="of:=-128 + FLOOR(RAND() * 256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 127 * SIN(RADIANS([.A114] * 360 / 256)))" office:value-type="float" office:value="51" calcext:value-type="float">
            <text:p>51</text:p>
          </table:table-cell>
          <table:table-cell table:formula="of:=-128 + [.A114]" office:value-type="float" office:value="-17" calcext:value-type="float">
            <text:p>-17</text:p>
          </table:table-cell>
          <table:table-cell table:formula="of:=IF([.A114]&lt;128; -128; 127)" office:value-type="float" office:value="-128" calcext:value-type="float">
            <text:p>-128</text:p>
          </table:table-cell>
          <table:table-cell table:formula="of:=IF([.A114]&lt;128; -128 + 2 * [.A114]; -128 + 2 * (256 - [.A114]) - 1)" office:value-type="float" office:value="94" calcext:value-type="float">
            <text:p>94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 127 * SIN(RADIANS([.A115] * 360 / 256)))" office:value-type="float" office:value="48" calcext:value-type="float">
            <text:p>48</text:p>
          </table:table-cell>
          <table:table-cell table:formula="of:=-128 + [.A115]" office:value-type="float" office:value="-16" calcext:value-type="float">
            <text:p>-16</text:p>
          </table:table-cell>
          <table:table-cell table:formula="of:=IF([.A115]&lt;128; -128; 127)" office:value-type="float" office:value="-128" calcext:value-type="float">
            <text:p>-128</text:p>
          </table:table-cell>
          <table:table-cell table:formula="of:=IF([.A115]&lt;128; -128 + 2 * [.A115]; -128 + 2 * (256 - [.A115]) - 1)" office:value-type="float" office:value="96" calcext:value-type="float">
            <text:p>96</text:p>
          </table:table-cell>
          <table:table-cell table:formula="of:=-128 + FLOOR(RAND() * 256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 127 * SIN(RADIANS([.A116] * 360 / 256)))" office:value-type="float" office:value="45" calcext:value-type="float">
            <text:p>45</text:p>
          </table:table-cell>
          <table:table-cell table:formula="of:=-128 + [.A116]" office:value-type="float" office:value="-15" calcext:value-type="float">
            <text:p>-15</text:p>
          </table:table-cell>
          <table:table-cell table:formula="of:=IF([.A116]&lt;128; -128; 127)" office:value-type="float" office:value="-128" calcext:value-type="float">
            <text:p>-128</text:p>
          </table:table-cell>
          <table:table-cell table:formula="of:=IF([.A116]&lt;128; -128 + 2 * [.A116]; -128 + 2 * (256 - [.A116]) - 1)" office:value-type="float" office:value="98" calcext:value-type="float">
            <text:p>98</text:p>
          </table:table-cell>
          <table:table-cell table:formula="of:=-128 + FLOOR(RAND() * 256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 127 * SIN(RADIANS([.A117] * 360 / 256)))" office:value-type="float" office:value="42" calcext:value-type="float">
            <text:p>42</text:p>
          </table:table-cell>
          <table:table-cell table:formula="of:=-128 + [.A117]" office:value-type="float" office:value="-14" calcext:value-type="float">
            <text:p>-14</text:p>
          </table:table-cell>
          <table:table-cell table:formula="of:=IF([.A117]&lt;128; -128; 127)" office:value-type="float" office:value="-128" calcext:value-type="float">
            <text:p>-128</text:p>
          </table:table-cell>
          <table:table-cell table:formula="of:=IF([.A117]&lt;128; -128 + 2 * [.A117]; -128 + 2 * (256 - [.A117]) - 1)" office:value-type="float" office:value="100" calcext:value-type="float">
            <text:p>100</text:p>
          </table:table-cell>
          <table:table-cell table:formula="of:=-128 + FLOOR(RAND() * 256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 127 * SIN(RADIANS([.A118] * 360 / 256)))" office:value-type="float" office:value="39" calcext:value-type="float">
            <text:p>39</text:p>
          </table:table-cell>
          <table:table-cell table:formula="of:=-128 + [.A118]" office:value-type="float" office:value="-13" calcext:value-type="float">
            <text:p>-13</text:p>
          </table:table-cell>
          <table:table-cell table:formula="of:=IF([.A118]&lt;128; -128; 127)" office:value-type="float" office:value="-128" calcext:value-type="float">
            <text:p>-128</text:p>
          </table:table-cell>
          <table:table-cell table:formula="of:=IF([.A118]&lt;128; -128 + 2 * [.A118]; -128 + 2 * (256 - [.A118]) - 1)" office:value-type="float" office:value="102" calcext:value-type="float">
            <text:p>102</text:p>
          </table:table-cell>
          <table:table-cell table:formula="of:=-128 + FLOOR(RAND() * 256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 127 * SIN(RADIANS([.A119] * 360 / 256)))" office:value-type="float" office:value="36" calcext:value-type="float">
            <text:p>36</text:p>
          </table:table-cell>
          <table:table-cell table:formula="of:=-128 + [.A119]" office:value-type="float" office:value="-12" calcext:value-type="float">
            <text:p>-12</text:p>
          </table:table-cell>
          <table:table-cell table:formula="of:=IF([.A119]&lt;128; -128; 127)" office:value-type="float" office:value="-128" calcext:value-type="float">
            <text:p>-128</text:p>
          </table:table-cell>
          <table:table-cell table:formula="of:=IF([.A119]&lt;128; -128 + 2 * [.A119]; -128 + 2 * (256 - [.A119]) - 1)" office:value-type="float" office:value="104" calcext:value-type="float">
            <text:p>104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 127 * SIN(RADIANS([.A120] * 360 / 256)))" office:value-type="float" office:value="33" calcext:value-type="float">
            <text:p>33</text:p>
          </table:table-cell>
          <table:table-cell table:formula="of:=-128 + [.A120]" office:value-type="float" office:value="-11" calcext:value-type="float">
            <text:p>-11</text:p>
          </table:table-cell>
          <table:table-cell table:formula="of:=IF([.A120]&lt;128; -128; 127)" office:value-type="float" office:value="-128" calcext:value-type="float">
            <text:p>-128</text:p>
          </table:table-cell>
          <table:table-cell table:formula="of:=IF([.A120]&lt;128; -128 + 2 * [.A120]; -128 + 2 * (256 - [.A120]) - 1)" office:value-type="float" office:value="106" calcext:value-type="float">
            <text:p>106</text:p>
          </table:table-cell>
          <table:table-cell table:formula="of:=-128 + FLOOR(RAND() * 256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 127 * SIN(RADIANS([.A121] * 360 / 256)))" office:value-type="float" office:value="30" calcext:value-type="float">
            <text:p>30</text:p>
          </table:table-cell>
          <table:table-cell table:formula="of:=-128 + [.A121]" office:value-type="float" office:value="-10" calcext:value-type="float">
            <text:p>-10</text:p>
          </table:table-cell>
          <table:table-cell table:formula="of:=IF([.A121]&lt;128; -128; 127)" office:value-type="float" office:value="-128" calcext:value-type="float">
            <text:p>-128</text:p>
          </table:table-cell>
          <table:table-cell table:formula="of:=IF([.A121]&lt;128; -128 + 2 * [.A121]; -128 + 2 * (256 - [.A121]) - 1)" office:value-type="float" office:value="108" calcext:value-type="float">
            <text:p>108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 127 * SIN(RADIANS([.A122] * 360 / 256)))" office:value-type="float" office:value="27" calcext:value-type="float">
            <text:p>27</text:p>
          </table:table-cell>
          <table:table-cell table:formula="of:=-128 + [.A122]" office:value-type="float" office:value="-9" calcext:value-type="float">
            <text:p>-9</text:p>
          </table:table-cell>
          <table:table-cell table:formula="of:=IF([.A122]&lt;128; -128; 127)" office:value-type="float" office:value="-128" calcext:value-type="float">
            <text:p>-128</text:p>
          </table:table-cell>
          <table:table-cell table:formula="of:=IF([.A122]&lt;128; -128 + 2 * [.A122]; -128 + 2 * (256 - [.A122]) - 1)" office:value-type="float" office:value="110" calcext:value-type="float">
            <text:p>110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 127 * SIN(RADIANS([.A123] * 360 / 256)))" office:value-type="float" office:value="24" calcext:value-type="float">
            <text:p>24</text:p>
          </table:table-cell>
          <table:table-cell table:formula="of:=-128 + [.A123]" office:value-type="float" office:value="-8" calcext:value-type="float">
            <text:p>-8</text:p>
          </table:table-cell>
          <table:table-cell table:formula="of:=IF([.A123]&lt;128; -128; 127)" office:value-type="float" office:value="-128" calcext:value-type="float">
            <text:p>-128</text:p>
          </table:table-cell>
          <table:table-cell table:formula="of:=IF([.A123]&lt;128; -128 + 2 * [.A123]; -128 + 2 * (256 - [.A123]) - 1)" office:value-type="float" office:value="112" calcext:value-type="float">
            <text:p>112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 127 * SIN(RADIANS([.A124] * 360 / 256)))" office:value-type="float" office:value="21" calcext:value-type="float">
            <text:p>21</text:p>
          </table:table-cell>
          <table:table-cell table:formula="of:=-128 + [.A124]" office:value-type="float" office:value="-7" calcext:value-type="float">
            <text:p>-7</text:p>
          </table:table-cell>
          <table:table-cell table:formula="of:=IF([.A124]&lt;128; -128; 127)" office:value-type="float" office:value="-128" calcext:value-type="float">
            <text:p>-128</text:p>
          </table:table-cell>
          <table:table-cell table:formula="of:=IF([.A124]&lt;128; -128 + 2 * [.A124]; -128 + 2 * (256 - [.A124]) - 1)" office:value-type="float" office:value="114" calcext:value-type="float">
            <text:p>114</text:p>
          </table:table-cell>
          <table:table-cell table:formula="of:=-128 + FLOOR(RAND() * 256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 127 * SIN(RADIANS([.A125] * 360 / 256)))" office:value-type="float" office:value="18" calcext:value-type="float">
            <text:p>18</text:p>
          </table:table-cell>
          <table:table-cell table:formula="of:=-128 + [.A125]" office:value-type="float" office:value="-6" calcext:value-type="float">
            <text:p>-6</text:p>
          </table:table-cell>
          <table:table-cell table:formula="of:=IF([.A125]&lt;128; -128; 127)" office:value-type="float" office:value="-128" calcext:value-type="float">
            <text:p>-128</text:p>
          </table:table-cell>
          <table:table-cell table:formula="of:=IF([.A125]&lt;128; -128 + 2 * [.A125]; -128 + 2 * (256 - [.A125]) - 1)" office:value-type="float" office:value="116" calcext:value-type="float">
            <text:p>116</text:p>
          </table:table-cell>
          <table:table-cell table:formula="of:=-128 + FLOOR(RAND() * 25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 127 * SIN(RADIANS([.A126] * 360 / 256)))" office:value-type="float" office:value="15" calcext:value-type="float">
            <text:p>15</text:p>
          </table:table-cell>
          <table:table-cell table:formula="of:=-128 + [.A126]" office:value-type="float" office:value="-5" calcext:value-type="float">
            <text:p>-5</text:p>
          </table:table-cell>
          <table:table-cell table:formula="of:=IF([.A126]&lt;128; -128; 127)" office:value-type="float" office:value="-128" calcext:value-type="float">
            <text:p>-128</text:p>
          </table:table-cell>
          <table:table-cell table:formula="of:=IF([.A126]&lt;128; -128 + 2 * [.A126]; -128 + 2 * (256 - [.A126]) - 1)" office:value-type="float" office:value="118" calcext:value-type="float">
            <text:p>118</text:p>
          </table:table-cell>
          <table:table-cell table:formula="of:=-128 + FLOOR(RAND() * 256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 127 * SIN(RADIANS([.A127] * 360 / 256)))" office:value-type="float" office:value="12" calcext:value-type="float">
            <text:p>12</text:p>
          </table:table-cell>
          <table:table-cell table:formula="of:=-128 + [.A127]" office:value-type="float" office:value="-4" calcext:value-type="float">
            <text:p>-4</text:p>
          </table:table-cell>
          <table:table-cell table:formula="of:=IF([.A127]&lt;128; -128; 127)" office:value-type="float" office:value="-128" calcext:value-type="float">
            <text:p>-128</text:p>
          </table:table-cell>
          <table:table-cell table:formula="of:=IF([.A127]&lt;128; -128 + 2 * [.A127]; -128 + 2 * (256 - [.A127]) - 1)" office:value-type="float" office:value="120" calcext:value-type="float">
            <text:p>120</text:p>
          </table:table-cell>
          <table:table-cell table:formula="of:=-128 + FLOOR(RAND() * 256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 127 * SIN(RADIANS([.A128] * 360 / 256)))" office:value-type="float" office:value="9" calcext:value-type="float">
            <text:p>9</text:p>
          </table:table-cell>
          <table:table-cell table:formula="of:=-128 + [.A128]" office:value-type="float" office:value="-3" calcext:value-type="float">
            <text:p>-3</text:p>
          </table:table-cell>
          <table:table-cell table:formula="of:=IF([.A128]&lt;128; -128; 127)" office:value-type="float" office:value="-128" calcext:value-type="float">
            <text:p>-128</text:p>
          </table:table-cell>
          <table:table-cell table:formula="of:=IF([.A128]&lt;128; -128 + 2 * [.A128]; -128 + 2 * (256 - [.A128]) - 1)" office:value-type="float" office:value="122" calcext:value-type="float">
            <text:p>122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 127 * SIN(RADIANS([.A129] * 360 / 256)))" office:value-type="float" office:value="6" calcext:value-type="float">
            <text:p>6</text:p>
          </table:table-cell>
          <table:table-cell table:formula="of:=-128 + [.A129]" office:value-type="float" office:value="-2" calcext:value-type="float">
            <text:p>-2</text:p>
          </table:table-cell>
          <table:table-cell table:formula="of:=IF([.A129]&lt;128; -128; 127)" office:value-type="float" office:value="-128" calcext:value-type="float">
            <text:p>-128</text:p>
          </table:table-cell>
          <table:table-cell table:formula="of:=IF([.A129]&lt;128; -128 + 2 * [.A129]; -128 + 2 * (256 - [.A129]) - 1)" office:value-type="float" office:value="124" calcext:value-type="float">
            <text:p>124</text:p>
          </table:table-cell>
          <table:table-cell table:formula="of:=-128 + FLOOR(RAND() * 256)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 127 * SIN(RADIANS([.A130] * 360 / 256)))" office:value-type="float" office:value="3" calcext:value-type="float">
            <text:p>3</text:p>
          </table:table-cell>
          <table:table-cell table:formula="of:=-128 + [.A130]" office:value-type="float" office:value="-1" calcext:value-type="float">
            <text:p>-1</text:p>
          </table:table-cell>
          <table:table-cell table:formula="of:=IF([.A130]&lt;128; -128; 127)" office:value-type="float" office:value="-128" calcext:value-type="float">
            <text:p>-128</text:p>
          </table:table-cell>
          <table:table-cell table:formula="of:=IF([.A130]&lt;128; -128 + 2 * [.A130]; -128 + 2 * (256 - [.A130]) - 1)" office:value-type="float" office:value="126" calcext:value-type="float">
            <text:p>126</text:p>
          </table:table-cell>
          <table:table-cell table:formula="of:=-128 + FLOOR(RAND() * 25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 127 * SIN(RADIANS([.A131] * 360 / 256)))" office:value-type="float" office:value="0" calcext:value-type="float">
            <text:p>0</text:p>
          </table:table-cell>
          <table:table-cell table:formula="of:=-128 + [.A131]" office:value-type="float" office:value="0" calcext:value-type="float">
            <text:p>0</text:p>
          </table:table-cell>
          <table:table-cell table:formula="of:=IF([.A131]&lt;128; -128; 127)" office:value-type="float" office:value="127" calcext:value-type="float">
            <text:p>127</text:p>
          </table:table-cell>
          <table:table-cell table:formula="of:=IF([.A131]&lt;128; -128 + 2 * [.A131]; -128 + 2 * (256 - [.A131]) - 1)" office:value-type="float" office:value="127" calcext:value-type="float">
            <text:p>127</text:p>
          </table:table-cell>
          <table:table-cell table:formula="of:=-128 + FLOOR(RAND() * 25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 127 * SIN(RADIANS([.A132] * 360 / 256)))" office:value-type="float" office:value="-4" calcext:value-type="float">
            <text:p>-4</text:p>
          </table:table-cell>
          <table:table-cell table:formula="of:=-128 + [.A132]" office:value-type="float" office:value="1" calcext:value-type="float">
            <text:p>1</text:p>
          </table:table-cell>
          <table:table-cell table:formula="of:=IF([.A132]&lt;128; -128; 127)" office:value-type="float" office:value="127" calcext:value-type="float">
            <text:p>127</text:p>
          </table:table-cell>
          <table:table-cell table:formula="of:=IF([.A132]&lt;128; -128 + 2 * [.A132]; -128 + 2 * (256 - [.A132]) - 1)" office:value-type="float" office:value="125" calcext:value-type="float">
            <text:p>125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 127 * SIN(RADIANS([.A133] * 360 / 256)))" office:value-type="float" office:value="-7" calcext:value-type="float">
            <text:p>-7</text:p>
          </table:table-cell>
          <table:table-cell table:formula="of:=-128 + [.A133]" office:value-type="float" office:value="2" calcext:value-type="float">
            <text:p>2</text:p>
          </table:table-cell>
          <table:table-cell table:formula="of:=IF([.A133]&lt;128; -128; 127)" office:value-type="float" office:value="127" calcext:value-type="float">
            <text:p>127</text:p>
          </table:table-cell>
          <table:table-cell table:formula="of:=IF([.A133]&lt;128; -128 + 2 * [.A133]; -128 + 2 * (256 - [.A133]) - 1)" office:value-type="float" office:value="123" calcext:value-type="float">
            <text:p>123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 127 * SIN(RADIANS([.A134] * 360 / 256)))" office:value-type="float" office:value="-10" calcext:value-type="float">
            <text:p>-10</text:p>
          </table:table-cell>
          <table:table-cell table:formula="of:=-128 + [.A134]" office:value-type="float" office:value="3" calcext:value-type="float">
            <text:p>3</text:p>
          </table:table-cell>
          <table:table-cell table:formula="of:=IF([.A134]&lt;128; -128; 127)" office:value-type="float" office:value="127" calcext:value-type="float">
            <text:p>127</text:p>
          </table:table-cell>
          <table:table-cell table:formula="of:=IF([.A134]&lt;128; -128 + 2 * [.A134]; -128 + 2 * (256 - [.A134]) - 1)" office:value-type="float" office:value="121" calcext:value-type="float">
            <text:p>121</text:p>
          </table:table-cell>
          <table:table-cell table:formula="of:=-128 + FLOOR(RAND() * 256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 127 * SIN(RADIANS([.A135] * 360 / 256)))" office:value-type="float" office:value="-13" calcext:value-type="float">
            <text:p>-13</text:p>
          </table:table-cell>
          <table:table-cell table:formula="of:=-128 + [.A135]" office:value-type="float" office:value="4" calcext:value-type="float">
            <text:p>4</text:p>
          </table:table-cell>
          <table:table-cell table:formula="of:=IF([.A135]&lt;128; -128; 127)" office:value-type="float" office:value="127" calcext:value-type="float">
            <text:p>127</text:p>
          </table:table-cell>
          <table:table-cell table:formula="of:=IF([.A135]&lt;128; -128 + 2 * [.A135]; -128 + 2 * (256 - [.A135]) - 1)" office:value-type="float" office:value="119" calcext:value-type="float">
            <text:p>119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 127 * SIN(RADIANS([.A136] * 360 / 256)))" office:value-type="float" office:value="-16" calcext:value-type="float">
            <text:p>-16</text:p>
          </table:table-cell>
          <table:table-cell table:formula="of:=-128 + [.A136]" office:value-type="float" office:value="5" calcext:value-type="float">
            <text:p>5</text:p>
          </table:table-cell>
          <table:table-cell table:formula="of:=IF([.A136]&lt;128; -128; 127)" office:value-type="float" office:value="127" calcext:value-type="float">
            <text:p>127</text:p>
          </table:table-cell>
          <table:table-cell table:formula="of:=IF([.A136]&lt;128; -128 + 2 * [.A136]; -128 + 2 * (256 - [.A136]) - 1)" office:value-type="float" office:value="117" calcext:value-type="float">
            <text:p>117</text:p>
          </table:table-cell>
          <table:table-cell table:formula="of:=-128 + FLOOR(RAND() * 256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 127 * SIN(RADIANS([.A137] * 360 / 256)))" office:value-type="float" office:value="-19" calcext:value-type="float">
            <text:p>-19</text:p>
          </table:table-cell>
          <table:table-cell table:formula="of:=-128 + [.A137]" office:value-type="float" office:value="6" calcext:value-type="float">
            <text:p>6</text:p>
          </table:table-cell>
          <table:table-cell table:formula="of:=IF([.A137]&lt;128; -128; 127)" office:value-type="float" office:value="127" calcext:value-type="float">
            <text:p>127</text:p>
          </table:table-cell>
          <table:table-cell table:formula="of:=IF([.A137]&lt;128; -128 + 2 * [.A137]; -128 + 2 * (256 - [.A137]) - 1)" office:value-type="float" office:value="115" calcext:value-type="float">
            <text:p>115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 127 * SIN(RADIANS([.A138] * 360 / 256)))" office:value-type="float" office:value="-22" calcext:value-type="float">
            <text:p>-22</text:p>
          </table:table-cell>
          <table:table-cell table:formula="of:=-128 + [.A138]" office:value-type="float" office:value="7" calcext:value-type="float">
            <text:p>7</text:p>
          </table:table-cell>
          <table:table-cell table:formula="of:=IF([.A138]&lt;128; -128; 127)" office:value-type="float" office:value="127" calcext:value-type="float">
            <text:p>127</text:p>
          </table:table-cell>
          <table:table-cell table:formula="of:=IF([.A138]&lt;128; -128 + 2 * [.A138]; -128 + 2 * (256 - [.A138]) - 1)" office:value-type="float" office:value="113" calcext:value-type="float">
            <text:p>113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 127 * SIN(RADIANS([.A139] * 360 / 256)))" office:value-type="float" office:value="-25" calcext:value-type="float">
            <text:p>-25</text:p>
          </table:table-cell>
          <table:table-cell table:formula="of:=-128 + [.A139]" office:value-type="float" office:value="8" calcext:value-type="float">
            <text:p>8</text:p>
          </table:table-cell>
          <table:table-cell table:formula="of:=IF([.A139]&lt;128; -128; 127)" office:value-type="float" office:value="127" calcext:value-type="float">
            <text:p>127</text:p>
          </table:table-cell>
          <table:table-cell table:formula="of:=IF([.A139]&lt;128; -128 + 2 * [.A139]; -128 + 2 * (256 - [.A139]) - 1)" office:value-type="float" office:value="111" calcext:value-type="float">
            <text:p>111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 127 * SIN(RADIANS([.A140] * 360 / 256)))" office:value-type="float" office:value="-28" calcext:value-type="float">
            <text:p>-28</text:p>
          </table:table-cell>
          <table:table-cell table:formula="of:=-128 + [.A140]" office:value-type="float" office:value="9" calcext:value-type="float">
            <text:p>9</text:p>
          </table:table-cell>
          <table:table-cell table:formula="of:=IF([.A140]&lt;128; -128; 127)" office:value-type="float" office:value="127" calcext:value-type="float">
            <text:p>127</text:p>
          </table:table-cell>
          <table:table-cell table:formula="of:=IF([.A140]&lt;128; -128 + 2 * [.A140]; -128 + 2 * (256 - [.A140]) - 1)" office:value-type="float" office:value="109" calcext:value-type="float">
            <text:p>109</text:p>
          </table:table-cell>
          <table:table-cell table:formula="of:=-128 + FLOOR(RAND() * 25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 127 * SIN(RADIANS([.A141] * 360 / 256)))" office:value-type="float" office:value="-31" calcext:value-type="float">
            <text:p>-31</text:p>
          </table:table-cell>
          <table:table-cell table:formula="of:=-128 + [.A141]" office:value-type="float" office:value="10" calcext:value-type="float">
            <text:p>10</text:p>
          </table:table-cell>
          <table:table-cell table:formula="of:=IF([.A141]&lt;128; -128; 127)" office:value-type="float" office:value="127" calcext:value-type="float">
            <text:p>127</text:p>
          </table:table-cell>
          <table:table-cell table:formula="of:=IF([.A141]&lt;128; -128 + 2 * [.A141]; -128 + 2 * (256 - [.A141]) - 1)" office:value-type="float" office:value="107" calcext:value-type="float">
            <text:p>107</text:p>
          </table:table-cell>
          <table:table-cell table:formula="of:=-128 + FLOOR(RAND() * 256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 127 * SIN(RADIANS([.A142] * 360 / 256)))" office:value-type="float" office:value="-34" calcext:value-type="float">
            <text:p>-34</text:p>
          </table:table-cell>
          <table:table-cell table:formula="of:=-128 + [.A142]" office:value-type="float" office:value="11" calcext:value-type="float">
            <text:p>11</text:p>
          </table:table-cell>
          <table:table-cell table:formula="of:=IF([.A142]&lt;128; -128; 127)" office:value-type="float" office:value="127" calcext:value-type="float">
            <text:p>127</text:p>
          </table:table-cell>
          <table:table-cell table:formula="of:=IF([.A142]&lt;128; -128 + 2 * [.A142]; -128 + 2 * (256 - [.A142]) - 1)" office:value-type="float" office:value="105" calcext:value-type="float">
            <text:p>105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 127 * SIN(RADIANS([.A143] * 360 / 256)))" office:value-type="float" office:value="-37" calcext:value-type="float">
            <text:p>-37</text:p>
          </table:table-cell>
          <table:table-cell table:formula="of:=-128 + [.A143]" office:value-type="float" office:value="12" calcext:value-type="float">
            <text:p>12</text:p>
          </table:table-cell>
          <table:table-cell table:formula="of:=IF([.A143]&lt;128; -128; 127)" office:value-type="float" office:value="127" calcext:value-type="float">
            <text:p>127</text:p>
          </table:table-cell>
          <table:table-cell table:formula="of:=IF([.A143]&lt;128; -128 + 2 * [.A143]; -128 + 2 * (256 - [.A143]) - 1)" office:value-type="float" office:value="103" calcext:value-type="float">
            <text:p>103</text:p>
          </table:table-cell>
          <table:table-cell table:formula="of:=-128 + FLOOR(RAND() * 256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 127 * SIN(RADIANS([.A144] * 360 / 256)))" office:value-type="float" office:value="-40" calcext:value-type="float">
            <text:p>-40</text:p>
          </table:table-cell>
          <table:table-cell table:formula="of:=-128 + [.A144]" office:value-type="float" office:value="13" calcext:value-type="float">
            <text:p>13</text:p>
          </table:table-cell>
          <table:table-cell table:formula="of:=IF([.A144]&lt;128; -128; 127)" office:value-type="float" office:value="127" calcext:value-type="float">
            <text:p>127</text:p>
          </table:table-cell>
          <table:table-cell table:formula="of:=IF([.A144]&lt;128; -128 + 2 * [.A144]; -128 + 2 * (256 - [.A144]) - 1)" office:value-type="float" office:value="101" calcext:value-type="float">
            <text:p>101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 127 * SIN(RADIANS([.A145] * 360 / 256)))" office:value-type="float" office:value="-43" calcext:value-type="float">
            <text:p>-43</text:p>
          </table:table-cell>
          <table:table-cell table:formula="of:=-128 + [.A145]" office:value-type="float" office:value="14" calcext:value-type="float">
            <text:p>14</text:p>
          </table:table-cell>
          <table:table-cell table:formula="of:=IF([.A145]&lt;128; -128; 127)" office:value-type="float" office:value="127" calcext:value-type="float">
            <text:p>127</text:p>
          </table:table-cell>
          <table:table-cell table:formula="of:=IF([.A145]&lt;128; -128 + 2 * [.A145]; -128 + 2 * (256 - [.A145]) - 1)" office:value-type="float" office:value="99" calcext:value-type="float">
            <text:p>99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 127 * SIN(RADIANS([.A146] * 360 / 256)))" office:value-type="float" office:value="-46" calcext:value-type="float">
            <text:p>-46</text:p>
          </table:table-cell>
          <table:table-cell table:formula="of:=-128 + [.A146]" office:value-type="float" office:value="15" calcext:value-type="float">
            <text:p>15</text:p>
          </table:table-cell>
          <table:table-cell table:formula="of:=IF([.A146]&lt;128; -128; 127)" office:value-type="float" office:value="127" calcext:value-type="float">
            <text:p>127</text:p>
          </table:table-cell>
          <table:table-cell table:formula="of:=IF([.A146]&lt;128; -128 + 2 * [.A146]; -128 + 2 * (256 - [.A146]) - 1)" office:value-type="float" office:value="97" calcext:value-type="float">
            <text:p>97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 127 * SIN(RADIANS([.A147] * 360 / 256)))" office:value-type="float" office:value="-49" calcext:value-type="float">
            <text:p>-49</text:p>
          </table:table-cell>
          <table:table-cell table:formula="of:=-128 + [.A147]" office:value-type="float" office:value="16" calcext:value-type="float">
            <text:p>16</text:p>
          </table:table-cell>
          <table:table-cell table:formula="of:=IF([.A147]&lt;128; -128; 127)" office:value-type="float" office:value="127" calcext:value-type="float">
            <text:p>127</text:p>
          </table:table-cell>
          <table:table-cell table:formula="of:=IF([.A147]&lt;128; -128 + 2 * [.A147]; -128 + 2 * (256 - [.A147]) - 1)" office:value-type="float" office:value="95" calcext:value-type="float">
            <text:p>95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 127 * SIN(RADIANS([.A148] * 360 / 256)))" office:value-type="float" office:value="-52" calcext:value-type="float">
            <text:p>-52</text:p>
          </table:table-cell>
          <table:table-cell table:formula="of:=-128 + [.A148]" office:value-type="float" office:value="17" calcext:value-type="float">
            <text:p>17</text:p>
          </table:table-cell>
          <table:table-cell table:formula="of:=IF([.A148]&lt;128; -128; 127)" office:value-type="float" office:value="127" calcext:value-type="float">
            <text:p>127</text:p>
          </table:table-cell>
          <table:table-cell table:formula="of:=IF([.A148]&lt;128; -128 + 2 * [.A148]; -128 + 2 * (256 - [.A148]) - 1)" office:value-type="float" office:value="93" calcext:value-type="float">
            <text:p>93</text:p>
          </table:table-cell>
          <table:table-cell table:formula="of:=-128 + FLOOR(RAND() * 256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 127 * SIN(RADIANS([.A149] * 360 / 256)))" office:value-type="float" office:value="-55" calcext:value-type="float">
            <text:p>-55</text:p>
          </table:table-cell>
          <table:table-cell table:formula="of:=-128 + [.A149]" office:value-type="float" office:value="18" calcext:value-type="float">
            <text:p>18</text:p>
          </table:table-cell>
          <table:table-cell table:formula="of:=IF([.A149]&lt;128; -128; 127)" office:value-type="float" office:value="127" calcext:value-type="float">
            <text:p>127</text:p>
          </table:table-cell>
          <table:table-cell table:formula="of:=IF([.A149]&lt;128; -128 + 2 * [.A149]; -128 + 2 * (256 - [.A149]) - 1)" office:value-type="float" office:value="91" calcext:value-type="float">
            <text:p>91</text:p>
          </table:table-cell>
          <table:table-cell table:formula="of:=-128 + FLOOR(RAND() * 256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 127 * SIN(RADIANS([.A150] * 360 / 256)))" office:value-type="float" office:value="-58" calcext:value-type="float">
            <text:p>-58</text:p>
          </table:table-cell>
          <table:table-cell table:formula="of:=-128 + [.A150]" office:value-type="float" office:value="19" calcext:value-type="float">
            <text:p>19</text:p>
          </table:table-cell>
          <table:table-cell table:formula="of:=IF([.A150]&lt;128; -128; 127)" office:value-type="float" office:value="127" calcext:value-type="float">
            <text:p>127</text:p>
          </table:table-cell>
          <table:table-cell table:formula="of:=IF([.A150]&lt;128; -128 + 2 * [.A150]; -128 + 2 * (256 - [.A150]) - 1)" office:value-type="float" office:value="89" calcext:value-type="float">
            <text:p>89</text:p>
          </table:table-cell>
          <table:table-cell table:formula="of:=-128 + FLOOR(RAND() * 25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 127 * SIN(RADIANS([.A151] * 360 / 256)))" office:value-type="float" office:value="-60" calcext:value-type="float">
            <text:p>-60</text:p>
          </table:table-cell>
          <table:table-cell table:formula="of:=-128 + [.A151]" office:value-type="float" office:value="20" calcext:value-type="float">
            <text:p>20</text:p>
          </table:table-cell>
          <table:table-cell table:formula="of:=IF([.A151]&lt;128; -128; 127)" office:value-type="float" office:value="127" calcext:value-type="float">
            <text:p>127</text:p>
          </table:table-cell>
          <table:table-cell table:formula="of:=IF([.A151]&lt;128; -128 + 2 * [.A151]; -128 + 2 * (256 - [.A151]) - 1)" office:value-type="float" office:value="87" calcext:value-type="float">
            <text:p>87</text:p>
          </table:table-cell>
          <table:table-cell table:formula="of:=-128 + FLOOR(RAND() * 25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 127 * SIN(RADIANS([.A152] * 360 / 256)))" office:value-type="float" office:value="-63" calcext:value-type="float">
            <text:p>-63</text:p>
          </table:table-cell>
          <table:table-cell table:formula="of:=-128 + [.A152]" office:value-type="float" office:value="21" calcext:value-type="float">
            <text:p>21</text:p>
          </table:table-cell>
          <table:table-cell table:formula="of:=IF([.A152]&lt;128; -128; 127)" office:value-type="float" office:value="127" calcext:value-type="float">
            <text:p>127</text:p>
          </table:table-cell>
          <table:table-cell table:formula="of:=IF([.A152]&lt;128; -128 + 2 * [.A152]; -128 + 2 * (256 - [.A152]) - 1)" office:value-type="float" office:value="85" calcext:value-type="float">
            <text:p>85</text:p>
          </table:table-cell>
          <table:table-cell table:formula="of:=-128 + FLOOR(RAND() * 25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 127 * SIN(RADIANS([.A153] * 360 / 256)))" office:value-type="float" office:value="-66" calcext:value-type="float">
            <text:p>-66</text:p>
          </table:table-cell>
          <table:table-cell table:formula="of:=-128 + [.A153]" office:value-type="float" office:value="22" calcext:value-type="float">
            <text:p>22</text:p>
          </table:table-cell>
          <table:table-cell table:formula="of:=IF([.A153]&lt;128; -128; 127)" office:value-type="float" office:value="127" calcext:value-type="float">
            <text:p>127</text:p>
          </table:table-cell>
          <table:table-cell table:formula="of:=IF([.A153]&lt;128; -128 + 2 * [.A153]; -128 + 2 * (256 - [.A153]) - 1)" office:value-type="float" office:value="83" calcext:value-type="float">
            <text:p>83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 127 * SIN(RADIANS([.A154] * 360 / 256)))" office:value-type="float" office:value="-68" calcext:value-type="float">
            <text:p>-68</text:p>
          </table:table-cell>
          <table:table-cell table:formula="of:=-128 + [.A154]" office:value-type="float" office:value="23" calcext:value-type="float">
            <text:p>23</text:p>
          </table:table-cell>
          <table:table-cell table:formula="of:=IF([.A154]&lt;128; -128; 127)" office:value-type="float" office:value="127" calcext:value-type="float">
            <text:p>127</text:p>
          </table:table-cell>
          <table:table-cell table:formula="of:=IF([.A154]&lt;128; -128 + 2 * [.A154]; -128 + 2 * (256 - [.A154]) - 1)" office:value-type="float" office:value="81" calcext:value-type="float">
            <text:p>81</text:p>
          </table:table-cell>
          <table:table-cell table:formula="of:=-128 + FLOOR(RAND() * 25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 127 * SIN(RADIANS([.A155] * 360 / 256)))" office:value-type="float" office:value="-71" calcext:value-type="float">
            <text:p>-71</text:p>
          </table:table-cell>
          <table:table-cell table:formula="of:=-128 + [.A155]" office:value-type="float" office:value="24" calcext:value-type="float">
            <text:p>24</text:p>
          </table:table-cell>
          <table:table-cell table:formula="of:=IF([.A155]&lt;128; -128; 127)" office:value-type="float" office:value="127" calcext:value-type="float">
            <text:p>127</text:p>
          </table:table-cell>
          <table:table-cell table:formula="of:=IF([.A155]&lt;128; -128 + 2 * [.A155]; -128 + 2 * (256 - [.A155]) - 1)" office:value-type="float" office:value="79" calcext:value-type="float">
            <text:p>79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 127 * SIN(RADIANS([.A156] * 360 / 256)))" office:value-type="float" office:value="-74" calcext:value-type="float">
            <text:p>-74</text:p>
          </table:table-cell>
          <table:table-cell table:formula="of:=-128 + [.A156]" office:value-type="float" office:value="25" calcext:value-type="float">
            <text:p>25</text:p>
          </table:table-cell>
          <table:table-cell table:formula="of:=IF([.A156]&lt;128; -128; 127)" office:value-type="float" office:value="127" calcext:value-type="float">
            <text:p>127</text:p>
          </table:table-cell>
          <table:table-cell table:formula="of:=IF([.A156]&lt;128; -128 + 2 * [.A156]; -128 + 2 * (256 - [.A156]) - 1)" office:value-type="float" office:value="77" calcext:value-type="float">
            <text:p>77</text:p>
          </table:table-cell>
          <table:table-cell table:formula="of:=-128 + FLOOR(RAND() * 25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 127 * SIN(RADIANS([.A157] * 360 / 256)))" office:value-type="float" office:value="-76" calcext:value-type="float">
            <text:p>-76</text:p>
          </table:table-cell>
          <table:table-cell table:formula="of:=-128 + [.A157]" office:value-type="float" office:value="26" calcext:value-type="float">
            <text:p>26</text:p>
          </table:table-cell>
          <table:table-cell table:formula="of:=IF([.A157]&lt;128; -128; 127)" office:value-type="float" office:value="127" calcext:value-type="float">
            <text:p>127</text:p>
          </table:table-cell>
          <table:table-cell table:formula="of:=IF([.A157]&lt;128; -128 + 2 * [.A157]; -128 + 2 * (256 - [.A157]) - 1)" office:value-type="float" office:value="75" calcext:value-type="float">
            <text:p>75</text:p>
          </table:table-cell>
          <table:table-cell table:formula="of:=-128 + FLOOR(RAND() * 256)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 127 * SIN(RADIANS([.A158] * 360 / 256)))" office:value-type="float" office:value="-79" calcext:value-type="float">
            <text:p>-79</text:p>
          </table:table-cell>
          <table:table-cell table:formula="of:=-128 + [.A158]" office:value-type="float" office:value="27" calcext:value-type="float">
            <text:p>27</text:p>
          </table:table-cell>
          <table:table-cell table:formula="of:=IF([.A158]&lt;128; -128; 127)" office:value-type="float" office:value="127" calcext:value-type="float">
            <text:p>127</text:p>
          </table:table-cell>
          <table:table-cell table:formula="of:=IF([.A158]&lt;128; -128 + 2 * [.A158]; -128 + 2 * (256 - [.A158]) - 1)" office:value-type="float" office:value="73" calcext:value-type="float">
            <text:p>73</text:p>
          </table:table-cell>
          <table:table-cell table:formula="of:=-128 + FLOOR(RAND() * 256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 127 * SIN(RADIANS([.A159] * 360 / 256)))" office:value-type="float" office:value="-81" calcext:value-type="float">
            <text:p>-81</text:p>
          </table:table-cell>
          <table:table-cell table:formula="of:=-128 + [.A159]" office:value-type="float" office:value="28" calcext:value-type="float">
            <text:p>28</text:p>
          </table:table-cell>
          <table:table-cell table:formula="of:=IF([.A159]&lt;128; -128; 127)" office:value-type="float" office:value="127" calcext:value-type="float">
            <text:p>127</text:p>
          </table:table-cell>
          <table:table-cell table:formula="of:=IF([.A159]&lt;128; -128 + 2 * [.A159]; -128 + 2 * (256 - [.A159]) - 1)" office:value-type="float" office:value="71" calcext:value-type="float">
            <text:p>71</text:p>
          </table:table-cell>
          <table:table-cell table:formula="of:=-128 + FLOOR(RAND() * 256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 127 * SIN(RADIANS([.A160] * 360 / 256)))" office:value-type="float" office:value="-83" calcext:value-type="float">
            <text:p>-83</text:p>
          </table:table-cell>
          <table:table-cell table:formula="of:=-128 + [.A160]" office:value-type="float" office:value="29" calcext:value-type="float">
            <text:p>29</text:p>
          </table:table-cell>
          <table:table-cell table:formula="of:=IF([.A160]&lt;128; -128; 127)" office:value-type="float" office:value="127" calcext:value-type="float">
            <text:p>127</text:p>
          </table:table-cell>
          <table:table-cell table:formula="of:=IF([.A160]&lt;128; -128 + 2 * [.A160]; -128 + 2 * (256 - [.A160]) - 1)" office:value-type="float" office:value="69" calcext:value-type="float">
            <text:p>69</text:p>
          </table:table-cell>
          <table:table-cell table:formula="of:=-128 + FLOOR(RAND() * 256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 127 * SIN(RADIANS([.A161] * 360 / 256)))" office:value-type="float" office:value="-86" calcext:value-type="float">
            <text:p>-86</text:p>
          </table:table-cell>
          <table:table-cell table:formula="of:=-128 + [.A161]" office:value-type="float" office:value="30" calcext:value-type="float">
            <text:p>30</text:p>
          </table:table-cell>
          <table:table-cell table:formula="of:=IF([.A161]&lt;128; -128; 127)" office:value-type="float" office:value="127" calcext:value-type="float">
            <text:p>127</text:p>
          </table:table-cell>
          <table:table-cell table:formula="of:=IF([.A161]&lt;128; -128 + 2 * [.A161]; -128 + 2 * (256 - [.A161]) - 1)" office:value-type="float" office:value="67" calcext:value-type="float">
            <text:p>67</text:p>
          </table:table-cell>
          <table:table-cell table:formula="of:=-128 + FLOOR(RAND() * 256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 127 * SIN(RADIANS([.A162] * 360 / 256)))" office:value-type="float" office:value="-88" calcext:value-type="float">
            <text:p>-88</text:p>
          </table:table-cell>
          <table:table-cell table:formula="of:=-128 + [.A162]" office:value-type="float" office:value="31" calcext:value-type="float">
            <text:p>31</text:p>
          </table:table-cell>
          <table:table-cell table:formula="of:=IF([.A162]&lt;128; -128; 127)" office:value-type="float" office:value="127" calcext:value-type="float">
            <text:p>127</text:p>
          </table:table-cell>
          <table:table-cell table:formula="of:=IF([.A162]&lt;128; -128 + 2 * [.A162]; -128 + 2 * (256 - [.A162]) - 1)" office:value-type="float" office:value="65" calcext:value-type="float">
            <text:p>65</text:p>
          </table:table-cell>
          <table:table-cell table:formula="of:=-128 + FLOOR(RAND() * 25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 127 * SIN(RADIANS([.A163] * 360 / 256)))" office:value-type="float" office:value="-90" calcext:value-type="float">
            <text:p>-90</text:p>
          </table:table-cell>
          <table:table-cell table:formula="of:=-128 + [.A163]" office:value-type="float" office:value="32" calcext:value-type="float">
            <text:p>32</text:p>
          </table:table-cell>
          <table:table-cell table:formula="of:=IF([.A163]&lt;128; -128; 127)" office:value-type="float" office:value="127" calcext:value-type="float">
            <text:p>127</text:p>
          </table:table-cell>
          <table:table-cell table:formula="of:=IF([.A163]&lt;128; -128 + 2 * [.A163]; -128 + 2 * (256 - [.A163]) - 1)" office:value-type="float" office:value="63" calcext:value-type="float">
            <text:p>63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 127 * SIN(RADIANS([.A164] * 360 / 256)))" office:value-type="float" office:value="-92" calcext:value-type="float">
            <text:p>-92</text:p>
          </table:table-cell>
          <table:table-cell table:formula="of:=-128 + [.A164]" office:value-type="float" office:value="33" calcext:value-type="float">
            <text:p>33</text:p>
          </table:table-cell>
          <table:table-cell table:formula="of:=IF([.A164]&lt;128; -128; 127)" office:value-type="float" office:value="127" calcext:value-type="float">
            <text:p>127</text:p>
          </table:table-cell>
          <table:table-cell table:formula="of:=IF([.A164]&lt;128; -128 + 2 * [.A164]; -128 + 2 * (256 - [.A164]) - 1)" office:value-type="float" office:value="61" calcext:value-type="float">
            <text:p>61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 127 * SIN(RADIANS([.A165] * 360 / 256)))" office:value-type="float" office:value="-95" calcext:value-type="float">
            <text:p>-95</text:p>
          </table:table-cell>
          <table:table-cell table:formula="of:=-128 + [.A165]" office:value-type="float" office:value="34" calcext:value-type="float">
            <text:p>34</text:p>
          </table:table-cell>
          <table:table-cell table:formula="of:=IF([.A165]&lt;128; -128; 127)" office:value-type="float" office:value="127" calcext:value-type="float">
            <text:p>127</text:p>
          </table:table-cell>
          <table:table-cell table:formula="of:=IF([.A165]&lt;128; -128 + 2 * [.A165]; -128 + 2 * (256 - [.A165]) - 1)" office:value-type="float" office:value="59" calcext:value-type="float">
            <text:p>59</text:p>
          </table:table-cell>
          <table:table-cell table:formula="of:=-128 + FLOOR(RAND() * 256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 127 * SIN(RADIANS([.A166] * 360 / 256)))" office:value-type="float" office:value="-97" calcext:value-type="float">
            <text:p>-97</text:p>
          </table:table-cell>
          <table:table-cell table:formula="of:=-128 + [.A166]" office:value-type="float" office:value="35" calcext:value-type="float">
            <text:p>35</text:p>
          </table:table-cell>
          <table:table-cell table:formula="of:=IF([.A166]&lt;128; -128; 127)" office:value-type="float" office:value="127" calcext:value-type="float">
            <text:p>127</text:p>
          </table:table-cell>
          <table:table-cell table:formula="of:=IF([.A166]&lt;128; -128 + 2 * [.A166]; -128 + 2 * (256 - [.A166]) - 1)" office:value-type="float" office:value="57" calcext:value-type="float">
            <text:p>57</text:p>
          </table:table-cell>
          <table:table-cell table:formula="of:=-128 + FLOOR(RAND() * 256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 127 * SIN(RADIANS([.A167] * 360 / 256)))" office:value-type="float" office:value="-99" calcext:value-type="float">
            <text:p>-99</text:p>
          </table:table-cell>
          <table:table-cell table:formula="of:=-128 + [.A167]" office:value-type="float" office:value="36" calcext:value-type="float">
            <text:p>36</text:p>
          </table:table-cell>
          <table:table-cell table:formula="of:=IF([.A167]&lt;128; -128; 127)" office:value-type="float" office:value="127" calcext:value-type="float">
            <text:p>127</text:p>
          </table:table-cell>
          <table:table-cell table:formula="of:=IF([.A167]&lt;128; -128 + 2 * [.A167]; -128 + 2 * (256 - [.A167]) - 1)" office:value-type="float" office:value="55" calcext:value-type="float">
            <text:p>55</text:p>
          </table:table-cell>
          <table:table-cell table:formula="of:=-128 + FLOOR(RAND() * 256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 127 * SIN(RADIANS([.A168] * 360 / 256)))" office:value-type="float" office:value="-101" calcext:value-type="float">
            <text:p>-101</text:p>
          </table:table-cell>
          <table:table-cell table:formula="of:=-128 + [.A168]" office:value-type="float" office:value="37" calcext:value-type="float">
            <text:p>37</text:p>
          </table:table-cell>
          <table:table-cell table:formula="of:=IF([.A168]&lt;128; -128; 127)" office:value-type="float" office:value="127" calcext:value-type="float">
            <text:p>127</text:p>
          </table:table-cell>
          <table:table-cell table:formula="of:=IF([.A168]&lt;128; -128 + 2 * [.A168]; -128 + 2 * (256 - [.A168]) - 1)" office:value-type="float" office:value="53" calcext:value-type="float">
            <text:p>53</text:p>
          </table:table-cell>
          <table:table-cell table:formula="of:=-128 + FLOOR(RAND() * 256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 127 * SIN(RADIANS([.A169] * 360 / 256)))" office:value-type="float" office:value="-103" calcext:value-type="float">
            <text:p>-103</text:p>
          </table:table-cell>
          <table:table-cell table:formula="of:=-128 + [.A169]" office:value-type="float" office:value="38" calcext:value-type="float">
            <text:p>38</text:p>
          </table:table-cell>
          <table:table-cell table:formula="of:=IF([.A169]&lt;128; -128; 127)" office:value-type="float" office:value="127" calcext:value-type="float">
            <text:p>127</text:p>
          </table:table-cell>
          <table:table-cell table:formula="of:=IF([.A169]&lt;128; -128 + 2 * [.A169]; -128 + 2 * (256 - [.A169]) - 1)" office:value-type="float" office:value="51" calcext:value-type="float">
            <text:p>51</text:p>
          </table:table-cell>
          <table:table-cell table:formula="of:=-128 + FLOOR(RAND() * 256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 127 * SIN(RADIANS([.A170] * 360 / 256)))" office:value-type="float" office:value="-104" calcext:value-type="float">
            <text:p>-104</text:p>
          </table:table-cell>
          <table:table-cell table:formula="of:=-128 + [.A170]" office:value-type="float" office:value="39" calcext:value-type="float">
            <text:p>39</text:p>
          </table:table-cell>
          <table:table-cell table:formula="of:=IF([.A170]&lt;128; -128; 127)" office:value-type="float" office:value="127" calcext:value-type="float">
            <text:p>127</text:p>
          </table:table-cell>
          <table:table-cell table:formula="of:=IF([.A170]&lt;128; -128 + 2 * [.A170]; -128 + 2 * (256 - [.A170]) - 1)" office:value-type="float" office:value="49" calcext:value-type="float">
            <text:p>49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 127 * SIN(RADIANS([.A171] * 360 / 256)))" office:value-type="float" office:value="-106" calcext:value-type="float">
            <text:p>-106</text:p>
          </table:table-cell>
          <table:table-cell table:formula="of:=-128 + [.A171]" office:value-type="float" office:value="40" calcext:value-type="float">
            <text:p>40</text:p>
          </table:table-cell>
          <table:table-cell table:formula="of:=IF([.A171]&lt;128; -128; 127)" office:value-type="float" office:value="127" calcext:value-type="float">
            <text:p>127</text:p>
          </table:table-cell>
          <table:table-cell table:formula="of:=IF([.A171]&lt;128; -128 + 2 * [.A171]; -128 + 2 * (256 - [.A171]) - 1)" office:value-type="float" office:value="47" calcext:value-type="float">
            <text:p>47</text:p>
          </table:table-cell>
          <table:table-cell table:formula="of:=-128 + FLOOR(RAND() * 25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 127 * SIN(RADIANS([.A172] * 360 / 256)))" office:value-type="float" office:value="-108" calcext:value-type="float">
            <text:p>-108</text:p>
          </table:table-cell>
          <table:table-cell table:formula="of:=-128 + [.A172]" office:value-type="float" office:value="41" calcext:value-type="float">
            <text:p>41</text:p>
          </table:table-cell>
          <table:table-cell table:formula="of:=IF([.A172]&lt;128; -128; 127)" office:value-type="float" office:value="127" calcext:value-type="float">
            <text:p>127</text:p>
          </table:table-cell>
          <table:table-cell table:formula="of:=IF([.A172]&lt;128; -128 + 2 * [.A172]; -128 + 2 * (256 - [.A172]) - 1)" office:value-type="float" office:value="45" calcext:value-type="float">
            <text:p>45</text:p>
          </table:table-cell>
          <table:table-cell table:formula="of:=-128 + FLOOR(RAND() * 256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 127 * SIN(RADIANS([.A173] * 360 / 256)))" office:value-type="float" office:value="-109" calcext:value-type="float">
            <text:p>-109</text:p>
          </table:table-cell>
          <table:table-cell table:formula="of:=-128 + [.A173]" office:value-type="float" office:value="42" calcext:value-type="float">
            <text:p>42</text:p>
          </table:table-cell>
          <table:table-cell table:formula="of:=IF([.A173]&lt;128; -128; 127)" office:value-type="float" office:value="127" calcext:value-type="float">
            <text:p>127</text:p>
          </table:table-cell>
          <table:table-cell table:formula="of:=IF([.A173]&lt;128; -128 + 2 * [.A173]; -128 + 2 * (256 - [.A173]) - 1)" office:value-type="float" office:value="43" calcext:value-type="float">
            <text:p>43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 127 * SIN(RADIANS([.A174] * 360 / 256)))" office:value-type="float" office:value="-111" calcext:value-type="float">
            <text:p>-111</text:p>
          </table:table-cell>
          <table:table-cell table:formula="of:=-128 + [.A174]" office:value-type="float" office:value="43" calcext:value-type="float">
            <text:p>43</text:p>
          </table:table-cell>
          <table:table-cell table:formula="of:=IF([.A174]&lt;128; -128; 127)" office:value-type="float" office:value="127" calcext:value-type="float">
            <text:p>127</text:p>
          </table:table-cell>
          <table:table-cell table:formula="of:=IF([.A174]&lt;128; -128 + 2 * [.A174]; -128 + 2 * (256 - [.A174]) - 1)" office:value-type="float" office:value="41" calcext:value-type="float">
            <text:p>41</text:p>
          </table:table-cell>
          <table:table-cell table:formula="of:=-128 + FLOOR(RAND() * 256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 127 * SIN(RADIANS([.A175] * 360 / 256)))" office:value-type="float" office:value="-113" calcext:value-type="float">
            <text:p>-113</text:p>
          </table:table-cell>
          <table:table-cell table:formula="of:=-128 + [.A175]" office:value-type="float" office:value="44" calcext:value-type="float">
            <text:p>44</text:p>
          </table:table-cell>
          <table:table-cell table:formula="of:=IF([.A175]&lt;128; -128; 127)" office:value-type="float" office:value="127" calcext:value-type="float">
            <text:p>127</text:p>
          </table:table-cell>
          <table:table-cell table:formula="of:=IF([.A175]&lt;128; -128 + 2 * [.A175]; -128 + 2 * (256 - [.A175]) - 1)" office:value-type="float" office:value="39" calcext:value-type="float">
            <text:p>39</text:p>
          </table:table-cell>
          <table:table-cell table:formula="of:=-128 + FLOOR(RAND() * 25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 127 * SIN(RADIANS([.A176] * 360 / 256)))" office:value-type="float" office:value="-114" calcext:value-type="float">
            <text:p>-114</text:p>
          </table:table-cell>
          <table:table-cell table:formula="of:=-128 + [.A176]" office:value-type="float" office:value="45" calcext:value-type="float">
            <text:p>45</text:p>
          </table:table-cell>
          <table:table-cell table:formula="of:=IF([.A176]&lt;128; -128; 127)" office:value-type="float" office:value="127" calcext:value-type="float">
            <text:p>127</text:p>
          </table:table-cell>
          <table:table-cell table:formula="of:=IF([.A176]&lt;128; -128 + 2 * [.A176]; -128 + 2 * (256 - [.A176]) - 1)" office:value-type="float" office:value="37" calcext:value-type="float">
            <text:p>37</text:p>
          </table:table-cell>
          <table:table-cell table:formula="of:=-128 + FLOOR(RAND() * 256)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 127 * SIN(RADIANS([.A177] * 360 / 256)))" office:value-type="float" office:value="-115" calcext:value-type="float">
            <text:p>-115</text:p>
          </table:table-cell>
          <table:table-cell table:formula="of:=-128 + [.A177]" office:value-type="float" office:value="46" calcext:value-type="float">
            <text:p>46</text:p>
          </table:table-cell>
          <table:table-cell table:formula="of:=IF([.A177]&lt;128; -128; 127)" office:value-type="float" office:value="127" calcext:value-type="float">
            <text:p>127</text:p>
          </table:table-cell>
          <table:table-cell table:formula="of:=IF([.A177]&lt;128; -128 + 2 * [.A177]; -128 + 2 * (256 - [.A177]) - 1)" office:value-type="float" office:value="35" calcext:value-type="float">
            <text:p>35</text:p>
          </table:table-cell>
          <table:table-cell table:formula="of:=-128 + FLOOR(RAND() * 25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 127 * SIN(RADIANS([.A178] * 360 / 256)))" office:value-type="float" office:value="-117" calcext:value-type="float">
            <text:p>-117</text:p>
          </table:table-cell>
          <table:table-cell table:formula="of:=-128 + [.A178]" office:value-type="float" office:value="47" calcext:value-type="float">
            <text:p>47</text:p>
          </table:table-cell>
          <table:table-cell table:formula="of:=IF([.A178]&lt;128; -128; 127)" office:value-type="float" office:value="127" calcext:value-type="float">
            <text:p>127</text:p>
          </table:table-cell>
          <table:table-cell table:formula="of:=IF([.A178]&lt;128; -128 + 2 * [.A178]; -128 + 2 * (256 - [.A178]) - 1)" office:value-type="float" office:value="33" calcext:value-type="float">
            <text:p>33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 127 * SIN(RADIANS([.A179] * 360 / 256)))" office:value-type="float" office:value="-118" calcext:value-type="float">
            <text:p>-118</text:p>
          </table:table-cell>
          <table:table-cell table:formula="of:=-128 + [.A179]" office:value-type="float" office:value="48" calcext:value-type="float">
            <text:p>48</text:p>
          </table:table-cell>
          <table:table-cell table:formula="of:=IF([.A179]&lt;128; -128; 127)" office:value-type="float" office:value="127" calcext:value-type="float">
            <text:p>127</text:p>
          </table:table-cell>
          <table:table-cell table:formula="of:=IF([.A179]&lt;128; -128 + 2 * [.A179]; -128 + 2 * (256 - [.A179]) - 1)" office:value-type="float" office:value="31" calcext:value-type="float">
            <text:p>31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 127 * SIN(RADIANS([.A180] * 360 / 256)))" office:value-type="float" office:value="-119" calcext:value-type="float">
            <text:p>-119</text:p>
          </table:table-cell>
          <table:table-cell table:formula="of:=-128 + [.A180]" office:value-type="float" office:value="49" calcext:value-type="float">
            <text:p>49</text:p>
          </table:table-cell>
          <table:table-cell table:formula="of:=IF([.A180]&lt;128; -128; 127)" office:value-type="float" office:value="127" calcext:value-type="float">
            <text:p>127</text:p>
          </table:table-cell>
          <table:table-cell table:formula="of:=IF([.A180]&lt;128; -128 + 2 * [.A180]; -128 + 2 * (256 - [.A180]) - 1)" office:value-type="float" office:value="29" calcext:value-type="float">
            <text:p>29</text:p>
          </table:table-cell>
          <table:table-cell table:formula="of:=-128 + FLOOR(RAND() * 25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 127 * SIN(RADIANS([.A181] * 360 / 256)))" office:value-type="float" office:value="-120" calcext:value-type="float">
            <text:p>-120</text:p>
          </table:table-cell>
          <table:table-cell table:formula="of:=-128 + [.A181]" office:value-type="float" office:value="50" calcext:value-type="float">
            <text:p>50</text:p>
          </table:table-cell>
          <table:table-cell table:formula="of:=IF([.A181]&lt;128; -128; 127)" office:value-type="float" office:value="127" calcext:value-type="float">
            <text:p>127</text:p>
          </table:table-cell>
          <table:table-cell table:formula="of:=IF([.A181]&lt;128; -128 + 2 * [.A181]; -128 + 2 * (256 - [.A181]) - 1)" office:value-type="float" office:value="27" calcext:value-type="float">
            <text:p>27</text:p>
          </table:table-cell>
          <table:table-cell table:formula="of:=-128 + FLOOR(RAND() * 256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 127 * SIN(RADIANS([.A182] * 360 / 256)))" office:value-type="float" office:value="-121" calcext:value-type="float">
            <text:p>-121</text:p>
          </table:table-cell>
          <table:table-cell table:formula="of:=-128 + [.A182]" office:value-type="float" office:value="51" calcext:value-type="float">
            <text:p>51</text:p>
          </table:table-cell>
          <table:table-cell table:formula="of:=IF([.A182]&lt;128; -128; 127)" office:value-type="float" office:value="127" calcext:value-type="float">
            <text:p>127</text:p>
          </table:table-cell>
          <table:table-cell table:formula="of:=IF([.A182]&lt;128; -128 + 2 * [.A182]; -128 + 2 * (256 - [.A182]) - 1)" office:value-type="float" office:value="25" calcext:value-type="float">
            <text:p>25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 127 * SIN(RADIANS([.A183] * 360 / 256)))" office:value-type="float" office:value="-122" calcext:value-type="float">
            <text:p>-122</text:p>
          </table:table-cell>
          <table:table-cell table:formula="of:=-128 + [.A183]" office:value-type="float" office:value="52" calcext:value-type="float">
            <text:p>52</text:p>
          </table:table-cell>
          <table:table-cell table:formula="of:=IF([.A183]&lt;128; -128; 127)" office:value-type="float" office:value="127" calcext:value-type="float">
            <text:p>127</text:p>
          </table:table-cell>
          <table:table-cell table:formula="of:=IF([.A183]&lt;128; -128 + 2 * [.A183]; -128 + 2 * (256 - [.A183]) - 1)" office:value-type="float" office:value="23" calcext:value-type="float">
            <text:p>23</text:p>
          </table:table-cell>
          <table:table-cell table:formula="of:=-128 + FLOOR(RAND() * 256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 127 * SIN(RADIANS([.A184] * 360 / 256)))" office:value-type="float" office:value="-123" calcext:value-type="float">
            <text:p>-123</text:p>
          </table:table-cell>
          <table:table-cell table:formula="of:=-128 + [.A184]" office:value-type="float" office:value="53" calcext:value-type="float">
            <text:p>53</text:p>
          </table:table-cell>
          <table:table-cell table:formula="of:=IF([.A184]&lt;128; -128; 127)" office:value-type="float" office:value="127" calcext:value-type="float">
            <text:p>127</text:p>
          </table:table-cell>
          <table:table-cell table:formula="of:=IF([.A184]&lt;128; -128 + 2 * [.A184]; -128 + 2 * (256 - [.A184]) - 1)" office:value-type="float" office:value="21" calcext:value-type="float">
            <text:p>21</text:p>
          </table:table-cell>
          <table:table-cell table:formula="of:=-128 + FLOOR(RAND() * 25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 127 * SIN(RADIANS([.A185] * 360 / 256)))" office:value-type="float" office:value="-124" calcext:value-type="float">
            <text:p>-124</text:p>
          </table:table-cell>
          <table:table-cell table:formula="of:=-128 + [.A185]" office:value-type="float" office:value="54" calcext:value-type="float">
            <text:p>54</text:p>
          </table:table-cell>
          <table:table-cell table:formula="of:=IF([.A185]&lt;128; -128; 127)" office:value-type="float" office:value="127" calcext:value-type="float">
            <text:p>127</text:p>
          </table:table-cell>
          <table:table-cell table:formula="of:=IF([.A185]&lt;128; -128 + 2 * [.A185]; -128 + 2 * (256 - [.A185]) - 1)" office:value-type="float" office:value="19" calcext:value-type="float">
            <text:p>19</text:p>
          </table:table-cell>
          <table:table-cell table:formula="of:=-128 + FLOOR(RAND() * 256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 127 * SIN(RADIANS([.A186] * 360 / 256)))" office:value-type="float" office:value="-124" calcext:value-type="float">
            <text:p>-124</text:p>
          </table:table-cell>
          <table:table-cell table:formula="of:=-128 + [.A186]" office:value-type="float" office:value="55" calcext:value-type="float">
            <text:p>55</text:p>
          </table:table-cell>
          <table:table-cell table:formula="of:=IF([.A186]&lt;128; -128; 127)" office:value-type="float" office:value="127" calcext:value-type="float">
            <text:p>127</text:p>
          </table:table-cell>
          <table:table-cell table:formula="of:=IF([.A186]&lt;128; -128 + 2 * [.A186]; -128 + 2 * (256 - [.A186]) - 1)" office:value-type="float" office:value="17" calcext:value-type="float">
            <text:p>17</text:p>
          </table:table-cell>
          <table:table-cell table:formula="of:=-128 + FLOOR(RAND() * 25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 127 * SIN(RADIANS([.A187] * 360 / 256)))" office:value-type="float" office:value="-125" calcext:value-type="float">
            <text:p>-125</text:p>
          </table:table-cell>
          <table:table-cell table:formula="of:=-128 + [.A187]" office:value-type="float" office:value="56" calcext:value-type="float">
            <text:p>56</text:p>
          </table:table-cell>
          <table:table-cell table:formula="of:=IF([.A187]&lt;128; -128; 127)" office:value-type="float" office:value="127" calcext:value-type="float">
            <text:p>127</text:p>
          </table:table-cell>
          <table:table-cell table:formula="of:=IF([.A187]&lt;128; -128 + 2 * [.A187]; -128 + 2 * (256 - [.A187]) - 1)" office:value-type="float" office:value="15" calcext:value-type="float">
            <text:p>15</text:p>
          </table:table-cell>
          <table:table-cell table:formula="of:=-128 + FLOOR(RAND() * 25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 127 * SIN(RADIANS([.A188] * 360 / 256)))" office:value-type="float" office:value="-126" calcext:value-type="float">
            <text:p>-126</text:p>
          </table:table-cell>
          <table:table-cell table:formula="of:=-128 + [.A188]" office:value-type="float" office:value="57" calcext:value-type="float">
            <text:p>57</text:p>
          </table:table-cell>
          <table:table-cell table:formula="of:=IF([.A188]&lt;128; -128; 127)" office:value-type="float" office:value="127" calcext:value-type="float">
            <text:p>127</text:p>
          </table:table-cell>
          <table:table-cell table:formula="of:=IF([.A188]&lt;128; -128 + 2 * [.A188]; -128 + 2 * (256 - [.A188]) - 1)" office:value-type="float" office:value="13" calcext:value-type="float">
            <text:p>13</text:p>
          </table:table-cell>
          <table:table-cell table:formula="of:=-128 + FLOOR(RAND() * 256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 127 * SIN(RADIANS([.A189] * 360 / 256)))" office:value-type="float" office:value="-126" calcext:value-type="float">
            <text:p>-126</text:p>
          </table:table-cell>
          <table:table-cell table:formula="of:=-128 + [.A189]" office:value-type="float" office:value="58" calcext:value-type="float">
            <text:p>58</text:p>
          </table:table-cell>
          <table:table-cell table:formula="of:=IF([.A189]&lt;128; -128; 127)" office:value-type="float" office:value="127" calcext:value-type="float">
            <text:p>127</text:p>
          </table:table-cell>
          <table:table-cell table:formula="of:=IF([.A189]&lt;128; -128 + 2 * [.A189]; -128 + 2 * (256 - [.A189]) - 1)" office:value-type="float" office:value="11" calcext:value-type="float">
            <text:p>11</text:p>
          </table:table-cell>
          <table:table-cell table:formula="of:=-128 + FLOOR(RAND() * 25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 127 * SIN(RADIANS([.A190] * 360 / 256)))" office:value-type="float" office:value="-127" calcext:value-type="float">
            <text:p>-127</text:p>
          </table:table-cell>
          <table:table-cell table:formula="of:=-128 + [.A190]" office:value-type="float" office:value="59" calcext:value-type="float">
            <text:p>59</text:p>
          </table:table-cell>
          <table:table-cell table:formula="of:=IF([.A190]&lt;128; -128; 127)" office:value-type="float" office:value="127" calcext:value-type="float">
            <text:p>127</text:p>
          </table:table-cell>
          <table:table-cell table:formula="of:=IF([.A190]&lt;128; -128 + 2 * [.A190]; -128 + 2 * (256 - [.A190]) - 1)" office:value-type="float" office:value="9" calcext:value-type="float">
            <text:p>9</text:p>
          </table:table-cell>
          <table:table-cell table:formula="of:=-128 + FLOOR(RAND() * 25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 127 * SIN(RADIANS([.A191] * 360 / 256)))" office:value-type="float" office:value="-127" calcext:value-type="float">
            <text:p>-127</text:p>
          </table:table-cell>
          <table:table-cell table:formula="of:=-128 + [.A191]" office:value-type="float" office:value="60" calcext:value-type="float">
            <text:p>60</text:p>
          </table:table-cell>
          <table:table-cell table:formula="of:=IF([.A191]&lt;128; -128; 127)" office:value-type="float" office:value="127" calcext:value-type="float">
            <text:p>127</text:p>
          </table:table-cell>
          <table:table-cell table:formula="of:=IF([.A191]&lt;128; -128 + 2 * [.A191]; -128 + 2 * (256 - [.A191]) - 1)" office:value-type="float" office:value="7" calcext:value-type="float">
            <text:p>7</text:p>
          </table:table-cell>
          <table:table-cell table:formula="of:=-128 + FLOOR(RAND() * 25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 127 * SIN(RADIANS([.A192] * 360 / 256)))" office:value-type="float" office:value="-127" calcext:value-type="float">
            <text:p>-127</text:p>
          </table:table-cell>
          <table:table-cell table:formula="of:=-128 + [.A192]" office:value-type="float" office:value="61" calcext:value-type="float">
            <text:p>61</text:p>
          </table:table-cell>
          <table:table-cell table:formula="of:=IF([.A192]&lt;128; -128; 127)" office:value-type="float" office:value="127" calcext:value-type="float">
            <text:p>127</text:p>
          </table:table-cell>
          <table:table-cell table:formula="of:=IF([.A192]&lt;128; -128 + 2 * [.A192]; -128 + 2 * (256 - [.A192]) - 1)" office:value-type="float" office:value="5" calcext:value-type="float">
            <text:p>5</text:p>
          </table:table-cell>
          <table:table-cell table:formula="of:=-128 + FLOOR(RAND() * 25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 127 * SIN(RADIANS([.A193] * 360 / 256)))" office:value-type="float" office:value="-127" calcext:value-type="float">
            <text:p>-127</text:p>
          </table:table-cell>
          <table:table-cell table:formula="of:=-128 + [.A193]" office:value-type="float" office:value="62" calcext:value-type="float">
            <text:p>62</text:p>
          </table:table-cell>
          <table:table-cell table:formula="of:=IF([.A193]&lt;128; -128; 127)" office:value-type="float" office:value="127" calcext:value-type="float">
            <text:p>127</text:p>
          </table:table-cell>
          <table:table-cell table:formula="of:=IF([.A193]&lt;128; -128 + 2 * [.A193]; -128 + 2 * (256 - [.A193]) - 1)" office:value-type="float" office:value="3" calcext:value-type="float">
            <text:p>3</text:p>
          </table:table-cell>
          <table:table-cell table:formula="of:=-128 + FLOOR(RAND() * 256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 127 * SIN(RADIANS([.A194] * 360 / 256)))" office:value-type="float" office:value="-127" calcext:value-type="float">
            <text:p>-127</text:p>
          </table:table-cell>
          <table:table-cell table:formula="of:=-128 + [.A194]" office:value-type="float" office:value="63" calcext:value-type="float">
            <text:p>63</text:p>
          </table:table-cell>
          <table:table-cell table:formula="of:=IF([.A194]&lt;128; -128; 127)" office:value-type="float" office:value="127" calcext:value-type="float">
            <text:p>127</text:p>
          </table:table-cell>
          <table:table-cell table:formula="of:=IF([.A194]&lt;128; -128 + 2 * [.A194]; -128 + 2 * (256 - [.A194]) - 1)" office:value-type="float" office:value="1" calcext:value-type="float">
            <text:p>1</text:p>
          </table:table-cell>
          <table:table-cell table:formula="of:=-128 + FLOOR(RAND() * 25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 127 * SIN(RADIANS([.A195] * 360 / 256)))" office:value-type="float" office:value="-127" calcext:value-type="float">
            <text:p>-127</text:p>
          </table:table-cell>
          <table:table-cell table:formula="of:=-128 + [.A195]" office:value-type="float" office:value="64" calcext:value-type="float">
            <text:p>64</text:p>
          </table:table-cell>
          <table:table-cell table:formula="of:=IF([.A195]&lt;128; -128; 127)" office:value-type="float" office:value="127" calcext:value-type="float">
            <text:p>127</text:p>
          </table:table-cell>
          <table:table-cell table:formula="of:=IF([.A195]&lt;128; -128 + 2 * [.A195]; -128 + 2 * (256 - [.A195]) - 1)" office:value-type="float" office:value="-1" calcext:value-type="float">
            <text:p>-1</text:p>
          </table:table-cell>
          <table:table-cell table:formula="of:=-128 + FLOOR(RAND() * 25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 127 * SIN(RADIANS([.A196] * 360 / 256)))" office:value-type="float" office:value="-127" calcext:value-type="float">
            <text:p>-127</text:p>
          </table:table-cell>
          <table:table-cell table:formula="of:=-128 + [.A196]" office:value-type="float" office:value="65" calcext:value-type="float">
            <text:p>65</text:p>
          </table:table-cell>
          <table:table-cell table:formula="of:=IF([.A196]&lt;128; -128; 127)" office:value-type="float" office:value="127" calcext:value-type="float">
            <text:p>127</text:p>
          </table:table-cell>
          <table:table-cell table:formula="of:=IF([.A196]&lt;128; -128 + 2 * [.A196]; -128 + 2 * (256 - [.A196]) - 1)" office:value-type="float" office:value="-3" calcext:value-type="float">
            <text:p>-3</text:p>
          </table:table-cell>
          <table:table-cell table:formula="of:=-128 + FLOOR(RAND() * 25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 127 * SIN(RADIANS([.A197] * 360 / 256)))" office:value-type="float" office:value="-127" calcext:value-type="float">
            <text:p>-127</text:p>
          </table:table-cell>
          <table:table-cell table:formula="of:=-128 + [.A197]" office:value-type="float" office:value="66" calcext:value-type="float">
            <text:p>66</text:p>
          </table:table-cell>
          <table:table-cell table:formula="of:=IF([.A197]&lt;128; -128; 127)" office:value-type="float" office:value="127" calcext:value-type="float">
            <text:p>127</text:p>
          </table:table-cell>
          <table:table-cell table:formula="of:=IF([.A197]&lt;128; -128 + 2 * [.A197]; -128 + 2 * (256 - [.A197]) - 1)" office:value-type="float" office:value="-5" calcext:value-type="float">
            <text:p>-5</text:p>
          </table:table-cell>
          <table:table-cell table:formula="of:=-128 + FLOOR(RAND() * 25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 127 * SIN(RADIANS([.A198] * 360 / 256)))" office:value-type="float" office:value="-127" calcext:value-type="float">
            <text:p>-127</text:p>
          </table:table-cell>
          <table:table-cell table:formula="of:=-128 + [.A198]" office:value-type="float" office:value="67" calcext:value-type="float">
            <text:p>67</text:p>
          </table:table-cell>
          <table:table-cell table:formula="of:=IF([.A198]&lt;128; -128; 127)" office:value-type="float" office:value="127" calcext:value-type="float">
            <text:p>127</text:p>
          </table:table-cell>
          <table:table-cell table:formula="of:=IF([.A198]&lt;128; -128 + 2 * [.A198]; -128 + 2 * (256 - [.A198]) - 1)" office:value-type="float" office:value="-7" calcext:value-type="float">
            <text:p>-7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 127 * SIN(RADIANS([.A199] * 360 / 256)))" office:value-type="float" office:value="-127" calcext:value-type="float">
            <text:p>-127</text:p>
          </table:table-cell>
          <table:table-cell table:formula="of:=-128 + [.A199]" office:value-type="float" office:value="68" calcext:value-type="float">
            <text:p>68</text:p>
          </table:table-cell>
          <table:table-cell table:formula="of:=IF([.A199]&lt;128; -128; 127)" office:value-type="float" office:value="127" calcext:value-type="float">
            <text:p>127</text:p>
          </table:table-cell>
          <table:table-cell table:formula="of:=IF([.A199]&lt;128; -128 + 2 * [.A199]; -128 + 2 * (256 - [.A199]) - 1)" office:value-type="float" office:value="-9" calcext:value-type="float">
            <text:p>-9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 127 * SIN(RADIANS([.A200] * 360 / 256)))" office:value-type="float" office:value="-127" calcext:value-type="float">
            <text:p>-127</text:p>
          </table:table-cell>
          <table:table-cell table:formula="of:=-128 + [.A200]" office:value-type="float" office:value="69" calcext:value-type="float">
            <text:p>69</text:p>
          </table:table-cell>
          <table:table-cell table:formula="of:=IF([.A200]&lt;128; -128; 127)" office:value-type="float" office:value="127" calcext:value-type="float">
            <text:p>127</text:p>
          </table:table-cell>
          <table:table-cell table:formula="of:=IF([.A200]&lt;128; -128 + 2 * [.A200]; -128 + 2 * (256 - [.A200]) - 1)" office:value-type="float" office:value="-11" calcext:value-type="float">
            <text:p>-11</text:p>
          </table:table-cell>
          <table:table-cell table:formula="of:=-128 + FLOOR(RAND() * 256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 127 * SIN(RADIANS([.A201] * 360 / 256)))" office:value-type="float" office:value="-126" calcext:value-type="float">
            <text:p>-126</text:p>
          </table:table-cell>
          <table:table-cell table:formula="of:=-128 + [.A201]" office:value-type="float" office:value="70" calcext:value-type="float">
            <text:p>70</text:p>
          </table:table-cell>
          <table:table-cell table:formula="of:=IF([.A201]&lt;128; -128; 127)" office:value-type="float" office:value="127" calcext:value-type="float">
            <text:p>127</text:p>
          </table:table-cell>
          <table:table-cell table:formula="of:=IF([.A201]&lt;128; -128 + 2 * [.A201]; -128 + 2 * (256 - [.A201]) - 1)" office:value-type="float" office:value="-13" calcext:value-type="float">
            <text:p>-13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 127 * SIN(RADIANS([.A202] * 360 / 256)))" office:value-type="float" office:value="-126" calcext:value-type="float">
            <text:p>-126</text:p>
          </table:table-cell>
          <table:table-cell table:formula="of:=-128 + [.A202]" office:value-type="float" office:value="71" calcext:value-type="float">
            <text:p>71</text:p>
          </table:table-cell>
          <table:table-cell table:formula="of:=IF([.A202]&lt;128; -128; 127)" office:value-type="float" office:value="127" calcext:value-type="float">
            <text:p>127</text:p>
          </table:table-cell>
          <table:table-cell table:formula="of:=IF([.A202]&lt;128; -128 + 2 * [.A202]; -128 + 2 * (256 - [.A202]) - 1)" office:value-type="float" office:value="-15" calcext:value-type="float">
            <text:p>-15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 127 * SIN(RADIANS([.A203] * 360 / 256)))" office:value-type="float" office:value="-125" calcext:value-type="float">
            <text:p>-125</text:p>
          </table:table-cell>
          <table:table-cell table:formula="of:=-128 + [.A203]" office:value-type="float" office:value="72" calcext:value-type="float">
            <text:p>72</text:p>
          </table:table-cell>
          <table:table-cell table:formula="of:=IF([.A203]&lt;128; -128; 127)" office:value-type="float" office:value="127" calcext:value-type="float">
            <text:p>127</text:p>
          </table:table-cell>
          <table:table-cell table:formula="of:=IF([.A203]&lt;128; -128 + 2 * [.A203]; -128 + 2 * (256 - [.A203]) - 1)" office:value-type="float" office:value="-17" calcext:value-type="float">
            <text:p>-17</text:p>
          </table:table-cell>
          <table:table-cell table:formula="of:=-128 + FLOOR(RAND() * 25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 127 * SIN(RADIANS([.A204] * 360 / 256)))" office:value-type="float" office:value="-124" calcext:value-type="float">
            <text:p>-124</text:p>
          </table:table-cell>
          <table:table-cell table:formula="of:=-128 + [.A204]" office:value-type="float" office:value="73" calcext:value-type="float">
            <text:p>73</text:p>
          </table:table-cell>
          <table:table-cell table:formula="of:=IF([.A204]&lt;128; -128; 127)" office:value-type="float" office:value="127" calcext:value-type="float">
            <text:p>127</text:p>
          </table:table-cell>
          <table:table-cell table:formula="of:=IF([.A204]&lt;128; -128 + 2 * [.A204]; -128 + 2 * (256 - [.A204]) - 1)" office:value-type="float" office:value="-19" calcext:value-type="float">
            <text:p>-19</text:p>
          </table:table-cell>
          <table:table-cell table:formula="of:=-128 + FLOOR(RAND() * 25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 127 * SIN(RADIANS([.A205] * 360 / 256)))" office:value-type="float" office:value="-124" calcext:value-type="float">
            <text:p>-124</text:p>
          </table:table-cell>
          <table:table-cell table:formula="of:=-128 + [.A205]" office:value-type="float" office:value="74" calcext:value-type="float">
            <text:p>74</text:p>
          </table:table-cell>
          <table:table-cell table:formula="of:=IF([.A205]&lt;128; -128; 127)" office:value-type="float" office:value="127" calcext:value-type="float">
            <text:p>127</text:p>
          </table:table-cell>
          <table:table-cell table:formula="of:=IF([.A205]&lt;128; -128 + 2 * [.A205]; -128 + 2 * (256 - [.A205]) - 1)" office:value-type="float" office:value="-21" calcext:value-type="float">
            <text:p>-21</text:p>
          </table:table-cell>
          <table:table-cell table:formula="of:=-128 + FLOOR(RAND() * 256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 127 * SIN(RADIANS([.A206] * 360 / 256)))" office:value-type="float" office:value="-123" calcext:value-type="float">
            <text:p>-123</text:p>
          </table:table-cell>
          <table:table-cell table:formula="of:=-128 + [.A206]" office:value-type="float" office:value="75" calcext:value-type="float">
            <text:p>75</text:p>
          </table:table-cell>
          <table:table-cell table:formula="of:=IF([.A206]&lt;128; -128; 127)" office:value-type="float" office:value="127" calcext:value-type="float">
            <text:p>127</text:p>
          </table:table-cell>
          <table:table-cell table:formula="of:=IF([.A206]&lt;128; -128 + 2 * [.A206]; -128 + 2 * (256 - [.A206]) - 1)" office:value-type="float" office:value="-23" calcext:value-type="float">
            <text:p>-23</text:p>
          </table:table-cell>
          <table:table-cell table:formula="of:=-128 + FLOOR(RAND() * 256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 127 * SIN(RADIANS([.A207] * 360 / 256)))" office:value-type="float" office:value="-122" calcext:value-type="float">
            <text:p>-122</text:p>
          </table:table-cell>
          <table:table-cell table:formula="of:=-128 + [.A207]" office:value-type="float" office:value="76" calcext:value-type="float">
            <text:p>76</text:p>
          </table:table-cell>
          <table:table-cell table:formula="of:=IF([.A207]&lt;128; -128; 127)" office:value-type="float" office:value="127" calcext:value-type="float">
            <text:p>127</text:p>
          </table:table-cell>
          <table:table-cell table:formula="of:=IF([.A207]&lt;128; -128 + 2 * [.A207]; -128 + 2 * (256 - [.A207]) - 1)" office:value-type="float" office:value="-25" calcext:value-type="float">
            <text:p>-25</text:p>
          </table:table-cell>
          <table:table-cell table:formula="of:=-128 + FLOOR(RAND() * 25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 127 * SIN(RADIANS([.A208] * 360 / 256)))" office:value-type="float" office:value="-121" calcext:value-type="float">
            <text:p>-121</text:p>
          </table:table-cell>
          <table:table-cell table:formula="of:=-128 + [.A208]" office:value-type="float" office:value="77" calcext:value-type="float">
            <text:p>77</text:p>
          </table:table-cell>
          <table:table-cell table:formula="of:=IF([.A208]&lt;128; -128; 127)" office:value-type="float" office:value="127" calcext:value-type="float">
            <text:p>127</text:p>
          </table:table-cell>
          <table:table-cell table:formula="of:=IF([.A208]&lt;128; -128 + 2 * [.A208]; -128 + 2 * (256 - [.A208]) - 1)" office:value-type="float" office:value="-27" calcext:value-type="float">
            <text:p>-27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 127 * SIN(RADIANS([.A209] * 360 / 256)))" office:value-type="float" office:value="-120" calcext:value-type="float">
            <text:p>-120</text:p>
          </table:table-cell>
          <table:table-cell table:formula="of:=-128 + [.A209]" office:value-type="float" office:value="78" calcext:value-type="float">
            <text:p>78</text:p>
          </table:table-cell>
          <table:table-cell table:formula="of:=IF([.A209]&lt;128; -128; 127)" office:value-type="float" office:value="127" calcext:value-type="float">
            <text:p>127</text:p>
          </table:table-cell>
          <table:table-cell table:formula="of:=IF([.A209]&lt;128; -128 + 2 * [.A209]; -128 + 2 * (256 - [.A209]) - 1)" office:value-type="float" office:value="-29" calcext:value-type="float">
            <text:p>-29</text:p>
          </table:table-cell>
          <table:table-cell table:formula="of:=-128 + FLOOR(RAND() * 25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 127 * SIN(RADIANS([.A210] * 360 / 256)))" office:value-type="float" office:value="-119" calcext:value-type="float">
            <text:p>-119</text:p>
          </table:table-cell>
          <table:table-cell table:formula="of:=-128 + [.A210]" office:value-type="float" office:value="79" calcext:value-type="float">
            <text:p>79</text:p>
          </table:table-cell>
          <table:table-cell table:formula="of:=IF([.A210]&lt;128; -128; 127)" office:value-type="float" office:value="127" calcext:value-type="float">
            <text:p>127</text:p>
          </table:table-cell>
          <table:table-cell table:formula="of:=IF([.A210]&lt;128; -128 + 2 * [.A210]; -128 + 2 * (256 - [.A210]) - 1)" office:value-type="float" office:value="-31" calcext:value-type="float">
            <text:p>-31</text:p>
          </table:table-cell>
          <table:table-cell table:formula="of:=-128 + FLOOR(RAND() * 25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 127 * SIN(RADIANS([.A211] * 360 / 256)))" office:value-type="float" office:value="-118" calcext:value-type="float">
            <text:p>-118</text:p>
          </table:table-cell>
          <table:table-cell table:formula="of:=-128 + [.A211]" office:value-type="float" office:value="80" calcext:value-type="float">
            <text:p>80</text:p>
          </table:table-cell>
          <table:table-cell table:formula="of:=IF([.A211]&lt;128; -128; 127)" office:value-type="float" office:value="127" calcext:value-type="float">
            <text:p>127</text:p>
          </table:table-cell>
          <table:table-cell table:formula="of:=IF([.A211]&lt;128; -128 + 2 * [.A211]; -128 + 2 * (256 - [.A211]) - 1)" office:value-type="float" office:value="-33" calcext:value-type="float">
            <text:p>-33</text:p>
          </table:table-cell>
          <table:table-cell table:formula="of:=-128 + FLOOR(RAND() * 25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 127 * SIN(RADIANS([.A212] * 360 / 256)))" office:value-type="float" office:value="-117" calcext:value-type="float">
            <text:p>-117</text:p>
          </table:table-cell>
          <table:table-cell table:formula="of:=-128 + [.A212]" office:value-type="float" office:value="81" calcext:value-type="float">
            <text:p>81</text:p>
          </table:table-cell>
          <table:table-cell table:formula="of:=IF([.A212]&lt;128; -128; 127)" office:value-type="float" office:value="127" calcext:value-type="float">
            <text:p>127</text:p>
          </table:table-cell>
          <table:table-cell table:formula="of:=IF([.A212]&lt;128; -128 + 2 * [.A212]; -128 + 2 * (256 - [.A212]) - 1)" office:value-type="float" office:value="-35" calcext:value-type="float">
            <text:p>-35</text:p>
          </table:table-cell>
          <table:table-cell table:formula="of:=-128 + FLOOR(RAND() * 25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 127 * SIN(RADIANS([.A213] * 360 / 256)))" office:value-type="float" office:value="-115" calcext:value-type="float">
            <text:p>-115</text:p>
          </table:table-cell>
          <table:table-cell table:formula="of:=-128 + [.A213]" office:value-type="float" office:value="82" calcext:value-type="float">
            <text:p>82</text:p>
          </table:table-cell>
          <table:table-cell table:formula="of:=IF([.A213]&lt;128; -128; 127)" office:value-type="float" office:value="127" calcext:value-type="float">
            <text:p>127</text:p>
          </table:table-cell>
          <table:table-cell table:formula="of:=IF([.A213]&lt;128; -128 + 2 * [.A213]; -128 + 2 * (256 - [.A213]) - 1)" office:value-type="float" office:value="-37" calcext:value-type="float">
            <text:p>-37</text:p>
          </table:table-cell>
          <table:table-cell table:formula="of:=-128 + FLOOR(RAND() * 256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 127 * SIN(RADIANS([.A214] * 360 / 256)))" office:value-type="float" office:value="-114" calcext:value-type="float">
            <text:p>-114</text:p>
          </table:table-cell>
          <table:table-cell table:formula="of:=-128 + [.A214]" office:value-type="float" office:value="83" calcext:value-type="float">
            <text:p>83</text:p>
          </table:table-cell>
          <table:table-cell table:formula="of:=IF([.A214]&lt;128; -128; 127)" office:value-type="float" office:value="127" calcext:value-type="float">
            <text:p>127</text:p>
          </table:table-cell>
          <table:table-cell table:formula="of:=IF([.A214]&lt;128; -128 + 2 * [.A214]; -128 + 2 * (256 - [.A214]) - 1)" office:value-type="float" office:value="-39" calcext:value-type="float">
            <text:p>-39</text:p>
          </table:table-cell>
          <table:table-cell table:formula="of:=-128 + FLOOR(RAND() * 25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 127 * SIN(RADIANS([.A215] * 360 / 256)))" office:value-type="float" office:value="-113" calcext:value-type="float">
            <text:p>-113</text:p>
          </table:table-cell>
          <table:table-cell table:formula="of:=-128 + [.A215]" office:value-type="float" office:value="84" calcext:value-type="float">
            <text:p>84</text:p>
          </table:table-cell>
          <table:table-cell table:formula="of:=IF([.A215]&lt;128; -128; 127)" office:value-type="float" office:value="127" calcext:value-type="float">
            <text:p>127</text:p>
          </table:table-cell>
          <table:table-cell table:formula="of:=IF([.A215]&lt;128; -128 + 2 * [.A215]; -128 + 2 * (256 - [.A215]) - 1)" office:value-type="float" office:value="-41" calcext:value-type="float">
            <text:p>-41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 127 * SIN(RADIANS([.A216] * 360 / 256)))" office:value-type="float" office:value="-111" calcext:value-type="float">
            <text:p>-111</text:p>
          </table:table-cell>
          <table:table-cell table:formula="of:=-128 + [.A216]" office:value-type="float" office:value="85" calcext:value-type="float">
            <text:p>85</text:p>
          </table:table-cell>
          <table:table-cell table:formula="of:=IF([.A216]&lt;128; -128; 127)" office:value-type="float" office:value="127" calcext:value-type="float">
            <text:p>127</text:p>
          </table:table-cell>
          <table:table-cell table:formula="of:=IF([.A216]&lt;128; -128 + 2 * [.A216]; -128 + 2 * (256 - [.A216]) - 1)" office:value-type="float" office:value="-43" calcext:value-type="float">
            <text:p>-43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 127 * SIN(RADIANS([.A217] * 360 / 256)))" office:value-type="float" office:value="-109" calcext:value-type="float">
            <text:p>-109</text:p>
          </table:table-cell>
          <table:table-cell table:formula="of:=-128 + [.A217]" office:value-type="float" office:value="86" calcext:value-type="float">
            <text:p>86</text:p>
          </table:table-cell>
          <table:table-cell table:formula="of:=IF([.A217]&lt;128; -128; 127)" office:value-type="float" office:value="127" calcext:value-type="float">
            <text:p>127</text:p>
          </table:table-cell>
          <table:table-cell table:formula="of:=IF([.A217]&lt;128; -128 + 2 * [.A217]; -128 + 2 * (256 - [.A217]) - 1)" office:value-type="float" office:value="-45" calcext:value-type="float">
            <text:p>-45</text:p>
          </table:table-cell>
          <table:table-cell table:formula="of:=-128 + FLOOR(RAND() * 256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 127 * SIN(RADIANS([.A218] * 360 / 256)))" office:value-type="float" office:value="-108" calcext:value-type="float">
            <text:p>-108</text:p>
          </table:table-cell>
          <table:table-cell table:formula="of:=-128 + [.A218]" office:value-type="float" office:value="87" calcext:value-type="float">
            <text:p>87</text:p>
          </table:table-cell>
          <table:table-cell table:formula="of:=IF([.A218]&lt;128; -128; 127)" office:value-type="float" office:value="127" calcext:value-type="float">
            <text:p>127</text:p>
          </table:table-cell>
          <table:table-cell table:formula="of:=IF([.A218]&lt;128; -128 + 2 * [.A218]; -128 + 2 * (256 - [.A218]) - 1)" office:value-type="float" office:value="-47" calcext:value-type="float">
            <text:p>-47</text:p>
          </table:table-cell>
          <table:table-cell table:formula="of:=-128 + FLOOR(RAND() * 25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 127 * SIN(RADIANS([.A219] * 360 / 256)))" office:value-type="float" office:value="-106" calcext:value-type="float">
            <text:p>-106</text:p>
          </table:table-cell>
          <table:table-cell table:formula="of:=-128 + [.A219]" office:value-type="float" office:value="88" calcext:value-type="float">
            <text:p>88</text:p>
          </table:table-cell>
          <table:table-cell table:formula="of:=IF([.A219]&lt;128; -128; 127)" office:value-type="float" office:value="127" calcext:value-type="float">
            <text:p>127</text:p>
          </table:table-cell>
          <table:table-cell table:formula="of:=IF([.A219]&lt;128; -128 + 2 * [.A219]; -128 + 2 * (256 - [.A219]) - 1)" office:value-type="float" office:value="-49" calcext:value-type="float">
            <text:p>-49</text:p>
          </table:table-cell>
          <table:table-cell table:formula="of:=-128 + FLOOR(RAND() * 256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 127 * SIN(RADIANS([.A220] * 360 / 256)))" office:value-type="float" office:value="-104" calcext:value-type="float">
            <text:p>-104</text:p>
          </table:table-cell>
          <table:table-cell table:formula="of:=-128 + [.A220]" office:value-type="float" office:value="89" calcext:value-type="float">
            <text:p>89</text:p>
          </table:table-cell>
          <table:table-cell table:formula="of:=IF([.A220]&lt;128; -128; 127)" office:value-type="float" office:value="127" calcext:value-type="float">
            <text:p>127</text:p>
          </table:table-cell>
          <table:table-cell table:formula="of:=IF([.A220]&lt;128; -128 + 2 * [.A220]; -128 + 2 * (256 - [.A220]) - 1)" office:value-type="float" office:value="-51" calcext:value-type="float">
            <text:p>-51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 127 * SIN(RADIANS([.A221] * 360 / 256)))" office:value-type="float" office:value="-103" calcext:value-type="float">
            <text:p>-103</text:p>
          </table:table-cell>
          <table:table-cell table:formula="of:=-128 + [.A221]" office:value-type="float" office:value="90" calcext:value-type="float">
            <text:p>90</text:p>
          </table:table-cell>
          <table:table-cell table:formula="of:=IF([.A221]&lt;128; -128; 127)" office:value-type="float" office:value="127" calcext:value-type="float">
            <text:p>127</text:p>
          </table:table-cell>
          <table:table-cell table:formula="of:=IF([.A221]&lt;128; -128 + 2 * [.A221]; -128 + 2 * (256 - [.A221]) - 1)" office:value-type="float" office:value="-53" calcext:value-type="float">
            <text:p>-53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 127 * SIN(RADIANS([.A222] * 360 / 256)))" office:value-type="float" office:value="-101" calcext:value-type="float">
            <text:p>-101</text:p>
          </table:table-cell>
          <table:table-cell table:formula="of:=-128 + [.A222]" office:value-type="float" office:value="91" calcext:value-type="float">
            <text:p>91</text:p>
          </table:table-cell>
          <table:table-cell table:formula="of:=IF([.A222]&lt;128; -128; 127)" office:value-type="float" office:value="127" calcext:value-type="float">
            <text:p>127</text:p>
          </table:table-cell>
          <table:table-cell table:formula="of:=IF([.A222]&lt;128; -128 + 2 * [.A222]; -128 + 2 * (256 - [.A222]) - 1)" office:value-type="float" office:value="-55" calcext:value-type="float">
            <text:p>-55</text:p>
          </table:table-cell>
          <table:table-cell table:formula="of:=-128 + FLOOR(RAND() * 256)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 127 * SIN(RADIANS([.A223] * 360 / 256)))" office:value-type="float" office:value="-99" calcext:value-type="float">
            <text:p>-99</text:p>
          </table:table-cell>
          <table:table-cell table:formula="of:=-128 + [.A223]" office:value-type="float" office:value="92" calcext:value-type="float">
            <text:p>92</text:p>
          </table:table-cell>
          <table:table-cell table:formula="of:=IF([.A223]&lt;128; -128; 127)" office:value-type="float" office:value="127" calcext:value-type="float">
            <text:p>127</text:p>
          </table:table-cell>
          <table:table-cell table:formula="of:=IF([.A223]&lt;128; -128 + 2 * [.A223]; -128 + 2 * (256 - [.A223]) - 1)" office:value-type="float" office:value="-57" calcext:value-type="float">
            <text:p>-57</text:p>
          </table:table-cell>
          <table:table-cell table:formula="of:=-128 + FLOOR(RAND() * 25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 127 * SIN(RADIANS([.A224] * 360 / 256)))" office:value-type="float" office:value="-97" calcext:value-type="float">
            <text:p>-97</text:p>
          </table:table-cell>
          <table:table-cell table:formula="of:=-128 + [.A224]" office:value-type="float" office:value="93" calcext:value-type="float">
            <text:p>93</text:p>
          </table:table-cell>
          <table:table-cell table:formula="of:=IF([.A224]&lt;128; -128; 127)" office:value-type="float" office:value="127" calcext:value-type="float">
            <text:p>127</text:p>
          </table:table-cell>
          <table:table-cell table:formula="of:=IF([.A224]&lt;128; -128 + 2 * [.A224]; -128 + 2 * (256 - [.A224]) - 1)" office:value-type="float" office:value="-59" calcext:value-type="float">
            <text:p>-59</text:p>
          </table:table-cell>
          <table:table-cell table:formula="of:=-128 + FLOOR(RAND() * 25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 127 * SIN(RADIANS([.A225] * 360 / 256)))" office:value-type="float" office:value="-95" calcext:value-type="float">
            <text:p>-95</text:p>
          </table:table-cell>
          <table:table-cell table:formula="of:=-128 + [.A225]" office:value-type="float" office:value="94" calcext:value-type="float">
            <text:p>94</text:p>
          </table:table-cell>
          <table:table-cell table:formula="of:=IF([.A225]&lt;128; -128; 127)" office:value-type="float" office:value="127" calcext:value-type="float">
            <text:p>127</text:p>
          </table:table-cell>
          <table:table-cell table:formula="of:=IF([.A225]&lt;128; -128 + 2 * [.A225]; -128 + 2 * (256 - [.A225]) - 1)" office:value-type="float" office:value="-61" calcext:value-type="float">
            <text:p>-61</text:p>
          </table:table-cell>
          <table:table-cell table:formula="of:=-128 + FLOOR(RAND() * 256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 127 * SIN(RADIANS([.A226] * 360 / 256)))" office:value-type="float" office:value="-92" calcext:value-type="float">
            <text:p>-92</text:p>
          </table:table-cell>
          <table:table-cell table:formula="of:=-128 + [.A226]" office:value-type="float" office:value="95" calcext:value-type="float">
            <text:p>95</text:p>
          </table:table-cell>
          <table:table-cell table:formula="of:=IF([.A226]&lt;128; -128; 127)" office:value-type="float" office:value="127" calcext:value-type="float">
            <text:p>127</text:p>
          </table:table-cell>
          <table:table-cell table:formula="of:=IF([.A226]&lt;128; -128 + 2 * [.A226]; -128 + 2 * (256 - [.A226]) - 1)" office:value-type="float" office:value="-63" calcext:value-type="float">
            <text:p>-63</text:p>
          </table:table-cell>
          <table:table-cell table:formula="of:=-128 + FLOOR(RAND() * 25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 127 * SIN(RADIANS([.A227] * 360 / 256)))" office:value-type="float" office:value="-90" calcext:value-type="float">
            <text:p>-90</text:p>
          </table:table-cell>
          <table:table-cell table:formula="of:=-128 + [.A227]" office:value-type="float" office:value="96" calcext:value-type="float">
            <text:p>96</text:p>
          </table:table-cell>
          <table:table-cell table:formula="of:=IF([.A227]&lt;128; -128; 127)" office:value-type="float" office:value="127" calcext:value-type="float">
            <text:p>127</text:p>
          </table:table-cell>
          <table:table-cell table:formula="of:=IF([.A227]&lt;128; -128 + 2 * [.A227]; -128 + 2 * (256 - [.A227]) - 1)" office:value-type="float" office:value="-65" calcext:value-type="float">
            <text:p>-65</text:p>
          </table:table-cell>
          <table:table-cell table:formula="of:=-128 + FLOOR(RAND() * 256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 127 * SIN(RADIANS([.A228] * 360 / 256)))" office:value-type="float" office:value="-88" calcext:value-type="float">
            <text:p>-88</text:p>
          </table:table-cell>
          <table:table-cell table:formula="of:=-128 + [.A228]" office:value-type="float" office:value="97" calcext:value-type="float">
            <text:p>97</text:p>
          </table:table-cell>
          <table:table-cell table:formula="of:=IF([.A228]&lt;128; -128; 127)" office:value-type="float" office:value="127" calcext:value-type="float">
            <text:p>127</text:p>
          </table:table-cell>
          <table:table-cell table:formula="of:=IF([.A228]&lt;128; -128 + 2 * [.A228]; -128 + 2 * (256 - [.A228]) - 1)" office:value-type="float" office:value="-67" calcext:value-type="float">
            <text:p>-67</text:p>
          </table:table-cell>
          <table:table-cell table:formula="of:=-128 + FLOOR(RAND() * 256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 127 * SIN(RADIANS([.A229] * 360 / 256)))" office:value-type="float" office:value="-86" calcext:value-type="float">
            <text:p>-86</text:p>
          </table:table-cell>
          <table:table-cell table:formula="of:=-128 + [.A229]" office:value-type="float" office:value="98" calcext:value-type="float">
            <text:p>98</text:p>
          </table:table-cell>
          <table:table-cell table:formula="of:=IF([.A229]&lt;128; -128; 127)" office:value-type="float" office:value="127" calcext:value-type="float">
            <text:p>127</text:p>
          </table:table-cell>
          <table:table-cell table:formula="of:=IF([.A229]&lt;128; -128 + 2 * [.A229]; -128 + 2 * (256 - [.A229]) - 1)" office:value-type="float" office:value="-69" calcext:value-type="float">
            <text:p>-69</text:p>
          </table:table-cell>
          <table:table-cell table:formula="of:=-128 + FLOOR(RAND() * 256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 127 * SIN(RADIANS([.A230] * 360 / 256)))" office:value-type="float" office:value="-83" calcext:value-type="float">
            <text:p>-83</text:p>
          </table:table-cell>
          <table:table-cell table:formula="of:=-128 + [.A230]" office:value-type="float" office:value="99" calcext:value-type="float">
            <text:p>99</text:p>
          </table:table-cell>
          <table:table-cell table:formula="of:=IF([.A230]&lt;128; -128; 127)" office:value-type="float" office:value="127" calcext:value-type="float">
            <text:p>127</text:p>
          </table:table-cell>
          <table:table-cell table:formula="of:=IF([.A230]&lt;128; -128 + 2 * [.A230]; -128 + 2 * (256 - [.A230]) - 1)" office:value-type="float" office:value="-71" calcext:value-type="float">
            <text:p>-71</text:p>
          </table:table-cell>
          <table:table-cell table:formula="of:=-128 + FLOOR(RAND() * 25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 127 * SIN(RADIANS([.A231] * 360 / 256)))" office:value-type="float" office:value="-81" calcext:value-type="float">
            <text:p>-81</text:p>
          </table:table-cell>
          <table:table-cell table:formula="of:=-128 + [.A231]" office:value-type="float" office:value="100" calcext:value-type="float">
            <text:p>100</text:p>
          </table:table-cell>
          <table:table-cell table:formula="of:=IF([.A231]&lt;128; -128; 127)" office:value-type="float" office:value="127" calcext:value-type="float">
            <text:p>127</text:p>
          </table:table-cell>
          <table:table-cell table:formula="of:=IF([.A231]&lt;128; -128 + 2 * [.A231]; -128 + 2 * (256 - [.A231]) - 1)" office:value-type="float" office:value="-73" calcext:value-type="float">
            <text:p>-73</text:p>
          </table:table-cell>
          <table:table-cell table:formula="of:=-128 + FLOOR(RAND() * 256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 127 * SIN(RADIANS([.A232] * 360 / 256)))" office:value-type="float" office:value="-79" calcext:value-type="float">
            <text:p>-79</text:p>
          </table:table-cell>
          <table:table-cell table:formula="of:=-128 + [.A232]" office:value-type="float" office:value="101" calcext:value-type="float">
            <text:p>101</text:p>
          </table:table-cell>
          <table:table-cell table:formula="of:=IF([.A232]&lt;128; -128; 127)" office:value-type="float" office:value="127" calcext:value-type="float">
            <text:p>127</text:p>
          </table:table-cell>
          <table:table-cell table:formula="of:=IF([.A232]&lt;128; -128 + 2 * [.A232]; -128 + 2 * (256 - [.A232]) - 1)" office:value-type="float" office:value="-75" calcext:value-type="float">
            <text:p>-75</text:p>
          </table:table-cell>
          <table:table-cell table:formula="of:=-128 + FLOOR(RAND() * 25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 127 * SIN(RADIANS([.A233] * 360 / 256)))" office:value-type="float" office:value="-76" calcext:value-type="float">
            <text:p>-76</text:p>
          </table:table-cell>
          <table:table-cell table:formula="of:=-128 + [.A233]" office:value-type="float" office:value="102" calcext:value-type="float">
            <text:p>102</text:p>
          </table:table-cell>
          <table:table-cell table:formula="of:=IF([.A233]&lt;128; -128; 127)" office:value-type="float" office:value="127" calcext:value-type="float">
            <text:p>127</text:p>
          </table:table-cell>
          <table:table-cell table:formula="of:=IF([.A233]&lt;128; -128 + 2 * [.A233]; -128 + 2 * (256 - [.A233]) - 1)" office:value-type="float" office:value="-77" calcext:value-type="float">
            <text:p>-77</text:p>
          </table:table-cell>
          <table:table-cell table:formula="of:=-128 + FLOOR(RAND() * 256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 127 * SIN(RADIANS([.A234] * 360 / 256)))" office:value-type="float" office:value="-74" calcext:value-type="float">
            <text:p>-74</text:p>
          </table:table-cell>
          <table:table-cell table:formula="of:=-128 + [.A234]" office:value-type="float" office:value="103" calcext:value-type="float">
            <text:p>103</text:p>
          </table:table-cell>
          <table:table-cell table:formula="of:=IF([.A234]&lt;128; -128; 127)" office:value-type="float" office:value="127" calcext:value-type="float">
            <text:p>127</text:p>
          </table:table-cell>
          <table:table-cell table:formula="of:=IF([.A234]&lt;128; -128 + 2 * [.A234]; -128 + 2 * (256 - [.A234]) - 1)" office:value-type="float" office:value="-79" calcext:value-type="float">
            <text:p>-79</text:p>
          </table:table-cell>
          <table:table-cell table:formula="of:=-128 + FLOOR(RAND() * 256)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 127 * SIN(RADIANS([.A235] * 360 / 256)))" office:value-type="float" office:value="-71" calcext:value-type="float">
            <text:p>-71</text:p>
          </table:table-cell>
          <table:table-cell table:formula="of:=-128 + [.A235]" office:value-type="float" office:value="104" calcext:value-type="float">
            <text:p>104</text:p>
          </table:table-cell>
          <table:table-cell table:formula="of:=IF([.A235]&lt;128; -128; 127)" office:value-type="float" office:value="127" calcext:value-type="float">
            <text:p>127</text:p>
          </table:table-cell>
          <table:table-cell table:formula="of:=IF([.A235]&lt;128; -128 + 2 * [.A235]; -128 + 2 * (256 - [.A235]) - 1)" office:value-type="float" office:value="-81" calcext:value-type="float">
            <text:p>-81</text:p>
          </table:table-cell>
          <table:table-cell table:formula="of:=-128 + FLOOR(RAND() * 25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 127 * SIN(RADIANS([.A236] * 360 / 256)))" office:value-type="float" office:value="-68" calcext:value-type="float">
            <text:p>-68</text:p>
          </table:table-cell>
          <table:table-cell table:formula="of:=-128 + [.A236]" office:value-type="float" office:value="105" calcext:value-type="float">
            <text:p>105</text:p>
          </table:table-cell>
          <table:table-cell table:formula="of:=IF([.A236]&lt;128; -128; 127)" office:value-type="float" office:value="127" calcext:value-type="float">
            <text:p>127</text:p>
          </table:table-cell>
          <table:table-cell table:formula="of:=IF([.A236]&lt;128; -128 + 2 * [.A236]; -128 + 2 * (256 - [.A236]) - 1)" office:value-type="float" office:value="-83" calcext:value-type="float">
            <text:p>-83</text:p>
          </table:table-cell>
          <table:table-cell table:formula="of:=-128 + FLOOR(RAND() * 256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 127 * SIN(RADIANS([.A237] * 360 / 256)))" office:value-type="float" office:value="-66" calcext:value-type="float">
            <text:p>-66</text:p>
          </table:table-cell>
          <table:table-cell table:formula="of:=-128 + [.A237]" office:value-type="float" office:value="106" calcext:value-type="float">
            <text:p>106</text:p>
          </table:table-cell>
          <table:table-cell table:formula="of:=IF([.A237]&lt;128; -128; 127)" office:value-type="float" office:value="127" calcext:value-type="float">
            <text:p>127</text:p>
          </table:table-cell>
          <table:table-cell table:formula="of:=IF([.A237]&lt;128; -128 + 2 * [.A237]; -128 + 2 * (256 - [.A237]) - 1)" office:value-type="float" office:value="-85" calcext:value-type="float">
            <text:p>-85</text:p>
          </table:table-cell>
          <table:table-cell table:formula="of:=-128 + FLOOR(RAND() * 25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 127 * SIN(RADIANS([.A238] * 360 / 256)))" office:value-type="float" office:value="-63" calcext:value-type="float">
            <text:p>-63</text:p>
          </table:table-cell>
          <table:table-cell table:formula="of:=-128 + [.A238]" office:value-type="float" office:value="107" calcext:value-type="float">
            <text:p>107</text:p>
          </table:table-cell>
          <table:table-cell table:formula="of:=IF([.A238]&lt;128; -128; 127)" office:value-type="float" office:value="127" calcext:value-type="float">
            <text:p>127</text:p>
          </table:table-cell>
          <table:table-cell table:formula="of:=IF([.A238]&lt;128; -128 + 2 * [.A238]; -128 + 2 * (256 - [.A238]) - 1)" office:value-type="float" office:value="-87" calcext:value-type="float">
            <text:p>-87</text:p>
          </table:table-cell>
          <table:table-cell table:formula="of:=-128 + FLOOR(RAND() * 25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 127 * SIN(RADIANS([.A239] * 360 / 256)))" office:value-type="float" office:value="-60" calcext:value-type="float">
            <text:p>-60</text:p>
          </table:table-cell>
          <table:table-cell table:formula="of:=-128 + [.A239]" office:value-type="float" office:value="108" calcext:value-type="float">
            <text:p>108</text:p>
          </table:table-cell>
          <table:table-cell table:formula="of:=IF([.A239]&lt;128; -128; 127)" office:value-type="float" office:value="127" calcext:value-type="float">
            <text:p>127</text:p>
          </table:table-cell>
          <table:table-cell table:formula="of:=IF([.A239]&lt;128; -128 + 2 * [.A239]; -128 + 2 * (256 - [.A239]) - 1)" office:value-type="float" office:value="-89" calcext:value-type="float">
            <text:p>-89</text:p>
          </table:table-cell>
          <table:table-cell table:formula="of:=-128 + FLOOR(RAND() * 25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 127 * SIN(RADIANS([.A240] * 360 / 256)))" office:value-type="float" office:value="-58" calcext:value-type="float">
            <text:p>-58</text:p>
          </table:table-cell>
          <table:table-cell table:formula="of:=-128 + [.A240]" office:value-type="float" office:value="109" calcext:value-type="float">
            <text:p>109</text:p>
          </table:table-cell>
          <table:table-cell table:formula="of:=IF([.A240]&lt;128; -128; 127)" office:value-type="float" office:value="127" calcext:value-type="float">
            <text:p>127</text:p>
          </table:table-cell>
          <table:table-cell table:formula="of:=IF([.A240]&lt;128; -128 + 2 * [.A240]; -128 + 2 * (256 - [.A240]) - 1)" office:value-type="float" office:value="-91" calcext:value-type="float">
            <text:p>-91</text:p>
          </table:table-cell>
          <table:table-cell table:formula="of:=-128 + FLOOR(RAND() * 256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 127 * SIN(RADIANS([.A241] * 360 / 256)))" office:value-type="float" office:value="-55" calcext:value-type="float">
            <text:p>-55</text:p>
          </table:table-cell>
          <table:table-cell table:formula="of:=-128 + [.A241]" office:value-type="float" office:value="110" calcext:value-type="float">
            <text:p>110</text:p>
          </table:table-cell>
          <table:table-cell table:formula="of:=IF([.A241]&lt;128; -128; 127)" office:value-type="float" office:value="127" calcext:value-type="float">
            <text:p>127</text:p>
          </table:table-cell>
          <table:table-cell table:formula="of:=IF([.A241]&lt;128; -128 + 2 * [.A241]; -128 + 2 * (256 - [.A241]) - 1)" office:value-type="float" office:value="-93" calcext:value-type="float">
            <text:p>-93</text:p>
          </table:table-cell>
          <table:table-cell table:formula="of:=-128 + FLOOR(RAND() * 25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 127 * SIN(RADIANS([.A242] * 360 / 256)))" office:value-type="float" office:value="-52" calcext:value-type="float">
            <text:p>-52</text:p>
          </table:table-cell>
          <table:table-cell table:formula="of:=-128 + [.A242]" office:value-type="float" office:value="111" calcext:value-type="float">
            <text:p>111</text:p>
          </table:table-cell>
          <table:table-cell table:formula="of:=IF([.A242]&lt;128; -128; 127)" office:value-type="float" office:value="127" calcext:value-type="float">
            <text:p>127</text:p>
          </table:table-cell>
          <table:table-cell table:formula="of:=IF([.A242]&lt;128; -128 + 2 * [.A242]; -128 + 2 * (256 - [.A242]) - 1)" office:value-type="float" office:value="-95" calcext:value-type="float">
            <text:p>-95</text:p>
          </table:table-cell>
          <table:table-cell table:formula="of:=-128 + FLOOR(RAND() * 256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 127 * SIN(RADIANS([.A243] * 360 / 256)))" office:value-type="float" office:value="-49" calcext:value-type="float">
            <text:p>-49</text:p>
          </table:table-cell>
          <table:table-cell table:formula="of:=-128 + [.A243]" office:value-type="float" office:value="112" calcext:value-type="float">
            <text:p>112</text:p>
          </table:table-cell>
          <table:table-cell table:formula="of:=IF([.A243]&lt;128; -128; 127)" office:value-type="float" office:value="127" calcext:value-type="float">
            <text:p>127</text:p>
          </table:table-cell>
          <table:table-cell table:formula="of:=IF([.A243]&lt;128; -128 + 2 * [.A243]; -128 + 2 * (256 - [.A243]) - 1)" office:value-type="float" office:value="-97" calcext:value-type="float">
            <text:p>-97</text:p>
          </table:table-cell>
          <table:table-cell table:formula="of:=-128 + FLOOR(RAND() * 25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 127 * SIN(RADIANS([.A244] * 360 / 256)))" office:value-type="float" office:value="-46" calcext:value-type="float">
            <text:p>-46</text:p>
          </table:table-cell>
          <table:table-cell table:formula="of:=-128 + [.A244]" office:value-type="float" office:value="113" calcext:value-type="float">
            <text:p>113</text:p>
          </table:table-cell>
          <table:table-cell table:formula="of:=IF([.A244]&lt;128; -128; 127)" office:value-type="float" office:value="127" calcext:value-type="float">
            <text:p>127</text:p>
          </table:table-cell>
          <table:table-cell table:formula="of:=IF([.A244]&lt;128; -128 + 2 * [.A244]; -128 + 2 * (256 - [.A244]) - 1)" office:value-type="float" office:value="-99" calcext:value-type="float">
            <text:p>-99</text:p>
          </table:table-cell>
          <table:table-cell table:formula="of:=-128 + FLOOR(RAND() * 25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 127 * SIN(RADIANS([.A245] * 360 / 256)))" office:value-type="float" office:value="-43" calcext:value-type="float">
            <text:p>-43</text:p>
          </table:table-cell>
          <table:table-cell table:formula="of:=-128 + [.A245]" office:value-type="float" office:value="114" calcext:value-type="float">
            <text:p>114</text:p>
          </table:table-cell>
          <table:table-cell table:formula="of:=IF([.A245]&lt;128; -128; 127)" office:value-type="float" office:value="127" calcext:value-type="float">
            <text:p>127</text:p>
          </table:table-cell>
          <table:table-cell table:formula="of:=IF([.A245]&lt;128; -128 + 2 * [.A245]; -128 + 2 * (256 - [.A245]) - 1)" office:value-type="float" office:value="-101" calcext:value-type="float">
            <text:p>-101</text:p>
          </table:table-cell>
          <table:table-cell table:formula="of:=-128 + FLOOR(RAND() * 256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 127 * SIN(RADIANS([.A246] * 360 / 256)))" office:value-type="float" office:value="-40" calcext:value-type="float">
            <text:p>-40</text:p>
          </table:table-cell>
          <table:table-cell table:formula="of:=-128 + [.A246]" office:value-type="float" office:value="115" calcext:value-type="float">
            <text:p>115</text:p>
          </table:table-cell>
          <table:table-cell table:formula="of:=IF([.A246]&lt;128; -128; 127)" office:value-type="float" office:value="127" calcext:value-type="float">
            <text:p>127</text:p>
          </table:table-cell>
          <table:table-cell table:formula="of:=IF([.A246]&lt;128; -128 + 2 * [.A246]; -128 + 2 * (256 - [.A246]) - 1)" office:value-type="float" office:value="-103" calcext:value-type="float">
            <text:p>-103</text:p>
          </table:table-cell>
          <table:table-cell table:formula="of:=-128 + FLOOR(RAND() * 256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 127 * SIN(RADIANS([.A247] * 360 / 256)))" office:value-type="float" office:value="-37" calcext:value-type="float">
            <text:p>-37</text:p>
          </table:table-cell>
          <table:table-cell table:formula="of:=-128 + [.A247]" office:value-type="float" office:value="116" calcext:value-type="float">
            <text:p>116</text:p>
          </table:table-cell>
          <table:table-cell table:formula="of:=IF([.A247]&lt;128; -128; 127)" office:value-type="float" office:value="127" calcext:value-type="float">
            <text:p>127</text:p>
          </table:table-cell>
          <table:table-cell table:formula="of:=IF([.A247]&lt;128; -128 + 2 * [.A247]; -128 + 2 * (256 - [.A247]) - 1)" office:value-type="float" office:value="-105" calcext:value-type="float">
            <text:p>-105</text:p>
          </table:table-cell>
          <table:table-cell table:formula="of:=-128 + FLOOR(RAND() * 256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 127 * SIN(RADIANS([.A248] * 360 / 256)))" office:value-type="float" office:value="-34" calcext:value-type="float">
            <text:p>-34</text:p>
          </table:table-cell>
          <table:table-cell table:formula="of:=-128 + [.A248]" office:value-type="float" office:value="117" calcext:value-type="float">
            <text:p>117</text:p>
          </table:table-cell>
          <table:table-cell table:formula="of:=IF([.A248]&lt;128; -128; 127)" office:value-type="float" office:value="127" calcext:value-type="float">
            <text:p>127</text:p>
          </table:table-cell>
          <table:table-cell table:formula="of:=IF([.A248]&lt;128; -128 + 2 * [.A248]; -128 + 2 * (256 - [.A248]) - 1)" office:value-type="float" office:value="-107" calcext:value-type="float">
            <text:p>-107</text:p>
          </table:table-cell>
          <table:table-cell table:formula="of:=-128 + FLOOR(RAND() * 256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 127 * SIN(RADIANS([.A249] * 360 / 256)))" office:value-type="float" office:value="-31" calcext:value-type="float">
            <text:p>-31</text:p>
          </table:table-cell>
          <table:table-cell table:formula="of:=-128 + [.A249]" office:value-type="float" office:value="118" calcext:value-type="float">
            <text:p>118</text:p>
          </table:table-cell>
          <table:table-cell table:formula="of:=IF([.A249]&lt;128; -128; 127)" office:value-type="float" office:value="127" calcext:value-type="float">
            <text:p>127</text:p>
          </table:table-cell>
          <table:table-cell table:formula="of:=IF([.A249]&lt;128; -128 + 2 * [.A249]; -128 + 2 * (256 - [.A249]) - 1)" office:value-type="float" office:value="-109" calcext:value-type="float">
            <text:p>-109</text:p>
          </table:table-cell>
          <table:table-cell table:formula="of:=-128 + FLOOR(RAND() * 25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 127 * SIN(RADIANS([.A250] * 360 / 256)))" office:value-type="float" office:value="-28" calcext:value-type="float">
            <text:p>-28</text:p>
          </table:table-cell>
          <table:table-cell table:formula="of:=-128 + [.A250]" office:value-type="float" office:value="119" calcext:value-type="float">
            <text:p>119</text:p>
          </table:table-cell>
          <table:table-cell table:formula="of:=IF([.A250]&lt;128; -128; 127)" office:value-type="float" office:value="127" calcext:value-type="float">
            <text:p>127</text:p>
          </table:table-cell>
          <table:table-cell table:formula="of:=IF([.A250]&lt;128; -128 + 2 * [.A250]; -128 + 2 * (256 - [.A250]) - 1)" office:value-type="float" office:value="-111" calcext:value-type="float">
            <text:p>-111</text:p>
          </table:table-cell>
          <table:table-cell table:formula="of:=-128 + FLOOR(RAND() * 25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 127 * SIN(RADIANS([.A251] * 360 / 256)))" office:value-type="float" office:value="-25" calcext:value-type="float">
            <text:p>-25</text:p>
          </table:table-cell>
          <table:table-cell table:formula="of:=-128 + [.A251]" office:value-type="float" office:value="120" calcext:value-type="float">
            <text:p>120</text:p>
          </table:table-cell>
          <table:table-cell table:formula="of:=IF([.A251]&lt;128; -128; 127)" office:value-type="float" office:value="127" calcext:value-type="float">
            <text:p>127</text:p>
          </table:table-cell>
          <table:table-cell table:formula="of:=IF([.A251]&lt;128; -128 + 2 * [.A251]; -128 + 2 * (256 - [.A251]) - 1)" office:value-type="float" office:value="-113" calcext:value-type="float">
            <text:p>-113</text:p>
          </table:table-cell>
          <table:table-cell table:formula="of:=-128 + FLOOR(RAND() * 256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 127 * SIN(RADIANS([.A252] * 360 / 256)))" office:value-type="float" office:value="-22" calcext:value-type="float">
            <text:p>-22</text:p>
          </table:table-cell>
          <table:table-cell table:formula="of:=-128 + [.A252]" office:value-type="float" office:value="121" calcext:value-type="float">
            <text:p>121</text:p>
          </table:table-cell>
          <table:table-cell table:formula="of:=IF([.A252]&lt;128; -128; 127)" office:value-type="float" office:value="127" calcext:value-type="float">
            <text:p>127</text:p>
          </table:table-cell>
          <table:table-cell table:formula="of:=IF([.A252]&lt;128; -128 + 2 * [.A252]; -128 + 2 * (256 - [.A252]) - 1)" office:value-type="float" office:value="-115" calcext:value-type="float">
            <text:p>-115</text:p>
          </table:table-cell>
          <table:table-cell table:formula="of:=-128 + FLOOR(RAND() * 256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 127 * SIN(RADIANS([.A253] * 360 / 256)))" office:value-type="float" office:value="-19" calcext:value-type="float">
            <text:p>-19</text:p>
          </table:table-cell>
          <table:table-cell table:formula="of:=-128 + [.A253]" office:value-type="float" office:value="122" calcext:value-type="float">
            <text:p>122</text:p>
          </table:table-cell>
          <table:table-cell table:formula="of:=IF([.A253]&lt;128; -128; 127)" office:value-type="float" office:value="127" calcext:value-type="float">
            <text:p>127</text:p>
          </table:table-cell>
          <table:table-cell table:formula="of:=IF([.A253]&lt;128; -128 + 2 * [.A253]; -128 + 2 * (256 - [.A253]) - 1)" office:value-type="float" office:value="-117" calcext:value-type="float">
            <text:p>-117</text:p>
          </table:table-cell>
          <table:table-cell table:formula="of:=-128 + FLOOR(RAND() * 256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 127 * SIN(RADIANS([.A254] * 360 / 256)))" office:value-type="float" office:value="-16" calcext:value-type="float">
            <text:p>-16</text:p>
          </table:table-cell>
          <table:table-cell table:formula="of:=-128 + [.A254]" office:value-type="float" office:value="123" calcext:value-type="float">
            <text:p>123</text:p>
          </table:table-cell>
          <table:table-cell table:formula="of:=IF([.A254]&lt;128; -128; 127)" office:value-type="float" office:value="127" calcext:value-type="float">
            <text:p>127</text:p>
          </table:table-cell>
          <table:table-cell table:formula="of:=IF([.A254]&lt;128; -128 + 2 * [.A254]; -128 + 2 * (256 - [.A254]) - 1)" office:value-type="float" office:value="-119" calcext:value-type="float">
            <text:p>-119</text:p>
          </table:table-cell>
          <table:table-cell table:formula="of:=-128 + FLOOR(RAND() * 256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 127 * SIN(RADIANS([.A255] * 360 / 256)))" office:value-type="float" office:value="-13" calcext:value-type="float">
            <text:p>-13</text:p>
          </table:table-cell>
          <table:table-cell table:formula="of:=-128 + [.A255]" office:value-type="float" office:value="124" calcext:value-type="float">
            <text:p>124</text:p>
          </table:table-cell>
          <table:table-cell table:formula="of:=IF([.A255]&lt;128; -128; 127)" office:value-type="float" office:value="127" calcext:value-type="float">
            <text:p>127</text:p>
          </table:table-cell>
          <table:table-cell table:formula="of:=IF([.A255]&lt;128; -128 + 2 * [.A255]; -128 + 2 * (256 - [.A255]) - 1)" office:value-type="float" office:value="-121" calcext:value-type="float">
            <text:p>-121</text:p>
          </table:table-cell>
          <table:table-cell table:formula="of:=-128 + FLOOR(RAND() * 25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 127 * SIN(RADIANS([.A256] * 360 / 256)))" office:value-type="float" office:value="-10" calcext:value-type="float">
            <text:p>-10</text:p>
          </table:table-cell>
          <table:table-cell table:formula="of:=-128 + [.A256]" office:value-type="float" office:value="125" calcext:value-type="float">
            <text:p>125</text:p>
          </table:table-cell>
          <table:table-cell table:formula="of:=IF([.A256]&lt;128; -128; 127)" office:value-type="float" office:value="127" calcext:value-type="float">
            <text:p>127</text:p>
          </table:table-cell>
          <table:table-cell table:formula="of:=IF([.A256]&lt;128; -128 + 2 * [.A256]; -128 + 2 * (256 - [.A256]) - 1)" office:value-type="float" office:value="-123" calcext:value-type="float">
            <text:p>-123</text:p>
          </table:table-cell>
          <table:table-cell table:formula="of:=-128 + FLOOR(RAND() * 256)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 127 * SIN(RADIANS([.A257] * 360 / 256)))" office:value-type="float" office:value="-7" calcext:value-type="float">
            <text:p>-7</text:p>
          </table:table-cell>
          <table:table-cell table:formula="of:=-128 + [.A257]" office:value-type="float" office:value="126" calcext:value-type="float">
            <text:p>126</text:p>
          </table:table-cell>
          <table:table-cell table:formula="of:=IF([.A257]&lt;128; -128; 127)" office:value-type="float" office:value="127" calcext:value-type="float">
            <text:p>127</text:p>
          </table:table-cell>
          <table:table-cell table:formula="of:=IF([.A257]&lt;128; -128 + 2 * [.A257]; -128 + 2 * (256 - [.A257]) - 1)" office:value-type="float" office:value="-125" calcext:value-type="float">
            <text:p>-125</text:p>
          </table:table-cell>
          <table:table-cell table:formula="of:=-128 + FLOOR(RAND() * 256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 127 * SIN(RADIANS([.A258] * 360 / 256)))" office:value-type="float" office:value="-4" calcext:value-type="float">
            <text:p>-4</text:p>
          </table:table-cell>
          <table:table-cell table:formula="of:=-128 + [.A258]" office:value-type="float" office:value="127" calcext:value-type="float">
            <text:p>127</text:p>
          </table:table-cell>
          <table:table-cell table:formula="of:=IF([.A258]&lt;128; -128; 127)" office:value-type="float" office:value="127" calcext:value-type="float">
            <text:p>127</text:p>
          </table:table-cell>
          <table:table-cell table:formula="of:=IF([.A258]&lt;128; -128 + 2 * [.A258]; -128 + 2 * (256 - [.A258]) - 1)" office:value-type="float" office:value="-127" calcext:value-type="float">
            <text:p>-127</text:p>
          </table:table-cell>
          <table:table-cell table:formula="of:=-128 + FLOOR(RAND() * 256)" office:value-type="float" office:value="-71" calcext:value-type="float">
            <text:p>-71</text:p>
          </table:table-cell>
        </table:table-row>
      </table:table>
      <table:table table:name="enveloppe tables" table:style-name="ta1">
        <table:shapes>
          <draw:frame draw:z-index="0" draw:style-name="gr1" draw:text-style-name="P1" svg:width="159.97mm" svg:height="90.05mm" svg:x="153.91mm" svg:y="16.73mm">
            <loext:p draw:notify-on-update-of-ranges="'enveloppe tables'.B2:'enveloppe tables'.B2 'enveloppe tables'.B3:'enveloppe tables'.B130 'enveloppe tables'.C2:'enveloppe tables'.C2 'enveloppe tables'.C3:'enveloppe tables'.C1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28+127*COS(RADIANS([.A3] * 180 / 128)))" office:value-type="float" office:value="255" calcext:value-type="float">
            <text:p>255</text:p>
          </table:table-cell>
          <table:table-cell table:formula="of:=255-[.A3]*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128+127*COS(RADIANS([.A4] * 180 / 128)))" office:value-type="float" office:value="255" calcext:value-type="float">
            <text:p>255</text:p>
          </table:table-cell>
          <table:table-cell table:formula="of:=255-[.A4]*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128+127*COS(RADIANS([.A5] * 180 / 128)))" office:value-type="float" office:value="255" calcext:value-type="float">
            <text:p>255</text:p>
          </table:table-cell>
          <table:table-cell table:formula="of:=255-[.A5]*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128+127*COS(RADIANS([.A6] * 180 / 128)))" office:value-type="float" office:value="255" calcext:value-type="float">
            <text:p>255</text:p>
          </table:table-cell>
          <table:table-cell table:formula="of:=255-[.A6]*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128+127*COS(RADIANS([.A7] * 180 / 128)))" office:value-type="float" office:value="254" calcext:value-type="float">
            <text:p>254</text:p>
          </table:table-cell>
          <table:table-cell table:formula="of:=255-[.A7]*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128+127*COS(RADIANS([.A8] * 180 / 128)))" office:value-type="float" office:value="254" calcext:value-type="float">
            <text:p>254</text:p>
          </table:table-cell>
          <table:table-cell table:formula="of:=255-[.A8]*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128+127*COS(RADIANS([.A9] * 180 / 128)))" office:value-type="float" office:value="254" calcext:value-type="float">
            <text:p>254</text:p>
          </table:table-cell>
          <table:table-cell table:formula="of:=255-[.A9]*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128+127*COS(RADIANS([.A10] * 180 / 128)))" office:value-type="float" office:value="253" calcext:value-type="float">
            <text:p>253</text:p>
          </table:table-cell>
          <table:table-cell table:formula="of:=255-[.A10]*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128+127*COS(RADIANS([.A11] * 180 / 128)))" office:value-type="float" office:value="253" calcext:value-type="float">
            <text:p>253</text:p>
          </table:table-cell>
          <table:table-cell table:formula="of:=255-[.A11]*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128+127*COS(RADIANS([.A12] * 180 / 128)))" office:value-type="float" office:value="252" calcext:value-type="float">
            <text:p>252</text:p>
          </table:table-cell>
          <table:table-cell table:formula="of:=255-[.A12]*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128+127*COS(RADIANS([.A13] * 180 / 128)))" office:value-type="float" office:value="251" calcext:value-type="float">
            <text:p>251</text:p>
          </table:table-cell>
          <table:table-cell table:formula="of:=255-[.A13]*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128+127*COS(RADIANS([.A14] * 180 / 128)))" office:value-type="float" office:value="250" calcext:value-type="float">
            <text:p>250</text:p>
          </table:table-cell>
          <table:table-cell table:formula="of:=255-[.A14]*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128+127*COS(RADIANS([.A15] * 180 / 128)))" office:value-type="float" office:value="250" calcext:value-type="float">
            <text:p>250</text:p>
          </table:table-cell>
          <table:table-cell table:formula="of:=255-[.A15]*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128+127*COS(RADIANS([.A16] * 180 / 128)))" office:value-type="float" office:value="249" calcext:value-type="float">
            <text:p>249</text:p>
          </table:table-cell>
          <table:table-cell table:formula="of:=255-[.A16]*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128+127*COS(RADIANS([.A17] * 180 / 128)))" office:value-type="float" office:value="248" calcext:value-type="float">
            <text:p>248</text:p>
          </table:table-cell>
          <table:table-cell table:formula="of:=255-[.A17]*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128+127*COS(RADIANS([.A18] * 180 / 128)))" office:value-type="float" office:value="246" calcext:value-type="float">
            <text:p>246</text:p>
          </table:table-cell>
          <table:table-cell table:formula="of:=255-[.A18]*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128+127*COS(RADIANS([.A19] * 180 / 128)))" office:value-type="float" office:value="245" calcext:value-type="float">
            <text:p>245</text:p>
          </table:table-cell>
          <table:table-cell table:formula="of:=255-[.A19]*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128+127*COS(RADIANS([.A20] * 180 / 128)))" office:value-type="float" office:value="244" calcext:value-type="float">
            <text:p>244</text:p>
          </table:table-cell>
          <table:table-cell table:formula="of:=255-[.A20]*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128+127*COS(RADIANS([.A21] * 180 / 128)))" office:value-type="float" office:value="243" calcext:value-type="float">
            <text:p>243</text:p>
          </table:table-cell>
          <table:table-cell table:formula="of:=255-[.A21]*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128+127*COS(RADIANS([.A22] * 180 / 128)))" office:value-type="float" office:value="241" calcext:value-type="float">
            <text:p>241</text:p>
          </table:table-cell>
          <table:table-cell table:formula="of:=255-[.A22]*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128+127*COS(RADIANS([.A23] * 180 / 128)))" office:value-type="float" office:value="240" calcext:value-type="float">
            <text:p>240</text:p>
          </table:table-cell>
          <table:table-cell table:formula="of:=255-[.A23]*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128+127*COS(RADIANS([.A24] * 180 / 128)))" office:value-type="float" office:value="239" calcext:value-type="float">
            <text:p>239</text:p>
          </table:table-cell>
          <table:table-cell table:formula="of:=255-[.A24]*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128+127*COS(RADIANS([.A25] * 180 / 128)))" office:value-type="float" office:value="237" calcext:value-type="float">
            <text:p>237</text:p>
          </table:table-cell>
          <table:table-cell table:formula="of:=255-[.A25]*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128+127*COS(RADIANS([.A26] * 180 / 128)))" office:value-type="float" office:value="235" calcext:value-type="float">
            <text:p>235</text:p>
          </table:table-cell>
          <table:table-cell table:formula="of:=255-[.A26]*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128+127*COS(RADIANS([.A27] * 180 / 128)))" office:value-type="float" office:value="234" calcext:value-type="float">
            <text:p>234</text:p>
          </table:table-cell>
          <table:table-cell table:formula="of:=255-[.A27]*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128+127*COS(RADIANS([.A28] * 180 / 128)))" office:value-type="float" office:value="232" calcext:value-type="float">
            <text:p>232</text:p>
          </table:table-cell>
          <table:table-cell table:formula="of:=255-[.A28]*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128+127*COS(RADIANS([.A29] * 180 / 128)))" office:value-type="float" office:value="230" calcext:value-type="float">
            <text:p>230</text:p>
          </table:table-cell>
          <table:table-cell table:formula="of:=255-[.A29]*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128+127*COS(RADIANS([.A30] * 180 / 128)))" office:value-type="float" office:value="228" calcext:value-type="float">
            <text:p>228</text:p>
          </table:table-cell>
          <table:table-cell table:formula="of:=255-[.A30]*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128+127*COS(RADIANS([.A31] * 180 / 128)))" office:value-type="float" office:value="226" calcext:value-type="float">
            <text:p>226</text:p>
          </table:table-cell>
          <table:table-cell table:formula="of:=255-[.A31]*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128+127*COS(RADIANS([.A32] * 180 / 128)))" office:value-type="float" office:value="224" calcext:value-type="float">
            <text:p>224</text:p>
          </table:table-cell>
          <table:table-cell table:formula="of:=255-[.A32]*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128+127*COS(RADIANS([.A33] * 180 / 128)))" office:value-type="float" office:value="222" calcext:value-type="float">
            <text:p>222</text:p>
          </table:table-cell>
          <table:table-cell table:formula="of:=255-[.A33]*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128+127*COS(RADIANS([.A34] * 180 / 128)))" office:value-type="float" office:value="220" calcext:value-type="float">
            <text:p>220</text:p>
          </table:table-cell>
          <table:table-cell table:formula="of:=255-[.A34]*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128+127*COS(RADIANS([.A35] * 180 / 128)))" office:value-type="float" office:value="218" calcext:value-type="float">
            <text:p>218</text:p>
          </table:table-cell>
          <table:table-cell table:formula="of:=255-[.A35]*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128+127*COS(RADIANS([.A36] * 180 / 128)))" office:value-type="float" office:value="216" calcext:value-type="float">
            <text:p>216</text:p>
          </table:table-cell>
          <table:table-cell table:formula="of:=255-[.A36]*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128+127*COS(RADIANS([.A37] * 180 / 128)))" office:value-type="float" office:value="213" calcext:value-type="float">
            <text:p>213</text:p>
          </table:table-cell>
          <table:table-cell table:formula="of:=255-[.A37]*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128+127*COS(RADIANS([.A38] * 180 / 128)))" office:value-type="float" office:value="211" calcext:value-type="float">
            <text:p>211</text:p>
          </table:table-cell>
          <table:table-cell table:formula="of:=255-[.A38]*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128+127*COS(RADIANS([.A39] * 180 / 128)))" office:value-type="float" office:value="209" calcext:value-type="float">
            <text:p>209</text:p>
          </table:table-cell>
          <table:table-cell table:formula="of:=255-[.A39]*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128+127*COS(RADIANS([.A40] * 180 / 128)))" office:value-type="float" office:value="206" calcext:value-type="float">
            <text:p>206</text:p>
          </table:table-cell>
          <table:table-cell table:formula="of:=255-[.A40]*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128+127*COS(RADIANS([.A41] * 180 / 128)))" office:value-type="float" office:value="204" calcext:value-type="float">
            <text:p>204</text:p>
          </table:table-cell>
          <table:table-cell table:formula="of:=255-[.A41]*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128+127*COS(RADIANS([.A42] * 180 / 128)))" office:value-type="float" office:value="201" calcext:value-type="float">
            <text:p>201</text:p>
          </table:table-cell>
          <table:table-cell table:formula="of:=255-[.A42]*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128+127*COS(RADIANS([.A43] * 180 / 128)))" office:value-type="float" office:value="199" calcext:value-type="float">
            <text:p>199</text:p>
          </table:table-cell>
          <table:table-cell table:formula="of:=255-[.A43]*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128+127*COS(RADIANS([.A44] * 180 / 128)))" office:value-type="float" office:value="196" calcext:value-type="float">
            <text:p>196</text:p>
          </table:table-cell>
          <table:table-cell table:formula="of:=255-[.A44]*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128+127*COS(RADIANS([.A45] * 180 / 128)))" office:value-type="float" office:value="193" calcext:value-type="float">
            <text:p>193</text:p>
          </table:table-cell>
          <table:table-cell table:formula="of:=255-[.A45]*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128+127*COS(RADIANS([.A46] * 180 / 128)))" office:value-type="float" office:value="191" calcext:value-type="float">
            <text:p>191</text:p>
          </table:table-cell>
          <table:table-cell table:formula="of:=255-[.A46]*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128+127*COS(RADIANS([.A47] * 180 / 128)))" office:value-type="float" office:value="188" calcext:value-type="float">
            <text:p>188</text:p>
          </table:table-cell>
          <table:table-cell table:formula="of:=255-[.A47]*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128+127*COS(RADIANS([.A48] * 180 / 128)))" office:value-type="float" office:value="185" calcext:value-type="float">
            <text:p>185</text:p>
          </table:table-cell>
          <table:table-cell table:formula="of:=255-[.A48]*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128+127*COS(RADIANS([.A49] * 180 / 128)))" office:value-type="float" office:value="182" calcext:value-type="float">
            <text:p>182</text:p>
          </table:table-cell>
          <table:table-cell table:formula="of:=255-[.A49]*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128+127*COS(RADIANS([.A50] * 180 / 128)))" office:value-type="float" office:value="179" calcext:value-type="float">
            <text:p>179</text:p>
          </table:table-cell>
          <table:table-cell table:formula="of:=255-[.A50]*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128+127*COS(RADIANS([.A51] * 180 / 128)))" office:value-type="float" office:value="177" calcext:value-type="float">
            <text:p>177</text:p>
          </table:table-cell>
          <table:table-cell table:formula="of:=255-[.A51]*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128+127*COS(RADIANS([.A52] * 180 / 128)))" office:value-type="float" office:value="174" calcext:value-type="float">
            <text:p>174</text:p>
          </table:table-cell>
          <table:table-cell table:formula="of:=255-[.A52]*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128+127*COS(RADIANS([.A53] * 180 / 128)))" office:value-type="float" office:value="171" calcext:value-type="float">
            <text:p>171</text:p>
          </table:table-cell>
          <table:table-cell table:formula="of:=255-[.A53]*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128+127*COS(RADIANS([.A54] * 180 / 128)))" office:value-type="float" office:value="168" calcext:value-type="float">
            <text:p>168</text:p>
          </table:table-cell>
          <table:table-cell table:formula="of:=255-[.A54]*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128+127*COS(RADIANS([.A55] * 180 / 128)))" office:value-type="float" office:value="165" calcext:value-type="float">
            <text:p>165</text:p>
          </table:table-cell>
          <table:table-cell table:formula="of:=255-[.A55]*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128+127*COS(RADIANS([.A56] * 180 / 128)))" office:value-type="float" office:value="162" calcext:value-type="float">
            <text:p>162</text:p>
          </table:table-cell>
          <table:table-cell table:formula="of:=255-[.A56]*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128+127*COS(RADIANS([.A57] * 180 / 128)))" office:value-type="float" office:value="159" calcext:value-type="float">
            <text:p>159</text:p>
          </table:table-cell>
          <table:table-cell table:formula="of:=255-[.A57]*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128+127*COS(RADIANS([.A58] * 180 / 128)))" office:value-type="float" office:value="156" calcext:value-type="float">
            <text:p>156</text:p>
          </table:table-cell>
          <table:table-cell table:formula="of:=255-[.A58]*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128+127*COS(RADIANS([.A59] * 180 / 128)))" office:value-type="float" office:value="153" calcext:value-type="float">
            <text:p>153</text:p>
          </table:table-cell>
          <table:table-cell table:formula="of:=255-[.A59]*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128+127*COS(RADIANS([.A60] * 180 / 128)))" office:value-type="float" office:value="150" calcext:value-type="float">
            <text:p>150</text:p>
          </table:table-cell>
          <table:table-cell table:formula="of:=255-[.A60]*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128+127*COS(RADIANS([.A61] * 180 / 128)))" office:value-type="float" office:value="147" calcext:value-type="float">
            <text:p>147</text:p>
          </table:table-cell>
          <table:table-cell table:formula="of:=255-[.A61]*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128+127*COS(RADIANS([.A62] * 180 / 128)))" office:value-type="float" office:value="144" calcext:value-type="float">
            <text:p>144</text:p>
          </table:table-cell>
          <table:table-cell table:formula="of:=255-[.A62]*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128+127*COS(RADIANS([.A63] * 180 / 128)))" office:value-type="float" office:value="140" calcext:value-type="float">
            <text:p>140</text:p>
          </table:table-cell>
          <table:table-cell table:formula="of:=255-[.A63]*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128+127*COS(RADIANS([.A64] * 180 / 128)))" office:value-type="float" office:value="137" calcext:value-type="float">
            <text:p>137</text:p>
          </table:table-cell>
          <table:table-cell table:formula="of:=255-[.A64]*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128+127*COS(RADIANS([.A65] * 180 / 128)))" office:value-type="float" office:value="134" calcext:value-type="float">
            <text:p>134</text:p>
          </table:table-cell>
          <table:table-cell table:formula="of:=255-[.A65]*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128+127*COS(RADIANS([.A66] * 180 / 128)))" office:value-type="float" office:value="131" calcext:value-type="float">
            <text:p>131</text:p>
          </table:table-cell>
          <table:table-cell table:formula="of:=255-[.A66]*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128+127*COS(RADIANS([.A67] * 180 / 128)))" office:value-type="float" office:value="128" calcext:value-type="float">
            <text:p>128</text:p>
          </table:table-cell>
          <table:table-cell table:formula="of:=255-[.A67]*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128+127*COS(RADIANS([.A68] * 180 / 128)))" office:value-type="float" office:value="125" calcext:value-type="float">
            <text:p>125</text:p>
          </table:table-cell>
          <table:table-cell table:formula="of:=255-[.A68]*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128+127*COS(RADIANS([.A69] * 180 / 128)))" office:value-type="float" office:value="122" calcext:value-type="float">
            <text:p>122</text:p>
          </table:table-cell>
          <table:table-cell table:formula="of:=255-[.A69]*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128+127*COS(RADIANS([.A70] * 180 / 128)))" office:value-type="float" office:value="119" calcext:value-type="float">
            <text:p>119</text:p>
          </table:table-cell>
          <table:table-cell table:formula="of:=255-[.A70]*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128+127*COS(RADIANS([.A71] * 180 / 128)))" office:value-type="float" office:value="116" calcext:value-type="float">
            <text:p>116</text:p>
          </table:table-cell>
          <table:table-cell table:formula="of:=255-[.A71]*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128+127*COS(RADIANS([.A72] * 180 / 128)))" office:value-type="float" office:value="112" calcext:value-type="float">
            <text:p>112</text:p>
          </table:table-cell>
          <table:table-cell table:formula="of:=255-[.A72]*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128+127*COS(RADIANS([.A73] * 180 / 128)))" office:value-type="float" office:value="109" calcext:value-type="float">
            <text:p>109</text:p>
          </table:table-cell>
          <table:table-cell table:formula="of:=255-[.A73]*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128+127*COS(RADIANS([.A74] * 180 / 128)))" office:value-type="float" office:value="106" calcext:value-type="float">
            <text:p>106</text:p>
          </table:table-cell>
          <table:table-cell table:formula="of:=255-[.A74]*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128+127*COS(RADIANS([.A75] * 180 / 128)))" office:value-type="float" office:value="103" calcext:value-type="float">
            <text:p>103</text:p>
          </table:table-cell>
          <table:table-cell table:formula="of:=255-[.A75]*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128+127*COS(RADIANS([.A76] * 180 / 128)))" office:value-type="float" office:value="100" calcext:value-type="float">
            <text:p>100</text:p>
          </table:table-cell>
          <table:table-cell table:formula="of:=255-[.A76]*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128+127*COS(RADIANS([.A77] * 180 / 128)))" office:value-type="float" office:value="97" calcext:value-type="float">
            <text:p>97</text:p>
          </table:table-cell>
          <table:table-cell table:formula="of:=255-[.A77]*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128+127*COS(RADIANS([.A78] * 180 / 128)))" office:value-type="float" office:value="94" calcext:value-type="float">
            <text:p>94</text:p>
          </table:table-cell>
          <table:table-cell table:formula="of:=255-[.A78]*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128+127*COS(RADIANS([.A79] * 180 / 128)))" office:value-type="float" office:value="91" calcext:value-type="float">
            <text:p>91</text:p>
          </table:table-cell>
          <table:table-cell table:formula="of:=255-[.A79]*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128+127*COS(RADIANS([.A80] * 180 / 128)))" office:value-type="float" office:value="88" calcext:value-type="float">
            <text:p>88</text:p>
          </table:table-cell>
          <table:table-cell table:formula="of:=255-[.A80]*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128+127*COS(RADIANS([.A81] * 180 / 128)))" office:value-type="float" office:value="85" calcext:value-type="float">
            <text:p>85</text:p>
          </table:table-cell>
          <table:table-cell table:formula="of:=255-[.A81]*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128+127*COS(RADIANS([.A82] * 180 / 128)))" office:value-type="float" office:value="82" calcext:value-type="float">
            <text:p>82</text:p>
          </table:table-cell>
          <table:table-cell table:formula="of:=255-[.A82]*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128+127*COS(RADIANS([.A83] * 180 / 128)))" office:value-type="float" office:value="79" calcext:value-type="float">
            <text:p>79</text:p>
          </table:table-cell>
          <table:table-cell table:formula="of:=255-[.A83]*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128+127*COS(RADIANS([.A84] * 180 / 128)))" office:value-type="float" office:value="77" calcext:value-type="float">
            <text:p>77</text:p>
          </table:table-cell>
          <table:table-cell table:formula="of:=255-[.A84]*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128+127*COS(RADIANS([.A85] * 180 / 128)))" office:value-type="float" office:value="74" calcext:value-type="float">
            <text:p>74</text:p>
          </table:table-cell>
          <table:table-cell table:formula="of:=255-[.A85]*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128+127*COS(RADIANS([.A86] * 180 / 128)))" office:value-type="float" office:value="71" calcext:value-type="float">
            <text:p>71</text:p>
          </table:table-cell>
          <table:table-cell table:formula="of:=255-[.A86]*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128+127*COS(RADIANS([.A87] * 180 / 128)))" office:value-type="float" office:value="68" calcext:value-type="float">
            <text:p>68</text:p>
          </table:table-cell>
          <table:table-cell table:formula="of:=255-[.A87]*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128+127*COS(RADIANS([.A88] * 180 / 128)))" office:value-type="float" office:value="65" calcext:value-type="float">
            <text:p>65</text:p>
          </table:table-cell>
          <table:table-cell table:formula="of:=255-[.A88]*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128+127*COS(RADIANS([.A89] * 180 / 128)))" office:value-type="float" office:value="63" calcext:value-type="float">
            <text:p>63</text:p>
          </table:table-cell>
          <table:table-cell table:formula="of:=255-[.A89]*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128+127*COS(RADIANS([.A90] * 180 / 128)))" office:value-type="float" office:value="60" calcext:value-type="float">
            <text:p>60</text:p>
          </table:table-cell>
          <table:table-cell table:formula="of:=255-[.A90]*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128+127*COS(RADIANS([.A91] * 180 / 128)))" office:value-type="float" office:value="57" calcext:value-type="float">
            <text:p>57</text:p>
          </table:table-cell>
          <table:table-cell table:formula="of:=255-[.A91]*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128+127*COS(RADIANS([.A92] * 180 / 128)))" office:value-type="float" office:value="55" calcext:value-type="float">
            <text:p>55</text:p>
          </table:table-cell>
          <table:table-cell table:formula="of:=255-[.A92]*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128+127*COS(RADIANS([.A93] * 180 / 128)))" office:value-type="float" office:value="52" calcext:value-type="float">
            <text:p>52</text:p>
          </table:table-cell>
          <table:table-cell table:formula="of:=255-[.A93]*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128+127*COS(RADIANS([.A94] * 180 / 128)))" office:value-type="float" office:value="50" calcext:value-type="float">
            <text:p>50</text:p>
          </table:table-cell>
          <table:table-cell table:formula="of:=255-[.A94]*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128+127*COS(RADIANS([.A95] * 180 / 128)))" office:value-type="float" office:value="47" calcext:value-type="float">
            <text:p>47</text:p>
          </table:table-cell>
          <table:table-cell table:formula="of:=255-[.A95]*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128+127*COS(RADIANS([.A96] * 180 / 128)))" office:value-type="float" office:value="45" calcext:value-type="float">
            <text:p>45</text:p>
          </table:table-cell>
          <table:table-cell table:formula="of:=255-[.A96]*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128+127*COS(RADIANS([.A97] * 180 / 128)))" office:value-type="float" office:value="43" calcext:value-type="float">
            <text:p>43</text:p>
          </table:table-cell>
          <table:table-cell table:formula="of:=255-[.A97]*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128+127*COS(RADIANS([.A98] * 180 / 128)))" office:value-type="float" office:value="40" calcext:value-type="float">
            <text:p>40</text:p>
          </table:table-cell>
          <table:table-cell table:formula="of:=255-[.A98]*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128+127*COS(RADIANS([.A99] * 180 / 128)))" office:value-type="float" office:value="38" calcext:value-type="float">
            <text:p>38</text:p>
          </table:table-cell>
          <table:table-cell table:formula="of:=255-[.A99]*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128+127*COS(RADIANS([.A100] * 180 / 128)))" office:value-type="float" office:value="36" calcext:value-type="float">
            <text:p>36</text:p>
          </table:table-cell>
          <table:table-cell table:formula="of:=255-[.A100]*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128+127*COS(RADIANS([.A101] * 180 / 128)))" office:value-type="float" office:value="34" calcext:value-type="float">
            <text:p>34</text:p>
          </table:table-cell>
          <table:table-cell table:formula="of:=255-[.A101]*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128+127*COS(RADIANS([.A102] * 180 / 128)))" office:value-type="float" office:value="32" calcext:value-type="float">
            <text:p>32</text:p>
          </table:table-cell>
          <table:table-cell table:formula="of:=255-[.A102]*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128+127*COS(RADIANS([.A103] * 180 / 128)))" office:value-type="float" office:value="30" calcext:value-type="float">
            <text:p>30</text:p>
          </table:table-cell>
          <table:table-cell table:formula="of:=255-[.A103]*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128+127*COS(RADIANS([.A104] * 180 / 128)))" office:value-type="float" office:value="28" calcext:value-type="float">
            <text:p>28</text:p>
          </table:table-cell>
          <table:table-cell table:formula="of:=255-[.A104]*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128+127*COS(RADIANS([.A105] * 180 / 128)))" office:value-type="float" office:value="26" calcext:value-type="float">
            <text:p>26</text:p>
          </table:table-cell>
          <table:table-cell table:formula="of:=255-[.A105]*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128+127*COS(RADIANS([.A106] * 180 / 128)))" office:value-type="float" office:value="24" calcext:value-type="float">
            <text:p>24</text:p>
          </table:table-cell>
          <table:table-cell table:formula="of:=255-[.A106]*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128+127*COS(RADIANS([.A107] * 180 / 128)))" office:value-type="float" office:value="22" calcext:value-type="float">
            <text:p>22</text:p>
          </table:table-cell>
          <table:table-cell table:formula="of:=255-[.A107]*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128+127*COS(RADIANS([.A108] * 180 / 128)))" office:value-type="float" office:value="21" calcext:value-type="float">
            <text:p>21</text:p>
          </table:table-cell>
          <table:table-cell table:formula="of:=255-[.A108]*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128+127*COS(RADIANS([.A109] * 180 / 128)))" office:value-type="float" office:value="19" calcext:value-type="float">
            <text:p>19</text:p>
          </table:table-cell>
          <table:table-cell table:formula="of:=255-[.A109]*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128+127*COS(RADIANS([.A110] * 180 / 128)))" office:value-type="float" office:value="17" calcext:value-type="float">
            <text:p>17</text:p>
          </table:table-cell>
          <table:table-cell table:formula="of:=255-[.A110]*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128+127*COS(RADIANS([.A111] * 180 / 128)))" office:value-type="float" office:value="16" calcext:value-type="float">
            <text:p>16</text:p>
          </table:table-cell>
          <table:table-cell table:formula="of:=255-[.A111]*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128+127*COS(RADIANS([.A112] * 180 / 128)))" office:value-type="float" office:value="15" calcext:value-type="float">
            <text:p>15</text:p>
          </table:table-cell>
          <table:table-cell table:formula="of:=255-[.A112]*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128+127*COS(RADIANS([.A113] * 180 / 128)))" office:value-type="float" office:value="13" calcext:value-type="float">
            <text:p>13</text:p>
          </table:table-cell>
          <table:table-cell table:formula="of:=255-[.A113]*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128+127*COS(RADIANS([.A114] * 180 / 128)))" office:value-type="float" office:value="12" calcext:value-type="float">
            <text:p>12</text:p>
          </table:table-cell>
          <table:table-cell table:formula="of:=255-[.A114]*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128+127*COS(RADIANS([.A115] * 180 / 128)))" office:value-type="float" office:value="11" calcext:value-type="float">
            <text:p>11</text:p>
          </table:table-cell>
          <table:table-cell table:formula="of:=255-[.A115]*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128+127*COS(RADIANS([.A116] * 180 / 128)))" office:value-type="float" office:value="10" calcext:value-type="float">
            <text:p>10</text:p>
          </table:table-cell>
          <table:table-cell table:formula="of:=255-[.A116]*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128+127*COS(RADIANS([.A117] * 180 / 128)))" office:value-type="float" office:value="8" calcext:value-type="float">
            <text:p>8</text:p>
          </table:table-cell>
          <table:table-cell table:formula="of:=255-[.A117]*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128+127*COS(RADIANS([.A118] * 180 / 128)))" office:value-type="float" office:value="7" calcext:value-type="float">
            <text:p>7</text:p>
          </table:table-cell>
          <table:table-cell table:formula="of:=255-[.A118]*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128+127*COS(RADIANS([.A119] * 180 / 128)))" office:value-type="float" office:value="6" calcext:value-type="float">
            <text:p>6</text:p>
          </table:table-cell>
          <table:table-cell table:formula="of:=255-[.A119]*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128+127*COS(RADIANS([.A120] * 180 / 128)))" office:value-type="float" office:value="6" calcext:value-type="float">
            <text:p>6</text:p>
          </table:table-cell>
          <table:table-cell table:formula="of:=255-[.A120]*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128+127*COS(RADIANS([.A121] * 180 / 128)))" office:value-type="float" office:value="5" calcext:value-type="float">
            <text:p>5</text:p>
          </table:table-cell>
          <table:table-cell table:formula="of:=255-[.A121]*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128+127*COS(RADIANS([.A122] * 180 / 128)))" office:value-type="float" office:value="4" calcext:value-type="float">
            <text:p>4</text:p>
          </table:table-cell>
          <table:table-cell table:formula="of:=255-[.A122]*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128+127*COS(RADIANS([.A123] * 180 / 128)))" office:value-type="float" office:value="3" calcext:value-type="float">
            <text:p>3</text:p>
          </table:table-cell>
          <table:table-cell table:formula="of:=255-[.A123]*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128+127*COS(RADIANS([.A124] * 180 / 128)))" office:value-type="float" office:value="3" calcext:value-type="float">
            <text:p>3</text:p>
          </table:table-cell>
          <table:table-cell table:formula="of:=255-[.A124]*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128+127*COS(RADIANS([.A125] * 180 / 128)))" office:value-type="float" office:value="2" calcext:value-type="float">
            <text:p>2</text:p>
          </table:table-cell>
          <table:table-cell table:formula="of:=255-[.A125]*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128+127*COS(RADIANS([.A126] * 180 / 128)))" office:value-type="float" office:value="2" calcext:value-type="float">
            <text:p>2</text:p>
          </table:table-cell>
          <table:table-cell table:formula="of:=255-[.A126]*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128+127*COS(RADIANS([.A127] * 180 / 128)))" office:value-type="float" office:value="2" calcext:value-type="float">
            <text:p>2</text:p>
          </table:table-cell>
          <table:table-cell table:formula="of:=255-[.A127]*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128+127*COS(RADIANS([.A128] * 180 / 128)))" office:value-type="float" office:value="1" calcext:value-type="float">
            <text:p>1</text:p>
          </table:table-cell>
          <table:table-cell table:formula="of:=255-[.A128]*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128+127*COS(RADIANS([.A129] * 180 / 128)))" office:value-type="float" office:value="1" calcext:value-type="float">
            <text:p>1</text:p>
          </table:table-cell>
          <table:table-cell table:formula="of:=255-[.A129]*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255-[.A130]*2" office:value-type="float" office:value="1" calcext:value-type="float">
            <text:p>1</text:p>
          </table:table-cell>
        </table:table-row>
      </table:table>
      <table:table table:name="pitch table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ex (midi note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hex value for arduino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C4]/POWER(2;1/12)" office:value-type="float" office:value="8.17579891564368" calcext:value-type="float">
            <text:p>8,1757989156</text:p>
          </table:table-cell>
          <table:table-cell table:formula="of:=ROUND([.C3]*[hardware.$B$4]/256)" office:value-type="float" office:value="26" calcext:value-type="float">
            <text:p>26</text:p>
          </table:table-cell>
          <table:table-cell table:formula="of:=DEC2HEX([.D3];4)" office:value-type="string" office:string-value="001A" calcext:value-type="string">
            <text:p>001A</text:p>
          </table:table-cell>
          <table:table-cell table:formula="of:=&quot;0x&quot;&amp;[.E3]" office:value-type="string" office:string-value="0x001A" calcext:value-type="string">
            <text:p>0x001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5]/POWER(2;1/12)" office:value-type="float" office:value="8.66195721802722" calcext:value-type="float">
            <text:p>8,661957218</text:p>
          </table:table-cell>
          <table:table-cell table:formula="of:=ROUND([.C4]*[hardware.$B$4]/256)" office:value-type="float" office:value="27" calcext:value-type="float">
            <text:p>27</text:p>
          </table:table-cell>
          <table:table-cell table:formula="of:=DEC2HEX([.D4];4)" office:value-type="string" office:string-value="001B" calcext:value-type="string">
            <text:p>001B</text:p>
          </table:table-cell>
          <table:table-cell table:formula="of:=&quot;0x&quot;&amp;[.E4]" office:value-type="string" office:string-value="0x001B" calcext:value-type="string">
            <text:p>0x001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6]/POWER(2;1/12)" office:value-type="float" office:value="9.17702399741896" calcext:value-type="float">
            <text:p>9,1770239974</text:p>
          </table:table-cell>
          <table:table-cell table:formula="of:=ROUND([.C5]*[hardware.$B$4]/256)" office:value-type="float" office:value="29" calcext:value-type="float">
            <text:p>29</text:p>
          </table:table-cell>
          <table:table-cell table:formula="of:=DEC2HEX([.D5];4)" office:value-type="string" office:string-value="001D" calcext:value-type="string">
            <text:p>001D</text:p>
          </table:table-cell>
          <table:table-cell table:formula="of:=&quot;0x&quot;&amp;[.E5]" office:value-type="string" office:string-value="0x001D" calcext:value-type="string">
            <text:p>0x001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7]/POWER(2;1/12)" office:value-type="float" office:value="9.722718241315" calcext:value-type="float">
            <text:p>9,7227182413</text:p>
          </table:table-cell>
          <table:table-cell table:formula="of:=ROUND([.C6]*[hardware.$B$4]/256)" office:value-type="float" office:value="30" calcext:value-type="float">
            <text:p>30</text:p>
          </table:table-cell>
          <table:table-cell table:formula="of:=DEC2HEX([.D6];4)" office:value-type="string" office:string-value="001E" calcext:value-type="string">
            <text:p>001E</text:p>
          </table:table-cell>
          <table:table-cell table:formula="of:=&quot;0x&quot;&amp;[.E6]" office:value-type="string" office:string-value="0x001E" calcext:value-type="string">
            <text:p>0x001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8]/POWER(2;1/12)" office:value-type="float" office:value="10.3008611535272" calcext:value-type="float">
            <text:p>10,3008611535</text:p>
          </table:table-cell>
          <table:table-cell table:formula="of:=ROUND([.C7]*[hardware.$B$4]/256)" office:value-type="float" office:value="32" calcext:value-type="float">
            <text:p>32</text:p>
          </table:table-cell>
          <table:table-cell table:formula="of:=DEC2HEX([.D7];4)" office:value-type="string" office:string-value="0020" calcext:value-type="string">
            <text:p>0020</text:p>
          </table:table-cell>
          <table:table-cell table:formula="of:=&quot;0x&quot;&amp;[.E7]" office:value-type="string" office:string-value="0x0020" calcext:value-type="string">
            <text:p>0x00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9]/POWER(2;1/12)" office:value-type="float" office:value="10.9133822322813" calcext:value-type="float">
            <text:p>10,9133822323</text:p>
          </table:table-cell>
          <table:table-cell table:formula="of:=ROUND([.C8]*[hardware.$B$4]/256)" office:value-type="float" office:value="34" calcext:value-type="float">
            <text:p>34</text:p>
          </table:table-cell>
          <table:table-cell table:formula="of:=DEC2HEX([.D8];4)" office:value-type="string" office:string-value="0022" calcext:value-type="string">
            <text:p>0022</text:p>
          </table:table-cell>
          <table:table-cell table:formula="of:=&quot;0x&quot;&amp;[.E8]" office:value-type="string" office:string-value="0x0022" calcext:value-type="string">
            <text:p>0x0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10]/POWER(2;1/12)" office:value-type="float" office:value="11.5623257097385" calcext:value-type="float">
            <text:p>11,5623257097</text:p>
          </table:table-cell>
          <table:table-cell table:formula="of:=ROUND([.C9]*[hardware.$B$4]/256)" office:value-type="float" office:value="36" calcext:value-type="float">
            <text:p>36</text:p>
          </table:table-cell>
          <table:table-cell table:formula="of:=DEC2HEX([.D9];4)" office:value-type="string" office:string-value="0024" calcext:value-type="string">
            <text:p>0024</text:p>
          </table:table-cell>
          <table:table-cell table:formula="of:=&quot;0x&quot;&amp;[.E9]" office:value-type="string" office:string-value="0x0024" calcext:value-type="string">
            <text:p>0x0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11]/POWER(2;1/12)" office:value-type="float" office:value="12.2498573744296" calcext:value-type="float">
            <text:p>12,2498573744</text:p>
          </table:table-cell>
          <table:table-cell table:formula="of:=ROUND([.C10]*[hardware.$B$4]/256)" office:value-type="float" office:value="38" calcext:value-type="float">
            <text:p>38</text:p>
          </table:table-cell>
          <table:table-cell table:formula="of:=DEC2HEX([.D10];4)" office:value-type="string" office:string-value="0026" calcext:value-type="string">
            <text:p>0026</text:p>
          </table:table-cell>
          <table:table-cell table:formula="of:=&quot;0x&quot;&amp;[.E10]" office:value-type="string" office:string-value="0x0026" calcext:value-type="string">
            <text:p>0x0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12]/POWER(2;1/12)" office:value-type="float" office:value="12.9782717993732" calcext:value-type="float">
            <text:p>12,9782717994</text:p>
          </table:table-cell>
          <table:table-cell table:formula="of:=ROUND([.C11]*[hardware.$B$4]/256)" office:value-type="float" office:value="41" calcext:value-type="float">
            <text:p>41</text:p>
          </table:table-cell>
          <table:table-cell table:formula="of:=DEC2HEX([.D11];4)" office:value-type="string" office:string-value="0029" calcext:value-type="string">
            <text:p>0029</text:p>
          </table:table-cell>
          <table:table-cell table:formula="of:=&quot;0x&quot;&amp;[.E11]" office:value-type="string" office:string-value="0x0029" calcext:value-type="string">
            <text:p>0x0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-1</text:p>
          </table:table-cell>
          <table:table-cell table:formula="of:=[.C13]/POWER(2;1/12)" office:value-type="float" office:value="13.75" calcext:value-type="float">
            <text:p>13,75</text:p>
          </table:table-cell>
          <table:table-cell table:formula="of:=ROUND([.C12]*[hardware.$B$4]/256)" office:value-type="float" office:value="43" calcext:value-type="float">
            <text:p>43</text:p>
          </table:table-cell>
          <table:table-cell table:formula="of:=DEC2HEX([.D12];4)" office:value-type="string" office:string-value="002B" calcext:value-type="string">
            <text:p>002B</text:p>
          </table:table-cell>
          <table:table-cell table:formula="of:=&quot;0x&quot;&amp;[.E12]" office:value-type="string" office:string-value="0x002B" calcext:value-type="string">
            <text:p>0x002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4]/POWER(2;1/12)" office:value-type="float" office:value="14.5676175474403" calcext:value-type="float">
            <text:p>14,5676175474</text:p>
          </table:table-cell>
          <table:table-cell table:formula="of:=ROUND([.C13]*[hardware.$B$4]/256)" office:value-type="float" office:value="46" calcext:value-type="float">
            <text:p>46</text:p>
          </table:table-cell>
          <table:table-cell table:formula="of:=DEC2HEX([.D13];4)" office:value-type="string" office:string-value="002E" calcext:value-type="string">
            <text:p>002E</text:p>
          </table:table-cell>
          <table:table-cell table:formula="of:=&quot;0x&quot;&amp;[.E13]" office:value-type="string" office:string-value="0x002E" calcext:value-type="string">
            <text:p>0x002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15]/POWER(2;1/12)" office:value-type="float" office:value="15.4338531642538" calcext:value-type="float">
            <text:p>15,4338531643</text:p>
          </table:table-cell>
          <table:table-cell table:formula="of:=ROUND([.C14]*[hardware.$B$4]/256)" office:value-type="float" office:value="48" calcext:value-type="float">
            <text:p>48</text:p>
          </table:table-cell>
          <table:table-cell table:formula="of:=DEC2HEX([.D14];4)" office:value-type="string" office:string-value="0030" calcext:value-type="string">
            <text:p>0030</text:p>
          </table:table-cell>
          <table:table-cell table:formula="of:=&quot;0x&quot;&amp;[.E14]" office:value-type="string" office:string-value="0x0030" calcext:value-type="string">
            <text:p>0x00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C16]/POWER(2;1/12)" office:value-type="float" office:value="16.3515978312874" calcext:value-type="float">
            <text:p>16,3515978313</text:p>
          </table:table-cell>
          <table:table-cell table:formula="of:=ROUND([.C15]*[hardware.$B$4]/256)" office:value-type="float" office:value="51" calcext:value-type="float">
            <text:p>51</text:p>
          </table:table-cell>
          <table:table-cell table:formula="of:=DEC2HEX([.D15];4)" office:value-type="string" office:string-value="0033" calcext:value-type="string">
            <text:p>0033</text:p>
          </table:table-cell>
          <table:table-cell table:formula="of:=&quot;0x&quot;&amp;[.E15]" office:value-type="string" office:string-value="0x0033" calcext:value-type="string">
            <text:p>0x00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C17]/POWER(2;1/12)" office:value-type="float" office:value="17.3239144360545" calcext:value-type="float">
            <text:p>17,3239144361</text:p>
          </table:table-cell>
          <table:table-cell table:formula="of:=ROUND([.C16]*[hardware.$B$4]/256)" office:value-type="float" office:value="54" calcext:value-type="float">
            <text:p>54</text:p>
          </table:table-cell>
          <table:table-cell table:formula="of:=DEC2HEX([.D16];4)" office:value-type="string" office:string-value="0036" calcext:value-type="string">
            <text:p>0036</text:p>
          </table:table-cell>
          <table:table-cell table:formula="of:=&quot;0x&quot;&amp;[.E16]" office:value-type="string" office:string-value="0x0036" calcext:value-type="string">
            <text:p>0x0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C18]/POWER(2;1/12)" office:value-type="float" office:value="18.3540479948379" calcext:value-type="float">
            <text:p>18,3540479948</text:p>
          </table:table-cell>
          <table:table-cell table:formula="of:=ROUND([.C17]*[hardware.$B$4]/256)" office:value-type="float" office:value="57" calcext:value-type="float">
            <text:p>57</text:p>
          </table:table-cell>
          <table:table-cell table:formula="of:=DEC2HEX([.D17];4)" office:value-type="string" office:string-value="0039" calcext:value-type="string">
            <text:p>0039</text:p>
          </table:table-cell>
          <table:table-cell table:formula="of:=&quot;0x&quot;&amp;[.E17]" office:value-type="string" office:string-value="0x0039" calcext:value-type="string">
            <text:p>0x0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C19]/POWER(2;1/12)" office:value-type="float" office:value="19.44543648263" calcext:value-type="float">
            <text:p>19,4454364826</text:p>
          </table:table-cell>
          <table:table-cell table:formula="of:=ROUND([.C18]*[hardware.$B$4]/256)" office:value-type="float" office:value="61" calcext:value-type="float">
            <text:p>61</text:p>
          </table:table-cell>
          <table:table-cell table:formula="of:=DEC2HEX([.D18];4)" office:value-type="string" office:string-value="003D" calcext:value-type="string">
            <text:p>003D</text:p>
          </table:table-cell>
          <table:table-cell table:formula="of:=&quot;0x&quot;&amp;[.E18]" office:value-type="string" office:string-value="0x003D" calcext:value-type="string">
            <text:p>0x003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C20]/POWER(2;1/12)" office:value-type="float" office:value="20.6017223070543" calcext:value-type="float">
            <text:p>20,6017223071</text:p>
          </table:table-cell>
          <table:table-cell table:formula="of:=ROUND([.C19]*[hardware.$B$4]/256)" office:value-type="float" office:value="64" calcext:value-type="float">
            <text:p>64</text:p>
          </table:table-cell>
          <table:table-cell table:formula="of:=DEC2HEX([.D19];4)" office:value-type="string" office:string-value="0040" calcext:value-type="string">
            <text:p>0040</text:p>
          </table:table-cell>
          <table:table-cell table:formula="of:=&quot;0x&quot;&amp;[.E19]" office:value-type="string" office:string-value="0x0040" calcext:value-type="string">
            <text:p>0x0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C21]/POWER(2;1/12)" office:value-type="float" office:value="21.8267644645627" calcext:value-type="float">
            <text:p>21,8267644646</text:p>
          </table:table-cell>
          <table:table-cell table:formula="of:=ROUND([.C20]*[hardware.$B$4]/256)" office:value-type="float" office:value="68" calcext:value-type="float">
            <text:p>68</text:p>
          </table:table-cell>
          <table:table-cell table:formula="of:=DEC2HEX([.D20];4)" office:value-type="string" office:string-value="0044" calcext:value-type="string">
            <text:p>0044</text:p>
          </table:table-cell>
          <table:table-cell table:formula="of:=&quot;0x&quot;&amp;[.E20]" office:value-type="string" office:string-value="0x0044" calcext:value-type="string">
            <text:p>0x0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C22]/POWER(2;1/12)" office:value-type="float" office:value="23.1246514194771" calcext:value-type="float">
            <text:p>23,1246514195</text:p>
          </table:table-cell>
          <table:table-cell table:formula="of:=ROUND([.C21]*[hardware.$B$4]/256)" office:value-type="float" office:value="72" calcext:value-type="float">
            <text:p>72</text:p>
          </table:table-cell>
          <table:table-cell table:formula="of:=DEC2HEX([.D21];4)" office:value-type="string" office:string-value="0048" calcext:value-type="string">
            <text:p>0048</text:p>
          </table:table-cell>
          <table:table-cell table:formula="of:=&quot;0x&quot;&amp;[.E21]" office:value-type="string" office:string-value="0x0048" calcext:value-type="string">
            <text:p>0x0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C23]/POWER(2;1/12)" office:value-type="float" office:value="24.4997147488593" calcext:value-type="float">
            <text:p>24,4997147489</text:p>
          </table:table-cell>
          <table:table-cell table:formula="of:=ROUND([.C22]*[hardware.$B$4]/256)" office:value-type="float" office:value="77" calcext:value-type="float">
            <text:p>77</text:p>
          </table:table-cell>
          <table:table-cell table:formula="of:=DEC2HEX([.D22];4)" office:value-type="string" office:string-value="004D" calcext:value-type="string">
            <text:p>004D</text:p>
          </table:table-cell>
          <table:table-cell table:formula="of:=&quot;0x&quot;&amp;[.E22]" office:value-type="string" office:string-value="0x004D" calcext:value-type="string">
            <text:p>0x004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C24]/POWER(2;1/12)" office:value-type="float" office:value="25.9565435987465" calcext:value-type="float">
            <text:p>25,9565435987</text:p>
          </table:table-cell>
          <table:table-cell table:formula="of:=ROUND([.C23]*[hardware.$B$4]/256)" office:value-type="float" office:value="81" calcext:value-type="float">
            <text:p>81</text:p>
          </table:table-cell>
          <table:table-cell table:formula="of:=DEC2HEX([.D23];4)" office:value-type="string" office:string-value="0051" calcext:value-type="string">
            <text:p>0051</text:p>
          </table:table-cell>
          <table:table-cell table:formula="of:=&quot;0x&quot;&amp;[.E23]" office:value-type="string" office:string-value="0x0051" calcext:value-type="string">
            <text:p>0x0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0</text:p>
          </table:table-cell>
          <table:table-cell table:formula="of:=[.C25]/POWER(2;1/12)" office:value-type="float" office:value="27.4999999999999" calcext:value-type="float">
            <text:p>27,5</text:p>
          </table:table-cell>
          <table:table-cell table:formula="of:=ROUND([.C24]*[hardware.$B$4]/256)" office:value-type="float" office:value="86" calcext:value-type="float">
            <text:p>86</text:p>
          </table:table-cell>
          <table:table-cell table:formula="of:=DEC2HEX([.D24];4)" office:value-type="string" office:string-value="0056" calcext:value-type="string">
            <text:p>0056</text:p>
          </table:table-cell>
          <table:table-cell table:formula="of:=&quot;0x&quot;&amp;[.E24]" office:value-type="string" office:string-value="0x0056" calcext:value-type="string">
            <text:p>0x00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C26]/POWER(2;1/12)" office:value-type="float" office:value="29.1352350948806" calcext:value-type="float">
            <text:p>29,1352350949</text:p>
          </table:table-cell>
          <table:table-cell table:formula="of:=ROUND([.C25]*[hardware.$B$4]/256)" office:value-type="float" office:value="91" calcext:value-type="float">
            <text:p>91</text:p>
          </table:table-cell>
          <table:table-cell table:formula="of:=DEC2HEX([.D25];4)" office:value-type="string" office:string-value="005B" calcext:value-type="string">
            <text:p>005B</text:p>
          </table:table-cell>
          <table:table-cell table:formula="of:=&quot;0x&quot;&amp;[.E25]" office:value-type="string" office:string-value="0x005B" calcext:value-type="string">
            <text:p>0x005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C27]/POWER(2;1/12)" office:value-type="float" office:value="30.8677063285077" calcext:value-type="float">
            <text:p>30,8677063285</text:p>
          </table:table-cell>
          <table:table-cell table:formula="of:=ROUND([.C26]*[hardware.$B$4]/256)" office:value-type="float" office:value="96" calcext:value-type="float">
            <text:p>96</text:p>
          </table:table-cell>
          <table:table-cell table:formula="of:=DEC2HEX([.D26];4)" office:value-type="string" office:string-value="0060" calcext:value-type="string">
            <text:p>0060</text:p>
          </table:table-cell>
          <table:table-cell table:formula="of:=&quot;0x&quot;&amp;[.E26]" office:value-type="string" office:string-value="0x0060" calcext:value-type="string">
            <text:p>0x00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C28]/POWER(2;1/12)" office:value-type="float" office:value="32.7031956625748" calcext:value-type="float">
            <text:p>32,7031956626</text:p>
          </table:table-cell>
          <table:table-cell table:formula="of:=ROUND([.C27]*[hardware.$B$4]/256)" office:value-type="float" office:value="102" calcext:value-type="float">
            <text:p>102</text:p>
          </table:table-cell>
          <table:table-cell table:formula="of:=DEC2HEX([.D27];4)" office:value-type="string" office:string-value="0066" calcext:value-type="string">
            <text:p>0066</text:p>
          </table:table-cell>
          <table:table-cell table:formula="of:=&quot;0x&quot;&amp;[.E27]" office:value-type="string" office:string-value="0x0066" calcext:value-type="string">
            <text:p>0x0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29]/POWER(2;1/12)" office:value-type="float" office:value="34.6478288721089" calcext:value-type="float">
            <text:p>34,6478288721</text:p>
          </table:table-cell>
          <table:table-cell table:formula="of:=ROUND([.C28]*[hardware.$B$4]/256)" office:value-type="float" office:value="108" calcext:value-type="float">
            <text:p>108</text:p>
          </table:table-cell>
          <table:table-cell table:formula="of:=DEC2HEX([.D28];4)" office:value-type="string" office:string-value="006C" calcext:value-type="string">
            <text:p>006C</text:p>
          </table:table-cell>
          <table:table-cell table:formula="of:=&quot;0x&quot;&amp;[.E28]" office:value-type="string" office:string-value="0x006C" calcext:value-type="string">
            <text:p>0x006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C30]/POWER(2;1/12)" office:value-type="float" office:value="36.7080959896759" calcext:value-type="float">
            <text:p>36,7080959897</text:p>
          </table:table-cell>
          <table:table-cell table:formula="of:=ROUND([.C29]*[hardware.$B$4]/256)" office:value-type="float" office:value="115" calcext:value-type="float">
            <text:p>115</text:p>
          </table:table-cell>
          <table:table-cell table:formula="of:=DEC2HEX([.D29];4)" office:value-type="string" office:string-value="0073" calcext:value-type="string">
            <text:p>0073</text:p>
          </table:table-cell>
          <table:table-cell table:formula="of:=&quot;0x&quot;&amp;[.E29]" office:value-type="string" office:string-value="0x0073" calcext:value-type="string">
            <text:p>0x00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C31]/POWER(2;1/12)" office:value-type="float" office:value="38.89087296526" calcext:value-type="float">
            <text:p>38,8908729653</text:p>
          </table:table-cell>
          <table:table-cell table:formula="of:=ROUND([.C30]*[hardware.$B$4]/256)" office:value-type="float" office:value="122" calcext:value-type="float">
            <text:p>122</text:p>
          </table:table-cell>
          <table:table-cell table:formula="of:=DEC2HEX([.D30];4)" office:value-type="string" office:string-value="007A" calcext:value-type="string">
            <text:p>007A</text:p>
          </table:table-cell>
          <table:table-cell table:formula="of:=&quot;0x&quot;&amp;[.E30]" office:value-type="string" office:string-value="0x007A" calcext:value-type="string">
            <text:p>0x007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C32]/POWER(2;1/12)" office:value-type="float" office:value="41.2034446141087" calcext:value-type="float">
            <text:p>41,2034446141</text:p>
          </table:table-cell>
          <table:table-cell table:formula="of:=ROUND([.C31]*[hardware.$B$4]/256)" office:value-type="float" office:value="129" calcext:value-type="float">
            <text:p>129</text:p>
          </table:table-cell>
          <table:table-cell table:formula="of:=DEC2HEX([.D31];4)" office:value-type="string" office:string-value="0081" calcext:value-type="string">
            <text:p>0081</text:p>
          </table:table-cell>
          <table:table-cell table:formula="of:=&quot;0x&quot;&amp;[.E31]" office:value-type="string" office:string-value="0x0081" calcext:value-type="string">
            <text:p>0x0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C33]/POWER(2;1/12)" office:value-type="float" office:value="43.6535289291254" calcext:value-type="float">
            <text:p>43,6535289291</text:p>
          </table:table-cell>
          <table:table-cell table:formula="of:=ROUND([.C32]*[hardware.$B$4]/256)" office:value-type="float" office:value="136" calcext:value-type="float">
            <text:p>136</text:p>
          </table:table-cell>
          <table:table-cell table:formula="of:=DEC2HEX([.D32];4)" office:value-type="string" office:string-value="0088" calcext:value-type="string">
            <text:p>0088</text:p>
          </table:table-cell>
          <table:table-cell table:formula="of:=&quot;0x&quot;&amp;[.E32]" office:value-type="string" office:string-value="0x0088" calcext:value-type="string">
            <text:p>0x00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C34]/POWER(2;1/12)" office:value-type="float" office:value="46.2493028389542" calcext:value-type="float">
            <text:p>46,249302839</text:p>
          </table:table-cell>
          <table:table-cell table:formula="of:=ROUND([.C33]*[hardware.$B$4]/256)" office:value-type="float" office:value="145" calcext:value-type="float">
            <text:p>145</text:p>
          </table:table-cell>
          <table:table-cell table:formula="of:=DEC2HEX([.D33];4)" office:value-type="string" office:string-value="0091" calcext:value-type="string">
            <text:p>0091</text:p>
          </table:table-cell>
          <table:table-cell table:formula="of:=&quot;0x&quot;&amp;[.E33]" office:value-type="string" office:string-value="0x0091" calcext:value-type="string">
            <text:p>0x0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35]/POWER(2;1/12)" office:value-type="float" office:value="48.9994294977186" calcext:value-type="float">
            <text:p>48,9994294977</text:p>
          </table:table-cell>
          <table:table-cell table:formula="of:=ROUND([.C34]*[hardware.$B$4]/256)" office:value-type="float" office:value="153" calcext:value-type="float">
            <text:p>153</text:p>
          </table:table-cell>
          <table:table-cell table:formula="of:=DEC2HEX([.D34];4)" office:value-type="string" office:string-value="0099" calcext:value-type="string">
            <text:p>0099</text:p>
          </table:table-cell>
          <table:table-cell table:formula="of:=&quot;0x&quot;&amp;[.E34]" office:value-type="string" office:string-value="0x0099" calcext:value-type="string">
            <text:p>0x0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36]/POWER(2;1/12)" office:value-type="float" office:value="51.9130871974931" calcext:value-type="float">
            <text:p>51,9130871975</text:p>
          </table:table-cell>
          <table:table-cell table:formula="of:=ROUND([.C35]*[hardware.$B$4]/256)" office:value-type="float" office:value="162" calcext:value-type="float">
            <text:p>162</text:p>
          </table:table-cell>
          <table:table-cell table:formula="of:=DEC2HEX([.D35];4)" office:value-type="string" office:string-value="00A2" calcext:value-type="string">
            <text:p>00A2</text:p>
          </table:table-cell>
          <table:table-cell table:formula="of:=&quot;0x&quot;&amp;[.E35]" office:value-type="string" office:string-value="0x00A2" calcext:value-type="string">
            <text:p>0x00A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1</text:p>
          </table:table-cell>
          <table:table-cell table:formula="of:=[.C37]/POWER(2;1/12)" office:value-type="float" office:value="54.9999999999999" calcext:value-type="float">
            <text:p>55</text:p>
          </table:table-cell>
          <table:table-cell table:formula="of:=ROUND([.C36]*[hardware.$B$4]/256)" office:value-type="float" office:value="172" calcext:value-type="float">
            <text:p>172</text:p>
          </table:table-cell>
          <table:table-cell table:formula="of:=DEC2HEX([.D36];4)" office:value-type="string" office:string-value="00AC" calcext:value-type="string">
            <text:p>00AC</text:p>
          </table:table-cell>
          <table:table-cell table:formula="of:=&quot;0x&quot;&amp;[.E36]" office:value-type="string" office:string-value="0x00AC" calcext:value-type="string">
            <text:p>0x00A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C38]/POWER(2;1/12)" office:value-type="float" office:value="58.2704701897611" calcext:value-type="float">
            <text:p>58,2704701898</text:p>
          </table:table-cell>
          <table:table-cell table:formula="of:=ROUND([.C37]*[hardware.$B$4]/256)" office:value-type="float" office:value="182" calcext:value-type="float">
            <text:p>182</text:p>
          </table:table-cell>
          <table:table-cell table:formula="of:=DEC2HEX([.D37];4)" office:value-type="string" office:string-value="00B6" calcext:value-type="string">
            <text:p>00B6</text:p>
          </table:table-cell>
          <table:table-cell table:formula="of:=&quot;0x&quot;&amp;[.E37]" office:value-type="string" office:string-value="0x00B6" calcext:value-type="string">
            <text:p>0x00B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C39]/POWER(2;1/12)" office:value-type="float" office:value="61.7354126570154" calcext:value-type="float">
            <text:p>61,735412657</text:p>
          </table:table-cell>
          <table:table-cell table:formula="of:=ROUND([.C38]*[hardware.$B$4]/256)" office:value-type="float" office:value="193" calcext:value-type="float">
            <text:p>193</text:p>
          </table:table-cell>
          <table:table-cell table:formula="of:=DEC2HEX([.D38];4)" office:value-type="string" office:string-value="00C1" calcext:value-type="string">
            <text:p>00C1</text:p>
          </table:table-cell>
          <table:table-cell table:formula="of:=&quot;0x&quot;&amp;[.E38]" office:value-type="string" office:string-value="0x00C1" calcext:value-type="string">
            <text:p>0x00C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40]/POWER(2;1/12)" office:value-type="float" office:value="65.4063913251495" calcext:value-type="float">
            <text:p>65,4063913251</text:p>
          </table:table-cell>
          <table:table-cell table:formula="of:=ROUND([.C39]*[hardware.$B$4]/256)" office:value-type="float" office:value="204" calcext:value-type="float">
            <text:p>204</text:p>
          </table:table-cell>
          <table:table-cell table:formula="of:=DEC2HEX([.D39];4)" office:value-type="string" office:string-value="00CC" calcext:value-type="string">
            <text:p>00CC</text:p>
          </table:table-cell>
          <table:table-cell table:formula="of:=&quot;0x&quot;&amp;[.E39]" office:value-type="string" office:string-value="0x00CC" calcext:value-type="string">
            <text:p>0x00C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C41]/POWER(2;1/12)" office:value-type="float" office:value="69.2956577442179" calcext:value-type="float">
            <text:p>69,2956577442</text:p>
          </table:table-cell>
          <table:table-cell table:formula="of:=ROUND([.C40]*[hardware.$B$4]/256)" office:value-type="float" office:value="217" calcext:value-type="float">
            <text:p>217</text:p>
          </table:table-cell>
          <table:table-cell table:formula="of:=DEC2HEX([.D40];4)" office:value-type="string" office:string-value="00D9" calcext:value-type="string">
            <text:p>00D9</text:p>
          </table:table-cell>
          <table:table-cell table:formula="of:=&quot;0x&quot;&amp;[.E40]" office:value-type="string" office:string-value="0x00D9" calcext:value-type="string">
            <text:p>0x00D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C42]/POWER(2;1/12)" office:value-type="float" office:value="73.4161919793518" calcext:value-type="float">
            <text:p>73,4161919794</text:p>
          </table:table-cell>
          <table:table-cell table:formula="of:=ROUND([.C41]*[hardware.$B$4]/256)" office:value-type="float" office:value="229" calcext:value-type="float">
            <text:p>229</text:p>
          </table:table-cell>
          <table:table-cell table:formula="of:=DEC2HEX([.D41];4)" office:value-type="string" office:string-value="00E5" calcext:value-type="string">
            <text:p>00E5</text:p>
          </table:table-cell>
          <table:table-cell table:formula="of:=&quot;0x&quot;&amp;[.E41]" office:value-type="string" office:string-value="0x00E5" calcext:value-type="string">
            <text:p>0x00E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C43]/POWER(2;1/12)" office:value-type="float" office:value="77.7817459305201" calcext:value-type="float">
            <text:p>77,7817459305</text:p>
          </table:table-cell>
          <table:table-cell table:formula="of:=ROUND([.C42]*[hardware.$B$4]/256)" office:value-type="float" office:value="243" calcext:value-type="float">
            <text:p>243</text:p>
          </table:table-cell>
          <table:table-cell table:formula="of:=DEC2HEX([.D42];4)" office:value-type="string" office:string-value="00F3" calcext:value-type="string">
            <text:p>00F3</text:p>
          </table:table-cell>
          <table:table-cell table:formula="of:=&quot;0x&quot;&amp;[.E42]" office:value-type="string" office:string-value="0x00F3" calcext:value-type="string">
            <text:p>0x00F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C44]/POWER(2;1/12)" office:value-type="float" office:value="82.4068892282174" calcext:value-type="float">
            <text:p>82,4068892282</text:p>
          </table:table-cell>
          <table:table-cell table:formula="of:=ROUND([.C43]*[hardware.$B$4]/256)" office:value-type="float" office:value="258" calcext:value-type="float">
            <text:p>258</text:p>
          </table:table-cell>
          <table:table-cell table:formula="of:=DEC2HEX([.D43];4)" office:value-type="string" office:string-value="0102" calcext:value-type="string">
            <text:p>0102</text:p>
          </table:table-cell>
          <table:table-cell table:formula="of:=&quot;0x&quot;&amp;[.E43]" office:value-type="string" office:string-value="0x0102" calcext:value-type="string">
            <text:p>0x01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C45]/POWER(2;1/12)" office:value-type="float" office:value="87.3070578582508" calcext:value-type="float">
            <text:p>87,3070578583</text:p>
          </table:table-cell>
          <table:table-cell table:formula="of:=ROUND([.C44]*[hardware.$B$4]/256)" office:value-type="float" office:value="273" calcext:value-type="float">
            <text:p>273</text:p>
          </table:table-cell>
          <table:table-cell table:formula="of:=DEC2HEX([.D44];4)" office:value-type="string" office:string-value="0111" calcext:value-type="string">
            <text:p>0111</text:p>
          </table:table-cell>
          <table:table-cell table:formula="of:=&quot;0x&quot;&amp;[.E44]" office:value-type="string" office:string-value="0x0111" calcext:value-type="string">
            <text:p>0x0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C46]/POWER(2;1/12)" office:value-type="float" office:value="92.4986056779085" calcext:value-type="float">
            <text:p>92,4986056779</text:p>
          </table:table-cell>
          <table:table-cell table:formula="of:=ROUND([.C45]*[hardware.$B$4]/256)" office:value-type="float" office:value="289" calcext:value-type="float">
            <text:p>289</text:p>
          </table:table-cell>
          <table:table-cell table:formula="of:=DEC2HEX([.D45];4)" office:value-type="string" office:string-value="0121" calcext:value-type="string">
            <text:p>0121</text:p>
          </table:table-cell>
          <table:table-cell table:formula="of:=&quot;0x&quot;&amp;[.E45]" office:value-type="string" office:string-value="0x0121" calcext:value-type="string">
            <text:p>0x01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C47]/POWER(2;1/12)" office:value-type="float" office:value="97.9988589954372" calcext:value-type="float">
            <text:p>97,9988589954</text:p>
          </table:table-cell>
          <table:table-cell table:formula="of:=ROUND([.C46]*[hardware.$B$4]/256)" office:value-type="float" office:value="306" calcext:value-type="float">
            <text:p>306</text:p>
          </table:table-cell>
          <table:table-cell table:formula="of:=DEC2HEX([.D46];4)" office:value-type="string" office:string-value="0132" calcext:value-type="string">
            <text:p>0132</text:p>
          </table:table-cell>
          <table:table-cell table:formula="of:=&quot;0x&quot;&amp;[.E46]" office:value-type="string" office:string-value="0x0132" calcext:value-type="string">
            <text:p>0x01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C48]/POWER(2;1/12)" office:value-type="float" office:value="103.826174394986" calcext:value-type="float">
            <text:p>103,826174395</text:p>
          </table:table-cell>
          <table:table-cell table:formula="of:=ROUND([.C47]*[hardware.$B$4]/256)" office:value-type="float" office:value="324" calcext:value-type="float">
            <text:p>324</text:p>
          </table:table-cell>
          <table:table-cell table:formula="of:=DEC2HEX([.D47];4)" office:value-type="string" office:string-value="0144" calcext:value-type="string">
            <text:p>0144</text:p>
          </table:table-cell>
          <table:table-cell table:formula="of:=&quot;0x&quot;&amp;[.E47]" office:value-type="string" office:string-value="0x0144" calcext:value-type="string">
            <text:p>0x0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formula="of:=[.C49]/POWER(2;1/12)" office:value-type="float" office:value="110" calcext:value-type="float">
            <text:p>110</text:p>
          </table:table-cell>
          <table:table-cell table:formula="of:=ROUND([.C48]*[hardware.$B$4]/256)" office:value-type="float" office:value="344" calcext:value-type="float">
            <text:p>344</text:p>
          </table:table-cell>
          <table:table-cell table:formula="of:=DEC2HEX([.D48];4)" office:value-type="string" office:string-value="0158" calcext:value-type="string">
            <text:p>0158</text:p>
          </table:table-cell>
          <table:table-cell table:formula="of:=&quot;0x&quot;&amp;[.E48]" office:value-type="string" office:string-value="0x0158" calcext:value-type="string">
            <text:p>0x01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C50]/POWER(2;1/12)" office:value-type="float" office:value="116.540940379522" calcext:value-type="float">
            <text:p>116,5409403795</text:p>
          </table:table-cell>
          <table:table-cell table:formula="of:=ROUND([.C49]*[hardware.$B$4]/256)" office:value-type="float" office:value="364" calcext:value-type="float">
            <text:p>364</text:p>
          </table:table-cell>
          <table:table-cell table:formula="of:=DEC2HEX([.D49];4)" office:value-type="string" office:string-value="016C" calcext:value-type="string">
            <text:p>016C</text:p>
          </table:table-cell>
          <table:table-cell table:formula="of:=&quot;0x&quot;&amp;[.E49]" office:value-type="string" office:string-value="0x016C" calcext:value-type="string">
            <text:p>0x016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C51]/POWER(2;1/12)" office:value-type="float" office:value="123.470825314031" calcext:value-type="float">
            <text:p>123,470825314</text:p>
          </table:table-cell>
          <table:table-cell table:formula="of:=ROUND([.C50]*[hardware.$B$4]/256)" office:value-type="float" office:value="386" calcext:value-type="float">
            <text:p>386</text:p>
          </table:table-cell>
          <table:table-cell table:formula="of:=DEC2HEX([.D50];4)" office:value-type="string" office:string-value="0182" calcext:value-type="string">
            <text:p>0182</text:p>
          </table:table-cell>
          <table:table-cell table:formula="of:=&quot;0x&quot;&amp;[.E50]" office:value-type="string" office:string-value="0x0182" calcext:value-type="string">
            <text:p>0x01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C52]/POWER(2;1/12)" office:value-type="float" office:value="130.812782650299" calcext:value-type="float">
            <text:p>130,8127826503</text:p>
          </table:table-cell>
          <table:table-cell table:formula="of:=ROUND([.C51]*[hardware.$B$4]/256)" office:value-type="float" office:value="409" calcext:value-type="float">
            <text:p>409</text:p>
          </table:table-cell>
          <table:table-cell table:formula="of:=DEC2HEX([.D51];4)" office:value-type="string" office:string-value="0199" calcext:value-type="string">
            <text:p>0199</text:p>
          </table:table-cell>
          <table:table-cell table:formula="of:=&quot;0x&quot;&amp;[.E51]" office:value-type="string" office:string-value="0x0199" calcext:value-type="string">
            <text:p>0x0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[.C53]/POWER(2;1/12)" office:value-type="float" office:value="138.591315488436" calcext:value-type="float">
            <text:p>138,5913154884</text:p>
          </table:table-cell>
          <table:table-cell table:formula="of:=ROUND([.C52]*[hardware.$B$4]/256)" office:value-type="float" office:value="433" calcext:value-type="float">
            <text:p>433</text:p>
          </table:table-cell>
          <table:table-cell table:formula="of:=DEC2HEX([.D52];4)" office:value-type="string" office:string-value="01B1" calcext:value-type="string">
            <text:p>01B1</text:p>
          </table:table-cell>
          <table:table-cell table:formula="of:=&quot;0x&quot;&amp;[.E52]" office:value-type="string" office:string-value="0x01B1" calcext:value-type="string">
            <text:p>0x01B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54]/POWER(2;1/12)" office:value-type="float" office:value="146.832383958704" calcext:value-type="float">
            <text:p>146,8323839587</text:p>
          </table:table-cell>
          <table:table-cell table:formula="of:=ROUND([.C53]*[hardware.$B$4]/256)" office:value-type="float" office:value="459" calcext:value-type="float">
            <text:p>459</text:p>
          </table:table-cell>
          <table:table-cell table:formula="of:=DEC2HEX([.D53];4)" office:value-type="string" office:string-value="01CB" calcext:value-type="string">
            <text:p>01CB</text:p>
          </table:table-cell>
          <table:table-cell table:formula="of:=&quot;0x&quot;&amp;[.E53]" office:value-type="string" office:string-value="0x01CB" calcext:value-type="string">
            <text:p>0x01C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[.C55]/POWER(2;1/12)" office:value-type="float" office:value="155.56349186104" calcext:value-type="float">
            <text:p>155,563491861</text:p>
          </table:table-cell>
          <table:table-cell table:formula="of:=ROUND([.C54]*[hardware.$B$4]/256)" office:value-type="float" office:value="486" calcext:value-type="float">
            <text:p>486</text:p>
          </table:table-cell>
          <table:table-cell table:formula="of:=DEC2HEX([.D54];4)" office:value-type="string" office:string-value="01E6" calcext:value-type="string">
            <text:p>01E6</text:p>
          </table:table-cell>
          <table:table-cell table:formula="of:=&quot;0x&quot;&amp;[.E54]" office:value-type="string" office:string-value="0x01E6" calcext:value-type="string">
            <text:p>0x01E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C56]/POWER(2;1/12)" office:value-type="float" office:value="164.813778456435" calcext:value-type="float">
            <text:p>164,8137784564</text:p>
          </table:table-cell>
          <table:table-cell table:formula="of:=ROUND([.C55]*[hardware.$B$4]/256)" office:value-type="float" office:value="515" calcext:value-type="float">
            <text:p>515</text:p>
          </table:table-cell>
          <table:table-cell table:formula="of:=DEC2HEX([.D55];4)" office:value-type="string" office:string-value="0203" calcext:value-type="string">
            <text:p>0203</text:p>
          </table:table-cell>
          <table:table-cell table:formula="of:=&quot;0x&quot;&amp;[.E55]" office:value-type="string" office:string-value="0x0203" calcext:value-type="string">
            <text:p>0x02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[.C57]/POWER(2;1/12)" office:value-type="float" office:value="174.614115716502" calcext:value-type="float">
            <text:p>174,6141157165</text:p>
          </table:table-cell>
          <table:table-cell table:formula="of:=ROUND([.C56]*[hardware.$B$4]/256)" office:value-type="float" office:value="546" calcext:value-type="float">
            <text:p>546</text:p>
          </table:table-cell>
          <table:table-cell table:formula="of:=DEC2HEX([.D56];4)" office:value-type="string" office:string-value="0222" calcext:value-type="string">
            <text:p>0222</text:p>
          </table:table-cell>
          <table:table-cell table:formula="of:=&quot;0x&quot;&amp;[.E56]" office:value-type="string" office:string-value="0x0222" calcext:value-type="string">
            <text:p>0x0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[.C58]/POWER(2;1/12)" office:value-type="float" office:value="184.997211355817" calcext:value-type="float">
            <text:p>184,9972113558</text:p>
          </table:table-cell>
          <table:table-cell table:formula="of:=ROUND([.C57]*[hardware.$B$4]/256)" office:value-type="float" office:value="578" calcext:value-type="float">
            <text:p>578</text:p>
          </table:table-cell>
          <table:table-cell table:formula="of:=DEC2HEX([.D57];4)" office:value-type="string" office:string-value="0242" calcext:value-type="string">
            <text:p>0242</text:p>
          </table:table-cell>
          <table:table-cell table:formula="of:=&quot;0x&quot;&amp;[.E57]" office:value-type="string" office:string-value="0x0242" calcext:value-type="string">
            <text:p>0x02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C59]/POWER(2;1/12)" office:value-type="float" office:value="195.997717990874" calcext:value-type="float">
            <text:p>195,9977179909</text:p>
          </table:table-cell>
          <table:table-cell table:formula="of:=ROUND([.C58]*[hardware.$B$4]/256)" office:value-type="float" office:value="612" calcext:value-type="float">
            <text:p>612</text:p>
          </table:table-cell>
          <table:table-cell table:formula="of:=DEC2HEX([.D58];4)" office:value-type="string" office:string-value="0264" calcext:value-type="string">
            <text:p>0264</text:p>
          </table:table-cell>
          <table:table-cell table:formula="of:=&quot;0x&quot;&amp;[.E58]" office:value-type="string" office:string-value="0x0264" calcext:value-type="string">
            <text:p>0x02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C60]/POWER(2;1/12)" office:value-type="float" office:value="207.652348789972" calcext:value-type="float">
            <text:p>207,65234879</text:p>
          </table:table-cell>
          <table:table-cell table:formula="of:=ROUND([.C59]*[hardware.$B$4]/256)" office:value-type="float" office:value="649" calcext:value-type="float">
            <text:p>649</text:p>
          </table:table-cell>
          <table:table-cell table:formula="of:=DEC2HEX([.D59];4)" office:value-type="string" office:string-value="0289" calcext:value-type="string">
            <text:p>0289</text:p>
          </table:table-cell>
          <table:table-cell table:formula="of:=&quot;0x&quot;&amp;[.E59]" office:value-type="string" office:string-value="0x0289" calcext:value-type="string">
            <text:p>0x0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3</text:p>
          </table:table-cell>
          <table:table-cell table:formula="of:=[.C61]/POWER(2;1/12)" office:value-type="float" office:value="220" calcext:value-type="float">
            <text:p>220</text:p>
          </table:table-cell>
          <table:table-cell table:formula="of:=ROUND([.C60]*[hardware.$B$4]/256)" office:value-type="float" office:value="688" calcext:value-type="float">
            <text:p>688</text:p>
          </table:table-cell>
          <table:table-cell table:formula="of:=DEC2HEX([.D60];4)" office:value-type="string" office:string-value="02B0" calcext:value-type="string">
            <text:p>02B0</text:p>
          </table:table-cell>
          <table:table-cell table:formula="of:=&quot;0x&quot;&amp;[.E60]" office:value-type="string" office:string-value="0x02B0" calcext:value-type="string">
            <text:p>0x02B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[.C62]/POWER(2;1/12)" office:value-type="float" office:value="233.081880759045" calcext:value-type="float">
            <text:p>233,081880759</text:p>
          </table:table-cell>
          <table:table-cell table:formula="of:=ROUND([.C61]*[hardware.$B$4]/256)" office:value-type="float" office:value="728" calcext:value-type="float">
            <text:p>728</text:p>
          </table:table-cell>
          <table:table-cell table:formula="of:=DEC2HEX([.D61];4)" office:value-type="string" office:string-value="02D8" calcext:value-type="string">
            <text:p>02D8</text:p>
          </table:table-cell>
          <table:table-cell table:formula="of:=&quot;0x&quot;&amp;[.E61]" office:value-type="string" office:string-value="0x02D8" calcext:value-type="string">
            <text:p>0x02D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[.C63]/POWER(2;1/12)" office:value-type="float" office:value="246.941650628062" calcext:value-type="float">
            <text:p>246,9416506281</text:p>
          </table:table-cell>
          <table:table-cell table:formula="of:=ROUND([.C62]*[hardware.$B$4]/256)" office:value-type="float" office:value="772" calcext:value-type="float">
            <text:p>772</text:p>
          </table:table-cell>
          <table:table-cell table:formula="of:=DEC2HEX([.D62];4)" office:value-type="string" office:string-value="0304" calcext:value-type="string">
            <text:p>0304</text:p>
          </table:table-cell>
          <table:table-cell table:formula="of:=&quot;0x&quot;&amp;[.E62]" office:value-type="string" office:string-value="0x0304" calcext:value-type="string">
            <text:p>0x0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64]/POWER(2;1/12)" office:value-type="float" office:value="261.625565300598" calcext:value-type="float">
            <text:p>261,6255653006</text:p>
          </table:table-cell>
          <table:table-cell table:formula="of:=ROUND([.C63]*[hardware.$B$4]/256)" office:value-type="float" office:value="818" calcext:value-type="float">
            <text:p>818</text:p>
          </table:table-cell>
          <table:table-cell table:formula="of:=DEC2HEX([.D63];4)" office:value-type="string" office:string-value="0332" calcext:value-type="string">
            <text:p>0332</text:p>
          </table:table-cell>
          <table:table-cell table:formula="of:=&quot;0x&quot;&amp;[.E63]" office:value-type="string" office:string-value="0x0332" calcext:value-type="string">
            <text:p>0x03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[.C65]/POWER(2;1/12)" office:value-type="float" office:value="277.182630976872" calcext:value-type="float">
            <text:p>277,1826309769</text:p>
          </table:table-cell>
          <table:table-cell table:formula="of:=ROUND([.C64]*[hardware.$B$4]/256)" office:value-type="float" office:value="866" calcext:value-type="float">
            <text:p>866</text:p>
          </table:table-cell>
          <table:table-cell table:formula="of:=DEC2HEX([.D64];4)" office:value-type="string" office:string-value="0362" calcext:value-type="string">
            <text:p>0362</text:p>
          </table:table-cell>
          <table:table-cell table:formula="of:=&quot;0x&quot;&amp;[.E64]" office:value-type="string" office:string-value="0x0362" calcext:value-type="string">
            <text:p>0x03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[.C66]/POWER(2;1/12)" office:value-type="float" office:value="293.664767917407" calcext:value-type="float">
            <text:p>293,6647679174</text:p>
          </table:table-cell>
          <table:table-cell table:formula="of:=ROUND([.C65]*[hardware.$B$4]/256)" office:value-type="float" office:value="918" calcext:value-type="float">
            <text:p>918</text:p>
          </table:table-cell>
          <table:table-cell table:formula="of:=DEC2HEX([.D65];4)" office:value-type="string" office:string-value="0396" calcext:value-type="string">
            <text:p>0396</text:p>
          </table:table-cell>
          <table:table-cell table:formula="of:=&quot;0x&quot;&amp;[.E65]" office:value-type="string" office:string-value="0x0396" calcext:value-type="string">
            <text:p>0x03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[.C67]/POWER(2;1/12)" office:value-type="float" office:value="311.126983722081" calcext:value-type="float">
            <text:p>311,1269837221</text:p>
          </table:table-cell>
          <table:table-cell table:formula="of:=ROUND([.C66]*[hardware.$B$4]/256)" office:value-type="float" office:value="972" calcext:value-type="float">
            <text:p>972</text:p>
          </table:table-cell>
          <table:table-cell table:formula="of:=DEC2HEX([.D66];4)" office:value-type="string" office:string-value="03CC" calcext:value-type="string">
            <text:p>03CC</text:p>
          </table:table-cell>
          <table:table-cell table:formula="of:=&quot;0x&quot;&amp;[.E66]" office:value-type="string" office:string-value="0x03CC" calcext:value-type="string">
            <text:p>0x03C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68]/POWER(2;1/12)" office:value-type="float" office:value="329.62755691287" calcext:value-type="float">
            <text:p>329,6275569129</text:p>
          </table:table-cell>
          <table:table-cell table:formula="of:=ROUND([.C67]*[hardware.$B$4]/256)" office:value-type="float" office:value="1030" calcext:value-type="float">
            <text:p>1030</text:p>
          </table:table-cell>
          <table:table-cell table:formula="of:=DEC2HEX([.D67];4)" office:value-type="string" office:string-value="0406" calcext:value-type="string">
            <text:p>0406</text:p>
          </table:table-cell>
          <table:table-cell table:formula="of:=&quot;0x&quot;&amp;[.E67]" office:value-type="string" office:string-value="0x0406" calcext:value-type="string">
            <text:p>0x0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[.C69]/POWER(2;1/12)" office:value-type="float" office:value="349.228231433004" calcext:value-type="float">
            <text:p>349,228231433</text:p>
          </table:table-cell>
          <table:table-cell table:formula="of:=ROUND([.C68]*[hardware.$B$4]/256)" office:value-type="float" office:value="1091" calcext:value-type="float">
            <text:p>1091</text:p>
          </table:table-cell>
          <table:table-cell table:formula="of:=DEC2HEX([.D68];4)" office:value-type="string" office:string-value="0443" calcext:value-type="string">
            <text:p>0443</text:p>
          </table:table-cell>
          <table:table-cell table:formula="of:=&quot;0x&quot;&amp;[.E68]" office:value-type="string" office:string-value="0x0443" calcext:value-type="string">
            <text:p>0x04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[.C70]/POWER(2;1/12)" office:value-type="float" office:value="369.994422711634" calcext:value-type="float">
            <text:p>369,9944227116</text:p>
          </table:table-cell>
          <table:table-cell table:formula="of:=ROUND([.C69]*[hardware.$B$4]/256)" office:value-type="float" office:value="1156" calcext:value-type="float">
            <text:p>1156</text:p>
          </table:table-cell>
          <table:table-cell table:formula="of:=DEC2HEX([.D69];4)" office:value-type="string" office:string-value="0484" calcext:value-type="string">
            <text:p>0484</text:p>
          </table:table-cell>
          <table:table-cell table:formula="of:=&quot;0x&quot;&amp;[.E69]" office:value-type="string" office:string-value="0x0484" calcext:value-type="string">
            <text:p>0x04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[.C71]/POWER(2;1/12)" office:value-type="float" office:value="391.995435981749" calcext:value-type="float">
            <text:p>391,9954359818</text:p>
          </table:table-cell>
          <table:table-cell table:formula="of:=ROUND([.C70]*[hardware.$B$4]/256)" office:value-type="float" office:value="1225" calcext:value-type="float">
            <text:p>1225</text:p>
          </table:table-cell>
          <table:table-cell table:formula="of:=DEC2HEX([.D70];4)" office:value-type="string" office:string-value="04C9" calcext:value-type="string">
            <text:p>04C9</text:p>
          </table:table-cell>
          <table:table-cell table:formula="of:=&quot;0x&quot;&amp;[.E70]" office:value-type="string" office:string-value="0x04C9" calcext:value-type="string">
            <text:p>0x04C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C72]/POWER(2;1/12)" office:value-type="float" office:value="415.304697579945" calcext:value-type="float">
            <text:p>415,3046975799</text:p>
          </table:table-cell>
          <table:table-cell table:formula="of:=ROUND([.C71]*[hardware.$B$4]/256)" office:value-type="float" office:value="1298" calcext:value-type="float">
            <text:p>1298</text:p>
          </table:table-cell>
          <table:table-cell table:formula="of:=DEC2HEX([.D71];4)" office:value-type="string" office:string-value="0512" calcext:value-type="string">
            <text:p>0512</text:p>
          </table:table-cell>
          <table:table-cell table:formula="of:=&quot;0x&quot;&amp;[.E71]" office:value-type="string" office:string-value="0x0512" calcext:value-type="string">
            <text:p>0x0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C72]*[hardware.$B$4]/256)" office:value-type="float" office:value="1375" calcext:value-type="float">
            <text:p>1375</text:p>
          </table:table-cell>
          <table:table-cell table:formula="of:=DEC2HEX([.D72];4)" office:value-type="string" office:string-value="055F" calcext:value-type="string">
            <text:p>055F</text:p>
          </table:table-cell>
          <table:table-cell table:formula="of:=&quot;0x&quot;&amp;[.E72]" office:value-type="string" office:string-value="0x055F" calcext:value-type="string">
            <text:p>0x055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C72]*POWER(2;1/12)" office:value-type="float" office:value="466.16376151809" calcext:value-type="float">
            <text:p>466,1637615181</text:p>
          </table:table-cell>
          <table:table-cell table:formula="of:=ROUND([.C73]*[hardware.$B$4]/256)" office:value-type="float" office:value="1457" calcext:value-type="float">
            <text:p>1457</text:p>
          </table:table-cell>
          <table:table-cell table:formula="of:=DEC2HEX([.D73];4)" office:value-type="string" office:string-value="05B1" calcext:value-type="string">
            <text:p>05B1</text:p>
          </table:table-cell>
          <table:table-cell table:formula="of:=&quot;0x&quot;&amp;[.E73]" office:value-type="string" office:string-value="0x05B1" calcext:value-type="string">
            <text:p>0x05B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[.C73]*POWER(2;1/12)" office:value-type="float" office:value="493.883301256124" calcext:value-type="float">
            <text:p>493,8833012561</text:p>
          </table:table-cell>
          <table:table-cell table:formula="of:=ROUND([.C74]*[hardware.$B$4]/256)" office:value-type="float" office:value="1543" calcext:value-type="float">
            <text:p>1543</text:p>
          </table:table-cell>
          <table:table-cell table:formula="of:=DEC2HEX([.D74];4)" office:value-type="string" office:string-value="0607" calcext:value-type="string">
            <text:p>0607</text:p>
          </table:table-cell>
          <table:table-cell table:formula="of:=&quot;0x&quot;&amp;[.E74]" office:value-type="string" office:string-value="0x0607" calcext:value-type="string">
            <text:p>0x06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C74]*POWER(2;1/12)" office:value-type="float" office:value="523.251130601197" calcext:value-type="float">
            <text:p>523,2511306012</text:p>
          </table:table-cell>
          <table:table-cell table:formula="of:=ROUND([.C75]*[hardware.$B$4]/256)" office:value-type="float" office:value="1635" calcext:value-type="float">
            <text:p>1635</text:p>
          </table:table-cell>
          <table:table-cell table:formula="of:=DEC2HEX([.D75];4)" office:value-type="string" office:string-value="0663" calcext:value-type="string">
            <text:p>0663</text:p>
          </table:table-cell>
          <table:table-cell table:formula="of:=&quot;0x&quot;&amp;[.E75]" office:value-type="string" office:string-value="0x0663" calcext:value-type="string">
            <text:p>0x06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[.C75]*POWER(2;1/12)" office:value-type="float" office:value="554.365261953744" calcext:value-type="float">
            <text:p>554,3652619537</text:p>
          </table:table-cell>
          <table:table-cell table:formula="of:=ROUND([.C76]*[hardware.$B$4]/256)" office:value-type="float" office:value="1732" calcext:value-type="float">
            <text:p>1732</text:p>
          </table:table-cell>
          <table:table-cell table:formula="of:=DEC2HEX([.D76];4)" office:value-type="string" office:string-value="06C4" calcext:value-type="string">
            <text:p>06C4</text:p>
          </table:table-cell>
          <table:table-cell table:formula="of:=&quot;0x&quot;&amp;[.E76]" office:value-type="string" office:string-value="0x06C4" calcext:value-type="string">
            <text:p>0x06C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[.C76]*POWER(2;1/12)" office:value-type="float" office:value="587.329535834815" calcext:value-type="float">
            <text:p>587,3295358348</text:p>
          </table:table-cell>
          <table:table-cell table:formula="of:=ROUND([.C77]*[hardware.$B$4]/256)" office:value-type="float" office:value="1835" calcext:value-type="float">
            <text:p>1835</text:p>
          </table:table-cell>
          <table:table-cell table:formula="of:=DEC2HEX([.D77];4)" office:value-type="string" office:string-value="072B" calcext:value-type="string">
            <text:p>072B</text:p>
          </table:table-cell>
          <table:table-cell table:formula="of:=&quot;0x&quot;&amp;[.E77]" office:value-type="string" office:string-value="0x072B" calcext:value-type="string">
            <text:p>0x072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C77]*POWER(2;1/12)" office:value-type="float" office:value="622.253967444162" calcext:value-type="float">
            <text:p>622,2539674442</text:p>
          </table:table-cell>
          <table:table-cell table:formula="of:=ROUND([.C78]*[hardware.$B$4]/256)" office:value-type="float" office:value="1945" calcext:value-type="float">
            <text:p>1945</text:p>
          </table:table-cell>
          <table:table-cell table:formula="of:=DEC2HEX([.D78];4)" office:value-type="string" office:string-value="0799" calcext:value-type="string">
            <text:p>0799</text:p>
          </table:table-cell>
          <table:table-cell table:formula="of:=&quot;0x&quot;&amp;[.E78]" office:value-type="string" office:string-value="0x0799" calcext:value-type="string">
            <text:p>0x07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C78]*POWER(2;1/12)" office:value-type="float" office:value="659.25511382574" calcext:value-type="float">
            <text:p>659,2551138257</text:p>
          </table:table-cell>
          <table:table-cell table:formula="of:=ROUND([.C79]*[hardware.$B$4]/256)" office:value-type="float" office:value="2060" calcext:value-type="float">
            <text:p>2060</text:p>
          </table:table-cell>
          <table:table-cell table:formula="of:=DEC2HEX([.D79];4)" office:value-type="string" office:string-value="080C" calcext:value-type="string">
            <text:p>080C</text:p>
          </table:table-cell>
          <table:table-cell table:formula="of:=&quot;0x&quot;&amp;[.E79]" office:value-type="string" office:string-value="0x080C" calcext:value-type="string">
            <text:p>0x080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[.C79]*POWER(2;1/12)" office:value-type="float" office:value="698.456462866008" calcext:value-type="float">
            <text:p>698,456462866</text:p>
          </table:table-cell>
          <table:table-cell table:formula="of:=ROUND([.C80]*[hardware.$B$4]/256)" office:value-type="float" office:value="2183" calcext:value-type="float">
            <text:p>2183</text:p>
          </table:table-cell>
          <table:table-cell table:formula="of:=DEC2HEX([.D80];4)" office:value-type="string" office:string-value="0887" calcext:value-type="string">
            <text:p>0887</text:p>
          </table:table-cell>
          <table:table-cell table:formula="of:=&quot;0x&quot;&amp;[.E80]" office:value-type="string" office:string-value="0x0887" calcext:value-type="string">
            <text:p>0x08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[.C80]*POWER(2;1/12)" office:value-type="float" office:value="739.988845423269" calcext:value-type="float">
            <text:p>739,9888454233</text:p>
          </table:table-cell>
          <table:table-cell table:formula="of:=ROUND([.C81]*[hardware.$B$4]/256)" office:value-type="float" office:value="2312" calcext:value-type="float">
            <text:p>2312</text:p>
          </table:table-cell>
          <table:table-cell table:formula="of:=DEC2HEX([.D81];4)" office:value-type="string" office:string-value="0908" calcext:value-type="string">
            <text:p>0908</text:p>
          </table:table-cell>
          <table:table-cell table:formula="of:=&quot;0x&quot;&amp;[.E81]" office:value-type="string" office:string-value="0x0908" calcext:value-type="string">
            <text:p>0x09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[.C81]*POWER(2;1/12)" office:value-type="float" office:value="783.990871963499" calcext:value-type="float">
            <text:p>783,9908719635</text:p>
          </table:table-cell>
          <table:table-cell table:formula="of:=ROUND([.C82]*[hardware.$B$4]/256)" office:value-type="float" office:value="2450" calcext:value-type="float">
            <text:p>2450</text:p>
          </table:table-cell>
          <table:table-cell table:formula="of:=DEC2HEX([.D82];4)" office:value-type="string" office:string-value="0992" calcext:value-type="string">
            <text:p>0992</text:p>
          </table:table-cell>
          <table:table-cell table:formula="of:=&quot;0x&quot;&amp;[.E82]" office:value-type="string" office:string-value="0x0992" calcext:value-type="string">
            <text:p>0x0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C82]*POWER(2;1/12)" office:value-type="float" office:value="830.609395159891" calcext:value-type="float">
            <text:p>830,6093951599</text:p>
          </table:table-cell>
          <table:table-cell table:formula="of:=ROUND([.C83]*[hardware.$B$4]/256)" office:value-type="float" office:value="2596" calcext:value-type="float">
            <text:p>2596</text:p>
          </table:table-cell>
          <table:table-cell table:formula="of:=DEC2HEX([.D83];4)" office:value-type="string" office:string-value="0A24" calcext:value-type="string">
            <text:p>0A24</text:p>
          </table:table-cell>
          <table:table-cell table:formula="of:=&quot;0x&quot;&amp;[.E83]" office:value-type="string" office:string-value="0x0A24" calcext:value-type="string">
            <text:p>0x0A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5</text:p>
          </table:table-cell>
          <table:table-cell table:formula="of:=[.C83]*POWER(2;1/12)" office:value-type="float" office:value="880" calcext:value-type="float">
            <text:p>880</text:p>
          </table:table-cell>
          <table:table-cell table:formula="of:=ROUND([.C84]*[hardware.$B$4]/256)" office:value-type="float" office:value="2750" calcext:value-type="float">
            <text:p>2750</text:p>
          </table:table-cell>
          <table:table-cell table:formula="of:=DEC2HEX([.D84];4)" office:value-type="string" office:string-value="0ABE" calcext:value-type="string">
            <text:p>0ABE</text:p>
          </table:table-cell>
          <table:table-cell table:formula="of:=&quot;0x&quot;&amp;[.E84]" office:value-type="string" office:string-value="0x0ABE" calcext:value-type="string">
            <text:p>0x0AB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[.C84]*POWER(2;1/12)" office:value-type="float" office:value="932.32752303618" calcext:value-type="float">
            <text:p>932,3275230362</text:p>
          </table:table-cell>
          <table:table-cell table:formula="of:=ROUND([.C85]*[hardware.$B$4]/256)" office:value-type="float" office:value="2914" calcext:value-type="float">
            <text:p>2914</text:p>
          </table:table-cell>
          <table:table-cell table:formula="of:=DEC2HEX([.D85];4)" office:value-type="string" office:string-value="0B62" calcext:value-type="string">
            <text:p>0B62</text:p>
          </table:table-cell>
          <table:table-cell table:formula="of:=&quot;0x&quot;&amp;[.E85]" office:value-type="string" office:string-value="0x0B62" calcext:value-type="string">
            <text:p>0x0B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[.C85]*POWER(2;1/12)" office:value-type="float" office:value="987.766602512249" calcext:value-type="float">
            <text:p>987,7666025122</text:p>
          </table:table-cell>
          <table:table-cell table:formula="of:=ROUND([.C86]*[hardware.$B$4]/256)" office:value-type="float" office:value="3087" calcext:value-type="float">
            <text:p>3087</text:p>
          </table:table-cell>
          <table:table-cell table:formula="of:=DEC2HEX([.D86];4)" office:value-type="string" office:string-value="0C0F" calcext:value-type="string">
            <text:p>0C0F</text:p>
          </table:table-cell>
          <table:table-cell table:formula="of:=&quot;0x&quot;&amp;[.E86]" office:value-type="string" office:string-value="0x0C0F" calcext:value-type="string">
            <text:p>0x0C0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C86]*POWER(2;1/12)" office:value-type="float" office:value="1046.50226120239" calcext:value-type="float">
            <text:p>1046,5022612024</text:p>
          </table:table-cell>
          <table:table-cell table:formula="of:=ROUND([.C87]*[hardware.$B$4]/256)" office:value-type="float" office:value="3270" calcext:value-type="float">
            <text:p>3270</text:p>
          </table:table-cell>
          <table:table-cell table:formula="of:=DEC2HEX([.D87];4)" office:value-type="string" office:string-value="0CC6" calcext:value-type="string">
            <text:p>0CC6</text:p>
          </table:table-cell>
          <table:table-cell table:formula="of:=&quot;0x&quot;&amp;[.E87]" office:value-type="string" office:string-value="0x0CC6" calcext:value-type="string">
            <text:p>0x0CC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[.C87]*POWER(2;1/12)" office:value-type="float" office:value="1108.73052390749" calcext:value-type="float">
            <text:p>1108,7305239075</text:p>
          </table:table-cell>
          <table:table-cell table:formula="of:=ROUND([.C88]*[hardware.$B$4]/256)" office:value-type="float" office:value="3465" calcext:value-type="float">
            <text:p>3465</text:p>
          </table:table-cell>
          <table:table-cell table:formula="of:=DEC2HEX([.D88];4)" office:value-type="string" office:string-value="0D89" calcext:value-type="string">
            <text:p>0D89</text:p>
          </table:table-cell>
          <table:table-cell table:formula="of:=&quot;0x&quot;&amp;[.E88]" office:value-type="string" office:string-value="0x0D89" calcext:value-type="string">
            <text:p>0x0D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[.C88]*POWER(2;1/12)" office:value-type="float" office:value="1174.65907166963" calcext:value-type="float">
            <text:p>1174,6590716696</text:p>
          </table:table-cell>
          <table:table-cell table:formula="of:=ROUND([.C89]*[hardware.$B$4]/256)" office:value-type="float" office:value="3671" calcext:value-type="float">
            <text:p>3671</text:p>
          </table:table-cell>
          <table:table-cell table:formula="of:=DEC2HEX([.D89];4)" office:value-type="string" office:string-value="0E57" calcext:value-type="string">
            <text:p>0E57</text:p>
          </table:table-cell>
          <table:table-cell table:formula="of:=&quot;0x&quot;&amp;[.E89]" office:value-type="string" office:string-value="0x0E57" calcext:value-type="string">
            <text:p>0x0E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[.C89]*POWER(2;1/12)" office:value-type="float" office:value="1244.50793488832" calcext:value-type="float">
            <text:p>1244,5079348883</text:p>
          </table:table-cell>
          <table:table-cell table:formula="of:=ROUND([.C90]*[hardware.$B$4]/256)" office:value-type="float" office:value="3889" calcext:value-type="float">
            <text:p>3889</text:p>
          </table:table-cell>
          <table:table-cell table:formula="of:=DEC2HEX([.D90];4)" office:value-type="string" office:string-value="0F31" calcext:value-type="string">
            <text:p>0F31</text:p>
          </table:table-cell>
          <table:table-cell table:formula="of:=&quot;0x&quot;&amp;[.E90]" office:value-type="string" office:string-value="0x0F31" calcext:value-type="string">
            <text:p>0x0F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C90]*POWER(2;1/12)" office:value-type="float" office:value="1318.51022765148" calcext:value-type="float">
            <text:p>1318,5102276515</text:p>
          </table:table-cell>
          <table:table-cell table:formula="of:=ROUND([.C91]*[hardware.$B$4]/256)" office:value-type="float" office:value="4120" calcext:value-type="float">
            <text:p>4120</text:p>
          </table:table-cell>
          <table:table-cell table:formula="of:=DEC2HEX([.D91];4)" office:value-type="string" office:string-value="1018" calcext:value-type="string">
            <text:p>1018</text:p>
          </table:table-cell>
          <table:table-cell table:formula="of:=&quot;0x&quot;&amp;[.E91]" office:value-type="string" office:string-value="0x1018" calcext:value-type="string">
            <text:p>0x1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[.C91]*POWER(2;1/12)" office:value-type="float" office:value="1396.91292573202" calcext:value-type="float">
            <text:p>1396,912925732</text:p>
          </table:table-cell>
          <table:table-cell table:formula="of:=ROUND([.C92]*[hardware.$B$4]/256)" office:value-type="float" office:value="4365" calcext:value-type="float">
            <text:p>4365</text:p>
          </table:table-cell>
          <table:table-cell table:formula="of:=DEC2HEX([.D92];4)" office:value-type="string" office:string-value="110D" calcext:value-type="string">
            <text:p>110D</text:p>
          </table:table-cell>
          <table:table-cell table:formula="of:=&quot;0x&quot;&amp;[.E92]" office:value-type="string" office:string-value="0x110D" calcext:value-type="string">
            <text:p>0x110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92]*POWER(2;1/12)" office:value-type="float" office:value="1479.97769084654" calcext:value-type="float">
            <text:p>1479,9776908465</text:p>
          </table:table-cell>
          <table:table-cell table:formula="of:=ROUND([.C93]*[hardware.$B$4]/256)" office:value-type="float" office:value="4625" calcext:value-type="float">
            <text:p>4625</text:p>
          </table:table-cell>
          <table:table-cell table:formula="of:=DEC2HEX([.D93];4)" office:value-type="string" office:string-value="1211" calcext:value-type="string">
            <text:p>1211</text:p>
          </table:table-cell>
          <table:table-cell table:formula="of:=&quot;0x&quot;&amp;[.E93]" office:value-type="string" office:string-value="0x1211" calcext:value-type="string">
            <text:p>0x12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[.C93]*POWER(2;1/12)" office:value-type="float" office:value="1567.981743927" calcext:value-type="float">
            <text:p>1567,981743927</text:p>
          </table:table-cell>
          <table:table-cell table:formula="of:=ROUND([.C94]*[hardware.$B$4]/256)" office:value-type="float" office:value="4900" calcext:value-type="float">
            <text:p>4900</text:p>
          </table:table-cell>
          <table:table-cell table:formula="of:=DEC2HEX([.D94];4)" office:value-type="string" office:string-value="1324" calcext:value-type="string">
            <text:p>1324</text:p>
          </table:table-cell>
          <table:table-cell table:formula="of:=&quot;0x&quot;&amp;[.E94]" office:value-type="string" office:string-value="0x1324" calcext:value-type="string">
            <text:p>0x1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C94]*POWER(2;1/12)" office:value-type="float" office:value="1661.21879031978" calcext:value-type="float">
            <text:p>1661,2187903198</text:p>
          </table:table-cell>
          <table:table-cell table:formula="of:=ROUND([.C95]*[hardware.$B$4]/256)" office:value-type="float" office:value="5191" calcext:value-type="float">
            <text:p>5191</text:p>
          </table:table-cell>
          <table:table-cell table:formula="of:=DEC2HEX([.D95];4)" office:value-type="string" office:string-value="1447" calcext:value-type="string">
            <text:p>1447</text:p>
          </table:table-cell>
          <table:table-cell table:formula="of:=&quot;0x&quot;&amp;[.E95]" office:value-type="string" office:string-value="0x1447" calcext:value-type="string">
            <text:p>0x14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6</text:p>
          </table:table-cell>
          <table:table-cell table:formula="of:=[.C95]*POWER(2;1/12)" office:value-type="float" office:value="1760" calcext:value-type="float">
            <text:p>1760</text:p>
          </table:table-cell>
          <table:table-cell table:formula="of:=ROUND([.C96]*[hardware.$B$4]/256)" office:value-type="float" office:value="5500" calcext:value-type="float">
            <text:p>5500</text:p>
          </table:table-cell>
          <table:table-cell table:formula="of:=DEC2HEX([.D96];4)" office:value-type="string" office:string-value="157C" calcext:value-type="string">
            <text:p>157C</text:p>
          </table:table-cell>
          <table:table-cell table:formula="of:=&quot;0x&quot;&amp;[.E96]" office:value-type="string" office:string-value="0x157C" calcext:value-type="string">
            <text:p>0x157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[.C96]*POWER(2;1/12)" office:value-type="float" office:value="1864.65504607236" calcext:value-type="float">
            <text:p>1864,6550460724</text:p>
          </table:table-cell>
          <table:table-cell table:formula="of:=ROUND([.C97]*[hardware.$B$4]/256)" office:value-type="float" office:value="5827" calcext:value-type="float">
            <text:p>5827</text:p>
          </table:table-cell>
          <table:table-cell table:formula="of:=DEC2HEX([.D97];4)" office:value-type="string" office:string-value="16C3" calcext:value-type="string">
            <text:p>16C3</text:p>
          </table:table-cell>
          <table:table-cell table:formula="of:=&quot;0x&quot;&amp;[.E97]" office:value-type="string" office:string-value="0x16C3" calcext:value-type="string">
            <text:p>0x16C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[.C97]*POWER(2;1/12)" office:value-type="float" office:value="1975.5332050245" calcext:value-type="float">
            <text:p>1975,5332050245</text:p>
          </table:table-cell>
          <table:table-cell table:formula="of:=ROUND([.C98]*[hardware.$B$4]/256)" office:value-type="float" office:value="6174" calcext:value-type="float">
            <text:p>6174</text:p>
          </table:table-cell>
          <table:table-cell table:formula="of:=DEC2HEX([.D98];4)" office:value-type="string" office:string-value="181E" calcext:value-type="string">
            <text:p>181E</text:p>
          </table:table-cell>
          <table:table-cell table:formula="of:=&quot;0x&quot;&amp;[.E98]" office:value-type="string" office:string-value="0x181E" calcext:value-type="string">
            <text:p>0x181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C98]*POWER(2;1/12)" office:value-type="float" office:value="2093.00452240479" calcext:value-type="float">
            <text:p>2093,0045224048</text:p>
          </table:table-cell>
          <table:table-cell table:formula="of:=ROUND([.C99]*[hardware.$B$4]/256)" office:value-type="float" office:value="6541" calcext:value-type="float">
            <text:p>6541</text:p>
          </table:table-cell>
          <table:table-cell table:formula="of:=DEC2HEX([.D99];4)" office:value-type="string" office:string-value="198D" calcext:value-type="string">
            <text:p>198D</text:p>
          </table:table-cell>
          <table:table-cell table:formula="of:=&quot;0x&quot;&amp;[.E99]" office:value-type="string" office:string-value="0x198D" calcext:value-type="string">
            <text:p>0x198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C99]*POWER(2;1/12)" office:value-type="float" office:value="2217.46104781498" calcext:value-type="float">
            <text:p>2217,461047815</text:p>
          </table:table-cell>
          <table:table-cell table:formula="of:=ROUND([.C100]*[hardware.$B$4]/256)" office:value-type="float" office:value="6930" calcext:value-type="float">
            <text:p>6930</text:p>
          </table:table-cell>
          <table:table-cell table:formula="of:=DEC2HEX([.D100];4)" office:value-type="string" office:string-value="1B12" calcext:value-type="string">
            <text:p>1B12</text:p>
          </table:table-cell>
          <table:table-cell table:formula="of:=&quot;0x&quot;&amp;[.E100]" office:value-type="string" office:string-value="0x1B12" calcext:value-type="string">
            <text:p>0x1B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[.C100]*POWER(2;1/12)" office:value-type="float" office:value="2349.31814333926" calcext:value-type="float">
            <text:p>2349,3181433393</text:p>
          </table:table-cell>
          <table:table-cell table:formula="of:=ROUND([.C101]*[hardware.$B$4]/256)" office:value-type="float" office:value="7342" calcext:value-type="float">
            <text:p>7342</text:p>
          </table:table-cell>
          <table:table-cell table:formula="of:=DEC2HEX([.D101];4)" office:value-type="string" office:string-value="1CAE" calcext:value-type="string">
            <text:p>1CAE</text:p>
          </table:table-cell>
          <table:table-cell table:formula="of:=&quot;0x&quot;&amp;[.E101]" office:value-type="string" office:string-value="0x1CAE" calcext:value-type="string">
            <text:p>0x1CA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C101]*POWER(2;1/12)" office:value-type="float" office:value="2489.01586977665" calcext:value-type="float">
            <text:p>2489,0158697767</text:p>
          </table:table-cell>
          <table:table-cell table:formula="of:=ROUND([.C102]*[hardware.$B$4]/256)" office:value-type="float" office:value="7778" calcext:value-type="float">
            <text:p>7778</text:p>
          </table:table-cell>
          <table:table-cell table:formula="of:=DEC2HEX([.D102];4)" office:value-type="string" office:string-value="1E62" calcext:value-type="string">
            <text:p>1E62</text:p>
          </table:table-cell>
          <table:table-cell table:formula="of:=&quot;0x&quot;&amp;[.E102]" office:value-type="string" office:string-value="0x1E62" calcext:value-type="string">
            <text:p>0x1E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C102]*POWER(2;1/12)" office:value-type="float" office:value="2637.02045530296" calcext:value-type="float">
            <text:p>2637,020455303</text:p>
          </table:table-cell>
          <table:table-cell table:formula="of:=ROUND([.C103]*[hardware.$B$4]/256)" office:value-type="float" office:value="8241" calcext:value-type="float">
            <text:p>8241</text:p>
          </table:table-cell>
          <table:table-cell table:formula="of:=DEC2HEX([.D103];4)" office:value-type="string" office:string-value="2031" calcext:value-type="string">
            <text:p>2031</text:p>
          </table:table-cell>
          <table:table-cell table:formula="of:=&quot;0x&quot;&amp;[.E103]" office:value-type="string" office:string-value="0x2031" calcext:value-type="string">
            <text:p>0x2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C103]*POWER(2;1/12)" office:value-type="float" office:value="2793.82585146403" calcext:value-type="float">
            <text:p>2793,825851464</text:p>
          </table:table-cell>
          <table:table-cell table:formula="of:=ROUND([.C104]*[hardware.$B$4]/256)" office:value-type="float" office:value="8731" calcext:value-type="float">
            <text:p>8731</text:p>
          </table:table-cell>
          <table:table-cell table:formula="of:=DEC2HEX([.D104];4)" office:value-type="string" office:string-value="221B" calcext:value-type="string">
            <text:p>221B</text:p>
          </table:table-cell>
          <table:table-cell table:formula="of:=&quot;0x&quot;&amp;[.E104]" office:value-type="string" office:string-value="0x221B" calcext:value-type="string">
            <text:p>0x221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C104]*POWER(2;1/12)" office:value-type="float" office:value="2959.95538169308" calcext:value-type="float">
            <text:p>2959,9553816931</text:p>
          </table:table-cell>
          <table:table-cell table:formula="of:=ROUND([.C105]*[hardware.$B$4]/256)" office:value-type="float" office:value="9250" calcext:value-type="float">
            <text:p>9250</text:p>
          </table:table-cell>
          <table:table-cell table:formula="of:=DEC2HEX([.D105];4)" office:value-type="string" office:string-value="2422" calcext:value-type="string">
            <text:p>2422</text:p>
          </table:table-cell>
          <table:table-cell table:formula="of:=&quot;0x&quot;&amp;[.E105]" office:value-type="string" office:string-value="0x2422" calcext:value-type="string">
            <text:p>0x24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[.C105]*POWER(2;1/12)" office:value-type="float" office:value="3135.963487854" calcext:value-type="float">
            <text:p>3135,963487854</text:p>
          </table:table-cell>
          <table:table-cell table:formula="of:=ROUND([.C106]*[hardware.$B$4]/256)" office:value-type="float" office:value="9800" calcext:value-type="float">
            <text:p>9800</text:p>
          </table:table-cell>
          <table:table-cell table:formula="of:=DEC2HEX([.D106];4)" office:value-type="string" office:string-value="2648" calcext:value-type="string">
            <text:p>2648</text:p>
          </table:table-cell>
          <table:table-cell table:formula="of:=&quot;0x&quot;&amp;[.E106]" office:value-type="string" office:string-value="0x2648" calcext:value-type="string">
            <text:p>0x26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C106]*POWER(2;1/12)" office:value-type="float" office:value="3322.43758063956" calcext:value-type="float">
            <text:p>3322,4375806396</text:p>
          </table:table-cell>
          <table:table-cell table:formula="of:=ROUND([.C107]*[hardware.$B$4]/256)" office:value-type="float" office:value="10383" calcext:value-type="float">
            <text:p>10383</text:p>
          </table:table-cell>
          <table:table-cell table:formula="of:=DEC2HEX([.D107];4)" office:value-type="string" office:string-value="288F" calcext:value-type="string">
            <text:p>288F</text:p>
          </table:table-cell>
          <table:table-cell table:formula="of:=&quot;0x&quot;&amp;[.E107]" office:value-type="string" office:string-value="0x288F" calcext:value-type="string">
            <text:p>0x288F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7</text:p>
          </table:table-cell>
          <table:table-cell table:formula="of:=[.C107]*POWER(2;1/12)" office:value-type="float" office:value="3520" calcext:value-type="float">
            <text:p>3520</text:p>
          </table:table-cell>
          <table:table-cell table:formula="of:=ROUND([.C108]*[hardware.$B$4]/256)" office:value-type="float" office:value="11000" calcext:value-type="float">
            <text:p>11000</text:p>
          </table:table-cell>
          <table:table-cell table:formula="of:=DEC2HEX([.D108];4)" office:value-type="string" office:string-value="2AF8" calcext:value-type="string">
            <text:p>2AF8</text:p>
          </table:table-cell>
          <table:table-cell table:formula="of:=&quot;0x&quot;&amp;[.E108]" office:value-type="string" office:string-value="0x2AF8" calcext:value-type="string">
            <text:p>0x2AF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[.C108]*POWER(2;1/12)" office:value-type="float" office:value="3729.31009214472" calcext:value-type="float">
            <text:p>3729,3100921447</text:p>
          </table:table-cell>
          <table:table-cell table:formula="of:=ROUND([.C109]*[hardware.$B$4]/256)" office:value-type="float" office:value="11654" calcext:value-type="float">
            <text:p>11654</text:p>
          </table:table-cell>
          <table:table-cell table:formula="of:=DEC2HEX([.D109];4)" office:value-type="string" office:string-value="2D86" calcext:value-type="string">
            <text:p>2D86</text:p>
          </table:table-cell>
          <table:table-cell table:formula="of:=&quot;0x&quot;&amp;[.E109]" office:value-type="string" office:string-value="0x2D86" calcext:value-type="string">
            <text:p>0x2D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[.C109]*POWER(2;1/12)" office:value-type="float" office:value="3951.066410049" calcext:value-type="float">
            <text:p>3951,066410049</text:p>
          </table:table-cell>
          <table:table-cell table:formula="of:=ROUND([.C110]*[hardware.$B$4]/256)" office:value-type="float" office:value="12347" calcext:value-type="float">
            <text:p>12347</text:p>
          </table:table-cell>
          <table:table-cell table:formula="of:=DEC2HEX([.D110];4)" office:value-type="string" office:string-value="303B" calcext:value-type="string">
            <text:p>303B</text:p>
          </table:table-cell>
          <table:table-cell table:formula="of:=&quot;0x&quot;&amp;[.E110]" office:value-type="string" office:string-value="0x303B" calcext:value-type="string">
            <text:p>0x303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C110]*POWER(2;1/12)" office:value-type="float" office:value="4186.00904480958" calcext:value-type="float">
            <text:p>4186,0090448096</text:p>
          </table:table-cell>
          <table:table-cell table:formula="of:=ROUND([.C111]*[hardware.$B$4]/256)" office:value-type="float" office:value="13081" calcext:value-type="float">
            <text:p>13081</text:p>
          </table:table-cell>
          <table:table-cell table:formula="of:=DEC2HEX([.D111];4)" office:value-type="string" office:string-value="3319" calcext:value-type="string">
            <text:p>3319</text:p>
          </table:table-cell>
          <table:table-cell table:formula="of:=&quot;0x&quot;&amp;[.E111]" office:value-type="string" office:string-value="0x3319" calcext:value-type="string">
            <text:p>0x33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[.C111]*POWER(2;1/12)" office:value-type="float" office:value="4434.92209562996" calcext:value-type="float">
            <text:p>4434,92209563</text:p>
          </table:table-cell>
          <table:table-cell table:formula="of:=ROUND([.C112]*[hardware.$B$4]/256)" office:value-type="float" office:value="13859" calcext:value-type="float">
            <text:p>13859</text:p>
          </table:table-cell>
          <table:table-cell table:formula="of:=DEC2HEX([.D112];4)" office:value-type="string" office:string-value="3623" calcext:value-type="string">
            <text:p>3623</text:p>
          </table:table-cell>
          <table:table-cell table:formula="of:=&quot;0x&quot;&amp;[.E112]" office:value-type="string" office:string-value="0x3623" calcext:value-type="string">
            <text:p>0x36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[.C112]*POWER(2;1/12)" office:value-type="float" office:value="4698.63628667853" calcext:value-type="float">
            <text:p>4698,6362866785</text:p>
          </table:table-cell>
          <table:table-cell table:formula="of:=ROUND([.C113]*[hardware.$B$4]/256)" office:value-type="float" office:value="14683" calcext:value-type="float">
            <text:p>14683</text:p>
          </table:table-cell>
          <table:table-cell table:formula="of:=DEC2HEX([.D113];4)" office:value-type="string" office:string-value="395B" calcext:value-type="string">
            <text:p>395B</text:p>
          </table:table-cell>
          <table:table-cell table:formula="of:=&quot;0x&quot;&amp;[.E113]" office:value-type="string" office:string-value="0x395B" calcext:value-type="string">
            <text:p>0x395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[.C113]*POWER(2;1/12)" office:value-type="float" office:value="4978.0317395533" calcext:value-type="float">
            <text:p>4978,0317395533</text:p>
          </table:table-cell>
          <table:table-cell table:formula="of:=ROUND([.C114]*[hardware.$B$4]/256)" office:value-type="float" office:value="15556" calcext:value-type="float">
            <text:p>15556</text:p>
          </table:table-cell>
          <table:table-cell table:formula="of:=DEC2HEX([.D114];4)" office:value-type="string" office:string-value="3CC4" calcext:value-type="string">
            <text:p>3CC4</text:p>
          </table:table-cell>
          <table:table-cell table:formula="of:=&quot;0x&quot;&amp;[.E114]" office:value-type="string" office:string-value="0x3CC4" calcext:value-type="string">
            <text:p>0x3CC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C114]*POWER(2;1/12)" office:value-type="float" office:value="5274.04091060593" calcext:value-type="float">
            <text:p>5274,0409106059</text:p>
          </table:table-cell>
          <table:table-cell table:formula="of:=ROUND([.C115]*[hardware.$B$4]/256)" office:value-type="float" office:value="16481" calcext:value-type="float">
            <text:p>16481</text:p>
          </table:table-cell>
          <table:table-cell table:formula="of:=DEC2HEX([.D115];4)" office:value-type="string" office:string-value="4061" calcext:value-type="string">
            <text:p>4061</text:p>
          </table:table-cell>
          <table:table-cell table:formula="of:=&quot;0x&quot;&amp;[.E115]" office:value-type="string" office:string-value="0x4061" calcext:value-type="string">
            <text:p>0x40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[.C115]*POWER(2;1/12)" office:value-type="float" office:value="5587.65170292807" calcext:value-type="float">
            <text:p>5587,6517029281</text:p>
          </table:table-cell>
          <table:table-cell table:formula="of:=ROUND([.C116]*[hardware.$B$4]/256)" office:value-type="float" office:value="17461" calcext:value-type="float">
            <text:p>17461</text:p>
          </table:table-cell>
          <table:table-cell table:formula="of:=DEC2HEX([.D116];4)" office:value-type="string" office:string-value="4435" calcext:value-type="string">
            <text:p>4435</text:p>
          </table:table-cell>
          <table:table-cell table:formula="of:=&quot;0x&quot;&amp;[.E116]" office:value-type="string" office:string-value="0x4435" calcext:value-type="string">
            <text:p>0x44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[.C116]*POWER(2;1/12)" office:value-type="float" office:value="5919.91076338616" calcext:value-type="float">
            <text:p>5919,9107633862</text:p>
          </table:table-cell>
          <table:table-cell table:formula="of:=ROUND([.C117]*[hardware.$B$4]/256)" office:value-type="float" office:value="18500" calcext:value-type="float">
            <text:p>18500</text:p>
          </table:table-cell>
          <table:table-cell table:formula="of:=DEC2HEX([.D117];4)" office:value-type="string" office:string-value="4844" calcext:value-type="string">
            <text:p>4844</text:p>
          </table:table-cell>
          <table:table-cell table:formula="of:=&quot;0x&quot;&amp;[.E117]" office:value-type="string" office:string-value="0x4844" calcext:value-type="string">
            <text:p>0x48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[.C117]*POWER(2;1/12)" office:value-type="float" office:value="6271.926975708" calcext:value-type="float">
            <text:p>6271,926975708</text:p>
          </table:table-cell>
          <table:table-cell table:formula="of:=ROUND([.C118]*[hardware.$B$4]/256)" office:value-type="float" office:value="19600" calcext:value-type="float">
            <text:p>19600</text:p>
          </table:table-cell>
          <table:table-cell table:formula="of:=DEC2HEX([.D118];4)" office:value-type="string" office:string-value="4C90" calcext:value-type="string">
            <text:p>4C90</text:p>
          </table:table-cell>
          <table:table-cell table:formula="of:=&quot;0x&quot;&amp;[.E118]" office:value-type="string" office:string-value="0x4C90" calcext:value-type="string">
            <text:p>0x4C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C118]*POWER(2;1/12)" office:value-type="float" office:value="6644.87516127913" calcext:value-type="float">
            <text:p>6644,8751612791</text:p>
          </table:table-cell>
          <table:table-cell table:formula="of:=ROUND([.C119]*[hardware.$B$4]/256)" office:value-type="float" office:value="20765" calcext:value-type="float">
            <text:p>20765</text:p>
          </table:table-cell>
          <table:table-cell table:formula="of:=DEC2HEX([.D119];4)" office:value-type="string" office:string-value="511D" calcext:value-type="string">
            <text:p>511D</text:p>
          </table:table-cell>
          <table:table-cell table:formula="of:=&quot;0x&quot;&amp;[.E119]" office:value-type="string" office:string-value="0x511D" calcext:value-type="string">
            <text:p>0x511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8</text:p>
          </table:table-cell>
          <table:table-cell table:formula="of:=[.C119]*POWER(2;1/12)" office:value-type="float" office:value="7040.00000000001" calcext:value-type="float">
            <text:p>7040</text:p>
          </table:table-cell>
          <table:table-cell table:formula="of:=ROUND([.C120]*[hardware.$B$4]/256)" office:value-type="float" office:value="22000" calcext:value-type="float">
            <text:p>22000</text:p>
          </table:table-cell>
          <table:table-cell table:formula="of:=DEC2HEX([.D120];4)" office:value-type="string" office:string-value="55F0" calcext:value-type="string">
            <text:p>55F0</text:p>
          </table:table-cell>
          <table:table-cell table:formula="of:=&quot;0x&quot;&amp;[.E120]" office:value-type="string" office:string-value="0x55F0" calcext:value-type="string">
            <text:p>0x55F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[.C120]*POWER(2;1/12)" office:value-type="float" office:value="7458.62018428945" calcext:value-type="float">
            <text:p>7458,6201842895</text:p>
          </table:table-cell>
          <table:table-cell table:formula="of:=ROUND([.C121]*[hardware.$B$4]/256)" office:value-type="float" office:value="23308" calcext:value-type="float">
            <text:p>23308</text:p>
          </table:table-cell>
          <table:table-cell table:formula="of:=DEC2HEX([.D121];4)" office:value-type="string" office:string-value="5B0C" calcext:value-type="string">
            <text:p>5B0C</text:p>
          </table:table-cell>
          <table:table-cell table:formula="of:=&quot;0x&quot;&amp;[.E121]" office:value-type="string" office:string-value="0x5B0C" calcext:value-type="string">
            <text:p>0x5B0C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[.C121]*POWER(2;1/12)" office:value-type="float" office:value="7902.132820098" calcext:value-type="float">
            <text:p>7902,132820098</text:p>
          </table:table-cell>
          <table:table-cell table:formula="of:=ROUND([.C122]*[hardware.$B$4]/256)" office:value-type="float" office:value="24694" calcext:value-type="float">
            <text:p>24694</text:p>
          </table:table-cell>
          <table:table-cell table:formula="of:=DEC2HEX([.D122];4)" office:value-type="string" office:string-value="6076" calcext:value-type="string">
            <text:p>6076</text:p>
          </table:table-cell>
          <table:table-cell table:formula="of:=&quot;0x&quot;&amp;[.E122]" office:value-type="string" office:string-value="0x6076" calcext:value-type="string">
            <text:p>0x60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C122]*POWER(2;1/12)" office:value-type="float" office:value="8372.01808961917" calcext:value-type="float">
            <text:p>8372,0180896192</text:p>
          </table:table-cell>
          <table:table-cell table:formula="of:=ROUND([.C123]*[hardware.$B$4]/256)" office:value-type="float" office:value="26163" calcext:value-type="float">
            <text:p>26163</text:p>
          </table:table-cell>
          <table:table-cell table:formula="of:=DEC2HEX([.D123];4)" office:value-type="string" office:string-value="6633" calcext:value-type="string">
            <text:p>6633</text:p>
          </table:table-cell>
          <table:table-cell table:formula="of:=&quot;0x&quot;&amp;[.E123]" office:value-type="string" office:string-value="0x6633" calcext:value-type="string">
            <text:p>0x66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[.C123]*POWER(2;1/12)" office:value-type="float" office:value="8869.84419125992" calcext:value-type="float">
            <text:p>8869,8441912599</text:p>
          </table:table-cell>
          <table:table-cell table:formula="of:=ROUND([.C124]*[hardware.$B$4]/256)" office:value-type="float" office:value="27718" calcext:value-type="float">
            <text:p>27718</text:p>
          </table:table-cell>
          <table:table-cell table:formula="of:=DEC2HEX([.D124];4)" office:value-type="string" office:string-value="6C46" calcext:value-type="string">
            <text:p>6C46</text:p>
          </table:table-cell>
          <table:table-cell table:formula="of:=&quot;0x&quot;&amp;[.E124]" office:value-type="string" office:string-value="0x6C46" calcext:value-type="string">
            <text:p>0x6C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[.C124]*POWER(2;1/12)" office:value-type="float" office:value="9397.27257335706" calcext:value-type="float">
            <text:p>9397,2725733571</text:p>
          </table:table-cell>
          <table:table-cell table:formula="of:=ROUND([.C125]*[hardware.$B$4]/256)" office:value-type="float" office:value="29366" calcext:value-type="float">
            <text:p>29366</text:p>
          </table:table-cell>
          <table:table-cell table:formula="of:=DEC2HEX([.D125];4)" office:value-type="string" office:string-value="72B6" calcext:value-type="string">
            <text:p>72B6</text:p>
          </table:table-cell>
          <table:table-cell table:formula="of:=&quot;0x&quot;&amp;[.E125]" office:value-type="string" office:string-value="0x72B6" calcext:value-type="string">
            <text:p>0x72B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[.C125]*POWER(2;1/12)" office:value-type="float" office:value="9956.06347910661" calcext:value-type="float">
            <text:p>9956,0634791066</text:p>
          </table:table-cell>
          <table:table-cell table:formula="of:=ROUND([.C126]*[hardware.$B$4]/256)" office:value-type="float" office:value="31113" calcext:value-type="float">
            <text:p>31113</text:p>
          </table:table-cell>
          <table:table-cell table:formula="of:=DEC2HEX([.D126];4)" office:value-type="string" office:string-value="7989" calcext:value-type="string">
            <text:p>7989</text:p>
          </table:table-cell>
          <table:table-cell table:formula="of:=&quot;0x&quot;&amp;[.E126]" office:value-type="string" office:string-value="0x7989" calcext:value-type="string">
            <text:p>0x79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C126]*POWER(2;1/12)" office:value-type="float" office:value="10548.0818212119" calcext:value-type="float">
            <text:p>10548,0818212119</text:p>
          </table:table-cell>
          <table:table-cell table:formula="of:=ROUND([.C127]*[hardware.$B$4]/256)" office:value-type="float" office:value="32963" calcext:value-type="float">
            <text:p>32963</text:p>
          </table:table-cell>
          <table:table-cell table:formula="of:=DEC2HEX([.D127];4)" office:value-type="string" office:string-value="80C3" calcext:value-type="string">
            <text:p>80C3</text:p>
          </table:table-cell>
          <table:table-cell table:formula="of:=&quot;0x&quot;&amp;[.E127]" office:value-type="string" office:string-value="0x80C3" calcext:value-type="string">
            <text:p>0x80C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[.C127]*POWER(2;1/12)" office:value-type="float" office:value="11175.3034058561" calcext:value-type="float">
            <text:p>11175,3034058561</text:p>
          </table:table-cell>
          <table:table-cell table:formula="of:=ROUND([.C128]*[hardware.$B$4]/256)" office:value-type="float" office:value="34923" calcext:value-type="float">
            <text:p>34923</text:p>
          </table:table-cell>
          <table:table-cell table:formula="of:=DEC2HEX([.D128];4)" office:value-type="string" office:string-value="886B" calcext:value-type="string">
            <text:p>886B</text:p>
          </table:table-cell>
          <table:table-cell table:formula="of:=&quot;0x&quot;&amp;[.E128]" office:value-type="string" office:string-value="0x886B" calcext:value-type="string">
            <text:p>0x886B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[.C128]*POWER(2;1/12)" office:value-type="float" office:value="11839.8215267723" calcext:value-type="float">
            <text:p>11839,8215267723</text:p>
          </table:table-cell>
          <table:table-cell table:formula="of:=ROUND([.C129]*[hardware.$B$4]/256)" office:value-type="float" office:value="36999" calcext:value-type="float">
            <text:p>36999</text:p>
          </table:table-cell>
          <table:table-cell table:formula="of:=DEC2HEX([.D129];4)" office:value-type="string" office:string-value="9087" calcext:value-type="string">
            <text:p>9087</text:p>
          </table:table-cell>
          <table:table-cell table:formula="of:=&quot;0x&quot;&amp;[.E129]" office:value-type="string" office:string-value="0x9087" calcext:value-type="string">
            <text:p>0x90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[.C129]*POWER(2;1/12)" office:value-type="float" office:value="12543.853951416" calcext:value-type="float">
            <text:p>12543,853951416</text:p>
          </table:table-cell>
          <table:table-cell table:formula="of:=ROUND([.C130]*[hardware.$B$4]/256)" office:value-type="float" office:value="39200" calcext:value-type="float">
            <text:p>39200</text:p>
          </table:table-cell>
          <table:table-cell table:formula="of:=DEC2HEX([.D130];4)" office:value-type="string" office:string-value="9920" calcext:value-type="string">
            <text:p>9920</text:p>
          </table:table-cell>
          <table:table-cell table:formula="of:=&quot;0x&quot;&amp;[.E130]" office:value-type="string" office:string-value="0x9920" calcext:value-type="string">
            <text:p>0x9920</text:p>
          </table:table-cell>
        </table:table-row>
      </table:table>
      <table:table table:name="envTune table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hex value for arduino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27-[.A3]) * 8" office:value-type="float" office:value="1016" calcext:value-type="float">
            <text:p>1016</text:p>
          </table:table-cell>
          <table:table-cell table:formula="of:=DEC2HEX([.B3];4)" office:value-type="string" office:string-value="03F8" calcext:value-type="string">
            <text:p>03F8</text:p>
          </table:table-cell>
          <table:table-cell table:formula="of:=&quot;0x&quot;&amp;[.C3]" office:value-type="string" office:string-value="0x03F8" calcext:value-type="string">
            <text:p>0x03F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27-[.A4]) * 8" office:value-type="float" office:value="1008" calcext:value-type="float">
            <text:p>1008</text:p>
          </table:table-cell>
          <table:table-cell table:formula="of:=DEC2HEX([.B4];4)" office:value-type="string" office:string-value="03F0" calcext:value-type="string">
            <text:p>03F0</text:p>
          </table:table-cell>
          <table:table-cell table:formula="of:=&quot;0x&quot;&amp;[.C4]" office:value-type="string" office:string-value="0x03F0" calcext:value-type="string">
            <text:p>0x03F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27-[.A5]) * 8" office:value-type="float" office:value="1000" calcext:value-type="float">
            <text:p>1000</text:p>
          </table:table-cell>
          <table:table-cell table:formula="of:=DEC2HEX([.B5];4)" office:value-type="string" office:string-value="03E8" calcext:value-type="string">
            <text:p>03E8</text:p>
          </table:table-cell>
          <table:table-cell table:formula="of:=&quot;0x&quot;&amp;[.C5]" office:value-type="string" office:string-value="0x03E8" calcext:value-type="string">
            <text:p>0x03E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27-[.A6]) * 8" office:value-type="float" office:value="992" calcext:value-type="float">
            <text:p>992</text:p>
          </table:table-cell>
          <table:table-cell table:formula="of:=DEC2HEX([.B6];4)" office:value-type="string" office:string-value="03E0" calcext:value-type="string">
            <text:p>03E0</text:p>
          </table:table-cell>
          <table:table-cell table:formula="of:=&quot;0x&quot;&amp;[.C6]" office:value-type="string" office:string-value="0x03E0" calcext:value-type="string">
            <text:p>0x03E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27-[.A7]) * 8" office:value-type="float" office:value="984" calcext:value-type="float">
            <text:p>984</text:p>
          </table:table-cell>
          <table:table-cell table:formula="of:=DEC2HEX([.B7];4)" office:value-type="string" office:string-value="03D8" calcext:value-type="string">
            <text:p>03D8</text:p>
          </table:table-cell>
          <table:table-cell table:formula="of:=&quot;0x&quot;&amp;[.C7]" office:value-type="string" office:string-value="0x03D8" calcext:value-type="string">
            <text:p>0x03D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27-[.A8]) * 8" office:value-type="float" office:value="976" calcext:value-type="float">
            <text:p>976</text:p>
          </table:table-cell>
          <table:table-cell table:formula="of:=DEC2HEX([.B8];4)" office:value-type="string" office:string-value="03D0" calcext:value-type="string">
            <text:p>03D0</text:p>
          </table:table-cell>
          <table:table-cell table:formula="of:=&quot;0x&quot;&amp;[.C8]" office:value-type="string" office:string-value="0x03D0" calcext:value-type="string">
            <text:p>0x03D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27-[.A9]) * 8" office:value-type="float" office:value="968" calcext:value-type="float">
            <text:p>968</text:p>
          </table:table-cell>
          <table:table-cell table:formula="of:=DEC2HEX([.B9];4)" office:value-type="string" office:string-value="03C8" calcext:value-type="string">
            <text:p>03C8</text:p>
          </table:table-cell>
          <table:table-cell table:formula="of:=&quot;0x&quot;&amp;[.C9]" office:value-type="string" office:string-value="0x03C8" calcext:value-type="string">
            <text:p>0x03C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27-[.A10]) * 8" office:value-type="float" office:value="960" calcext:value-type="float">
            <text:p>960</text:p>
          </table:table-cell>
          <table:table-cell table:formula="of:=DEC2HEX([.B10];4)" office:value-type="string" office:string-value="03C0" calcext:value-type="string">
            <text:p>03C0</text:p>
          </table:table-cell>
          <table:table-cell table:formula="of:=&quot;0x&quot;&amp;[.C10]" office:value-type="string" office:string-value="0x03C0" calcext:value-type="string">
            <text:p>0x03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27-[.A11]) * 8" office:value-type="float" office:value="952" calcext:value-type="float">
            <text:p>952</text:p>
          </table:table-cell>
          <table:table-cell table:formula="of:=DEC2HEX([.B11];4)" office:value-type="string" office:string-value="03B8" calcext:value-type="string">
            <text:p>03B8</text:p>
          </table:table-cell>
          <table:table-cell table:formula="of:=&quot;0x&quot;&amp;[.C11]" office:value-type="string" office:string-value="0x03B8" calcext:value-type="string">
            <text:p>0x03B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27-[.A12]) * 8" office:value-type="float" office:value="944" calcext:value-type="float">
            <text:p>944</text:p>
          </table:table-cell>
          <table:table-cell table:formula="of:=DEC2HEX([.B12];4)" office:value-type="string" office:string-value="03B0" calcext:value-type="string">
            <text:p>03B0</text:p>
          </table:table-cell>
          <table:table-cell table:formula="of:=&quot;0x&quot;&amp;[.C12]" office:value-type="string" office:string-value="0x03B0" calcext:value-type="string">
            <text:p>0x03B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27-[.A13]) * 8" office:value-type="float" office:value="936" calcext:value-type="float">
            <text:p>936</text:p>
          </table:table-cell>
          <table:table-cell table:formula="of:=DEC2HEX([.B13];4)" office:value-type="string" office:string-value="03A8" calcext:value-type="string">
            <text:p>03A8</text:p>
          </table:table-cell>
          <table:table-cell table:formula="of:=&quot;0x&quot;&amp;[.C13]" office:value-type="string" office:string-value="0x03A8" calcext:value-type="string">
            <text:p>0x03A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27-[.A14]) * 8" office:value-type="float" office:value="928" calcext:value-type="float">
            <text:p>928</text:p>
          </table:table-cell>
          <table:table-cell table:formula="of:=DEC2HEX([.B14];4)" office:value-type="string" office:string-value="03A0" calcext:value-type="string">
            <text:p>03A0</text:p>
          </table:table-cell>
          <table:table-cell table:formula="of:=&quot;0x&quot;&amp;[.C14]" office:value-type="string" office:string-value="0x03A0" calcext:value-type="string">
            <text:p>0x03A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27-[.A15]) * 8" office:value-type="float" office:value="920" calcext:value-type="float">
            <text:p>920</text:p>
          </table:table-cell>
          <table:table-cell table:formula="of:=DEC2HEX([.B15];4)" office:value-type="string" office:string-value="0398" calcext:value-type="string">
            <text:p>0398</text:p>
          </table:table-cell>
          <table:table-cell table:formula="of:=&quot;0x&quot;&amp;[.C15]" office:value-type="string" office:string-value="0x0398" calcext:value-type="string">
            <text:p>0x0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27-[.A16]) * 8" office:value-type="float" office:value="912" calcext:value-type="float">
            <text:p>912</text:p>
          </table:table-cell>
          <table:table-cell table:formula="of:=DEC2HEX([.B16];4)" office:value-type="string" office:string-value="0390" calcext:value-type="string">
            <text:p>0390</text:p>
          </table:table-cell>
          <table:table-cell table:formula="of:=&quot;0x&quot;&amp;[.C16]" office:value-type="string" office:string-value="0x0390" calcext:value-type="string">
            <text:p>0x03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27-[.A17]) * 8" office:value-type="float" office:value="904" calcext:value-type="float">
            <text:p>904</text:p>
          </table:table-cell>
          <table:table-cell table:formula="of:=DEC2HEX([.B17];4)" office:value-type="string" office:string-value="0388" calcext:value-type="string">
            <text:p>0388</text:p>
          </table:table-cell>
          <table:table-cell table:formula="of:=&quot;0x&quot;&amp;[.C17]" office:value-type="string" office:string-value="0x0388" calcext:value-type="string">
            <text:p>0x0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27-[.A18]) * 8" office:value-type="float" office:value="896" calcext:value-type="float">
            <text:p>896</text:p>
          </table:table-cell>
          <table:table-cell table:formula="of:=DEC2HEX([.B18];4)" office:value-type="string" office:string-value="0380" calcext:value-type="string">
            <text:p>0380</text:p>
          </table:table-cell>
          <table:table-cell table:formula="of:=&quot;0x&quot;&amp;[.C18]" office:value-type="string" office:string-value="0x0380" calcext:value-type="string">
            <text:p>0x03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27-[.A19]) * 8" office:value-type="float" office:value="888" calcext:value-type="float">
            <text:p>888</text:p>
          </table:table-cell>
          <table:table-cell table:formula="of:=DEC2HEX([.B19];4)" office:value-type="string" office:string-value="0378" calcext:value-type="string">
            <text:p>0378</text:p>
          </table:table-cell>
          <table:table-cell table:formula="of:=&quot;0x&quot;&amp;[.C19]" office:value-type="string" office:string-value="0x0378" calcext:value-type="string">
            <text:p>0x0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27-[.A20]) * 8" office:value-type="float" office:value="880" calcext:value-type="float">
            <text:p>880</text:p>
          </table:table-cell>
          <table:table-cell table:formula="of:=DEC2HEX([.B20];4)" office:value-type="string" office:string-value="0370" calcext:value-type="string">
            <text:p>0370</text:p>
          </table:table-cell>
          <table:table-cell table:formula="of:=&quot;0x&quot;&amp;[.C20]" office:value-type="string" office:string-value="0x0370" calcext:value-type="string">
            <text:p>0x0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27-[.A21]) * 8" office:value-type="float" office:value="872" calcext:value-type="float">
            <text:p>872</text:p>
          </table:table-cell>
          <table:table-cell table:formula="of:=DEC2HEX([.B21];4)" office:value-type="string" office:string-value="0368" calcext:value-type="string">
            <text:p>0368</text:p>
          </table:table-cell>
          <table:table-cell table:formula="of:=&quot;0x&quot;&amp;[.C21]" office:value-type="string" office:string-value="0x0368" calcext:value-type="string">
            <text:p>0x0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27-[.A22]) * 8" office:value-type="float" office:value="864" calcext:value-type="float">
            <text:p>864</text:p>
          </table:table-cell>
          <table:table-cell table:formula="of:=DEC2HEX([.B22];4)" office:value-type="string" office:string-value="0360" calcext:value-type="string">
            <text:p>0360</text:p>
          </table:table-cell>
          <table:table-cell table:formula="of:=&quot;0x&quot;&amp;[.C22]" office:value-type="string" office:string-value="0x0360" calcext:value-type="string">
            <text:p>0x0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27-[.A23]) * 8" office:value-type="float" office:value="856" calcext:value-type="float">
            <text:p>856</text:p>
          </table:table-cell>
          <table:table-cell table:formula="of:=DEC2HEX([.B23];4)" office:value-type="string" office:string-value="0358" calcext:value-type="string">
            <text:p>0358</text:p>
          </table:table-cell>
          <table:table-cell table:formula="of:=&quot;0x&quot;&amp;[.C23]" office:value-type="string" office:string-value="0x0358" calcext:value-type="string">
            <text:p>0x03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27-[.A24]) * 8" office:value-type="float" office:value="848" calcext:value-type="float">
            <text:p>848</text:p>
          </table:table-cell>
          <table:table-cell table:formula="of:=DEC2HEX([.B24];4)" office:value-type="string" office:string-value="0350" calcext:value-type="string">
            <text:p>0350</text:p>
          </table:table-cell>
          <table:table-cell table:formula="of:=&quot;0x&quot;&amp;[.C24]" office:value-type="string" office:string-value="0x0350" calcext:value-type="string">
            <text:p>0x03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27-[.A25]) * 8" office:value-type="float" office:value="840" calcext:value-type="float">
            <text:p>840</text:p>
          </table:table-cell>
          <table:table-cell table:formula="of:=DEC2HEX([.B25];4)" office:value-type="string" office:string-value="0348" calcext:value-type="string">
            <text:p>0348</text:p>
          </table:table-cell>
          <table:table-cell table:formula="of:=&quot;0x&quot;&amp;[.C25]" office:value-type="string" office:string-value="0x0348" calcext:value-type="string">
            <text:p>0x0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27-[.A26]) * 8" office:value-type="float" office:value="832" calcext:value-type="float">
            <text:p>832</text:p>
          </table:table-cell>
          <table:table-cell table:formula="of:=DEC2HEX([.B26];4)" office:value-type="string" office:string-value="0340" calcext:value-type="string">
            <text:p>0340</text:p>
          </table:table-cell>
          <table:table-cell table:formula="of:=&quot;0x&quot;&amp;[.C26]" office:value-type="string" office:string-value="0x0340" calcext:value-type="string">
            <text:p>0x03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27-[.A27]) * 8" office:value-type="float" office:value="824" calcext:value-type="float">
            <text:p>824</text:p>
          </table:table-cell>
          <table:table-cell table:formula="of:=DEC2HEX([.B27];4)" office:value-type="string" office:string-value="0338" calcext:value-type="string">
            <text:p>0338</text:p>
          </table:table-cell>
          <table:table-cell table:formula="of:=&quot;0x&quot;&amp;[.C27]" office:value-type="string" office:string-value="0x0338" calcext:value-type="string">
            <text:p>0x0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27-[.A28]) * 8" office:value-type="float" office:value="816" calcext:value-type="float">
            <text:p>816</text:p>
          </table:table-cell>
          <table:table-cell table:formula="of:=DEC2HEX([.B28];4)" office:value-type="string" office:string-value="0330" calcext:value-type="string">
            <text:p>0330</text:p>
          </table:table-cell>
          <table:table-cell table:formula="of:=&quot;0x&quot;&amp;[.C28]" office:value-type="string" office:string-value="0x0330" calcext:value-type="string">
            <text:p>0x03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27-[.A29]) * 8" office:value-type="float" office:value="808" calcext:value-type="float">
            <text:p>808</text:p>
          </table:table-cell>
          <table:table-cell table:formula="of:=DEC2HEX([.B29];4)" office:value-type="string" office:string-value="0328" calcext:value-type="string">
            <text:p>0328</text:p>
          </table:table-cell>
          <table:table-cell table:formula="of:=&quot;0x&quot;&amp;[.C29]" office:value-type="string" office:string-value="0x0328" calcext:value-type="string">
            <text:p>0x0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27-[.A30]) * 8" office:value-type="float" office:value="800" calcext:value-type="float">
            <text:p>800</text:p>
          </table:table-cell>
          <table:table-cell table:formula="of:=DEC2HEX([.B30];4)" office:value-type="string" office:string-value="0320" calcext:value-type="string">
            <text:p>0320</text:p>
          </table:table-cell>
          <table:table-cell table:formula="of:=&quot;0x&quot;&amp;[.C30]" office:value-type="string" office:string-value="0x0320" calcext:value-type="string">
            <text:p>0x03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27-[.A31]) * 8" office:value-type="float" office:value="792" calcext:value-type="float">
            <text:p>792</text:p>
          </table:table-cell>
          <table:table-cell table:formula="of:=DEC2HEX([.B31];4)" office:value-type="string" office:string-value="0318" calcext:value-type="string">
            <text:p>0318</text:p>
          </table:table-cell>
          <table:table-cell table:formula="of:=&quot;0x&quot;&amp;[.C31]" office:value-type="string" office:string-value="0x0318" calcext:value-type="string">
            <text:p>0x03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27-[.A32]) * 8" office:value-type="float" office:value="784" calcext:value-type="float">
            <text:p>784</text:p>
          </table:table-cell>
          <table:table-cell table:formula="of:=DEC2HEX([.B32];4)" office:value-type="string" office:string-value="0310" calcext:value-type="string">
            <text:p>0310</text:p>
          </table:table-cell>
          <table:table-cell table:formula="of:=&quot;0x&quot;&amp;[.C32]" office:value-type="string" office:string-value="0x0310" calcext:value-type="string">
            <text:p>0x03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27-[.A33]) * 8" office:value-type="float" office:value="776" calcext:value-type="float">
            <text:p>776</text:p>
          </table:table-cell>
          <table:table-cell table:formula="of:=DEC2HEX([.B33];4)" office:value-type="string" office:string-value="0308" calcext:value-type="string">
            <text:p>0308</text:p>
          </table:table-cell>
          <table:table-cell table:formula="of:=&quot;0x&quot;&amp;[.C33]" office:value-type="string" office:string-value="0x0308" calcext:value-type="string">
            <text:p>0x0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27-[.A34]) * 8" office:value-type="float" office:value="768" calcext:value-type="float">
            <text:p>768</text:p>
          </table:table-cell>
          <table:table-cell table:formula="of:=DEC2HEX([.B34];4)" office:value-type="string" office:string-value="0300" calcext:value-type="string">
            <text:p>0300</text:p>
          </table:table-cell>
          <table:table-cell table:formula="of:=&quot;0x&quot;&amp;[.C34]" office:value-type="string" office:string-value="0x0300" calcext:value-type="string">
            <text:p>0x0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27-[.A35]) * 8" office:value-type="float" office:value="760" calcext:value-type="float">
            <text:p>760</text:p>
          </table:table-cell>
          <table:table-cell table:formula="of:=DEC2HEX([.B35];4)" office:value-type="string" office:string-value="02F8" calcext:value-type="string">
            <text:p>02F8</text:p>
          </table:table-cell>
          <table:table-cell table:formula="of:=&quot;0x&quot;&amp;[.C35]" office:value-type="string" office:string-value="0x02F8" calcext:value-type="string">
            <text:p>0x02F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27-[.A36]) * 8" office:value-type="float" office:value="752" calcext:value-type="float">
            <text:p>752</text:p>
          </table:table-cell>
          <table:table-cell table:formula="of:=DEC2HEX([.B36];4)" office:value-type="string" office:string-value="02F0" calcext:value-type="string">
            <text:p>02F0</text:p>
          </table:table-cell>
          <table:table-cell table:formula="of:=&quot;0x&quot;&amp;[.C36]" office:value-type="string" office:string-value="0x02F0" calcext:value-type="string">
            <text:p>0x02F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27-[.A37]) * 8" office:value-type="float" office:value="744" calcext:value-type="float">
            <text:p>744</text:p>
          </table:table-cell>
          <table:table-cell table:formula="of:=DEC2HEX([.B37];4)" office:value-type="string" office:string-value="02E8" calcext:value-type="string">
            <text:p>02E8</text:p>
          </table:table-cell>
          <table:table-cell table:formula="of:=&quot;0x&quot;&amp;[.C37]" office:value-type="string" office:string-value="0x02E8" calcext:value-type="string">
            <text:p>0x02E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27-[.A38]) * 8" office:value-type="float" office:value="736" calcext:value-type="float">
            <text:p>736</text:p>
          </table:table-cell>
          <table:table-cell table:formula="of:=DEC2HEX([.B38];4)" office:value-type="string" office:string-value="02E0" calcext:value-type="string">
            <text:p>02E0</text:p>
          </table:table-cell>
          <table:table-cell table:formula="of:=&quot;0x&quot;&amp;[.C38]" office:value-type="string" office:string-value="0x02E0" calcext:value-type="string">
            <text:p>0x02E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27-[.A39]) * 8" office:value-type="float" office:value="728" calcext:value-type="float">
            <text:p>728</text:p>
          </table:table-cell>
          <table:table-cell table:formula="of:=DEC2HEX([.B39];4)" office:value-type="string" office:string-value="02D8" calcext:value-type="string">
            <text:p>02D8</text:p>
          </table:table-cell>
          <table:table-cell table:formula="of:=&quot;0x&quot;&amp;[.C39]" office:value-type="string" office:string-value="0x02D8" calcext:value-type="string">
            <text:p>0x02D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27-[.A40]) * 8" office:value-type="float" office:value="720" calcext:value-type="float">
            <text:p>720</text:p>
          </table:table-cell>
          <table:table-cell table:formula="of:=DEC2HEX([.B40];4)" office:value-type="string" office:string-value="02D0" calcext:value-type="string">
            <text:p>02D0</text:p>
          </table:table-cell>
          <table:table-cell table:formula="of:=&quot;0x&quot;&amp;[.C40]" office:value-type="string" office:string-value="0x02D0" calcext:value-type="string">
            <text:p>0x02D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27-[.A41]) * 8" office:value-type="float" office:value="712" calcext:value-type="float">
            <text:p>712</text:p>
          </table:table-cell>
          <table:table-cell table:formula="of:=DEC2HEX([.B41];4)" office:value-type="string" office:string-value="02C8" calcext:value-type="string">
            <text:p>02C8</text:p>
          </table:table-cell>
          <table:table-cell table:formula="of:=&quot;0x&quot;&amp;[.C41]" office:value-type="string" office:string-value="0x02C8" calcext:value-type="string">
            <text:p>0x02C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27-[.A42]) * 8" office:value-type="float" office:value="704" calcext:value-type="float">
            <text:p>704</text:p>
          </table:table-cell>
          <table:table-cell table:formula="of:=DEC2HEX([.B42];4)" office:value-type="string" office:string-value="02C0" calcext:value-type="string">
            <text:p>02C0</text:p>
          </table:table-cell>
          <table:table-cell table:formula="of:=&quot;0x&quot;&amp;[.C42]" office:value-type="string" office:string-value="0x02C0" calcext:value-type="string">
            <text:p>0x02C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27-[.A43]) * 8" office:value-type="float" office:value="696" calcext:value-type="float">
            <text:p>696</text:p>
          </table:table-cell>
          <table:table-cell table:formula="of:=DEC2HEX([.B43];4)" office:value-type="string" office:string-value="02B8" calcext:value-type="string">
            <text:p>02B8</text:p>
          </table:table-cell>
          <table:table-cell table:formula="of:=&quot;0x&quot;&amp;[.C43]" office:value-type="string" office:string-value="0x02B8" calcext:value-type="string">
            <text:p>0x02B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27-[.A44]) * 8" office:value-type="float" office:value="688" calcext:value-type="float">
            <text:p>688</text:p>
          </table:table-cell>
          <table:table-cell table:formula="of:=DEC2HEX([.B44];4)" office:value-type="string" office:string-value="02B0" calcext:value-type="string">
            <text:p>02B0</text:p>
          </table:table-cell>
          <table:table-cell table:formula="of:=&quot;0x&quot;&amp;[.C44]" office:value-type="string" office:string-value="0x02B0" calcext:value-type="string">
            <text:p>0x02B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27-[.A45]) * 8" office:value-type="float" office:value="680" calcext:value-type="float">
            <text:p>680</text:p>
          </table:table-cell>
          <table:table-cell table:formula="of:=DEC2HEX([.B45];4)" office:value-type="string" office:string-value="02A8" calcext:value-type="string">
            <text:p>02A8</text:p>
          </table:table-cell>
          <table:table-cell table:formula="of:=&quot;0x&quot;&amp;[.C45]" office:value-type="string" office:string-value="0x02A8" calcext:value-type="string">
            <text:p>0x02A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27-[.A46]) * 8" office:value-type="float" office:value="672" calcext:value-type="float">
            <text:p>672</text:p>
          </table:table-cell>
          <table:table-cell table:formula="of:=DEC2HEX([.B46];4)" office:value-type="string" office:string-value="02A0" calcext:value-type="string">
            <text:p>02A0</text:p>
          </table:table-cell>
          <table:table-cell table:formula="of:=&quot;0x&quot;&amp;[.C46]" office:value-type="string" office:string-value="0x02A0" calcext:value-type="string">
            <text:p>0x02A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27-[.A47]) * 8" office:value-type="float" office:value="664" calcext:value-type="float">
            <text:p>664</text:p>
          </table:table-cell>
          <table:table-cell table:formula="of:=DEC2HEX([.B47];4)" office:value-type="string" office:string-value="0298" calcext:value-type="string">
            <text:p>0298</text:p>
          </table:table-cell>
          <table:table-cell table:formula="of:=&quot;0x&quot;&amp;[.C47]" office:value-type="string" office:string-value="0x0298" calcext:value-type="string">
            <text:p>0x02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27-[.A48]) * 8" office:value-type="float" office:value="656" calcext:value-type="float">
            <text:p>656</text:p>
          </table:table-cell>
          <table:table-cell table:formula="of:=DEC2HEX([.B48];4)" office:value-type="string" office:string-value="0290" calcext:value-type="string">
            <text:p>0290</text:p>
          </table:table-cell>
          <table:table-cell table:formula="of:=&quot;0x&quot;&amp;[.C48]" office:value-type="string" office:string-value="0x0290" calcext:value-type="string">
            <text:p>0x02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27-[.A49]) * 8" office:value-type="float" office:value="648" calcext:value-type="float">
            <text:p>648</text:p>
          </table:table-cell>
          <table:table-cell table:formula="of:=DEC2HEX([.B49];4)" office:value-type="string" office:string-value="0288" calcext:value-type="string">
            <text:p>0288</text:p>
          </table:table-cell>
          <table:table-cell table:formula="of:=&quot;0x&quot;&amp;[.C49]" office:value-type="string" office:string-value="0x0288" calcext:value-type="string">
            <text:p>0x02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27-[.A50]) * 8" office:value-type="float" office:value="640" calcext:value-type="float">
            <text:p>640</text:p>
          </table:table-cell>
          <table:table-cell table:formula="of:=DEC2HEX([.B50];4)" office:value-type="string" office:string-value="0280" calcext:value-type="string">
            <text:p>0280</text:p>
          </table:table-cell>
          <table:table-cell table:formula="of:=&quot;0x&quot;&amp;[.C50]" office:value-type="string" office:string-value="0x0280" calcext:value-type="string">
            <text:p>0x02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27-[.A51]) * 8" office:value-type="float" office:value="632" calcext:value-type="float">
            <text:p>632</text:p>
          </table:table-cell>
          <table:table-cell table:formula="of:=DEC2HEX([.B51];4)" office:value-type="string" office:string-value="0278" calcext:value-type="string">
            <text:p>0278</text:p>
          </table:table-cell>
          <table:table-cell table:formula="of:=&quot;0x&quot;&amp;[.C51]" office:value-type="string" office:string-value="0x0278" calcext:value-type="string">
            <text:p>0x02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27-[.A52]) * 8" office:value-type="float" office:value="624" calcext:value-type="float">
            <text:p>624</text:p>
          </table:table-cell>
          <table:table-cell table:formula="of:=DEC2HEX([.B52];4)" office:value-type="string" office:string-value="0270" calcext:value-type="string">
            <text:p>0270</text:p>
          </table:table-cell>
          <table:table-cell table:formula="of:=&quot;0x&quot;&amp;[.C52]" office:value-type="string" office:string-value="0x0270" calcext:value-type="string">
            <text:p>0x02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27-[.A53]) * 8" office:value-type="float" office:value="616" calcext:value-type="float">
            <text:p>616</text:p>
          </table:table-cell>
          <table:table-cell table:formula="of:=DEC2HEX([.B53];4)" office:value-type="string" office:string-value="0268" calcext:value-type="string">
            <text:p>0268</text:p>
          </table:table-cell>
          <table:table-cell table:formula="of:=&quot;0x&quot;&amp;[.C53]" office:value-type="string" office:string-value="0x0268" calcext:value-type="string">
            <text:p>0x02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27-[.A54]) * 8" office:value-type="float" office:value="608" calcext:value-type="float">
            <text:p>608</text:p>
          </table:table-cell>
          <table:table-cell table:formula="of:=DEC2HEX([.B54];4)" office:value-type="string" office:string-value="0260" calcext:value-type="string">
            <text:p>0260</text:p>
          </table:table-cell>
          <table:table-cell table:formula="of:=&quot;0x&quot;&amp;[.C54]" office:value-type="string" office:string-value="0x0260" calcext:value-type="string">
            <text:p>0x02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27-[.A55]) * 8" office:value-type="float" office:value="600" calcext:value-type="float">
            <text:p>600</text:p>
          </table:table-cell>
          <table:table-cell table:formula="of:=DEC2HEX([.B55];4)" office:value-type="string" office:string-value="0258" calcext:value-type="string">
            <text:p>0258</text:p>
          </table:table-cell>
          <table:table-cell table:formula="of:=&quot;0x&quot;&amp;[.C55]" office:value-type="string" office:string-value="0x0258" calcext:value-type="string">
            <text:p>0x02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27-[.A56]) * 8" office:value-type="float" office:value="592" calcext:value-type="float">
            <text:p>592</text:p>
          </table:table-cell>
          <table:table-cell table:formula="of:=DEC2HEX([.B56];4)" office:value-type="string" office:string-value="0250" calcext:value-type="string">
            <text:p>0250</text:p>
          </table:table-cell>
          <table:table-cell table:formula="of:=&quot;0x&quot;&amp;[.C56]" office:value-type="string" office:string-value="0x0250" calcext:value-type="string">
            <text:p>0x02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27-[.A57]) * 8" office:value-type="float" office:value="584" calcext:value-type="float">
            <text:p>584</text:p>
          </table:table-cell>
          <table:table-cell table:formula="of:=DEC2HEX([.B57];4)" office:value-type="string" office:string-value="0248" calcext:value-type="string">
            <text:p>0248</text:p>
          </table:table-cell>
          <table:table-cell table:formula="of:=&quot;0x&quot;&amp;[.C57]" office:value-type="string" office:string-value="0x0248" calcext:value-type="string">
            <text:p>0x0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27-[.A58]) * 8" office:value-type="float" office:value="576" calcext:value-type="float">
            <text:p>576</text:p>
          </table:table-cell>
          <table:table-cell table:formula="of:=DEC2HEX([.B58];4)" office:value-type="string" office:string-value="0240" calcext:value-type="string">
            <text:p>0240</text:p>
          </table:table-cell>
          <table:table-cell table:formula="of:=&quot;0x&quot;&amp;[.C58]" office:value-type="string" office:string-value="0x0240" calcext:value-type="string">
            <text:p>0x02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27-[.A59]) * 8" office:value-type="float" office:value="568" calcext:value-type="float">
            <text:p>568</text:p>
          </table:table-cell>
          <table:table-cell table:formula="of:=DEC2HEX([.B59];4)" office:value-type="string" office:string-value="0238" calcext:value-type="string">
            <text:p>0238</text:p>
          </table:table-cell>
          <table:table-cell table:formula="of:=&quot;0x&quot;&amp;[.C59]" office:value-type="string" office:string-value="0x0238" calcext:value-type="string">
            <text:p>0x02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27-[.A60]) * 8" office:value-type="float" office:value="560" calcext:value-type="float">
            <text:p>560</text:p>
          </table:table-cell>
          <table:table-cell table:formula="of:=DEC2HEX([.B60];4)" office:value-type="string" office:string-value="0230" calcext:value-type="string">
            <text:p>0230</text:p>
          </table:table-cell>
          <table:table-cell table:formula="of:=&quot;0x&quot;&amp;[.C60]" office:value-type="string" office:string-value="0x0230" calcext:value-type="string">
            <text:p>0x02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27-[.A61]) * 8" office:value-type="float" office:value="552" calcext:value-type="float">
            <text:p>552</text:p>
          </table:table-cell>
          <table:table-cell table:formula="of:=DEC2HEX([.B61];4)" office:value-type="string" office:string-value="0228" calcext:value-type="string">
            <text:p>0228</text:p>
          </table:table-cell>
          <table:table-cell table:formula="of:=&quot;0x&quot;&amp;[.C61]" office:value-type="string" office:string-value="0x0228" calcext:value-type="string">
            <text:p>0x0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27-[.A62]) * 8" office:value-type="float" office:value="544" calcext:value-type="float">
            <text:p>544</text:p>
          </table:table-cell>
          <table:table-cell table:formula="of:=DEC2HEX([.B62];4)" office:value-type="string" office:string-value="0220" calcext:value-type="string">
            <text:p>0220</text:p>
          </table:table-cell>
          <table:table-cell table:formula="of:=&quot;0x&quot;&amp;[.C62]" office:value-type="string" office:string-value="0x0220" calcext:value-type="string">
            <text:p>0x02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27-[.A63]) * 8" office:value-type="float" office:value="536" calcext:value-type="float">
            <text:p>536</text:p>
          </table:table-cell>
          <table:table-cell table:formula="of:=DEC2HEX([.B63];4)" office:value-type="string" office:string-value="0218" calcext:value-type="string">
            <text:p>0218</text:p>
          </table:table-cell>
          <table:table-cell table:formula="of:=&quot;0x&quot;&amp;[.C63]" office:value-type="string" office:string-value="0x0218" calcext:value-type="string">
            <text:p>0x02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27-[.A64]) * 8" office:value-type="float" office:value="528" calcext:value-type="float">
            <text:p>528</text:p>
          </table:table-cell>
          <table:table-cell table:formula="of:=DEC2HEX([.B64];4)" office:value-type="string" office:string-value="0210" calcext:value-type="string">
            <text:p>0210</text:p>
          </table:table-cell>
          <table:table-cell table:formula="of:=&quot;0x&quot;&amp;[.C64]" office:value-type="string" office:string-value="0x0210" calcext:value-type="string">
            <text:p>0x02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27-[.A65]) * 8" office:value-type="float" office:value="520" calcext:value-type="float">
            <text:p>520</text:p>
          </table:table-cell>
          <table:table-cell table:formula="of:=DEC2HEX([.B65];4)" office:value-type="string" office:string-value="0208" calcext:value-type="string">
            <text:p>0208</text:p>
          </table:table-cell>
          <table:table-cell table:formula="of:=&quot;0x&quot;&amp;[.C65]" office:value-type="string" office:string-value="0x0208" calcext:value-type="string">
            <text:p>0x02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27-[.A66]) * 8" office:value-type="float" office:value="512" calcext:value-type="float">
            <text:p>512</text:p>
          </table:table-cell>
          <table:table-cell table:formula="of:=DEC2HEX([.B66];4)" office:value-type="string" office:string-value="0200" calcext:value-type="string">
            <text:p>0200</text:p>
          </table:table-cell>
          <table:table-cell table:formula="of:=&quot;0x&quot;&amp;[.C66]" office:value-type="string" office:string-value="0x0200" calcext:value-type="string">
            <text:p>0x0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27-[.A67]) * 8" office:value-type="float" office:value="504" calcext:value-type="float">
            <text:p>504</text:p>
          </table:table-cell>
          <table:table-cell table:formula="of:=DEC2HEX([.B67];4)" office:value-type="string" office:string-value="01F8" calcext:value-type="string">
            <text:p>01F8</text:p>
          </table:table-cell>
          <table:table-cell table:formula="of:=&quot;0x&quot;&amp;[.C67]" office:value-type="string" office:string-value="0x01F8" calcext:value-type="string">
            <text:p>0x01F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27-[.A68]) * 8" office:value-type="float" office:value="496" calcext:value-type="float">
            <text:p>496</text:p>
          </table:table-cell>
          <table:table-cell table:formula="of:=DEC2HEX([.B68];4)" office:value-type="string" office:string-value="01F0" calcext:value-type="string">
            <text:p>01F0</text:p>
          </table:table-cell>
          <table:table-cell table:formula="of:=&quot;0x&quot;&amp;[.C68]" office:value-type="string" office:string-value="0x01F0" calcext:value-type="string">
            <text:p>0x01F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27-[.A69]) * 8" office:value-type="float" office:value="488" calcext:value-type="float">
            <text:p>488</text:p>
          </table:table-cell>
          <table:table-cell table:formula="of:=DEC2HEX([.B69];4)" office:value-type="string" office:string-value="01E8" calcext:value-type="string">
            <text:p>01E8</text:p>
          </table:table-cell>
          <table:table-cell table:formula="of:=&quot;0x&quot;&amp;[.C69]" office:value-type="string" office:string-value="0x01E8" calcext:value-type="string">
            <text:p>0x01E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27-[.A70]) * 8" office:value-type="float" office:value="480" calcext:value-type="float">
            <text:p>480</text:p>
          </table:table-cell>
          <table:table-cell table:formula="of:=DEC2HEX([.B70];4)" office:value-type="string" office:string-value="01E0" calcext:value-type="string">
            <text:p>01E0</text:p>
          </table:table-cell>
          <table:table-cell table:formula="of:=&quot;0x&quot;&amp;[.C70]" office:value-type="string" office:string-value="0x01E0" calcext:value-type="string">
            <text:p>0x01E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27-[.A71]) * 8" office:value-type="float" office:value="472" calcext:value-type="float">
            <text:p>472</text:p>
          </table:table-cell>
          <table:table-cell table:formula="of:=DEC2HEX([.B71];4)" office:value-type="string" office:string-value="01D8" calcext:value-type="string">
            <text:p>01D8</text:p>
          </table:table-cell>
          <table:table-cell table:formula="of:=&quot;0x&quot;&amp;[.C71]" office:value-type="string" office:string-value="0x01D8" calcext:value-type="string">
            <text:p>0x01D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27-[.A72]) * 8" office:value-type="float" office:value="464" calcext:value-type="float">
            <text:p>464</text:p>
          </table:table-cell>
          <table:table-cell table:formula="of:=DEC2HEX([.B72];4)" office:value-type="string" office:string-value="01D0" calcext:value-type="string">
            <text:p>01D0</text:p>
          </table:table-cell>
          <table:table-cell table:formula="of:=&quot;0x&quot;&amp;[.C72]" office:value-type="string" office:string-value="0x01D0" calcext:value-type="string">
            <text:p>0x01D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27-[.A73]) * 8" office:value-type="float" office:value="456" calcext:value-type="float">
            <text:p>456</text:p>
          </table:table-cell>
          <table:table-cell table:formula="of:=DEC2HEX([.B73];4)" office:value-type="string" office:string-value="01C8" calcext:value-type="string">
            <text:p>01C8</text:p>
          </table:table-cell>
          <table:table-cell table:formula="of:=&quot;0x&quot;&amp;[.C73]" office:value-type="string" office:string-value="0x01C8" calcext:value-type="string">
            <text:p>0x01C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27-[.A74]) * 8" office:value-type="float" office:value="448" calcext:value-type="float">
            <text:p>448</text:p>
          </table:table-cell>
          <table:table-cell table:formula="of:=DEC2HEX([.B74];4)" office:value-type="string" office:string-value="01C0" calcext:value-type="string">
            <text:p>01C0</text:p>
          </table:table-cell>
          <table:table-cell table:formula="of:=&quot;0x&quot;&amp;[.C74]" office:value-type="string" office:string-value="0x01C0" calcext:value-type="string">
            <text:p>0x01C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27-[.A75]) * 8" office:value-type="float" office:value="440" calcext:value-type="float">
            <text:p>440</text:p>
          </table:table-cell>
          <table:table-cell table:formula="of:=DEC2HEX([.B75];4)" office:value-type="string" office:string-value="01B8" calcext:value-type="string">
            <text:p>01B8</text:p>
          </table:table-cell>
          <table:table-cell table:formula="of:=&quot;0x&quot;&amp;[.C75]" office:value-type="string" office:string-value="0x01B8" calcext:value-type="string">
            <text:p>0x01B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27-[.A76]) * 8" office:value-type="float" office:value="432" calcext:value-type="float">
            <text:p>432</text:p>
          </table:table-cell>
          <table:table-cell table:formula="of:=DEC2HEX([.B76];4)" office:value-type="string" office:string-value="01B0" calcext:value-type="string">
            <text:p>01B0</text:p>
          </table:table-cell>
          <table:table-cell table:formula="of:=&quot;0x&quot;&amp;[.C76]" office:value-type="string" office:string-value="0x01B0" calcext:value-type="string">
            <text:p>0x01B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27-[.A77]) * 8" office:value-type="float" office:value="424" calcext:value-type="float">
            <text:p>424</text:p>
          </table:table-cell>
          <table:table-cell table:formula="of:=DEC2HEX([.B77];4)" office:value-type="string" office:string-value="01A8" calcext:value-type="string">
            <text:p>01A8</text:p>
          </table:table-cell>
          <table:table-cell table:formula="of:=&quot;0x&quot;&amp;[.C77]" office:value-type="string" office:string-value="0x01A8" calcext:value-type="string">
            <text:p>0x01A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27-[.A78]) * 8" office:value-type="float" office:value="416" calcext:value-type="float">
            <text:p>416</text:p>
          </table:table-cell>
          <table:table-cell table:formula="of:=DEC2HEX([.B78];4)" office:value-type="string" office:string-value="01A0" calcext:value-type="string">
            <text:p>01A0</text:p>
          </table:table-cell>
          <table:table-cell table:formula="of:=&quot;0x&quot;&amp;[.C78]" office:value-type="string" office:string-value="0x01A0" calcext:value-type="string">
            <text:p>0x01A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27-[.A79]) * 8" office:value-type="float" office:value="408" calcext:value-type="float">
            <text:p>408</text:p>
          </table:table-cell>
          <table:table-cell table:formula="of:=DEC2HEX([.B79];4)" office:value-type="string" office:string-value="0198" calcext:value-type="string">
            <text:p>0198</text:p>
          </table:table-cell>
          <table:table-cell table:formula="of:=&quot;0x&quot;&amp;[.C79]" office:value-type="string" office:string-value="0x0198" calcext:value-type="string">
            <text:p>0x01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27-[.A80]) * 8" office:value-type="float" office:value="400" calcext:value-type="float">
            <text:p>400</text:p>
          </table:table-cell>
          <table:table-cell table:formula="of:=DEC2HEX([.B80];4)" office:value-type="string" office:string-value="0190" calcext:value-type="string">
            <text:p>0190</text:p>
          </table:table-cell>
          <table:table-cell table:formula="of:=&quot;0x&quot;&amp;[.C80]" office:value-type="string" office:string-value="0x0190" calcext:value-type="string">
            <text:p>0x01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27-[.A81]) * 8" office:value-type="float" office:value="392" calcext:value-type="float">
            <text:p>392</text:p>
          </table:table-cell>
          <table:table-cell table:formula="of:=DEC2HEX([.B81];4)" office:value-type="string" office:string-value="0188" calcext:value-type="string">
            <text:p>0188</text:p>
          </table:table-cell>
          <table:table-cell table:formula="of:=&quot;0x&quot;&amp;[.C81]" office:value-type="string" office:string-value="0x0188" calcext:value-type="string">
            <text:p>0x01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27-[.A82]) * 8" office:value-type="float" office:value="384" calcext:value-type="float">
            <text:p>384</text:p>
          </table:table-cell>
          <table:table-cell table:formula="of:=DEC2HEX([.B82];4)" office:value-type="string" office:string-value="0180" calcext:value-type="string">
            <text:p>0180</text:p>
          </table:table-cell>
          <table:table-cell table:formula="of:=&quot;0x&quot;&amp;[.C82]" office:value-type="string" office:string-value="0x0180" calcext:value-type="string">
            <text:p>0x0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27-[.A83]) * 8" office:value-type="float" office:value="376" calcext:value-type="float">
            <text:p>376</text:p>
          </table:table-cell>
          <table:table-cell table:formula="of:=DEC2HEX([.B83];4)" office:value-type="string" office:string-value="0178" calcext:value-type="string">
            <text:p>0178</text:p>
          </table:table-cell>
          <table:table-cell table:formula="of:=&quot;0x&quot;&amp;[.C83]" office:value-type="string" office:string-value="0x0178" calcext:value-type="string">
            <text:p>0x0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27-[.A84]) * 8" office:value-type="float" office:value="368" calcext:value-type="float">
            <text:p>368</text:p>
          </table:table-cell>
          <table:table-cell table:formula="of:=DEC2HEX([.B84];4)" office:value-type="string" office:string-value="0170" calcext:value-type="string">
            <text:p>0170</text:p>
          </table:table-cell>
          <table:table-cell table:formula="of:=&quot;0x&quot;&amp;[.C84]" office:value-type="string" office:string-value="0x0170" calcext:value-type="string">
            <text:p>0x0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27-[.A85]) * 8" office:value-type="float" office:value="360" calcext:value-type="float">
            <text:p>360</text:p>
          </table:table-cell>
          <table:table-cell table:formula="of:=DEC2HEX([.B85];4)" office:value-type="string" office:string-value="0168" calcext:value-type="string">
            <text:p>0168</text:p>
          </table:table-cell>
          <table:table-cell table:formula="of:=&quot;0x&quot;&amp;[.C85]" office:value-type="string" office:string-value="0x0168" calcext:value-type="string">
            <text:p>0x01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27-[.A86]) * 8" office:value-type="float" office:value="352" calcext:value-type="float">
            <text:p>352</text:p>
          </table:table-cell>
          <table:table-cell table:formula="of:=DEC2HEX([.B86];4)" office:value-type="string" office:string-value="0160" calcext:value-type="string">
            <text:p>0160</text:p>
          </table:table-cell>
          <table:table-cell table:formula="of:=&quot;0x&quot;&amp;[.C86]" office:value-type="string" office:string-value="0x0160" calcext:value-type="string">
            <text:p>0x01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27-[.A87]) * 8" office:value-type="float" office:value="344" calcext:value-type="float">
            <text:p>344</text:p>
          </table:table-cell>
          <table:table-cell table:formula="of:=DEC2HEX([.B87];4)" office:value-type="string" office:string-value="0158" calcext:value-type="string">
            <text:p>0158</text:p>
          </table:table-cell>
          <table:table-cell table:formula="of:=&quot;0x&quot;&amp;[.C87]" office:value-type="string" office:string-value="0x0158" calcext:value-type="string">
            <text:p>0x01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27-[.A88]) * 8" office:value-type="float" office:value="336" calcext:value-type="float">
            <text:p>336</text:p>
          </table:table-cell>
          <table:table-cell table:formula="of:=DEC2HEX([.B88];4)" office:value-type="string" office:string-value="0150" calcext:value-type="string">
            <text:p>0150</text:p>
          </table:table-cell>
          <table:table-cell table:formula="of:=&quot;0x&quot;&amp;[.C88]" office:value-type="string" office:string-value="0x0150" calcext:value-type="string">
            <text:p>0x0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27-[.A89]) * 8" office:value-type="float" office:value="328" calcext:value-type="float">
            <text:p>328</text:p>
          </table:table-cell>
          <table:table-cell table:formula="of:=DEC2HEX([.B89];4)" office:value-type="string" office:string-value="0148" calcext:value-type="string">
            <text:p>0148</text:p>
          </table:table-cell>
          <table:table-cell table:formula="of:=&quot;0x&quot;&amp;[.C89]" office:value-type="string" office:string-value="0x0148" calcext:value-type="string">
            <text:p>0x01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27-[.A90]) * 8" office:value-type="float" office:value="320" calcext:value-type="float">
            <text:p>320</text:p>
          </table:table-cell>
          <table:table-cell table:formula="of:=DEC2HEX([.B90];4)" office:value-type="string" office:string-value="0140" calcext:value-type="string">
            <text:p>0140</text:p>
          </table:table-cell>
          <table:table-cell table:formula="of:=&quot;0x&quot;&amp;[.C90]" office:value-type="string" office:string-value="0x0140" calcext:value-type="string">
            <text:p>0x0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27-[.A91]) * 8" office:value-type="float" office:value="312" calcext:value-type="float">
            <text:p>312</text:p>
          </table:table-cell>
          <table:table-cell table:formula="of:=DEC2HEX([.B91];4)" office:value-type="string" office:string-value="0138" calcext:value-type="string">
            <text:p>0138</text:p>
          </table:table-cell>
          <table:table-cell table:formula="of:=&quot;0x&quot;&amp;[.C91]" office:value-type="string" office:string-value="0x0138" calcext:value-type="string">
            <text:p>0x01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27-[.A92]) * 8" office:value-type="float" office:value="304" calcext:value-type="float">
            <text:p>304</text:p>
          </table:table-cell>
          <table:table-cell table:formula="of:=DEC2HEX([.B92];4)" office:value-type="string" office:string-value="0130" calcext:value-type="string">
            <text:p>0130</text:p>
          </table:table-cell>
          <table:table-cell table:formula="of:=&quot;0x&quot;&amp;[.C92]" office:value-type="string" office:string-value="0x0130" calcext:value-type="string">
            <text:p>0x01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27-[.A93]) * 8" office:value-type="float" office:value="296" calcext:value-type="float">
            <text:p>296</text:p>
          </table:table-cell>
          <table:table-cell table:formula="of:=DEC2HEX([.B93];4)" office:value-type="string" office:string-value="0128" calcext:value-type="string">
            <text:p>0128</text:p>
          </table:table-cell>
          <table:table-cell table:formula="of:=&quot;0x&quot;&amp;[.C93]" office:value-type="string" office:string-value="0x0128" calcext:value-type="string">
            <text:p>0x01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27-[.A94]) * 8" office:value-type="float" office:value="288" calcext:value-type="float">
            <text:p>288</text:p>
          </table:table-cell>
          <table:table-cell table:formula="of:=DEC2HEX([.B94];4)" office:value-type="string" office:string-value="0120" calcext:value-type="string">
            <text:p>0120</text:p>
          </table:table-cell>
          <table:table-cell table:formula="of:=&quot;0x&quot;&amp;[.C94]" office:value-type="string" office:string-value="0x0120" calcext:value-type="string">
            <text:p>0x01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27-[.A95]) * 8" office:value-type="float" office:value="280" calcext:value-type="float">
            <text:p>280</text:p>
          </table:table-cell>
          <table:table-cell table:formula="of:=DEC2HEX([.B95];4)" office:value-type="string" office:string-value="0118" calcext:value-type="string">
            <text:p>0118</text:p>
          </table:table-cell>
          <table:table-cell table:formula="of:=&quot;0x&quot;&amp;[.C95]" office:value-type="string" office:string-value="0x0118" calcext:value-type="string">
            <text:p>0x0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27-[.A96]) * 8" office:value-type="float" office:value="272" calcext:value-type="float">
            <text:p>272</text:p>
          </table:table-cell>
          <table:table-cell table:formula="of:=DEC2HEX([.B96];4)" office:value-type="string" office:string-value="0110" calcext:value-type="string">
            <text:p>0110</text:p>
          </table:table-cell>
          <table:table-cell table:formula="of:=&quot;0x&quot;&amp;[.C96]" office:value-type="string" office:string-value="0x0110" calcext:value-type="string">
            <text:p>0x01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27-[.A97]) * 8" office:value-type="float" office:value="264" calcext:value-type="float">
            <text:p>264</text:p>
          </table:table-cell>
          <table:table-cell table:formula="of:=DEC2HEX([.B97];4)" office:value-type="string" office:string-value="0108" calcext:value-type="string">
            <text:p>0108</text:p>
          </table:table-cell>
          <table:table-cell table:formula="of:=&quot;0x&quot;&amp;[.C97]" office:value-type="string" office:string-value="0x0108" calcext:value-type="string">
            <text:p>0x01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27-[.A98]) * 8" office:value-type="float" office:value="256" calcext:value-type="float">
            <text:p>256</text:p>
          </table:table-cell>
          <table:table-cell table:formula="of:=DEC2HEX([.B98];4)" office:value-type="string" office:string-value="0100" calcext:value-type="string">
            <text:p>0100</text:p>
          </table:table-cell>
          <table:table-cell table:formula="of:=&quot;0x&quot;&amp;[.C98]" office:value-type="string" office:string-value="0x0100" calcext:value-type="string">
            <text:p>0x0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27-[.A99]) * 8" office:value-type="float" office:value="248" calcext:value-type="float">
            <text:p>248</text:p>
          </table:table-cell>
          <table:table-cell table:formula="of:=DEC2HEX([.B99];4)" office:value-type="string" office:string-value="00F8" calcext:value-type="string">
            <text:p>00F8</text:p>
          </table:table-cell>
          <table:table-cell table:formula="of:=&quot;0x&quot;&amp;[.C99]" office:value-type="string" office:string-value="0x00F8" calcext:value-type="string">
            <text:p>0x00F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27-[.A100]) * 8" office:value-type="float" office:value="240" calcext:value-type="float">
            <text:p>240</text:p>
          </table:table-cell>
          <table:table-cell table:formula="of:=DEC2HEX([.B100];4)" office:value-type="string" office:string-value="00F0" calcext:value-type="string">
            <text:p>00F0</text:p>
          </table:table-cell>
          <table:table-cell table:formula="of:=&quot;0x&quot;&amp;[.C100]" office:value-type="string" office:string-value="0x00F0" calcext:value-type="string">
            <text:p>0x00F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27-[.A101]) * 8" office:value-type="float" office:value="232" calcext:value-type="float">
            <text:p>232</text:p>
          </table:table-cell>
          <table:table-cell table:formula="of:=DEC2HEX([.B101];4)" office:value-type="string" office:string-value="00E8" calcext:value-type="string">
            <text:p>00E8</text:p>
          </table:table-cell>
          <table:table-cell table:formula="of:=&quot;0x&quot;&amp;[.C101]" office:value-type="string" office:string-value="0x00E8" calcext:value-type="string">
            <text:p>0x00E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27-[.A102]) * 8" office:value-type="float" office:value="224" calcext:value-type="float">
            <text:p>224</text:p>
          </table:table-cell>
          <table:table-cell table:formula="of:=DEC2HEX([.B102];4)" office:value-type="string" office:string-value="00E0" calcext:value-type="string">
            <text:p>00E0</text:p>
          </table:table-cell>
          <table:table-cell table:formula="of:=&quot;0x&quot;&amp;[.C102]" office:value-type="string" office:string-value="0x00E0" calcext:value-type="string">
            <text:p>0x00E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27-[.A103]) * 8" office:value-type="float" office:value="216" calcext:value-type="float">
            <text:p>216</text:p>
          </table:table-cell>
          <table:table-cell table:formula="of:=DEC2HEX([.B103];4)" office:value-type="string" office:string-value="00D8" calcext:value-type="string">
            <text:p>00D8</text:p>
          </table:table-cell>
          <table:table-cell table:formula="of:=&quot;0x&quot;&amp;[.C103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127-[.A104]) * 8" office:value-type="float" office:value="208" calcext:value-type="float">
            <text:p>208</text:p>
          </table:table-cell>
          <table:table-cell table:formula="of:=DEC2HEX([.B104];4)" office:value-type="string" office:string-value="00D0" calcext:value-type="string">
            <text:p>00D0</text:p>
          </table:table-cell>
          <table:table-cell table:formula="of:=&quot;0x&quot;&amp;[.C104]" office:value-type="string" office:string-value="0x00D0" calcext:value-type="string">
            <text:p>0x00D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127-[.A105]) * 8" office:value-type="float" office:value="200" calcext:value-type="float">
            <text:p>200</text:p>
          </table:table-cell>
          <table:table-cell table:formula="of:=DEC2HEX([.B105];4)" office:value-type="string" office:string-value="00C8" calcext:value-type="string">
            <text:p>00C8</text:p>
          </table:table-cell>
          <table:table-cell table:formula="of:=&quot;0x&quot;&amp;[.C105]" office:value-type="string" office:string-value="0x00C8" calcext:value-type="string">
            <text:p>0x00C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127-[.A106]) * 8" office:value-type="float" office:value="192" calcext:value-type="float">
            <text:p>192</text:p>
          </table:table-cell>
          <table:table-cell table:formula="of:=DEC2HEX([.B106];4)" office:value-type="string" office:string-value="00C0" calcext:value-type="string">
            <text:p>00C0</text:p>
          </table:table-cell>
          <table:table-cell table:formula="of:=&quot;0x&quot;&amp;[.C106]" office:value-type="string" office:string-value="0x00C0" calcext:value-type="string">
            <text:p>0x00C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127-[.A107]) * 8" office:value-type="float" office:value="184" calcext:value-type="float">
            <text:p>184</text:p>
          </table:table-cell>
          <table:table-cell table:formula="of:=DEC2HEX([.B107];4)" office:value-type="string" office:string-value="00B8" calcext:value-type="string">
            <text:p>00B8</text:p>
          </table:table-cell>
          <table:table-cell table:formula="of:=&quot;0x&quot;&amp;[.C107]" office:value-type="string" office:string-value="0x00B8" calcext:value-type="string">
            <text:p>0x00B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127-[.A108]) * 8" office:value-type="float" office:value="176" calcext:value-type="float">
            <text:p>176</text:p>
          </table:table-cell>
          <table:table-cell table:formula="of:=DEC2HEX([.B108];4)" office:value-type="string" office:string-value="00B0" calcext:value-type="string">
            <text:p>00B0</text:p>
          </table:table-cell>
          <table:table-cell table:formula="of:=&quot;0x&quot;&amp;[.C108]" office:value-type="string" office:string-value="0x00B0" calcext:value-type="string">
            <text:p>0x00B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127-[.A109]) * 8" office:value-type="float" office:value="168" calcext:value-type="float">
            <text:p>168</text:p>
          </table:table-cell>
          <table:table-cell table:formula="of:=DEC2HEX([.B109];4)" office:value-type="string" office:string-value="00A8" calcext:value-type="string">
            <text:p>00A8</text:p>
          </table:table-cell>
          <table:table-cell table:formula="of:=&quot;0x&quot;&amp;[.C109]" office:value-type="string" office:string-value="0x00A8" calcext:value-type="string">
            <text:p>0x00A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127-[.A110]) * 8" office:value-type="float" office:value="160" calcext:value-type="float">
            <text:p>160</text:p>
          </table:table-cell>
          <table:table-cell table:formula="of:=DEC2HEX([.B110];4)" office:value-type="string" office:string-value="00A0" calcext:value-type="string">
            <text:p>00A0</text:p>
          </table:table-cell>
          <table:table-cell table:formula="of:=&quot;0x&quot;&amp;[.C110]" office:value-type="string" office:string-value="0x00A0" calcext:value-type="string">
            <text:p>0x00A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127-[.A111]) * 8" office:value-type="float" office:value="152" calcext:value-type="float">
            <text:p>152</text:p>
          </table:table-cell>
          <table:table-cell table:formula="of:=DEC2HEX([.B111];4)" office:value-type="string" office:string-value="0098" calcext:value-type="string">
            <text:p>0098</text:p>
          </table:table-cell>
          <table:table-cell table:formula="of:=&quot;0x&quot;&amp;[.C111]" office:value-type="string" office:string-value="0x0098" calcext:value-type="string">
            <text:p>0x00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127-[.A112]) * 8" office:value-type="float" office:value="144" calcext:value-type="float">
            <text:p>144</text:p>
          </table:table-cell>
          <table:table-cell table:formula="of:=DEC2HEX([.B112];4)" office:value-type="string" office:string-value="0090" calcext:value-type="string">
            <text:p>0090</text:p>
          </table:table-cell>
          <table:table-cell table:formula="of:=&quot;0x&quot;&amp;[.C112]" office:value-type="string" office:string-value="0x0090" calcext:value-type="string">
            <text:p>0x00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127-[.A113]) * 8" office:value-type="float" office:value="136" calcext:value-type="float">
            <text:p>136</text:p>
          </table:table-cell>
          <table:table-cell table:formula="of:=DEC2HEX([.B113];4)" office:value-type="string" office:string-value="0088" calcext:value-type="string">
            <text:p>0088</text:p>
          </table:table-cell>
          <table:table-cell table:formula="of:=&quot;0x&quot;&amp;[.C113]" office:value-type="string" office:string-value="0x0088" calcext:value-type="string">
            <text:p>0x00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127-[.A114]) * 8" office:value-type="float" office:value="128" calcext:value-type="float">
            <text:p>128</text:p>
          </table:table-cell>
          <table:table-cell table:formula="of:=DEC2HEX([.B114];4)" office:value-type="string" office:string-value="0080" calcext:value-type="string">
            <text:p>0080</text:p>
          </table:table-cell>
          <table:table-cell table:formula="of:=&quot;0x&quot;&amp;[.C114]" office:value-type="string" office:string-value="0x0080" calcext:value-type="string">
            <text:p>0x00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27-[.A115]) * 8" office:value-type="float" office:value="120" calcext:value-type="float">
            <text:p>120</text:p>
          </table:table-cell>
          <table:table-cell table:formula="of:=DEC2HEX([.B115];4)" office:value-type="string" office:string-value="0078" calcext:value-type="string">
            <text:p>0078</text:p>
          </table:table-cell>
          <table:table-cell table:formula="of:=&quot;0x&quot;&amp;[.C115]" office:value-type="string" office:string-value="0x0078" calcext:value-type="string">
            <text:p>0x00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127-[.A116]) * 8" office:value-type="float" office:value="112" calcext:value-type="float">
            <text:p>112</text:p>
          </table:table-cell>
          <table:table-cell table:formula="of:=DEC2HEX([.B116];4)" office:value-type="string" office:string-value="0070" calcext:value-type="string">
            <text:p>0070</text:p>
          </table:table-cell>
          <table:table-cell table:formula="of:=&quot;0x&quot;&amp;[.C116]" office:value-type="string" office:string-value="0x0070" calcext:value-type="string">
            <text:p>0x00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127-[.A117]) * 8" office:value-type="float" office:value="104" calcext:value-type="float">
            <text:p>104</text:p>
          </table:table-cell>
          <table:table-cell table:formula="of:=DEC2HEX([.B117];4)" office:value-type="string" office:string-value="0068" calcext:value-type="string">
            <text:p>0068</text:p>
          </table:table-cell>
          <table:table-cell table:formula="of:=&quot;0x&quot;&amp;[.C117]" office:value-type="string" office:string-value="0x0068" calcext:value-type="string">
            <text:p>0x00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127-[.A118]) * 8" office:value-type="float" office:value="96" calcext:value-type="float">
            <text:p>96</text:p>
          </table:table-cell>
          <table:table-cell table:formula="of:=DEC2HEX([.B118];4)" office:value-type="string" office:string-value="0060" calcext:value-type="string">
            <text:p>0060</text:p>
          </table:table-cell>
          <table:table-cell table:formula="of:=&quot;0x&quot;&amp;[.C118]" office:value-type="string" office:string-value="0x0060" calcext:value-type="string">
            <text:p>0x00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27-[.A119]) * 8" office:value-type="float" office:value="88" calcext:value-type="float">
            <text:p>88</text:p>
          </table:table-cell>
          <table:table-cell table:formula="of:=DEC2HEX([.B119];4)" office:value-type="string" office:string-value="0058" calcext:value-type="string">
            <text:p>0058</text:p>
          </table:table-cell>
          <table:table-cell table:formula="of:=&quot;0x&quot;&amp;[.C119]" office:value-type="string" office:string-value="0x0058" calcext:value-type="string">
            <text:p>0x00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127-[.A120]) * 8" office:value-type="float" office:value="80" calcext:value-type="float">
            <text:p>80</text:p>
          </table:table-cell>
          <table:table-cell table:formula="of:=DEC2HEX([.B120];4)" office:value-type="string" office:string-value="0050" calcext:value-type="string">
            <text:p>0050</text:p>
          </table:table-cell>
          <table:table-cell table:formula="of:=&quot;0x&quot;&amp;[.C120]" office:value-type="string" office:string-value="0x0050" calcext:value-type="string">
            <text:p>0x00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127-[.A121]) * 8" office:value-type="float" office:value="72" calcext:value-type="float">
            <text:p>72</text:p>
          </table:table-cell>
          <table:table-cell table:formula="of:=DEC2HEX([.B121];4)" office:value-type="string" office:string-value="0048" calcext:value-type="string">
            <text:p>0048</text:p>
          </table:table-cell>
          <table:table-cell table:formula="of:=&quot;0x&quot;&amp;[.C121]" office:value-type="string" office:string-value="0x0048" calcext:value-type="string">
            <text:p>0x0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127-[.A122]) * 8" office:value-type="float" office:value="64" calcext:value-type="float">
            <text:p>64</text:p>
          </table:table-cell>
          <table:table-cell table:formula="of:=DEC2HEX([.B122];4)" office:value-type="string" office:string-value="0040" calcext:value-type="string">
            <text:p>0040</text:p>
          </table:table-cell>
          <table:table-cell table:formula="of:=&quot;0x&quot;&amp;[.C122]" office:value-type="string" office:string-value="0x0040" calcext:value-type="string">
            <text:p>0x00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27-[.A123]) * 8" office:value-type="float" office:value="56" calcext:value-type="float">
            <text:p>56</text:p>
          </table:table-cell>
          <table:table-cell table:formula="of:=DEC2HEX([.B123];4)" office:value-type="string" office:string-value="0038" calcext:value-type="string">
            <text:p>0038</text:p>
          </table:table-cell>
          <table:table-cell table:formula="of:=&quot;0x&quot;&amp;[.C123]" office:value-type="string" office:string-value="0x0038" calcext:value-type="string">
            <text:p>0x00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127-[.A124]) * 8" office:value-type="float" office:value="48" calcext:value-type="float">
            <text:p>48</text:p>
          </table:table-cell>
          <table:table-cell table:formula="of:=DEC2HEX([.B124];4)" office:value-type="string" office:string-value="0030" calcext:value-type="string">
            <text:p>0030</text:p>
          </table:table-cell>
          <table:table-cell table:formula="of:=&quot;0x&quot;&amp;[.C124]" office:value-type="string" office:string-value="0x0030" calcext:value-type="string">
            <text:p>0x00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127-[.A125]) * 8" office:value-type="float" office:value="40" calcext:value-type="float">
            <text:p>40</text:p>
          </table:table-cell>
          <table:table-cell table:formula="of:=DEC2HEX([.B125];4)" office:value-type="string" office:string-value="0028" calcext:value-type="string">
            <text:p>0028</text:p>
          </table:table-cell>
          <table:table-cell table:formula="of:=&quot;0x&quot;&amp;[.C125]" office:value-type="string" office:string-value="0x0028" calcext:value-type="string">
            <text:p>0x0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127-[.A126]) * 8" office:value-type="float" office:value="32" calcext:value-type="float">
            <text:p>32</text:p>
          </table:table-cell>
          <table:table-cell table:formula="of:=DEC2HEX([.B126];4)" office:value-type="string" office:string-value="0020" calcext:value-type="string">
            <text:p>0020</text:p>
          </table:table-cell>
          <table:table-cell table:formula="of:=&quot;0x&quot;&amp;[.C126]" office:value-type="string" office:string-value="0x0020" calcext:value-type="string">
            <text:p>0x00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27-[.A127]) * 8" office:value-type="float" office:value="24" calcext:value-type="float">
            <text:p>24</text:p>
          </table:table-cell>
          <table:table-cell table:formula="of:=DEC2HEX([.B127];4)" office:value-type="string" office:string-value="0018" calcext:value-type="string">
            <text:p>0018</text:p>
          </table:table-cell>
          <table:table-cell table:formula="of:=&quot;0x&quot;&amp;[.C127]" office:value-type="string" office:string-value="0x0018" calcext:value-type="string">
            <text:p>0x0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127-[.A128]) * 8" office:value-type="float" office:value="16" calcext:value-type="float">
            <text:p>16</text:p>
          </table:table-cell>
          <table:table-cell table:formula="of:=DEC2HEX([.B128];4)" office:value-type="string" office:string-value="0010" calcext:value-type="string">
            <text:p>0010</text:p>
          </table:table-cell>
          <table:table-cell table:formula="of:=&quot;0x&quot;&amp;[.C128]" office:value-type="string" office:string-value="0x0010" calcext:value-type="string">
            <text:p>0x0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127-[.A129]) * 8" office:value-type="float" office:value="8" calcext:value-type="float">
            <text:p>8</text:p>
          </table:table-cell>
          <table:table-cell table:formula="of:=DEC2HEX([.B129];4)" office:value-type="string" office:string-value="0008" calcext:value-type="string">
            <text:p>0008</text:p>
          </table:table-cell>
          <table:table-cell table:formula="of:=&quot;0x&quot;&amp;[.C129]" office:value-type="string" office:string-value="0x0008" calcext:value-type="string">
            <text:p>0x0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127-[.A130]) * 8" office:value-type="float" office:value="0" calcext:value-type="float">
            <text:p>0</text:p>
          </table:table-cell>
          <table:table-cell table:formula="of:=DEC2HEX([.B130];4)" office:value-type="string" office:string-value="0000" calcext:value-type="string">
            <text:p>0000</text:p>
          </table:table-cell>
          <table:table-cell table:formula="of:=&quot;0x&quot;&amp;[.C130]" office:value-type="string" office:string-value="0x0000" calcext:value-type="string">
            <text:p>0x0000</text:p>
          </table:table-cell>
        </table:table-row>
      </table:table>
      <table:table table:name="bmp table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bpm count</text:p>
          </table:table-cell>
          <table:table-cell office:value-type="string" calcext:value-type="string">
            <text:p>MIDI tick per minute</text:p>
          </table:table-cell>
          <table:table-cell office:value-type="string" calcext:value-type="string">
            <text:p>MIDI tick count</text:p>
          </table:table-cell>
          <table:table-cell office:value-type="string" calcext:value-type="string">
            <text:p>midi tick hex value</text:p>
          </table:table-cell>
          <table:table-cell office:value-type="string" calcext:value-type="string">
            <text:p>hex value for arduino 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([hardware.$C$3]*60/[.B3])" office:value-type="float" office:value="60000" calcext:value-type="float">
            <text:p>60000</text:p>
          </table:table-cell>
          <table:table-cell table:formula="of:=[.B3]*[hardware.$B$6]" office:value-type="float" office:value="480" calcext:value-type="float">
            <text:p>480</text:p>
          </table:table-cell>
          <table:table-cell table:formula="of:=ROUND([hardware.$C$3]*60/[.D3])" office:value-type="float" office:value="2500" calcext:value-type="float">
            <text:p>2500</text:p>
          </table:table-cell>
          <table:table-cell table:formula="of:=DEC2HEX([.E3];4)" office:value-type="string" office:string-value="09C4" calcext:value-type="string">
            <text:p>09C4</text:p>
          </table:table-cell>
          <table:table-cell table:formula="of:=&quot;0x&quot;&amp;[.F3]" office:value-type="string" office:string-value="0x09C4" calcext:value-type="string">
            <text:p>0x09C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ROUND([hardware.$C$3]*60/[.B4])" office:value-type="float" office:value="57143" calcext:value-type="float">
            <text:p>57143</text:p>
          </table:table-cell>
          <table:table-cell table:formula="of:=[.B4]*[hardware.$B$6]" office:value-type="float" office:value="504" calcext:value-type="float">
            <text:p>504</text:p>
          </table:table-cell>
          <table:table-cell table:formula="of:=ROUND([hardware.$C$3]*60/[.D4])" office:value-type="float" office:value="2381" calcext:value-type="float">
            <text:p>2381</text:p>
          </table:table-cell>
          <table:table-cell table:formula="of:=DEC2HEX([.E4];4)" office:value-type="string" office:string-value="094D" calcext:value-type="string">
            <text:p>094D</text:p>
          </table:table-cell>
          <table:table-cell table:formula="of:=&quot;0x&quot;&amp;[.F4]" office:value-type="string" office:string-value="0x094D" calcext:value-type="string">
            <text:p>0x094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ROUND([hardware.$C$3]*60/[.B5])" office:value-type="float" office:value="54545" calcext:value-type="float">
            <text:p>54545</text:p>
          </table:table-cell>
          <table:table-cell table:formula="of:=[.B5]*[hardware.$B$6]" office:value-type="float" office:value="528" calcext:value-type="float">
            <text:p>528</text:p>
          </table:table-cell>
          <table:table-cell table:formula="of:=ROUND([hardware.$C$3]*60/[.D5])" office:value-type="float" office:value="2273" calcext:value-type="float">
            <text:p>2273</text:p>
          </table:table-cell>
          <table:table-cell table:formula="of:=DEC2HEX([.E5];4)" office:value-type="string" office:string-value="08E1" calcext:value-type="string">
            <text:p>08E1</text:p>
          </table:table-cell>
          <table:table-cell table:formula="of:=&quot;0x&quot;&amp;[.F5]" office:value-type="string" office:string-value="0x08E1" calcext:value-type="string">
            <text:p>0x08E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ROUND([hardware.$C$3]*60/[.B6])" office:value-type="float" office:value="52174" calcext:value-type="float">
            <text:p>52174</text:p>
          </table:table-cell>
          <table:table-cell table:formula="of:=[.B6]*[hardware.$B$6]" office:value-type="float" office:value="552" calcext:value-type="float">
            <text:p>552</text:p>
          </table:table-cell>
          <table:table-cell table:formula="of:=ROUND([hardware.$C$3]*60/[.D6])" office:value-type="float" office:value="2174" calcext:value-type="float">
            <text:p>2174</text:p>
          </table:table-cell>
          <table:table-cell table:formula="of:=DEC2HEX([.E6];4)" office:value-type="string" office:string-value="087E" calcext:value-type="string">
            <text:p>087E</text:p>
          </table:table-cell>
          <table:table-cell table:formula="of:=&quot;0x&quot;&amp;[.F6]" office:value-type="string" office:string-value="0x087E" calcext:value-type="string">
            <text:p>0x087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ROUND([hardware.$C$3]*60/[.B7])" office:value-type="float" office:value="50000" calcext:value-type="float">
            <text:p>50000</text:p>
          </table:table-cell>
          <table:table-cell table:formula="of:=[.B7]*[hardware.$B$6]" office:value-type="float" office:value="576" calcext:value-type="float">
            <text:p>576</text:p>
          </table:table-cell>
          <table:table-cell table:formula="of:=ROUND([hardware.$C$3]*60/[.D7])" office:value-type="float" office:value="2083" calcext:value-type="float">
            <text:p>2083</text:p>
          </table:table-cell>
          <table:table-cell table:formula="of:=DEC2HEX([.E7];4)" office:value-type="string" office:string-value="0823" calcext:value-type="string">
            <text:p>0823</text:p>
          </table:table-cell>
          <table:table-cell table:formula="of:=&quot;0x&quot;&amp;[.F7]" office:value-type="string" office:string-value="0x0823" calcext:value-type="string">
            <text:p>0x0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ROUND([hardware.$C$3]*60/[.B8])" office:value-type="float" office:value="48000" calcext:value-type="float">
            <text:p>48000</text:p>
          </table:table-cell>
          <table:table-cell table:formula="of:=[.B8]*[hardware.$B$6]" office:value-type="float" office:value="600" calcext:value-type="float">
            <text:p>600</text:p>
          </table:table-cell>
          <table:table-cell table:formula="of:=ROUND([hardware.$C$3]*60/[.D8])" office:value-type="float" office:value="2000" calcext:value-type="float">
            <text:p>2000</text:p>
          </table:table-cell>
          <table:table-cell table:formula="of:=DEC2HEX([.E8];4)" office:value-type="string" office:string-value="07D0" calcext:value-type="string">
            <text:p>07D0</text:p>
          </table:table-cell>
          <table:table-cell table:formula="of:=&quot;0x&quot;&amp;[.F8]" office:value-type="string" office:string-value="0x07D0" calcext:value-type="string">
            <text:p>0x07D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ROUND([hardware.$C$3]*60/[.B9])" office:value-type="float" office:value="46154" calcext:value-type="float">
            <text:p>46154</text:p>
          </table:table-cell>
          <table:table-cell table:formula="of:=[.B9]*[hardware.$B$6]" office:value-type="float" office:value="624" calcext:value-type="float">
            <text:p>624</text:p>
          </table:table-cell>
          <table:table-cell table:formula="of:=ROUND([hardware.$C$3]*60/[.D9])" office:value-type="float" office:value="1923" calcext:value-type="float">
            <text:p>1923</text:p>
          </table:table-cell>
          <table:table-cell table:formula="of:=DEC2HEX([.E9];4)" office:value-type="string" office:string-value="0783" calcext:value-type="string">
            <text:p>0783</text:p>
          </table:table-cell>
          <table:table-cell table:formula="of:=&quot;0x&quot;&amp;[.F9]" office:value-type="string" office:string-value="0x0783" calcext:value-type="string">
            <text:p>0x0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ROUND([hardware.$C$3]*60/[.B10])" office:value-type="float" office:value="44444" calcext:value-type="float">
            <text:p>44444</text:p>
          </table:table-cell>
          <table:table-cell table:formula="of:=[.B10]*[hardware.$B$6]" office:value-type="float" office:value="648" calcext:value-type="float">
            <text:p>648</text:p>
          </table:table-cell>
          <table:table-cell table:formula="of:=ROUND([hardware.$C$3]*60/[.D10])" office:value-type="float" office:value="1852" calcext:value-type="float">
            <text:p>1852</text:p>
          </table:table-cell>
          <table:table-cell table:formula="of:=DEC2HEX([.E10];4)" office:value-type="string" office:string-value="073C" calcext:value-type="string">
            <text:p>073C</text:p>
          </table:table-cell>
          <table:table-cell table:formula="of:=&quot;0x&quot;&amp;[.F10]" office:value-type="string" office:string-value="0x073C" calcext:value-type="string">
            <text:p>0x07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ROUND([hardware.$C$3]*60/[.B11])" office:value-type="float" office:value="42857" calcext:value-type="float">
            <text:p>42857</text:p>
          </table:table-cell>
          <table:table-cell table:formula="of:=[.B11]*[hardware.$B$6]" office:value-type="float" office:value="672" calcext:value-type="float">
            <text:p>672</text:p>
          </table:table-cell>
          <table:table-cell table:formula="of:=ROUND([hardware.$C$3]*60/[.D11])" office:value-type="float" office:value="1786" calcext:value-type="float">
            <text:p>1786</text:p>
          </table:table-cell>
          <table:table-cell table:formula="of:=DEC2HEX([.E11];4)" office:value-type="string" office:string-value="06FA" calcext:value-type="string">
            <text:p>06FA</text:p>
          </table:table-cell>
          <table:table-cell table:formula="of:=&quot;0x&quot;&amp;[.F11]" office:value-type="string" office:string-value="0x06FA" calcext:value-type="string">
            <text:p>0x06F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ROUND([hardware.$C$3]*60/[.B12])" office:value-type="float" office:value="41379" calcext:value-type="float">
            <text:p>41379</text:p>
          </table:table-cell>
          <table:table-cell table:formula="of:=[.B12]*[hardware.$B$6]" office:value-type="float" office:value="696" calcext:value-type="float">
            <text:p>696</text:p>
          </table:table-cell>
          <table:table-cell table:formula="of:=ROUND([hardware.$C$3]*60/[.D12])" office:value-type="float" office:value="1724" calcext:value-type="float">
            <text:p>1724</text:p>
          </table:table-cell>
          <table:table-cell table:formula="of:=DEC2HEX([.E12];4)" office:value-type="string" office:string-value="06BC" calcext:value-type="string">
            <text:p>06BC</text:p>
          </table:table-cell>
          <table:table-cell table:formula="of:=&quot;0x&quot;&amp;[.F12]" office:value-type="string" office:string-value="0x06BC" calcext:value-type="string">
            <text:p>0x06B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ROUND([hardware.$C$3]*60/[.B13])" office:value-type="float" office:value="40000" calcext:value-type="float">
            <text:p>40000</text:p>
          </table:table-cell>
          <table:table-cell table:formula="of:=[.B13]*[hardware.$B$6]" office:value-type="float" office:value="720" calcext:value-type="float">
            <text:p>720</text:p>
          </table:table-cell>
          <table:table-cell table:formula="of:=ROUND([hardware.$C$3]*60/[.D13])" office:value-type="float" office:value="1667" calcext:value-type="float">
            <text:p>1667</text:p>
          </table:table-cell>
          <table:table-cell table:formula="of:=DEC2HEX([.E13];4)" office:value-type="string" office:string-value="0683" calcext:value-type="string">
            <text:p>0683</text:p>
          </table:table-cell>
          <table:table-cell table:formula="of:=&quot;0x&quot;&amp;[.F13]" office:value-type="string" office:string-value="0x0683" calcext:value-type="string">
            <text:p>0x0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ROUND([hardware.$C$3]*60/[.B14])" office:value-type="float" office:value="38710" calcext:value-type="float">
            <text:p>38710</text:p>
          </table:table-cell>
          <table:table-cell table:formula="of:=[.B14]*[hardware.$B$6]" office:value-type="float" office:value="744" calcext:value-type="float">
            <text:p>744</text:p>
          </table:table-cell>
          <table:table-cell table:formula="of:=ROUND([hardware.$C$3]*60/[.D14])" office:value-type="float" office:value="1613" calcext:value-type="float">
            <text:p>1613</text:p>
          </table:table-cell>
          <table:table-cell table:formula="of:=DEC2HEX([.E14];4)" office:value-type="string" office:string-value="064D" calcext:value-type="string">
            <text:p>064D</text:p>
          </table:table-cell>
          <table:table-cell table:formula="of:=&quot;0x&quot;&amp;[.F14]" office:value-type="string" office:string-value="0x064D" calcext:value-type="string">
            <text:p>0x064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ROUND([hardware.$C$3]*60/[.B15])" office:value-type="float" office:value="37500" calcext:value-type="float">
            <text:p>37500</text:p>
          </table:table-cell>
          <table:table-cell table:formula="of:=[.B15]*[hardware.$B$6]" office:value-type="float" office:value="768" calcext:value-type="float">
            <text:p>768</text:p>
          </table:table-cell>
          <table:table-cell table:formula="of:=ROUND([hardware.$C$3]*60/[.D15])" office:value-type="float" office:value="1563" calcext:value-type="float">
            <text:p>1563</text:p>
          </table:table-cell>
          <table:table-cell table:formula="of:=DEC2HEX([.E15];4)" office:value-type="string" office:string-value="061B" calcext:value-type="string">
            <text:p>061B</text:p>
          </table:table-cell>
          <table:table-cell table:formula="of:=&quot;0x&quot;&amp;[.F15]" office:value-type="string" office:string-value="0x061B" calcext:value-type="string">
            <text:p>0x061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ROUND([hardware.$C$3]*60/[.B16])" office:value-type="float" office:value="36364" calcext:value-type="float">
            <text:p>36364</text:p>
          </table:table-cell>
          <table:table-cell table:formula="of:=[.B16]*[hardware.$B$6]" office:value-type="float" office:value="792" calcext:value-type="float">
            <text:p>792</text:p>
          </table:table-cell>
          <table:table-cell table:formula="of:=ROUND([hardware.$C$3]*60/[.D16])" office:value-type="float" office:value="1515" calcext:value-type="float">
            <text:p>1515</text:p>
          </table:table-cell>
          <table:table-cell table:formula="of:=DEC2HEX([.E16];4)" office:value-type="string" office:string-value="05EB" calcext:value-type="string">
            <text:p>05EB</text:p>
          </table:table-cell>
          <table:table-cell table:formula="of:=&quot;0x&quot;&amp;[.F16]" office:value-type="string" office:string-value="0x05EB" calcext:value-type="string">
            <text:p>0x05E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ROUND([hardware.$C$3]*60/[.B17])" office:value-type="float" office:value="35294" calcext:value-type="float">
            <text:p>35294</text:p>
          </table:table-cell>
          <table:table-cell table:formula="of:=[.B17]*[hardware.$B$6]" office:value-type="float" office:value="816" calcext:value-type="float">
            <text:p>816</text:p>
          </table:table-cell>
          <table:table-cell table:formula="of:=ROUND([hardware.$C$3]*60/[.D17])" office:value-type="float" office:value="1471" calcext:value-type="float">
            <text:p>1471</text:p>
          </table:table-cell>
          <table:table-cell table:formula="of:=DEC2HEX([.E17];4)" office:value-type="string" office:string-value="05BF" calcext:value-type="string">
            <text:p>05BF</text:p>
          </table:table-cell>
          <table:table-cell table:formula="of:=&quot;0x&quot;&amp;[.F17]" office:value-type="string" office:string-value="0x05BF" calcext:value-type="string">
            <text:p>0x05B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ROUND([hardware.$C$3]*60/[.B18])" office:value-type="float" office:value="34286" calcext:value-type="float">
            <text:p>34286</text:p>
          </table:table-cell>
          <table:table-cell table:formula="of:=[.B18]*[hardware.$B$6]" office:value-type="float" office:value="840" calcext:value-type="float">
            <text:p>840</text:p>
          </table:table-cell>
          <table:table-cell table:formula="of:=ROUND([hardware.$C$3]*60/[.D18])" office:value-type="float" office:value="1429" calcext:value-type="float">
            <text:p>1429</text:p>
          </table:table-cell>
          <table:table-cell table:formula="of:=DEC2HEX([.E18];4)" office:value-type="string" office:string-value="0595" calcext:value-type="string">
            <text:p>0595</text:p>
          </table:table-cell>
          <table:table-cell table:formula="of:=&quot;0x&quot;&amp;[.F18]" office:value-type="string" office:string-value="0x0595" calcext:value-type="string">
            <text:p>0x0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ROUND([hardware.$C$3]*60/[.B19])" office:value-type="float" office:value="33333" calcext:value-type="float">
            <text:p>33333</text:p>
          </table:table-cell>
          <table:table-cell table:formula="of:=[.B19]*[hardware.$B$6]" office:value-type="float" office:value="864" calcext:value-type="float">
            <text:p>864</text:p>
          </table:table-cell>
          <table:table-cell table:formula="of:=ROUND([hardware.$C$3]*60/[.D19])" office:value-type="float" office:value="1389" calcext:value-type="float">
            <text:p>1389</text:p>
          </table:table-cell>
          <table:table-cell table:formula="of:=DEC2HEX([.E19];4)" office:value-type="string" office:string-value="056D" calcext:value-type="string">
            <text:p>056D</text:p>
          </table:table-cell>
          <table:table-cell table:formula="of:=&quot;0x&quot;&amp;[.F19]" office:value-type="string" office:string-value="0x056D" calcext:value-type="string">
            <text:p>0x056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ROUND([hardware.$C$3]*60/[.B20])" office:value-type="float" office:value="32432" calcext:value-type="float">
            <text:p>32432</text:p>
          </table:table-cell>
          <table:table-cell table:formula="of:=[.B20]*[hardware.$B$6]" office:value-type="float" office:value="888" calcext:value-type="float">
            <text:p>888</text:p>
          </table:table-cell>
          <table:table-cell table:formula="of:=ROUND([hardware.$C$3]*60/[.D20])" office:value-type="float" office:value="1351" calcext:value-type="float">
            <text:p>1351</text:p>
          </table:table-cell>
          <table:table-cell table:formula="of:=DEC2HEX([.E20];4)" office:value-type="string" office:string-value="0547" calcext:value-type="string">
            <text:p>0547</text:p>
          </table:table-cell>
          <table:table-cell table:formula="of:=&quot;0x&quot;&amp;[.F20]" office:value-type="string" office:string-value="0x0547" calcext:value-type="string">
            <text:p>0x0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ROUND([hardware.$C$3]*60/[.B21])" office:value-type="float" office:value="31579" calcext:value-type="float">
            <text:p>31579</text:p>
          </table:table-cell>
          <table:table-cell table:formula="of:=[.B21]*[hardware.$B$6]" office:value-type="float" office:value="912" calcext:value-type="float">
            <text:p>912</text:p>
          </table:table-cell>
          <table:table-cell table:formula="of:=ROUND([hardware.$C$3]*60/[.D21])" office:value-type="float" office:value="1316" calcext:value-type="float">
            <text:p>1316</text:p>
          </table:table-cell>
          <table:table-cell table:formula="of:=DEC2HEX([.E21];4)" office:value-type="string" office:string-value="0524" calcext:value-type="string">
            <text:p>0524</text:p>
          </table:table-cell>
          <table:table-cell table:formula="of:=&quot;0x&quot;&amp;[.F21]" office:value-type="string" office:string-value="0x0524" calcext:value-type="string">
            <text:p>0x0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ROUND([hardware.$C$3]*60/[.B22])" office:value-type="float" office:value="30769" calcext:value-type="float">
            <text:p>30769</text:p>
          </table:table-cell>
          <table:table-cell table:formula="of:=[.B22]*[hardware.$B$6]" office:value-type="float" office:value="936" calcext:value-type="float">
            <text:p>936</text:p>
          </table:table-cell>
          <table:table-cell table:formula="of:=ROUND([hardware.$C$3]*60/[.D22])" office:value-type="float" office:value="1282" calcext:value-type="float">
            <text:p>1282</text:p>
          </table:table-cell>
          <table:table-cell table:formula="of:=DEC2HEX([.E22];4)" office:value-type="string" office:string-value="0502" calcext:value-type="string">
            <text:p>0502</text:p>
          </table:table-cell>
          <table:table-cell table:formula="of:=&quot;0x&quot;&amp;[.F22]" office:value-type="string" office:string-value="0x0502" calcext:value-type="string">
            <text:p>0x0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([hardware.$C$3]*60/[.B23])" office:value-type="float" office:value="30000" calcext:value-type="float">
            <text:p>30000</text:p>
          </table:table-cell>
          <table:table-cell table:formula="of:=[.B23]*[hardware.$B$6]" office:value-type="float" office:value="960" calcext:value-type="float">
            <text:p>960</text:p>
          </table:table-cell>
          <table:table-cell table:formula="of:=ROUND([hardware.$C$3]*60/[.D23])" office:value-type="float" office:value="1250" calcext:value-type="float">
            <text:p>1250</text:p>
          </table:table-cell>
          <table:table-cell table:formula="of:=DEC2HEX([.E23];4)" office:value-type="string" office:string-value="04E2" calcext:value-type="string">
            <text:p>04E2</text:p>
          </table:table-cell>
          <table:table-cell table:formula="of:=&quot;0x&quot;&amp;[.F23]" office:value-type="string" office:string-value="0x04E2" calcext:value-type="string">
            <text:p>0x04E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ROUND([hardware.$C$3]*60/[.B24])" office:value-type="float" office:value="29268" calcext:value-type="float">
            <text:p>29268</text:p>
          </table:table-cell>
          <table:table-cell table:formula="of:=[.B24]*[hardware.$B$6]" office:value-type="float" office:value="984" calcext:value-type="float">
            <text:p>984</text:p>
          </table:table-cell>
          <table:table-cell table:formula="of:=ROUND([hardware.$C$3]*60/[.D24])" office:value-type="float" office:value="1220" calcext:value-type="float">
            <text:p>1220</text:p>
          </table:table-cell>
          <table:table-cell table:formula="of:=DEC2HEX([.E24];4)" office:value-type="string" office:string-value="04C4" calcext:value-type="string">
            <text:p>04C4</text:p>
          </table:table-cell>
          <table:table-cell table:formula="of:=&quot;0x&quot;&amp;[.F24]" office:value-type="string" office:string-value="0x04C4" calcext:value-type="string">
            <text:p>0x04C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ROUND([hardware.$C$3]*60/[.B25])" office:value-type="float" office:value="28571" calcext:value-type="float">
            <text:p>28571</text:p>
          </table:table-cell>
          <table:table-cell table:formula="of:=[.B25]*[hardware.$B$6]" office:value-type="float" office:value="1008" calcext:value-type="float">
            <text:p>1008</text:p>
          </table:table-cell>
          <table:table-cell table:formula="of:=ROUND([hardware.$C$3]*60/[.D25])" office:value-type="float" office:value="1190" calcext:value-type="float">
            <text:p>1190</text:p>
          </table:table-cell>
          <table:table-cell table:formula="of:=DEC2HEX([.E25];4)" office:value-type="string" office:string-value="04A6" calcext:value-type="string">
            <text:p>04A6</text:p>
          </table:table-cell>
          <table:table-cell table:formula="of:=&quot;0x&quot;&amp;[.F25]" office:value-type="string" office:string-value="0x04A6" calcext:value-type="string">
            <text:p>0x04A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ROUND([hardware.$C$3]*60/[.B26])" office:value-type="float" office:value="27907" calcext:value-type="float">
            <text:p>27907</text:p>
          </table:table-cell>
          <table:table-cell table:formula="of:=[.B26]*[hardware.$B$6]" office:value-type="float" office:value="1032" calcext:value-type="float">
            <text:p>1032</text:p>
          </table:table-cell>
          <table:table-cell table:formula="of:=ROUND([hardware.$C$3]*60/[.D26])" office:value-type="float" office:value="1163" calcext:value-type="float">
            <text:p>1163</text:p>
          </table:table-cell>
          <table:table-cell table:formula="of:=DEC2HEX([.E26];4)" office:value-type="string" office:string-value="048B" calcext:value-type="string">
            <text:p>048B</text:p>
          </table:table-cell>
          <table:table-cell table:formula="of:=&quot;0x&quot;&amp;[.F26]" office:value-type="string" office:string-value="0x048B" calcext:value-type="string">
            <text:p>0x048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formula="of:=ROUND([hardware.$C$3]*60/[.B27])" office:value-type="float" office:value="27273" calcext:value-type="float">
            <text:p>27273</text:p>
          </table:table-cell>
          <table:table-cell table:formula="of:=[.B27]*[hardware.$B$6]" office:value-type="float" office:value="1056" calcext:value-type="float">
            <text:p>1056</text:p>
          </table:table-cell>
          <table:table-cell table:formula="of:=ROUND([hardware.$C$3]*60/[.D27])" office:value-type="float" office:value="1136" calcext:value-type="float">
            <text:p>1136</text:p>
          </table:table-cell>
          <table:table-cell table:formula="of:=DEC2HEX([.E27];4)" office:value-type="string" office:string-value="0470" calcext:value-type="string">
            <text:p>0470</text:p>
          </table:table-cell>
          <table:table-cell table:formula="of:=&quot;0x&quot;&amp;[.F27]" office:value-type="string" office:string-value="0x0470" calcext:value-type="string">
            <text:p>0x04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ROUND([hardware.$C$3]*60/[.B28])" office:value-type="float" office:value="26667" calcext:value-type="float">
            <text:p>26667</text:p>
          </table:table-cell>
          <table:table-cell table:formula="of:=[.B28]*[hardware.$B$6]" office:value-type="float" office:value="1080" calcext:value-type="float">
            <text:p>1080</text:p>
          </table:table-cell>
          <table:table-cell table:formula="of:=ROUND([hardware.$C$3]*60/[.D28])" office:value-type="float" office:value="1111" calcext:value-type="float">
            <text:p>1111</text:p>
          </table:table-cell>
          <table:table-cell table:formula="of:=DEC2HEX([.E28];4)" office:value-type="string" office:string-value="0457" calcext:value-type="string">
            <text:p>0457</text:p>
          </table:table-cell>
          <table:table-cell table:formula="of:=&quot;0x&quot;&amp;[.F28]" office:value-type="string" office:string-value="0x0457" calcext:value-type="string">
            <text:p>0x04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ROUND([hardware.$C$3]*60/[.B29])" office:value-type="float" office:value="26087" calcext:value-type="float">
            <text:p>26087</text:p>
          </table:table-cell>
          <table:table-cell table:formula="of:=[.B29]*[hardware.$B$6]" office:value-type="float" office:value="1104" calcext:value-type="float">
            <text:p>1104</text:p>
          </table:table-cell>
          <table:table-cell table:formula="of:=ROUND([hardware.$C$3]*60/[.D29])" office:value-type="float" office:value="1087" calcext:value-type="float">
            <text:p>1087</text:p>
          </table:table-cell>
          <table:table-cell table:formula="of:=DEC2HEX([.E29];4)" office:value-type="string" office:string-value="043F" calcext:value-type="string">
            <text:p>043F</text:p>
          </table:table-cell>
          <table:table-cell table:formula="of:=&quot;0x&quot;&amp;[.F29]" office:value-type="string" office:string-value="0x043F" calcext:value-type="string">
            <text:p>0x043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ROUND([hardware.$C$3]*60/[.B30])" office:value-type="float" office:value="25532" calcext:value-type="float">
            <text:p>25532</text:p>
          </table:table-cell>
          <table:table-cell table:formula="of:=[.B30]*[hardware.$B$6]" office:value-type="float" office:value="1128" calcext:value-type="float">
            <text:p>1128</text:p>
          </table:table-cell>
          <table:table-cell table:formula="of:=ROUND([hardware.$C$3]*60/[.D30])" office:value-type="float" office:value="1064" calcext:value-type="float">
            <text:p>1064</text:p>
          </table:table-cell>
          <table:table-cell table:formula="of:=DEC2HEX([.E30];4)" office:value-type="string" office:string-value="0428" calcext:value-type="string">
            <text:p>0428</text:p>
          </table:table-cell>
          <table:table-cell table:formula="of:=&quot;0x&quot;&amp;[.F30]" office:value-type="string" office:string-value="0x0428" calcext:value-type="string">
            <text:p>0x0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ROUND([hardware.$C$3]*60/[.B31])" office:value-type="float" office:value="25000" calcext:value-type="float">
            <text:p>25000</text:p>
          </table:table-cell>
          <table:table-cell table:formula="of:=[.B31]*[hardware.$B$6]" office:value-type="float" office:value="1152" calcext:value-type="float">
            <text:p>1152</text:p>
          </table:table-cell>
          <table:table-cell table:formula="of:=ROUND([hardware.$C$3]*60/[.D31])" office:value-type="float" office:value="1042" calcext:value-type="float">
            <text:p>1042</text:p>
          </table:table-cell>
          <table:table-cell table:formula="of:=DEC2HEX([.E31];4)" office:value-type="string" office:string-value="0412" calcext:value-type="string">
            <text:p>0412</text:p>
          </table:table-cell>
          <table:table-cell table:formula="of:=&quot;0x&quot;&amp;[.F31]" office:value-type="string" office:string-value="0x0412" calcext:value-type="string">
            <text:p>0x04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ROUND([hardware.$C$3]*60/[.B32])" office:value-type="float" office:value="24490" calcext:value-type="float">
            <text:p>24490</text:p>
          </table:table-cell>
          <table:table-cell table:formula="of:=[.B32]*[hardware.$B$6]" office:value-type="float" office:value="1176" calcext:value-type="float">
            <text:p>1176</text:p>
          </table:table-cell>
          <table:table-cell table:formula="of:=ROUND([hardware.$C$3]*60/[.D32])" office:value-type="float" office:value="1020" calcext:value-type="float">
            <text:p>1020</text:p>
          </table:table-cell>
          <table:table-cell table:formula="of:=DEC2HEX([.E32];4)" office:value-type="string" office:string-value="03FC" calcext:value-type="string">
            <text:p>03FC</text:p>
          </table:table-cell>
          <table:table-cell table:formula="of:=&quot;0x&quot;&amp;[.F32]" office:value-type="string" office:string-value="0x03FC" calcext:value-type="string">
            <text:p>0x03F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ROUND([hardware.$C$3]*60/[.B33])" office:value-type="float" office:value="24000" calcext:value-type="float">
            <text:p>24000</text:p>
          </table:table-cell>
          <table:table-cell table:formula="of:=[.B33]*[hardware.$B$6]" office:value-type="float" office:value="1200" calcext:value-type="float">
            <text:p>1200</text:p>
          </table:table-cell>
          <table:table-cell table:formula="of:=ROUND([hardware.$C$3]*60/[.D33])" office:value-type="float" office:value="1000" calcext:value-type="float">
            <text:p>1000</text:p>
          </table:table-cell>
          <table:table-cell table:formula="of:=DEC2HEX([.E33];4)" office:value-type="string" office:string-value="03E8" calcext:value-type="string">
            <text:p>03E8</text:p>
          </table:table-cell>
          <table:table-cell table:formula="of:=&quot;0x&quot;&amp;[.F33]" office:value-type="string" office:string-value="0x03E8" calcext:value-type="string">
            <text:p>0x03E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ROUND([hardware.$C$3]*60/[.B34])" office:value-type="float" office:value="23529" calcext:value-type="float">
            <text:p>23529</text:p>
          </table:table-cell>
          <table:table-cell table:formula="of:=[.B34]*[hardware.$B$6]" office:value-type="float" office:value="1224" calcext:value-type="float">
            <text:p>1224</text:p>
          </table:table-cell>
          <table:table-cell table:formula="of:=ROUND([hardware.$C$3]*60/[.D34])" office:value-type="float" office:value="980" calcext:value-type="float">
            <text:p>980</text:p>
          </table:table-cell>
          <table:table-cell table:formula="of:=DEC2HEX([.E34];4)" office:value-type="string" office:string-value="03D4" calcext:value-type="string">
            <text:p>03D4</text:p>
          </table:table-cell>
          <table:table-cell table:formula="of:=&quot;0x&quot;&amp;[.F34]" office:value-type="string" office:string-value="0x03D4" calcext:value-type="string">
            <text:p>0x03D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ROUND([hardware.$C$3]*60/[.B35])" office:value-type="float" office:value="23077" calcext:value-type="float">
            <text:p>23077</text:p>
          </table:table-cell>
          <table:table-cell table:formula="of:=[.B35]*[hardware.$B$6]" office:value-type="float" office:value="1248" calcext:value-type="float">
            <text:p>1248</text:p>
          </table:table-cell>
          <table:table-cell table:formula="of:=ROUND([hardware.$C$3]*60/[.D35])" office:value-type="float" office:value="962" calcext:value-type="float">
            <text:p>962</text:p>
          </table:table-cell>
          <table:table-cell table:formula="of:=DEC2HEX([.E35];4)" office:value-type="string" office:string-value="03C2" calcext:value-type="string">
            <text:p>03C2</text:p>
          </table:table-cell>
          <table:table-cell table:formula="of:=&quot;0x&quot;&amp;[.F35]" office:value-type="string" office:string-value="0x03C2" calcext:value-type="string">
            <text:p>0x03C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ROUND([hardware.$C$3]*60/[.B36])" office:value-type="float" office:value="22642" calcext:value-type="float">
            <text:p>22642</text:p>
          </table:table-cell>
          <table:table-cell table:formula="of:=[.B36]*[hardware.$B$6]" office:value-type="float" office:value="1272" calcext:value-type="float">
            <text:p>1272</text:p>
          </table:table-cell>
          <table:table-cell table:formula="of:=ROUND([hardware.$C$3]*60/[.D36])" office:value-type="float" office:value="943" calcext:value-type="float">
            <text:p>943</text:p>
          </table:table-cell>
          <table:table-cell table:formula="of:=DEC2HEX([.E36];4)" office:value-type="string" office:string-value="03AF" calcext:value-type="string">
            <text:p>03AF</text:p>
          </table:table-cell>
          <table:table-cell table:formula="of:=&quot;0x&quot;&amp;[.F36]" office:value-type="string" office:string-value="0x03AF" calcext:value-type="string">
            <text:p>0x03A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ROUND([hardware.$C$3]*60/[.B37])" office:value-type="float" office:value="22222" calcext:value-type="float">
            <text:p>22222</text:p>
          </table:table-cell>
          <table:table-cell table:formula="of:=[.B37]*[hardware.$B$6]" office:value-type="float" office:value="1296" calcext:value-type="float">
            <text:p>1296</text:p>
          </table:table-cell>
          <table:table-cell table:formula="of:=ROUND([hardware.$C$3]*60/[.D37])" office:value-type="float" office:value="926" calcext:value-type="float">
            <text:p>926</text:p>
          </table:table-cell>
          <table:table-cell table:formula="of:=DEC2HEX([.E37];4)" office:value-type="string" office:string-value="039E" calcext:value-type="string">
            <text:p>039E</text:p>
          </table:table-cell>
          <table:table-cell table:formula="of:=&quot;0x&quot;&amp;[.F37]" office:value-type="string" office:string-value="0x039E" calcext:value-type="string">
            <text:p>0x039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ROUND([hardware.$C$3]*60/[.B38])" office:value-type="float" office:value="21818" calcext:value-type="float">
            <text:p>21818</text:p>
          </table:table-cell>
          <table:table-cell table:formula="of:=[.B38]*[hardware.$B$6]" office:value-type="float" office:value="1320" calcext:value-type="float">
            <text:p>1320</text:p>
          </table:table-cell>
          <table:table-cell table:formula="of:=ROUND([hardware.$C$3]*60/[.D38])" office:value-type="float" office:value="909" calcext:value-type="float">
            <text:p>909</text:p>
          </table:table-cell>
          <table:table-cell table:formula="of:=DEC2HEX([.E38];4)" office:value-type="string" office:string-value="038D" calcext:value-type="string">
            <text:p>038D</text:p>
          </table:table-cell>
          <table:table-cell table:formula="of:=&quot;0x&quot;&amp;[.F38]" office:value-type="string" office:string-value="0x038D" calcext:value-type="string">
            <text:p>0x038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ROUND([hardware.$C$3]*60/[.B39])" office:value-type="float" office:value="21429" calcext:value-type="float">
            <text:p>21429</text:p>
          </table:table-cell>
          <table:table-cell table:formula="of:=[.B39]*[hardware.$B$6]" office:value-type="float" office:value="1344" calcext:value-type="float">
            <text:p>1344</text:p>
          </table:table-cell>
          <table:table-cell table:formula="of:=ROUND([hardware.$C$3]*60/[.D39])" office:value-type="float" office:value="893" calcext:value-type="float">
            <text:p>893</text:p>
          </table:table-cell>
          <table:table-cell table:formula="of:=DEC2HEX([.E39];4)" office:value-type="string" office:string-value="037D" calcext:value-type="string">
            <text:p>037D</text:p>
          </table:table-cell>
          <table:table-cell table:formula="of:=&quot;0x&quot;&amp;[.F39]" office:value-type="string" office:string-value="0x037D" calcext:value-type="string">
            <text:p>0x037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ROUND([hardware.$C$3]*60/[.B40])" office:value-type="float" office:value="21053" calcext:value-type="float">
            <text:p>21053</text:p>
          </table:table-cell>
          <table:table-cell table:formula="of:=[.B40]*[hardware.$B$6]" office:value-type="float" office:value="1368" calcext:value-type="float">
            <text:p>1368</text:p>
          </table:table-cell>
          <table:table-cell table:formula="of:=ROUND([hardware.$C$3]*60/[.D40])" office:value-type="float" office:value="877" calcext:value-type="float">
            <text:p>877</text:p>
          </table:table-cell>
          <table:table-cell table:formula="of:=DEC2HEX([.E40];4)" office:value-type="string" office:string-value="036D" calcext:value-type="string">
            <text:p>036D</text:p>
          </table:table-cell>
          <table:table-cell table:formula="of:=&quot;0x&quot;&amp;[.F40]" office:value-type="string" office:string-value="0x036D" calcext:value-type="string">
            <text:p>0x036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formula="of:=ROUND([hardware.$C$3]*60/[.B41])" office:value-type="float" office:value="20690" calcext:value-type="float">
            <text:p>20690</text:p>
          </table:table-cell>
          <table:table-cell table:formula="of:=[.B41]*[hardware.$B$6]" office:value-type="float" office:value="1392" calcext:value-type="float">
            <text:p>1392</text:p>
          </table:table-cell>
          <table:table-cell table:formula="of:=ROUND([hardware.$C$3]*60/[.D41])" office:value-type="float" office:value="862" calcext:value-type="float">
            <text:p>862</text:p>
          </table:table-cell>
          <table:table-cell table:formula="of:=DEC2HEX([.E41];4)" office:value-type="string" office:string-value="035E" calcext:value-type="string">
            <text:p>035E</text:p>
          </table:table-cell>
          <table:table-cell table:formula="of:=&quot;0x&quot;&amp;[.F41]" office:value-type="string" office:string-value="0x035E" calcext:value-type="string">
            <text:p>0x035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ROUND([hardware.$C$3]*60/[.B42])" office:value-type="float" office:value="20339" calcext:value-type="float">
            <text:p>20339</text:p>
          </table:table-cell>
          <table:table-cell table:formula="of:=[.B42]*[hardware.$B$6]" office:value-type="float" office:value="1416" calcext:value-type="float">
            <text:p>1416</text:p>
          </table:table-cell>
          <table:table-cell table:formula="of:=ROUND([hardware.$C$3]*60/[.D42])" office:value-type="float" office:value="847" calcext:value-type="float">
            <text:p>847</text:p>
          </table:table-cell>
          <table:table-cell table:formula="of:=DEC2HEX([.E42];4)" office:value-type="string" office:string-value="034F" calcext:value-type="string">
            <text:p>034F</text:p>
          </table:table-cell>
          <table:table-cell table:formula="of:=&quot;0x&quot;&amp;[.F42]" office:value-type="string" office:string-value="0x034F" calcext:value-type="string">
            <text:p>0x034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ROUND([hardware.$C$3]*60/[.B43])" office:value-type="float" office:value="20000" calcext:value-type="float">
            <text:p>20000</text:p>
          </table:table-cell>
          <table:table-cell table:formula="of:=[.B43]*[hardware.$B$6]" office:value-type="float" office:value="1440" calcext:value-type="float">
            <text:p>1440</text:p>
          </table:table-cell>
          <table:table-cell table:formula="of:=ROUND([hardware.$C$3]*60/[.D43])" office:value-type="float" office:value="833" calcext:value-type="float">
            <text:p>833</text:p>
          </table:table-cell>
          <table:table-cell table:formula="of:=DEC2HEX([.E43];4)" office:value-type="string" office:string-value="0341" calcext:value-type="string">
            <text:p>0341</text:p>
          </table:table-cell>
          <table:table-cell table:formula="of:=&quot;0x&quot;&amp;[.F43]" office:value-type="string" office:string-value="0x0341" calcext:value-type="string">
            <text:p>0x03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ROUND([hardware.$C$3]*60/[.B44])" office:value-type="float" office:value="19672" calcext:value-type="float">
            <text:p>19672</text:p>
          </table:table-cell>
          <table:table-cell table:formula="of:=[.B44]*[hardware.$B$6]" office:value-type="float" office:value="1464" calcext:value-type="float">
            <text:p>1464</text:p>
          </table:table-cell>
          <table:table-cell table:formula="of:=ROUND([hardware.$C$3]*60/[.D44])" office:value-type="float" office:value="820" calcext:value-type="float">
            <text:p>820</text:p>
          </table:table-cell>
          <table:table-cell table:formula="of:=DEC2HEX([.E44];4)" office:value-type="string" office:string-value="0334" calcext:value-type="string">
            <text:p>0334</text:p>
          </table:table-cell>
          <table:table-cell table:formula="of:=&quot;0x&quot;&amp;[.F44]" office:value-type="string" office:string-value="0x0334" calcext:value-type="string">
            <text:p>0x03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ROUND([hardware.$C$3]*60/[.B45])" office:value-type="float" office:value="19355" calcext:value-type="float">
            <text:p>19355</text:p>
          </table:table-cell>
          <table:table-cell table:formula="of:=[.B45]*[hardware.$B$6]" office:value-type="float" office:value="1488" calcext:value-type="float">
            <text:p>1488</text:p>
          </table:table-cell>
          <table:table-cell table:formula="of:=ROUND([hardware.$C$3]*60/[.D45])" office:value-type="float" office:value="806" calcext:value-type="float">
            <text:p>806</text:p>
          </table:table-cell>
          <table:table-cell table:formula="of:=DEC2HEX([.E45];4)" office:value-type="string" office:string-value="0326" calcext:value-type="string">
            <text:p>0326</text:p>
          </table:table-cell>
          <table:table-cell table:formula="of:=&quot;0x&quot;&amp;[.F45]" office:value-type="string" office:string-value="0x0326" calcext:value-type="string">
            <text:p>0x0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ROUND([hardware.$C$3]*60/[.B46])" office:value-type="float" office:value="19048" calcext:value-type="float">
            <text:p>19048</text:p>
          </table:table-cell>
          <table:table-cell table:formula="of:=[.B46]*[hardware.$B$6]" office:value-type="float" office:value="1512" calcext:value-type="float">
            <text:p>1512</text:p>
          </table:table-cell>
          <table:table-cell table:formula="of:=ROUND([hardware.$C$3]*60/[.D46])" office:value-type="float" office:value="794" calcext:value-type="float">
            <text:p>794</text:p>
          </table:table-cell>
          <table:table-cell table:formula="of:=DEC2HEX([.E46];4)" office:value-type="string" office:string-value="031A" calcext:value-type="string">
            <text:p>031A</text:p>
          </table:table-cell>
          <table:table-cell table:formula="of:=&quot;0x&quot;&amp;[.F46]" office:value-type="string" office:string-value="0x031A" calcext:value-type="string">
            <text:p>0x031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ROUND([hardware.$C$3]*60/[.B47])" office:value-type="float" office:value="18750" calcext:value-type="float">
            <text:p>18750</text:p>
          </table:table-cell>
          <table:table-cell table:formula="of:=[.B47]*[hardware.$B$6]" office:value-type="float" office:value="1536" calcext:value-type="float">
            <text:p>1536</text:p>
          </table:table-cell>
          <table:table-cell table:formula="of:=ROUND([hardware.$C$3]*60/[.D47])" office:value-type="float" office:value="781" calcext:value-type="float">
            <text:p>781</text:p>
          </table:table-cell>
          <table:table-cell table:formula="of:=DEC2HEX([.E47];4)" office:value-type="string" office:string-value="030D" calcext:value-type="string">
            <text:p>030D</text:p>
          </table:table-cell>
          <table:table-cell table:formula="of:=&quot;0x&quot;&amp;[.F47]" office:value-type="string" office:string-value="0x030D" calcext:value-type="string">
            <text:p>0x030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ROUND([hardware.$C$3]*60/[.B48])" office:value-type="float" office:value="18462" calcext:value-type="float">
            <text:p>18462</text:p>
          </table:table-cell>
          <table:table-cell table:formula="of:=[.B48]*[hardware.$B$6]" office:value-type="float" office:value="1560" calcext:value-type="float">
            <text:p>1560</text:p>
          </table:table-cell>
          <table:table-cell table:formula="of:=ROUND([hardware.$C$3]*60/[.D48])" office:value-type="float" office:value="769" calcext:value-type="float">
            <text:p>769</text:p>
          </table:table-cell>
          <table:table-cell table:formula="of:=DEC2HEX([.E48];4)" office:value-type="string" office:string-value="0301" calcext:value-type="string">
            <text:p>0301</text:p>
          </table:table-cell>
          <table:table-cell table:formula="of:=&quot;0x&quot;&amp;[.F48]" office:value-type="string" office:string-value="0x0301" calcext:value-type="string">
            <text:p>0x03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formula="of:=ROUND([hardware.$C$3]*60/[.B49])" office:value-type="float" office:value="18182" calcext:value-type="float">
            <text:p>18182</text:p>
          </table:table-cell>
          <table:table-cell table:formula="of:=[.B49]*[hardware.$B$6]" office:value-type="float" office:value="1584" calcext:value-type="float">
            <text:p>1584</text:p>
          </table:table-cell>
          <table:table-cell table:formula="of:=ROUND([hardware.$C$3]*60/[.D49])" office:value-type="float" office:value="758" calcext:value-type="float">
            <text:p>758</text:p>
          </table:table-cell>
          <table:table-cell table:formula="of:=DEC2HEX([.E49];4)" office:value-type="string" office:string-value="02F6" calcext:value-type="string">
            <text:p>02F6</text:p>
          </table:table-cell>
          <table:table-cell table:formula="of:=&quot;0x&quot;&amp;[.F49]" office:value-type="string" office:string-value="0x02F6" calcext:value-type="string">
            <text:p>0x02F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ROUND([hardware.$C$3]*60/[.B50])" office:value-type="float" office:value="17910" calcext:value-type="float">
            <text:p>17910</text:p>
          </table:table-cell>
          <table:table-cell table:formula="of:=[.B50]*[hardware.$B$6]" office:value-type="float" office:value="1608" calcext:value-type="float">
            <text:p>1608</text:p>
          </table:table-cell>
          <table:table-cell table:formula="of:=ROUND([hardware.$C$3]*60/[.D50])" office:value-type="float" office:value="746" calcext:value-type="float">
            <text:p>746</text:p>
          </table:table-cell>
          <table:table-cell table:formula="of:=DEC2HEX([.E50];4)" office:value-type="string" office:string-value="02EA" calcext:value-type="string">
            <text:p>02EA</text:p>
          </table:table-cell>
          <table:table-cell table:formula="of:=&quot;0x&quot;&amp;[.F50]" office:value-type="string" office:string-value="0x02EA" calcext:value-type="string">
            <text:p>0x02E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formula="of:=ROUND([hardware.$C$3]*60/[.B51])" office:value-type="float" office:value="17647" calcext:value-type="float">
            <text:p>17647</text:p>
          </table:table-cell>
          <table:table-cell table:formula="of:=[.B51]*[hardware.$B$6]" office:value-type="float" office:value="1632" calcext:value-type="float">
            <text:p>1632</text:p>
          </table:table-cell>
          <table:table-cell table:formula="of:=ROUND([hardware.$C$3]*60/[.D51])" office:value-type="float" office:value="735" calcext:value-type="float">
            <text:p>735</text:p>
          </table:table-cell>
          <table:table-cell table:formula="of:=DEC2HEX([.E51];4)" office:value-type="string" office:string-value="02DF" calcext:value-type="string">
            <text:p>02DF</text:p>
          </table:table-cell>
          <table:table-cell table:formula="of:=&quot;0x&quot;&amp;[.F51]" office:value-type="string" office:string-value="0x02DF" calcext:value-type="string">
            <text:p>0x02D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formula="of:=ROUND([hardware.$C$3]*60/[.B52])" office:value-type="float" office:value="17391" calcext:value-type="float">
            <text:p>17391</text:p>
          </table:table-cell>
          <table:table-cell table:formula="of:=[.B52]*[hardware.$B$6]" office:value-type="float" office:value="1656" calcext:value-type="float">
            <text:p>1656</text:p>
          </table:table-cell>
          <table:table-cell table:formula="of:=ROUND([hardware.$C$3]*60/[.D52])" office:value-type="float" office:value="725" calcext:value-type="float">
            <text:p>725</text:p>
          </table:table-cell>
          <table:table-cell table:formula="of:=DEC2HEX([.E52];4)" office:value-type="string" office:string-value="02D5" calcext:value-type="string">
            <text:p>02D5</text:p>
          </table:table-cell>
          <table:table-cell table:formula="of:=&quot;0x&quot;&amp;[.F52]" office:value-type="string" office:string-value="0x02D5" calcext:value-type="string">
            <text:p>0x02D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ROUND([hardware.$C$3]*60/[.B53])" office:value-type="float" office:value="17143" calcext:value-type="float">
            <text:p>17143</text:p>
          </table:table-cell>
          <table:table-cell table:formula="of:=[.B53]*[hardware.$B$6]" office:value-type="float" office:value="1680" calcext:value-type="float">
            <text:p>1680</text:p>
          </table:table-cell>
          <table:table-cell table:formula="of:=ROUND([hardware.$C$3]*60/[.D53])" office:value-type="float" office:value="714" calcext:value-type="float">
            <text:p>714</text:p>
          </table:table-cell>
          <table:table-cell table:formula="of:=DEC2HEX([.E53];4)" office:value-type="string" office:string-value="02CA" calcext:value-type="string">
            <text:p>02CA</text:p>
          </table:table-cell>
          <table:table-cell table:formula="of:=&quot;0x&quot;&amp;[.F53]" office:value-type="string" office:string-value="0x02CA" calcext:value-type="string">
            <text:p>0x02C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formula="of:=ROUND([hardware.$C$3]*60/[.B54])" office:value-type="float" office:value="16901" calcext:value-type="float">
            <text:p>16901</text:p>
          </table:table-cell>
          <table:table-cell table:formula="of:=[.B54]*[hardware.$B$6]" office:value-type="float" office:value="1704" calcext:value-type="float">
            <text:p>1704</text:p>
          </table:table-cell>
          <table:table-cell table:formula="of:=ROUND([hardware.$C$3]*60/[.D54])" office:value-type="float" office:value="704" calcext:value-type="float">
            <text:p>704</text:p>
          </table:table-cell>
          <table:table-cell table:formula="of:=DEC2HEX([.E54];4)" office:value-type="string" office:string-value="02C0" calcext:value-type="string">
            <text:p>02C0</text:p>
          </table:table-cell>
          <table:table-cell table:formula="of:=&quot;0x&quot;&amp;[.F54]" office:value-type="string" office:string-value="0x02C0" calcext:value-type="string">
            <text:p>0x02C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formula="of:=ROUND([hardware.$C$3]*60/[.B55])" office:value-type="float" office:value="16667" calcext:value-type="float">
            <text:p>16667</text:p>
          </table:table-cell>
          <table:table-cell table:formula="of:=[.B55]*[hardware.$B$6]" office:value-type="float" office:value="1728" calcext:value-type="float">
            <text:p>1728</text:p>
          </table:table-cell>
          <table:table-cell table:formula="of:=ROUND([hardware.$C$3]*60/[.D55])" office:value-type="float" office:value="694" calcext:value-type="float">
            <text:p>694</text:p>
          </table:table-cell>
          <table:table-cell table:formula="of:=DEC2HEX([.E55];4)" office:value-type="string" office:string-value="02B6" calcext:value-type="string">
            <text:p>02B6</text:p>
          </table:table-cell>
          <table:table-cell table:formula="of:=&quot;0x&quot;&amp;[.F55]" office:value-type="string" office:string-value="0x02B6" calcext:value-type="string">
            <text:p>0x02B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formula="of:=ROUND([hardware.$C$3]*60/[.B56])" office:value-type="float" office:value="16438" calcext:value-type="float">
            <text:p>16438</text:p>
          </table:table-cell>
          <table:table-cell table:formula="of:=[.B56]*[hardware.$B$6]" office:value-type="float" office:value="1752" calcext:value-type="float">
            <text:p>1752</text:p>
          </table:table-cell>
          <table:table-cell table:formula="of:=ROUND([hardware.$C$3]*60/[.D56])" office:value-type="float" office:value="685" calcext:value-type="float">
            <text:p>685</text:p>
          </table:table-cell>
          <table:table-cell table:formula="of:=DEC2HEX([.E56];4)" office:value-type="string" office:string-value="02AD" calcext:value-type="string">
            <text:p>02AD</text:p>
          </table:table-cell>
          <table:table-cell table:formula="of:=&quot;0x&quot;&amp;[.F56]" office:value-type="string" office:string-value="0x02AD" calcext:value-type="string">
            <text:p>0x02A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formula="of:=ROUND([hardware.$C$3]*60/[.B57])" office:value-type="float" office:value="16216" calcext:value-type="float">
            <text:p>16216</text:p>
          </table:table-cell>
          <table:table-cell table:formula="of:=[.B57]*[hardware.$B$6]" office:value-type="float" office:value="1776" calcext:value-type="float">
            <text:p>1776</text:p>
          </table:table-cell>
          <table:table-cell table:formula="of:=ROUND([hardware.$C$3]*60/[.D57])" office:value-type="float" office:value="676" calcext:value-type="float">
            <text:p>676</text:p>
          </table:table-cell>
          <table:table-cell table:formula="of:=DEC2HEX([.E57];4)" office:value-type="string" office:string-value="02A4" calcext:value-type="string">
            <text:p>02A4</text:p>
          </table:table-cell>
          <table:table-cell table:formula="of:=&quot;0x&quot;&amp;[.F57]" office:value-type="string" office:string-value="0x02A4" calcext:value-type="string">
            <text:p>0x02A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ROUND([hardware.$C$3]*60/[.B58])" office:value-type="float" office:value="16000" calcext:value-type="float">
            <text:p>16000</text:p>
          </table:table-cell>
          <table:table-cell table:formula="of:=[.B58]*[hardware.$B$6]" office:value-type="float" office:value="1800" calcext:value-type="float">
            <text:p>1800</text:p>
          </table:table-cell>
          <table:table-cell table:formula="of:=ROUND([hardware.$C$3]*60/[.D58])" office:value-type="float" office:value="667" calcext:value-type="float">
            <text:p>667</text:p>
          </table:table-cell>
          <table:table-cell table:formula="of:=DEC2HEX([.E58];4)" office:value-type="string" office:string-value="029B" calcext:value-type="string">
            <text:p>029B</text:p>
          </table:table-cell>
          <table:table-cell table:formula="of:=&quot;0x&quot;&amp;[.F58]" office:value-type="string" office:string-value="0x029B" calcext:value-type="string">
            <text:p>0x029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formula="of:=ROUND([hardware.$C$3]*60/[.B59])" office:value-type="float" office:value="15789" calcext:value-type="float">
            <text:p>15789</text:p>
          </table:table-cell>
          <table:table-cell table:formula="of:=[.B59]*[hardware.$B$6]" office:value-type="float" office:value="1824" calcext:value-type="float">
            <text:p>1824</text:p>
          </table:table-cell>
          <table:table-cell table:formula="of:=ROUND([hardware.$C$3]*60/[.D59])" office:value-type="float" office:value="658" calcext:value-type="float">
            <text:p>658</text:p>
          </table:table-cell>
          <table:table-cell table:formula="of:=DEC2HEX([.E59];4)" office:value-type="string" office:string-value="0292" calcext:value-type="string">
            <text:p>0292</text:p>
          </table:table-cell>
          <table:table-cell table:formula="of:=&quot;0x&quot;&amp;[.F59]" office:value-type="string" office:string-value="0x0292" calcext:value-type="string">
            <text:p>0x0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ROUND([hardware.$C$3]*60/[.B60])" office:value-type="float" office:value="15584" calcext:value-type="float">
            <text:p>15584</text:p>
          </table:table-cell>
          <table:table-cell table:formula="of:=[.B60]*[hardware.$B$6]" office:value-type="float" office:value="1848" calcext:value-type="float">
            <text:p>1848</text:p>
          </table:table-cell>
          <table:table-cell table:formula="of:=ROUND([hardware.$C$3]*60/[.D60])" office:value-type="float" office:value="649" calcext:value-type="float">
            <text:p>649</text:p>
          </table:table-cell>
          <table:table-cell table:formula="of:=DEC2HEX([.E60];4)" office:value-type="string" office:string-value="0289" calcext:value-type="string">
            <text:p>0289</text:p>
          </table:table-cell>
          <table:table-cell table:formula="of:=&quot;0x&quot;&amp;[.F60]" office:value-type="string" office:string-value="0x0289" calcext:value-type="string">
            <text:p>0x02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formula="of:=ROUND([hardware.$C$3]*60/[.B61])" office:value-type="float" office:value="15385" calcext:value-type="float">
            <text:p>15385</text:p>
          </table:table-cell>
          <table:table-cell table:formula="of:=[.B61]*[hardware.$B$6]" office:value-type="float" office:value="1872" calcext:value-type="float">
            <text:p>1872</text:p>
          </table:table-cell>
          <table:table-cell table:formula="of:=ROUND([hardware.$C$3]*60/[.D61])" office:value-type="float" office:value="641" calcext:value-type="float">
            <text:p>641</text:p>
          </table:table-cell>
          <table:table-cell table:formula="of:=DEC2HEX([.E61];4)" office:value-type="string" office:string-value="0281" calcext:value-type="string">
            <text:p>0281</text:p>
          </table:table-cell>
          <table:table-cell table:formula="of:=&quot;0x&quot;&amp;[.F61]" office:value-type="string" office:string-value="0x0281" calcext:value-type="string">
            <text:p>0x02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formula="of:=ROUND([hardware.$C$3]*60/[.B62])" office:value-type="float" office:value="15190" calcext:value-type="float">
            <text:p>15190</text:p>
          </table:table-cell>
          <table:table-cell table:formula="of:=[.B62]*[hardware.$B$6]" office:value-type="float" office:value="1896" calcext:value-type="float">
            <text:p>1896</text:p>
          </table:table-cell>
          <table:table-cell table:formula="of:=ROUND([hardware.$C$3]*60/[.D62])" office:value-type="float" office:value="633" calcext:value-type="float">
            <text:p>633</text:p>
          </table:table-cell>
          <table:table-cell table:formula="of:=DEC2HEX([.E62];4)" office:value-type="string" office:string-value="0279" calcext:value-type="string">
            <text:p>0279</text:p>
          </table:table-cell>
          <table:table-cell table:formula="of:=&quot;0x&quot;&amp;[.F62]" office:value-type="string" office:string-value="0x0279" calcext:value-type="string">
            <text:p>0x02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ROUND([hardware.$C$3]*60/[.B63])" office:value-type="float" office:value="15000" calcext:value-type="float">
            <text:p>15000</text:p>
          </table:table-cell>
          <table:table-cell table:formula="of:=[.B63]*[hardware.$B$6]" office:value-type="float" office:value="1920" calcext:value-type="float">
            <text:p>1920</text:p>
          </table:table-cell>
          <table:table-cell table:formula="of:=ROUND([hardware.$C$3]*60/[.D63])" office:value-type="float" office:value="625" calcext:value-type="float">
            <text:p>625</text:p>
          </table:table-cell>
          <table:table-cell table:formula="of:=DEC2HEX([.E63];4)" office:value-type="string" office:string-value="0271" calcext:value-type="string">
            <text:p>0271</text:p>
          </table:table-cell>
          <table:table-cell table:formula="of:=&quot;0x&quot;&amp;[.F63]" office:value-type="string" office:string-value="0x0271" calcext:value-type="string">
            <text:p>0x0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formula="of:=ROUND([hardware.$C$3]*60/[.B64])" office:value-type="float" office:value="14815" calcext:value-type="float">
            <text:p>14815</text:p>
          </table:table-cell>
          <table:table-cell table:formula="of:=[.B64]*[hardware.$B$6]" office:value-type="float" office:value="1944" calcext:value-type="float">
            <text:p>1944</text:p>
          </table:table-cell>
          <table:table-cell table:formula="of:=ROUND([hardware.$C$3]*60/[.D64])" office:value-type="float" office:value="617" calcext:value-type="float">
            <text:p>617</text:p>
          </table:table-cell>
          <table:table-cell table:formula="of:=DEC2HEX([.E64];4)" office:value-type="string" office:string-value="0269" calcext:value-type="string">
            <text:p>0269</text:p>
          </table:table-cell>
          <table:table-cell table:formula="of:=&quot;0x&quot;&amp;[.F64]" office:value-type="string" office:string-value="0x0269" calcext:value-type="string">
            <text:p>0x02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ROUND([hardware.$C$3]*60/[.B65])" office:value-type="float" office:value="14634" calcext:value-type="float">
            <text:p>14634</text:p>
          </table:table-cell>
          <table:table-cell table:formula="of:=[.B65]*[hardware.$B$6]" office:value-type="float" office:value="1968" calcext:value-type="float">
            <text:p>1968</text:p>
          </table:table-cell>
          <table:table-cell table:formula="of:=ROUND([hardware.$C$3]*60/[.D65])" office:value-type="float" office:value="610" calcext:value-type="float">
            <text:p>610</text:p>
          </table:table-cell>
          <table:table-cell table:formula="of:=DEC2HEX([.E65];4)" office:value-type="string" office:string-value="0262" calcext:value-type="string">
            <text:p>0262</text:p>
          </table:table-cell>
          <table:table-cell table:formula="of:=&quot;0x&quot;&amp;[.F65]" office:value-type="string" office:string-value="0x0262" calcext:value-type="string">
            <text:p>0x02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formula="of:=ROUND([hardware.$C$3]*60/[.B66])" office:value-type="float" office:value="14458" calcext:value-type="float">
            <text:p>14458</text:p>
          </table:table-cell>
          <table:table-cell table:formula="of:=[.B66]*[hardware.$B$6]" office:value-type="float" office:value="1992" calcext:value-type="float">
            <text:p>1992</text:p>
          </table:table-cell>
          <table:table-cell table:formula="of:=ROUND([hardware.$C$3]*60/[.D66])" office:value-type="float" office:value="602" calcext:value-type="float">
            <text:p>602</text:p>
          </table:table-cell>
          <table:table-cell table:formula="of:=DEC2HEX([.E66];4)" office:value-type="string" office:string-value="025A" calcext:value-type="string">
            <text:p>025A</text:p>
          </table:table-cell>
          <table:table-cell table:formula="of:=&quot;0x&quot;&amp;[.F66]" office:value-type="string" office:string-value="0x025A" calcext:value-type="string">
            <text:p>0x025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ROUND([hardware.$C$3]*60/[.B67])" office:value-type="float" office:value="14286" calcext:value-type="float">
            <text:p>14286</text:p>
          </table:table-cell>
          <table:table-cell table:formula="of:=[.B67]*[hardware.$B$6]" office:value-type="float" office:value="2016" calcext:value-type="float">
            <text:p>2016</text:p>
          </table:table-cell>
          <table:table-cell table:formula="of:=ROUND([hardware.$C$3]*60/[.D67])" office:value-type="float" office:value="595" calcext:value-type="float">
            <text:p>595</text:p>
          </table:table-cell>
          <table:table-cell table:formula="of:=DEC2HEX([.E67];4)" office:value-type="string" office:string-value="0253" calcext:value-type="string">
            <text:p>0253</text:p>
          </table:table-cell>
          <table:table-cell table:formula="of:=&quot;0x&quot;&amp;[.F67]" office:value-type="string" office:string-value="0x0253" calcext:value-type="string">
            <text:p>0x02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formula="of:=ROUND([hardware.$C$3]*60/[.B68])" office:value-type="float" office:value="14118" calcext:value-type="float">
            <text:p>14118</text:p>
          </table:table-cell>
          <table:table-cell table:formula="of:=[.B68]*[hardware.$B$6]" office:value-type="float" office:value="2040" calcext:value-type="float">
            <text:p>2040</text:p>
          </table:table-cell>
          <table:table-cell table:formula="of:=ROUND([hardware.$C$3]*60/[.D68])" office:value-type="float" office:value="588" calcext:value-type="float">
            <text:p>588</text:p>
          </table:table-cell>
          <table:table-cell table:formula="of:=DEC2HEX([.E68];4)" office:value-type="string" office:string-value="024C" calcext:value-type="string">
            <text:p>024C</text:p>
          </table:table-cell>
          <table:table-cell table:formula="of:=&quot;0x&quot;&amp;[.F68]" office:value-type="string" office:string-value="0x024C" calcext:value-type="string">
            <text:p>0x024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formula="of:=ROUND([hardware.$C$3]*60/[.B69])" office:value-type="float" office:value="13953" calcext:value-type="float">
            <text:p>13953</text:p>
          </table:table-cell>
          <table:table-cell table:formula="of:=[.B69]*[hardware.$B$6]" office:value-type="float" office:value="2064" calcext:value-type="float">
            <text:p>2064</text:p>
          </table:table-cell>
          <table:table-cell table:formula="of:=ROUND([hardware.$C$3]*60/[.D69])" office:value-type="float" office:value="581" calcext:value-type="float">
            <text:p>581</text:p>
          </table:table-cell>
          <table:table-cell table:formula="of:=DEC2HEX([.E69];4)" office:value-type="string" office:string-value="0245" calcext:value-type="string">
            <text:p>0245</text:p>
          </table:table-cell>
          <table:table-cell table:formula="of:=&quot;0x&quot;&amp;[.F69]" office:value-type="string" office:string-value="0x0245" calcext:value-type="string">
            <text:p>0x02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ROUND([hardware.$C$3]*60/[.B70])" office:value-type="float" office:value="13793" calcext:value-type="float">
            <text:p>13793</text:p>
          </table:table-cell>
          <table:table-cell table:formula="of:=[.B70]*[hardware.$B$6]" office:value-type="float" office:value="2088" calcext:value-type="float">
            <text:p>2088</text:p>
          </table:table-cell>
          <table:table-cell table:formula="of:=ROUND([hardware.$C$3]*60/[.D70])" office:value-type="float" office:value="575" calcext:value-type="float">
            <text:p>575</text:p>
          </table:table-cell>
          <table:table-cell table:formula="of:=DEC2HEX([.E70];4)" office:value-type="string" office:string-value="023F" calcext:value-type="string">
            <text:p>023F</text:p>
          </table:table-cell>
          <table:table-cell table:formula="of:=&quot;0x&quot;&amp;[.F70]" office:value-type="string" office:string-value="0x023F" calcext:value-type="string">
            <text:p>0x023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ROUND([hardware.$C$3]*60/[.B71])" office:value-type="float" office:value="13636" calcext:value-type="float">
            <text:p>13636</text:p>
          </table:table-cell>
          <table:table-cell table:formula="of:=[.B71]*[hardware.$B$6]" office:value-type="float" office:value="2112" calcext:value-type="float">
            <text:p>2112</text:p>
          </table:table-cell>
          <table:table-cell table:formula="of:=ROUND([hardware.$C$3]*60/[.D71])" office:value-type="float" office:value="568" calcext:value-type="float">
            <text:p>568</text:p>
          </table:table-cell>
          <table:table-cell table:formula="of:=DEC2HEX([.E71];4)" office:value-type="string" office:string-value="0238" calcext:value-type="string">
            <text:p>0238</text:p>
          </table:table-cell>
          <table:table-cell table:formula="of:=&quot;0x&quot;&amp;[.F71]" office:value-type="string" office:string-value="0x0238" calcext:value-type="string">
            <text:p>0x02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ROUND([hardware.$C$3]*60/[.B72])" office:value-type="float" office:value="13483" calcext:value-type="float">
            <text:p>13483</text:p>
          </table:table-cell>
          <table:table-cell table:formula="of:=[.B72]*[hardware.$B$6]" office:value-type="float" office:value="2136" calcext:value-type="float">
            <text:p>2136</text:p>
          </table:table-cell>
          <table:table-cell table:formula="of:=ROUND([hardware.$C$3]*60/[.D72])" office:value-type="float" office:value="562" calcext:value-type="float">
            <text:p>562</text:p>
          </table:table-cell>
          <table:table-cell table:formula="of:=DEC2HEX([.E72];4)" office:value-type="string" office:string-value="0232" calcext:value-type="string">
            <text:p>0232</text:p>
          </table:table-cell>
          <table:table-cell table:formula="of:=&quot;0x&quot;&amp;[.F72]" office:value-type="string" office:string-value="0x0232" calcext:value-type="string">
            <text:p>0x02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ROUND([hardware.$C$3]*60/[.B73])" office:value-type="float" office:value="13333" calcext:value-type="float">
            <text:p>13333</text:p>
          </table:table-cell>
          <table:table-cell table:formula="of:=[.B73]*[hardware.$B$6]" office:value-type="float" office:value="2160" calcext:value-type="float">
            <text:p>2160</text:p>
          </table:table-cell>
          <table:table-cell table:formula="of:=ROUND([hardware.$C$3]*60/[.D73])" office:value-type="float" office:value="556" calcext:value-type="float">
            <text:p>556</text:p>
          </table:table-cell>
          <table:table-cell table:formula="of:=DEC2HEX([.E73];4)" office:value-type="string" office:string-value="022C" calcext:value-type="string">
            <text:p>022C</text:p>
          </table:table-cell>
          <table:table-cell table:formula="of:=&quot;0x&quot;&amp;[.F73]" office:value-type="string" office:string-value="0x022C" calcext:value-type="string">
            <text:p>0x022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formula="of:=ROUND([hardware.$C$3]*60/[.B74])" office:value-type="float" office:value="13187" calcext:value-type="float">
            <text:p>13187</text:p>
          </table:table-cell>
          <table:table-cell table:formula="of:=[.B74]*[hardware.$B$6]" office:value-type="float" office:value="2184" calcext:value-type="float">
            <text:p>2184</text:p>
          </table:table-cell>
          <table:table-cell table:formula="of:=ROUND([hardware.$C$3]*60/[.D74])" office:value-type="float" office:value="549" calcext:value-type="float">
            <text:p>549</text:p>
          </table:table-cell>
          <table:table-cell table:formula="of:=DEC2HEX([.E74];4)" office:value-type="string" office:string-value="0225" calcext:value-type="string">
            <text:p>0225</text:p>
          </table:table-cell>
          <table:table-cell table:formula="of:=&quot;0x&quot;&amp;[.F74]" office:value-type="string" office:string-value="0x0225" calcext:value-type="string">
            <text:p>0x02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formula="of:=ROUND([hardware.$C$3]*60/[.B75])" office:value-type="float" office:value="13043" calcext:value-type="float">
            <text:p>13043</text:p>
          </table:table-cell>
          <table:table-cell table:formula="of:=[.B75]*[hardware.$B$6]" office:value-type="float" office:value="2208" calcext:value-type="float">
            <text:p>2208</text:p>
          </table:table-cell>
          <table:table-cell table:formula="of:=ROUND([hardware.$C$3]*60/[.D75])" office:value-type="float" office:value="543" calcext:value-type="float">
            <text:p>543</text:p>
          </table:table-cell>
          <table:table-cell table:formula="of:=DEC2HEX([.E75];4)" office:value-type="string" office:string-value="021F" calcext:value-type="string">
            <text:p>021F</text:p>
          </table:table-cell>
          <table:table-cell table:formula="of:=&quot;0x&quot;&amp;[.F75]" office:value-type="string" office:string-value="0x021F" calcext:value-type="string">
            <text:p>0x021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formula="of:=ROUND([hardware.$C$3]*60/[.B76])" office:value-type="float" office:value="12903" calcext:value-type="float">
            <text:p>12903</text:p>
          </table:table-cell>
          <table:table-cell table:formula="of:=[.B76]*[hardware.$B$6]" office:value-type="float" office:value="2232" calcext:value-type="float">
            <text:p>2232</text:p>
          </table:table-cell>
          <table:table-cell table:formula="of:=ROUND([hardware.$C$3]*60/[.D76])" office:value-type="float" office:value="538" calcext:value-type="float">
            <text:p>538</text:p>
          </table:table-cell>
          <table:table-cell table:formula="of:=DEC2HEX([.E76];4)" office:value-type="string" office:string-value="021A" calcext:value-type="string">
            <text:p>021A</text:p>
          </table:table-cell>
          <table:table-cell table:formula="of:=&quot;0x&quot;&amp;[.F76]" office:value-type="string" office:string-value="0x021A" calcext:value-type="string">
            <text:p>0x021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formula="of:=ROUND([hardware.$C$3]*60/[.B77])" office:value-type="float" office:value="12766" calcext:value-type="float">
            <text:p>12766</text:p>
          </table:table-cell>
          <table:table-cell table:formula="of:=[.B77]*[hardware.$B$6]" office:value-type="float" office:value="2256" calcext:value-type="float">
            <text:p>2256</text:p>
          </table:table-cell>
          <table:table-cell table:formula="of:=ROUND([hardware.$C$3]*60/[.D77])" office:value-type="float" office:value="532" calcext:value-type="float">
            <text:p>532</text:p>
          </table:table-cell>
          <table:table-cell table:formula="of:=DEC2HEX([.E77];4)" office:value-type="string" office:string-value="0214" calcext:value-type="string">
            <text:p>0214</text:p>
          </table:table-cell>
          <table:table-cell table:formula="of:=&quot;0x&quot;&amp;[.F77]" office:value-type="string" office:string-value="0x0214" calcext:value-type="string">
            <text:p>0x02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ROUND([hardware.$C$3]*60/[.B78])" office:value-type="float" office:value="12632" calcext:value-type="float">
            <text:p>12632</text:p>
          </table:table-cell>
          <table:table-cell table:formula="of:=[.B78]*[hardware.$B$6]" office:value-type="float" office:value="2280" calcext:value-type="float">
            <text:p>2280</text:p>
          </table:table-cell>
          <table:table-cell table:formula="of:=ROUND([hardware.$C$3]*60/[.D78])" office:value-type="float" office:value="526" calcext:value-type="float">
            <text:p>526</text:p>
          </table:table-cell>
          <table:table-cell table:formula="of:=DEC2HEX([.E78];4)" office:value-type="string" office:string-value="020E" calcext:value-type="string">
            <text:p>020E</text:p>
          </table:table-cell>
          <table:table-cell table:formula="of:=&quot;0x&quot;&amp;[.F78]" office:value-type="string" office:string-value="0x020E" calcext:value-type="string">
            <text:p>0x020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formula="of:=ROUND([hardware.$C$3]*60/[.B79])" office:value-type="float" office:value="12500" calcext:value-type="float">
            <text:p>12500</text:p>
          </table:table-cell>
          <table:table-cell table:formula="of:=[.B79]*[hardware.$B$6]" office:value-type="float" office:value="2304" calcext:value-type="float">
            <text:p>2304</text:p>
          </table:table-cell>
          <table:table-cell table:formula="of:=ROUND([hardware.$C$3]*60/[.D79])" office:value-type="float" office:value="521" calcext:value-type="float">
            <text:p>521</text:p>
          </table:table-cell>
          <table:table-cell table:formula="of:=DEC2HEX([.E79];4)" office:value-type="string" office:string-value="0209" calcext:value-type="string">
            <text:p>0209</text:p>
          </table:table-cell>
          <table:table-cell table:formula="of:=&quot;0x&quot;&amp;[.F79]" office:value-type="string" office:string-value="0x0209" calcext:value-type="string">
            <text:p>0x02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formula="of:=ROUND([hardware.$C$3]*60/[.B80])" office:value-type="float" office:value="12371" calcext:value-type="float">
            <text:p>12371</text:p>
          </table:table-cell>
          <table:table-cell table:formula="of:=[.B80]*[hardware.$B$6]" office:value-type="float" office:value="2328" calcext:value-type="float">
            <text:p>2328</text:p>
          </table:table-cell>
          <table:table-cell table:formula="of:=ROUND([hardware.$C$3]*60/[.D80])" office:value-type="float" office:value="515" calcext:value-type="float">
            <text:p>515</text:p>
          </table:table-cell>
          <table:table-cell table:formula="of:=DEC2HEX([.E80];4)" office:value-type="string" office:string-value="0203" calcext:value-type="string">
            <text:p>0203</text:p>
          </table:table-cell>
          <table:table-cell table:formula="of:=&quot;0x&quot;&amp;[.F80]" office:value-type="string" office:string-value="0x0203" calcext:value-type="string">
            <text:p>0x0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formula="of:=ROUND([hardware.$C$3]*60/[.B81])" office:value-type="float" office:value="12245" calcext:value-type="float">
            <text:p>12245</text:p>
          </table:table-cell>
          <table:table-cell table:formula="of:=[.B81]*[hardware.$B$6]" office:value-type="float" office:value="2352" calcext:value-type="float">
            <text:p>2352</text:p>
          </table:table-cell>
          <table:table-cell table:formula="of:=ROUND([hardware.$C$3]*60/[.D81])" office:value-type="float" office:value="510" calcext:value-type="float">
            <text:p>510</text:p>
          </table:table-cell>
          <table:table-cell table:formula="of:=DEC2HEX([.E81];4)" office:value-type="string" office:string-value="01FE" calcext:value-type="string">
            <text:p>01FE</text:p>
          </table:table-cell>
          <table:table-cell table:formula="of:=&quot;0x&quot;&amp;[.F81]" office:value-type="string" office:string-value="0x01FE" calcext:value-type="string">
            <text:p>0x01F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formula="of:=ROUND([hardware.$C$3]*60/[.B82])" office:value-type="float" office:value="12121" calcext:value-type="float">
            <text:p>12121</text:p>
          </table:table-cell>
          <table:table-cell table:formula="of:=[.B82]*[hardware.$B$6]" office:value-type="float" office:value="2376" calcext:value-type="float">
            <text:p>2376</text:p>
          </table:table-cell>
          <table:table-cell table:formula="of:=ROUND([hardware.$C$3]*60/[.D82])" office:value-type="float" office:value="505" calcext:value-type="float">
            <text:p>505</text:p>
          </table:table-cell>
          <table:table-cell table:formula="of:=DEC2HEX([.E82];4)" office:value-type="string" office:string-value="01F9" calcext:value-type="string">
            <text:p>01F9</text:p>
          </table:table-cell>
          <table:table-cell table:formula="of:=&quot;0x&quot;&amp;[.F82]" office:value-type="string" office:string-value="0x01F9" calcext:value-type="string">
            <text:p>0x01F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ROUND([hardware.$C$3]*60/[.B83])" office:value-type="float" office:value="12000" calcext:value-type="float">
            <text:p>12000</text:p>
          </table:table-cell>
          <table:table-cell table:formula="of:=[.B83]*[hardware.$B$6]" office:value-type="float" office:value="2400" calcext:value-type="float">
            <text:p>2400</text:p>
          </table:table-cell>
          <table:table-cell table:formula="of:=ROUND([hardware.$C$3]*60/[.D83])" office:value-type="float" office:value="500" calcext:value-type="float">
            <text:p>500</text:p>
          </table:table-cell>
          <table:table-cell table:formula="of:=DEC2HEX([.E83];4)" office:value-type="string" office:string-value="01F4" calcext:value-type="string">
            <text:p>01F4</text:p>
          </table:table-cell>
          <table:table-cell table:formula="of:=&quot;0x&quot;&amp;[.F83]" office:value-type="string" office:string-value="0x01F4" calcext:value-type="string">
            <text:p>0x01F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ROUND([hardware.$C$3]*60/[.B84])" office:value-type="float" office:value="11881" calcext:value-type="float">
            <text:p>11881</text:p>
          </table:table-cell>
          <table:table-cell table:formula="of:=[.B84]*[hardware.$B$6]" office:value-type="float" office:value="2424" calcext:value-type="float">
            <text:p>2424</text:p>
          </table:table-cell>
          <table:table-cell table:formula="of:=ROUND([hardware.$C$3]*60/[.D84])" office:value-type="float" office:value="495" calcext:value-type="float">
            <text:p>495</text:p>
          </table:table-cell>
          <table:table-cell table:formula="of:=DEC2HEX([.E84];4)" office:value-type="string" office:string-value="01EF" calcext:value-type="string">
            <text:p>01EF</text:p>
          </table:table-cell>
          <table:table-cell table:formula="of:=&quot;0x&quot;&amp;[.F84]" office:value-type="string" office:string-value="0x01EF" calcext:value-type="string">
            <text:p>0x01E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ROUND([hardware.$C$3]*60/[.B85])" office:value-type="float" office:value="11765" calcext:value-type="float">
            <text:p>11765</text:p>
          </table:table-cell>
          <table:table-cell table:formula="of:=[.B85]*[hardware.$B$6]" office:value-type="float" office:value="2448" calcext:value-type="float">
            <text:p>2448</text:p>
          </table:table-cell>
          <table:table-cell table:formula="of:=ROUND([hardware.$C$3]*60/[.D85])" office:value-type="float" office:value="490" calcext:value-type="float">
            <text:p>490</text:p>
          </table:table-cell>
          <table:table-cell table:formula="of:=DEC2HEX([.E85];4)" office:value-type="string" office:string-value="01EA" calcext:value-type="string">
            <text:p>01EA</text:p>
          </table:table-cell>
          <table:table-cell table:formula="of:=&quot;0x&quot;&amp;[.F85]" office:value-type="string" office:string-value="0x01EA" calcext:value-type="string">
            <text:p>0x01E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ROUND([hardware.$C$3]*60/[.B86])" office:value-type="float" office:value="11650" calcext:value-type="float">
            <text:p>11650</text:p>
          </table:table-cell>
          <table:table-cell table:formula="of:=[.B86]*[hardware.$B$6]" office:value-type="float" office:value="2472" calcext:value-type="float">
            <text:p>2472</text:p>
          </table:table-cell>
          <table:table-cell table:formula="of:=ROUND([hardware.$C$3]*60/[.D86])" office:value-type="float" office:value="485" calcext:value-type="float">
            <text:p>485</text:p>
          </table:table-cell>
          <table:table-cell table:formula="of:=DEC2HEX([.E86];4)" office:value-type="string" office:string-value="01E5" calcext:value-type="string">
            <text:p>01E5</text:p>
          </table:table-cell>
          <table:table-cell table:formula="of:=&quot;0x&quot;&amp;[.F86]" office:value-type="string" office:string-value="0x01E5" calcext:value-type="string">
            <text:p>0x01E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formula="of:=ROUND([hardware.$C$3]*60/[.B87])" office:value-type="float" office:value="11538" calcext:value-type="float">
            <text:p>11538</text:p>
          </table:table-cell>
          <table:table-cell table:formula="of:=[.B87]*[hardware.$B$6]" office:value-type="float" office:value="2496" calcext:value-type="float">
            <text:p>2496</text:p>
          </table:table-cell>
          <table:table-cell table:formula="of:=ROUND([hardware.$C$3]*60/[.D87])" office:value-type="float" office:value="481" calcext:value-type="float">
            <text:p>481</text:p>
          </table:table-cell>
          <table:table-cell table:formula="of:=DEC2HEX([.E87];4)" office:value-type="string" office:string-value="01E1" calcext:value-type="string">
            <text:p>01E1</text:p>
          </table:table-cell>
          <table:table-cell table:formula="of:=&quot;0x&quot;&amp;[.F87]" office:value-type="string" office:string-value="0x01E1" calcext:value-type="string">
            <text:p>0x01E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ROUND([hardware.$C$3]*60/[.B88])" office:value-type="float" office:value="11429" calcext:value-type="float">
            <text:p>11429</text:p>
          </table:table-cell>
          <table:table-cell table:formula="of:=[.B88]*[hardware.$B$6]" office:value-type="float" office:value="2520" calcext:value-type="float">
            <text:p>2520</text:p>
          </table:table-cell>
          <table:table-cell table:formula="of:=ROUND([hardware.$C$3]*60/[.D88])" office:value-type="float" office:value="476" calcext:value-type="float">
            <text:p>476</text:p>
          </table:table-cell>
          <table:table-cell table:formula="of:=DEC2HEX([.E88];4)" office:value-type="string" office:string-value="01DC" calcext:value-type="string">
            <text:p>01DC</text:p>
          </table:table-cell>
          <table:table-cell table:formula="of:=&quot;0x&quot;&amp;[.F88]" office:value-type="string" office:string-value="0x01DC" calcext:value-type="string">
            <text:p>0x01D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formula="of:=ROUND([hardware.$C$3]*60/[.B89])" office:value-type="float" office:value="11321" calcext:value-type="float">
            <text:p>11321</text:p>
          </table:table-cell>
          <table:table-cell table:formula="of:=[.B89]*[hardware.$B$6]" office:value-type="float" office:value="2544" calcext:value-type="float">
            <text:p>2544</text:p>
          </table:table-cell>
          <table:table-cell table:formula="of:=ROUND([hardware.$C$3]*60/[.D89])" office:value-type="float" office:value="472" calcext:value-type="float">
            <text:p>472</text:p>
          </table:table-cell>
          <table:table-cell table:formula="of:=DEC2HEX([.E89];4)" office:value-type="string" office:string-value="01D8" calcext:value-type="string">
            <text:p>01D8</text:p>
          </table:table-cell>
          <table:table-cell table:formula="of:=&quot;0x&quot;&amp;[.F89]" office:value-type="string" office:string-value="0x01D8" calcext:value-type="string">
            <text:p>0x01D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ROUND([hardware.$C$3]*60/[.B90])" office:value-type="float" office:value="11215" calcext:value-type="float">
            <text:p>11215</text:p>
          </table:table-cell>
          <table:table-cell table:formula="of:=[.B90]*[hardware.$B$6]" office:value-type="float" office:value="2568" calcext:value-type="float">
            <text:p>2568</text:p>
          </table:table-cell>
          <table:table-cell table:formula="of:=ROUND([hardware.$C$3]*60/[.D90])" office:value-type="float" office:value="467" calcext:value-type="float">
            <text:p>467</text:p>
          </table:table-cell>
          <table:table-cell table:formula="of:=DEC2HEX([.E90];4)" office:value-type="string" office:string-value="01D3" calcext:value-type="string">
            <text:p>01D3</text:p>
          </table:table-cell>
          <table:table-cell table:formula="of:=&quot;0x&quot;&amp;[.F90]" office:value-type="string" office:string-value="0x01D3" calcext:value-type="string">
            <text:p>0x01D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ROUND([hardware.$C$3]*60/[.B91])" office:value-type="float" office:value="11111" calcext:value-type="float">
            <text:p>11111</text:p>
          </table:table-cell>
          <table:table-cell table:formula="of:=[.B91]*[hardware.$B$6]" office:value-type="float" office:value="2592" calcext:value-type="float">
            <text:p>2592</text:p>
          </table:table-cell>
          <table:table-cell table:formula="of:=ROUND([hardware.$C$3]*60/[.D91])" office:value-type="float" office:value="463" calcext:value-type="float">
            <text:p>463</text:p>
          </table:table-cell>
          <table:table-cell table:formula="of:=DEC2HEX([.E91];4)" office:value-type="string" office:string-value="01CF" calcext:value-type="string">
            <text:p>01CF</text:p>
          </table:table-cell>
          <table:table-cell table:formula="of:=&quot;0x&quot;&amp;[.F91]" office:value-type="string" office:string-value="0x01CF" calcext:value-type="string">
            <text:p>0x01C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formula="of:=ROUND([hardware.$C$3]*60/[.B92])" office:value-type="float" office:value="11009" calcext:value-type="float">
            <text:p>11009</text:p>
          </table:table-cell>
          <table:table-cell table:formula="of:=[.B92]*[hardware.$B$6]" office:value-type="float" office:value="2616" calcext:value-type="float">
            <text:p>2616</text:p>
          </table:table-cell>
          <table:table-cell table:formula="of:=ROUND([hardware.$C$3]*60/[.D92])" office:value-type="float" office:value="459" calcext:value-type="float">
            <text:p>459</text:p>
          </table:table-cell>
          <table:table-cell table:formula="of:=DEC2HEX([.E92];4)" office:value-type="string" office:string-value="01CB" calcext:value-type="string">
            <text:p>01CB</text:p>
          </table:table-cell>
          <table:table-cell table:formula="of:=&quot;0x&quot;&amp;[.F92]" office:value-type="string" office:string-value="0x01CB" calcext:value-type="string">
            <text:p>0x01C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ROUND([hardware.$C$3]*60/[.B93])" office:value-type="float" office:value="10909" calcext:value-type="float">
            <text:p>10909</text:p>
          </table:table-cell>
          <table:table-cell table:formula="of:=[.B93]*[hardware.$B$6]" office:value-type="float" office:value="2640" calcext:value-type="float">
            <text:p>2640</text:p>
          </table:table-cell>
          <table:table-cell table:formula="of:=ROUND([hardware.$C$3]*60/[.D93])" office:value-type="float" office:value="455" calcext:value-type="float">
            <text:p>455</text:p>
          </table:table-cell>
          <table:table-cell table:formula="of:=DEC2HEX([.E93];4)" office:value-type="string" office:string-value="01C7" calcext:value-type="string">
            <text:p>01C7</text:p>
          </table:table-cell>
          <table:table-cell table:formula="of:=&quot;0x&quot;&amp;[.F93]" office:value-type="string" office:string-value="0x01C7" calcext:value-type="string">
            <text:p>0x01C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ROUND([hardware.$C$3]*60/[.B94])" office:value-type="float" office:value="10811" calcext:value-type="float">
            <text:p>10811</text:p>
          </table:table-cell>
          <table:table-cell table:formula="of:=[.B94]*[hardware.$B$6]" office:value-type="float" office:value="2664" calcext:value-type="float">
            <text:p>2664</text:p>
          </table:table-cell>
          <table:table-cell table:formula="of:=ROUND([hardware.$C$3]*60/[.D94])" office:value-type="float" office:value="450" calcext:value-type="float">
            <text:p>450</text:p>
          </table:table-cell>
          <table:table-cell table:formula="of:=DEC2HEX([.E94];4)" office:value-type="string" office:string-value="01C2" calcext:value-type="string">
            <text:p>01C2</text:p>
          </table:table-cell>
          <table:table-cell table:formula="of:=&quot;0x&quot;&amp;[.F94]" office:value-type="string" office:string-value="0x01C2" calcext:value-type="string">
            <text:p>0x01C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table:formula="of:=ROUND([hardware.$C$3]*60/[.B95])" office:value-type="float" office:value="10714" calcext:value-type="float">
            <text:p>10714</text:p>
          </table:table-cell>
          <table:table-cell table:formula="of:=[.B95]*[hardware.$B$6]" office:value-type="float" office:value="2688" calcext:value-type="float">
            <text:p>2688</text:p>
          </table:table-cell>
          <table:table-cell table:formula="of:=ROUND([hardware.$C$3]*60/[.D95])" office:value-type="float" office:value="446" calcext:value-type="float">
            <text:p>446</text:p>
          </table:table-cell>
          <table:table-cell table:formula="of:=DEC2HEX([.E95];4)" office:value-type="string" office:string-value="01BE" calcext:value-type="string">
            <text:p>01BE</text:p>
          </table:table-cell>
          <table:table-cell table:formula="of:=&quot;0x&quot;&amp;[.F95]" office:value-type="string" office:string-value="0x01BE" calcext:value-type="string">
            <text:p>0x01B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ROUND([hardware.$C$3]*60/[.B96])" office:value-type="float" office:value="10619" calcext:value-type="float">
            <text:p>10619</text:p>
          </table:table-cell>
          <table:table-cell table:formula="of:=[.B96]*[hardware.$B$6]" office:value-type="float" office:value="2712" calcext:value-type="float">
            <text:p>2712</text:p>
          </table:table-cell>
          <table:table-cell table:formula="of:=ROUND([hardware.$C$3]*60/[.D96])" office:value-type="float" office:value="442" calcext:value-type="float">
            <text:p>442</text:p>
          </table:table-cell>
          <table:table-cell table:formula="of:=DEC2HEX([.E96];4)" office:value-type="string" office:string-value="01BA" calcext:value-type="string">
            <text:p>01BA</text:p>
          </table:table-cell>
          <table:table-cell table:formula="of:=&quot;0x&quot;&amp;[.F96]" office:value-type="string" office:string-value="0x01BA" calcext:value-type="string">
            <text:p>0x01B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formula="of:=ROUND([hardware.$C$3]*60/[.B97])" office:value-type="float" office:value="10526" calcext:value-type="float">
            <text:p>10526</text:p>
          </table:table-cell>
          <table:table-cell table:formula="of:=[.B97]*[hardware.$B$6]" office:value-type="float" office:value="2736" calcext:value-type="float">
            <text:p>2736</text:p>
          </table:table-cell>
          <table:table-cell table:formula="of:=ROUND([hardware.$C$3]*60/[.D97])" office:value-type="float" office:value="439" calcext:value-type="float">
            <text:p>439</text:p>
          </table:table-cell>
          <table:table-cell table:formula="of:=DEC2HEX([.E97];4)" office:value-type="string" office:string-value="01B7" calcext:value-type="string">
            <text:p>01B7</text:p>
          </table:table-cell>
          <table:table-cell table:formula="of:=&quot;0x&quot;&amp;[.F97]" office:value-type="string" office:string-value="0x01B7" calcext:value-type="string">
            <text:p>0x01B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ROUND([hardware.$C$3]*60/[.B98])" office:value-type="float" office:value="10435" calcext:value-type="float">
            <text:p>10435</text:p>
          </table:table-cell>
          <table:table-cell table:formula="of:=[.B98]*[hardware.$B$6]" office:value-type="float" office:value="2760" calcext:value-type="float">
            <text:p>2760</text:p>
          </table:table-cell>
          <table:table-cell table:formula="of:=ROUND([hardware.$C$3]*60/[.D98])" office:value-type="float" office:value="435" calcext:value-type="float">
            <text:p>435</text:p>
          </table:table-cell>
          <table:table-cell table:formula="of:=DEC2HEX([.E98];4)" office:value-type="string" office:string-value="01B3" calcext:value-type="string">
            <text:p>01B3</text:p>
          </table:table-cell>
          <table:table-cell table:formula="of:=&quot;0x&quot;&amp;[.F98]" office:value-type="string" office:string-value="0x01B3" calcext:value-type="string">
            <text:p>0x01B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ROUND([hardware.$C$3]*60/[.B99])" office:value-type="float" office:value="10345" calcext:value-type="float">
            <text:p>10345</text:p>
          </table:table-cell>
          <table:table-cell table:formula="of:=[.B99]*[hardware.$B$6]" office:value-type="float" office:value="2784" calcext:value-type="float">
            <text:p>2784</text:p>
          </table:table-cell>
          <table:table-cell table:formula="of:=ROUND([hardware.$C$3]*60/[.D99])" office:value-type="float" office:value="431" calcext:value-type="float">
            <text:p>431</text:p>
          </table:table-cell>
          <table:table-cell table:formula="of:=DEC2HEX([.E99];4)" office:value-type="string" office:string-value="01AF" calcext:value-type="string">
            <text:p>01AF</text:p>
          </table:table-cell>
          <table:table-cell table:formula="of:=&quot;0x&quot;&amp;[.F99]" office:value-type="string" office:string-value="0x01AF" calcext:value-type="string">
            <text:p>0x01A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table:formula="of:=ROUND([hardware.$C$3]*60/[.B100])" office:value-type="float" office:value="10256" calcext:value-type="float">
            <text:p>10256</text:p>
          </table:table-cell>
          <table:table-cell table:formula="of:=[.B100]*[hardware.$B$6]" office:value-type="float" office:value="2808" calcext:value-type="float">
            <text:p>2808</text:p>
          </table:table-cell>
          <table:table-cell table:formula="of:=ROUND([hardware.$C$3]*60/[.D100])" office:value-type="float" office:value="427" calcext:value-type="float">
            <text:p>427</text:p>
          </table:table-cell>
          <table:table-cell table:formula="of:=DEC2HEX([.E100];4)" office:value-type="string" office:string-value="01AB" calcext:value-type="string">
            <text:p>01AB</text:p>
          </table:table-cell>
          <table:table-cell table:formula="of:=&quot;0x&quot;&amp;[.F100]" office:value-type="string" office:string-value="0x01AB" calcext:value-type="string">
            <text:p>0x01A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formula="of:=ROUND([hardware.$C$3]*60/[.B101])" office:value-type="float" office:value="10169" calcext:value-type="float">
            <text:p>10169</text:p>
          </table:table-cell>
          <table:table-cell table:formula="of:=[.B101]*[hardware.$B$6]" office:value-type="float" office:value="2832" calcext:value-type="float">
            <text:p>2832</text:p>
          </table:table-cell>
          <table:table-cell table:formula="of:=ROUND([hardware.$C$3]*60/[.D101])" office:value-type="float" office:value="424" calcext:value-type="float">
            <text:p>424</text:p>
          </table:table-cell>
          <table:table-cell table:formula="of:=DEC2HEX([.E101];4)" office:value-type="string" office:string-value="01A8" calcext:value-type="string">
            <text:p>01A8</text:p>
          </table:table-cell>
          <table:table-cell table:formula="of:=&quot;0x&quot;&amp;[.F101]" office:value-type="string" office:string-value="0x01A8" calcext:value-type="string">
            <text:p>0x01A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table:formula="of:=ROUND([hardware.$C$3]*60/[.B102])" office:value-type="float" office:value="10084" calcext:value-type="float">
            <text:p>10084</text:p>
          </table:table-cell>
          <table:table-cell table:formula="of:=[.B102]*[hardware.$B$6]" office:value-type="float" office:value="2856" calcext:value-type="float">
            <text:p>2856</text:p>
          </table:table-cell>
          <table:table-cell table:formula="of:=ROUND([hardware.$C$3]*60/[.D102])" office:value-type="float" office:value="420" calcext:value-type="float">
            <text:p>420</text:p>
          </table:table-cell>
          <table:table-cell table:formula="of:=DEC2HEX([.E102];4)" office:value-type="string" office:string-value="01A4" calcext:value-type="string">
            <text:p>01A4</text:p>
          </table:table-cell>
          <table:table-cell table:formula="of:=&quot;0x&quot;&amp;[.F102]" office:value-type="string" office:string-value="0x01A4" calcext:value-type="string">
            <text:p>0x01A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ROUND([hardware.$C$3]*60/[.B103])" office:value-type="float" office:value="10000" calcext:value-type="float">
            <text:p>10000</text:p>
          </table:table-cell>
          <table:table-cell table:formula="of:=[.B103]*[hardware.$B$6]" office:value-type="float" office:value="2880" calcext:value-type="float">
            <text:p>2880</text:p>
          </table:table-cell>
          <table:table-cell table:formula="of:=ROUND([hardware.$C$3]*60/[.D103])" office:value-type="float" office:value="417" calcext:value-type="float">
            <text:p>417</text:p>
          </table:table-cell>
          <table:table-cell table:formula="of:=DEC2HEX([.E103];4)" office:value-type="string" office:string-value="01A1" calcext:value-type="string">
            <text:p>01A1</text:p>
          </table:table-cell>
          <table:table-cell table:formula="of:=&quot;0x&quot;&amp;[.F103]" office:value-type="string" office:string-value="0x01A1" calcext:value-type="string">
            <text:p>0x01A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table:formula="of:=ROUND([hardware.$C$3]*60/[.B104])" office:value-type="float" office:value="9917" calcext:value-type="float">
            <text:p>9917</text:p>
          </table:table-cell>
          <table:table-cell table:formula="of:=[.B104]*[hardware.$B$6]" office:value-type="float" office:value="2904" calcext:value-type="float">
            <text:p>2904</text:p>
          </table:table-cell>
          <table:table-cell table:formula="of:=ROUND([hardware.$C$3]*60/[.D104])" office:value-type="float" office:value="413" calcext:value-type="float">
            <text:p>413</text:p>
          </table:table-cell>
          <table:table-cell table:formula="of:=DEC2HEX([.E104];4)" office:value-type="string" office:string-value="019D" calcext:value-type="string">
            <text:p>019D</text:p>
          </table:table-cell>
          <table:table-cell table:formula="of:=&quot;0x&quot;&amp;[.F104]" office:value-type="string" office:string-value="0x019D" calcext:value-type="string">
            <text:p>0x019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table:formula="of:=ROUND([hardware.$C$3]*60/[.B105])" office:value-type="float" office:value="9836" calcext:value-type="float">
            <text:p>9836</text:p>
          </table:table-cell>
          <table:table-cell table:formula="of:=[.B105]*[hardware.$B$6]" office:value-type="float" office:value="2928" calcext:value-type="float">
            <text:p>2928</text:p>
          </table:table-cell>
          <table:table-cell table:formula="of:=ROUND([hardware.$C$3]*60/[.D105])" office:value-type="float" office:value="410" calcext:value-type="float">
            <text:p>410</text:p>
          </table:table-cell>
          <table:table-cell table:formula="of:=DEC2HEX([.E105];4)" office:value-type="string" office:string-value="019A" calcext:value-type="string">
            <text:p>019A</text:p>
          </table:table-cell>
          <table:table-cell table:formula="of:=&quot;0x&quot;&amp;[.F105]" office:value-type="string" office:string-value="0x019A" calcext:value-type="string">
            <text:p>0x019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formula="of:=ROUND([hardware.$C$3]*60/[.B106])" office:value-type="float" office:value="9756" calcext:value-type="float">
            <text:p>9756</text:p>
          </table:table-cell>
          <table:table-cell table:formula="of:=[.B106]*[hardware.$B$6]" office:value-type="float" office:value="2952" calcext:value-type="float">
            <text:p>2952</text:p>
          </table:table-cell>
          <table:table-cell table:formula="of:=ROUND([hardware.$C$3]*60/[.D106])" office:value-type="float" office:value="407" calcext:value-type="float">
            <text:p>407</text:p>
          </table:table-cell>
          <table:table-cell table:formula="of:=DEC2HEX([.E106];4)" office:value-type="string" office:string-value="0197" calcext:value-type="string">
            <text:p>0197</text:p>
          </table:table-cell>
          <table:table-cell table:formula="of:=&quot;0x&quot;&amp;[.F106]" office:value-type="string" office:string-value="0x0197" calcext:value-type="string">
            <text:p>0x0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table:formula="of:=ROUND([hardware.$C$3]*60/[.B107])" office:value-type="float" office:value="9677" calcext:value-type="float">
            <text:p>9677</text:p>
          </table:table-cell>
          <table:table-cell table:formula="of:=[.B107]*[hardware.$B$6]" office:value-type="float" office:value="2976" calcext:value-type="float">
            <text:p>2976</text:p>
          </table:table-cell>
          <table:table-cell table:formula="of:=ROUND([hardware.$C$3]*60/[.D107])" office:value-type="float" office:value="403" calcext:value-type="float">
            <text:p>403</text:p>
          </table:table-cell>
          <table:table-cell table:formula="of:=DEC2HEX([.E107];4)" office:value-type="string" office:string-value="0193" calcext:value-type="string">
            <text:p>0193</text:p>
          </table:table-cell>
          <table:table-cell table:formula="of:=&quot;0x&quot;&amp;[.F107]" office:value-type="string" office:string-value="0x0193" calcext:value-type="string">
            <text:p>0x0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formula="of:=ROUND([hardware.$C$3]*60/[.B108])" office:value-type="float" office:value="9600" calcext:value-type="float">
            <text:p>9600</text:p>
          </table:table-cell>
          <table:table-cell table:formula="of:=[.B108]*[hardware.$B$6]" office:value-type="float" office:value="3000" calcext:value-type="float">
            <text:p>3000</text:p>
          </table:table-cell>
          <table:table-cell table:formula="of:=ROUND([hardware.$C$3]*60/[.D108])" office:value-type="float" office:value="400" calcext:value-type="float">
            <text:p>400</text:p>
          </table:table-cell>
          <table:table-cell table:formula="of:=DEC2HEX([.E108];4)" office:value-type="string" office:string-value="0190" calcext:value-type="string">
            <text:p>0190</text:p>
          </table:table-cell>
          <table:table-cell table:formula="of:=&quot;0x&quot;&amp;[.F108]" office:value-type="string" office:string-value="0x0190" calcext:value-type="string">
            <text:p>0x01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formula="of:=ROUND([hardware.$C$3]*60/[.B109])" office:value-type="float" office:value="9524" calcext:value-type="float">
            <text:p>9524</text:p>
          </table:table-cell>
          <table:table-cell table:formula="of:=[.B109]*[hardware.$B$6]" office:value-type="float" office:value="3024" calcext:value-type="float">
            <text:p>3024</text:p>
          </table:table-cell>
          <table:table-cell table:formula="of:=ROUND([hardware.$C$3]*60/[.D109])" office:value-type="float" office:value="397" calcext:value-type="float">
            <text:p>397</text:p>
          </table:table-cell>
          <table:table-cell table:formula="of:=DEC2HEX([.E109];4)" office:value-type="string" office:string-value="018D" calcext:value-type="string">
            <text:p>018D</text:p>
          </table:table-cell>
          <table:table-cell table:formula="of:=&quot;0x&quot;&amp;[.F109]" office:value-type="string" office:string-value="0x018D" calcext:value-type="string">
            <text:p>0x018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formula="of:=ROUND([hardware.$C$3]*60/[.B110])" office:value-type="float" office:value="9449" calcext:value-type="float">
            <text:p>9449</text:p>
          </table:table-cell>
          <table:table-cell table:formula="of:=[.B110]*[hardware.$B$6]" office:value-type="float" office:value="3048" calcext:value-type="float">
            <text:p>3048</text:p>
          </table:table-cell>
          <table:table-cell table:formula="of:=ROUND([hardware.$C$3]*60/[.D110])" office:value-type="float" office:value="394" calcext:value-type="float">
            <text:p>394</text:p>
          </table:table-cell>
          <table:table-cell table:formula="of:=DEC2HEX([.E110];4)" office:value-type="string" office:string-value="018A" calcext:value-type="string">
            <text:p>018A</text:p>
          </table:table-cell>
          <table:table-cell table:formula="of:=&quot;0x&quot;&amp;[.F110]" office:value-type="string" office:string-value="0x018A" calcext:value-type="string">
            <text:p>0x018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formula="of:=ROUND([hardware.$C$3]*60/[.B111])" office:value-type="float" office:value="9375" calcext:value-type="float">
            <text:p>9375</text:p>
          </table:table-cell>
          <table:table-cell table:formula="of:=[.B111]*[hardware.$B$6]" office:value-type="float" office:value="3072" calcext:value-type="float">
            <text:p>3072</text:p>
          </table:table-cell>
          <table:table-cell table:formula="of:=ROUND([hardware.$C$3]*60/[.D111])" office:value-type="float" office:value="391" calcext:value-type="float">
            <text:p>391</text:p>
          </table:table-cell>
          <table:table-cell table:formula="of:=DEC2HEX([.E111];4)" office:value-type="string" office:string-value="0187" calcext:value-type="string">
            <text:p>0187</text:p>
          </table:table-cell>
          <table:table-cell table:formula="of:=&quot;0x&quot;&amp;[.F111]" office:value-type="string" office:string-value="0x0187" calcext:value-type="string">
            <text:p>0x01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table:formula="of:=ROUND([hardware.$C$3]*60/[.B112])" office:value-type="float" office:value="9302" calcext:value-type="float">
            <text:p>9302</text:p>
          </table:table-cell>
          <table:table-cell table:formula="of:=[.B112]*[hardware.$B$6]" office:value-type="float" office:value="3096" calcext:value-type="float">
            <text:p>3096</text:p>
          </table:table-cell>
          <table:table-cell table:formula="of:=ROUND([hardware.$C$3]*60/[.D112])" office:value-type="float" office:value="388" calcext:value-type="float">
            <text:p>388</text:p>
          </table:table-cell>
          <table:table-cell table:formula="of:=DEC2HEX([.E112];4)" office:value-type="string" office:string-value="0184" calcext:value-type="string">
            <text:p>0184</text:p>
          </table:table-cell>
          <table:table-cell table:formula="of:=&quot;0x&quot;&amp;[.F112]" office:value-type="string" office:string-value="0x0184" calcext:value-type="string">
            <text:p>0x01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ROUND([hardware.$C$3]*60/[.B113])" office:value-type="float" office:value="9231" calcext:value-type="float">
            <text:p>9231</text:p>
          </table:table-cell>
          <table:table-cell table:formula="of:=[.B113]*[hardware.$B$6]" office:value-type="float" office:value="3120" calcext:value-type="float">
            <text:p>3120</text:p>
          </table:table-cell>
          <table:table-cell table:formula="of:=ROUND([hardware.$C$3]*60/[.D113])" office:value-type="float" office:value="385" calcext:value-type="float">
            <text:p>385</text:p>
          </table:table-cell>
          <table:table-cell table:formula="of:=DEC2HEX([.E113];4)" office:value-type="string" office:string-value="0181" calcext:value-type="string">
            <text:p>0181</text:p>
          </table:table-cell>
          <table:table-cell table:formula="of:=&quot;0x&quot;&amp;[.F113]" office:value-type="string" office:string-value="0x0181" calcext:value-type="string">
            <text:p>0x01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formula="of:=ROUND([hardware.$C$3]*60/[.B114])" office:value-type="float" office:value="9160" calcext:value-type="float">
            <text:p>9160</text:p>
          </table:table-cell>
          <table:table-cell table:formula="of:=[.B114]*[hardware.$B$6]" office:value-type="float" office:value="3144" calcext:value-type="float">
            <text:p>3144</text:p>
          </table:table-cell>
          <table:table-cell table:formula="of:=ROUND([hardware.$C$3]*60/[.D114])" office:value-type="float" office:value="382" calcext:value-type="float">
            <text:p>382</text:p>
          </table:table-cell>
          <table:table-cell table:formula="of:=DEC2HEX([.E114];4)" office:value-type="string" office:string-value="017E" calcext:value-type="string">
            <text:p>017E</text:p>
          </table:table-cell>
          <table:table-cell table:formula="of:=&quot;0x&quot;&amp;[.F114]" office:value-type="string" office:string-value="0x017E" calcext:value-type="string">
            <text:p>0x017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table:formula="of:=ROUND([hardware.$C$3]*60/[.B115])" office:value-type="float" office:value="9091" calcext:value-type="float">
            <text:p>9091</text:p>
          </table:table-cell>
          <table:table-cell table:formula="of:=[.B115]*[hardware.$B$6]" office:value-type="float" office:value="3168" calcext:value-type="float">
            <text:p>3168</text:p>
          </table:table-cell>
          <table:table-cell table:formula="of:=ROUND([hardware.$C$3]*60/[.D115])" office:value-type="float" office:value="379" calcext:value-type="float">
            <text:p>379</text:p>
          </table:table-cell>
          <table:table-cell table:formula="of:=DEC2HEX([.E115];4)" office:value-type="string" office:string-value="017B" calcext:value-type="string">
            <text:p>017B</text:p>
          </table:table-cell>
          <table:table-cell table:formula="of:=&quot;0x&quot;&amp;[.F115]" office:value-type="string" office:string-value="0x017B" calcext:value-type="string">
            <text:p>0x017B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formula="of:=ROUND([hardware.$C$3]*60/[.B116])" office:value-type="float" office:value="9023" calcext:value-type="float">
            <text:p>9023</text:p>
          </table:table-cell>
          <table:table-cell table:formula="of:=[.B116]*[hardware.$B$6]" office:value-type="float" office:value="3192" calcext:value-type="float">
            <text:p>3192</text:p>
          </table:table-cell>
          <table:table-cell table:formula="of:=ROUND([hardware.$C$3]*60/[.D116])" office:value-type="float" office:value="376" calcext:value-type="float">
            <text:p>376</text:p>
          </table:table-cell>
          <table:table-cell table:formula="of:=DEC2HEX([.E116];4)" office:value-type="string" office:string-value="0178" calcext:value-type="string">
            <text:p>0178</text:p>
          </table:table-cell>
          <table:table-cell table:formula="of:=&quot;0x&quot;&amp;[.F116]" office:value-type="string" office:string-value="0x0178" calcext:value-type="string">
            <text:p>0x01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formula="of:=ROUND([hardware.$C$3]*60/[.B117])" office:value-type="float" office:value="8955" calcext:value-type="float">
            <text:p>8955</text:p>
          </table:table-cell>
          <table:table-cell table:formula="of:=[.B117]*[hardware.$B$6]" office:value-type="float" office:value="3216" calcext:value-type="float">
            <text:p>3216</text:p>
          </table:table-cell>
          <table:table-cell table:formula="of:=ROUND([hardware.$C$3]*60/[.D117])" office:value-type="float" office:value="373" calcext:value-type="float">
            <text:p>373</text:p>
          </table:table-cell>
          <table:table-cell table:formula="of:=DEC2HEX([.E117];4)" office:value-type="string" office:string-value="0175" calcext:value-type="string">
            <text:p>0175</text:p>
          </table:table-cell>
          <table:table-cell table:formula="of:=&quot;0x&quot;&amp;[.F117]" office:value-type="string" office:string-value="0x0175" calcext:value-type="string">
            <text:p>0x0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formula="of:=ROUND([hardware.$C$3]*60/[.B118])" office:value-type="float" office:value="8889" calcext:value-type="float">
            <text:p>8889</text:p>
          </table:table-cell>
          <table:table-cell table:formula="of:=[.B118]*[hardware.$B$6]" office:value-type="float" office:value="3240" calcext:value-type="float">
            <text:p>3240</text:p>
          </table:table-cell>
          <table:table-cell table:formula="of:=ROUND([hardware.$C$3]*60/[.D118])" office:value-type="float" office:value="370" calcext:value-type="float">
            <text:p>370</text:p>
          </table:table-cell>
          <table:table-cell table:formula="of:=DEC2HEX([.E118];4)" office:value-type="string" office:string-value="0172" calcext:value-type="string">
            <text:p>0172</text:p>
          </table:table-cell>
          <table:table-cell table:formula="of:=&quot;0x&quot;&amp;[.F118]" office:value-type="string" office:string-value="0x0172" calcext:value-type="string">
            <text:p>0x01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ROUND([hardware.$C$3]*60/[.B119])" office:value-type="float" office:value="8824" calcext:value-type="float">
            <text:p>8824</text:p>
          </table:table-cell>
          <table:table-cell table:formula="of:=[.B119]*[hardware.$B$6]" office:value-type="float" office:value="3264" calcext:value-type="float">
            <text:p>3264</text:p>
          </table:table-cell>
          <table:table-cell table:formula="of:=ROUND([hardware.$C$3]*60/[.D119])" office:value-type="float" office:value="368" calcext:value-type="float">
            <text:p>368</text:p>
          </table:table-cell>
          <table:table-cell table:formula="of:=DEC2HEX([.E119];4)" office:value-type="string" office:string-value="0170" calcext:value-type="string">
            <text:p>0170</text:p>
          </table:table-cell>
          <table:table-cell table:formula="of:=&quot;0x&quot;&amp;[.F119]" office:value-type="string" office:string-value="0x0170" calcext:value-type="string">
            <text:p>0x01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table:formula="of:=ROUND([hardware.$C$3]*60/[.B120])" office:value-type="float" office:value="8759" calcext:value-type="float">
            <text:p>8759</text:p>
          </table:table-cell>
          <table:table-cell table:formula="of:=[.B120]*[hardware.$B$6]" office:value-type="float" office:value="3288" calcext:value-type="float">
            <text:p>3288</text:p>
          </table:table-cell>
          <table:table-cell table:formula="of:=ROUND([hardware.$C$3]*60/[.D120])" office:value-type="float" office:value="365" calcext:value-type="float">
            <text:p>365</text:p>
          </table:table-cell>
          <table:table-cell table:formula="of:=DEC2HEX([.E120];4)" office:value-type="string" office:string-value="016D" calcext:value-type="string">
            <text:p>016D</text:p>
          </table:table-cell>
          <table:table-cell table:formula="of:=&quot;0x&quot;&amp;[.F120]" office:value-type="string" office:string-value="0x016D" calcext:value-type="string">
            <text:p>0x016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formula="of:=ROUND([hardware.$C$3]*60/[.B121])" office:value-type="float" office:value="8696" calcext:value-type="float">
            <text:p>8696</text:p>
          </table:table-cell>
          <table:table-cell table:formula="of:=[.B121]*[hardware.$B$6]" office:value-type="float" office:value="3312" calcext:value-type="float">
            <text:p>3312</text:p>
          </table:table-cell>
          <table:table-cell table:formula="of:=ROUND([hardware.$C$3]*60/[.D121])" office:value-type="float" office:value="362" calcext:value-type="float">
            <text:p>362</text:p>
          </table:table-cell>
          <table:table-cell table:formula="of:=DEC2HEX([.E121];4)" office:value-type="string" office:string-value="016A" calcext:value-type="string">
            <text:p>016A</text:p>
          </table:table-cell>
          <table:table-cell table:formula="of:=&quot;0x&quot;&amp;[.F121]" office:value-type="string" office:string-value="0x016A" calcext:value-type="string">
            <text:p>0x016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table:formula="of:=ROUND([hardware.$C$3]*60/[.B122])" office:value-type="float" office:value="8633" calcext:value-type="float">
            <text:p>8633</text:p>
          </table:table-cell>
          <table:table-cell table:formula="of:=[.B122]*[hardware.$B$6]" office:value-type="float" office:value="3336" calcext:value-type="float">
            <text:p>3336</text:p>
          </table:table-cell>
          <table:table-cell table:formula="of:=ROUND([hardware.$C$3]*60/[.D122])" office:value-type="float" office:value="360" calcext:value-type="float">
            <text:p>360</text:p>
          </table:table-cell>
          <table:table-cell table:formula="of:=DEC2HEX([.E122];4)" office:value-type="string" office:string-value="0168" calcext:value-type="string">
            <text:p>0168</text:p>
          </table:table-cell>
          <table:table-cell table:formula="of:=&quot;0x&quot;&amp;[.F122]" office:value-type="string" office:string-value="0x0168" calcext:value-type="string">
            <text:p>0x0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ROUND([hardware.$C$3]*60/[.B123])" office:value-type="float" office:value="8571" calcext:value-type="float">
            <text:p>8571</text:p>
          </table:table-cell>
          <table:table-cell table:formula="of:=[.B123]*[hardware.$B$6]" office:value-type="float" office:value="3360" calcext:value-type="float">
            <text:p>3360</text:p>
          </table:table-cell>
          <table:table-cell table:formula="of:=ROUND([hardware.$C$3]*60/[.D123])" office:value-type="float" office:value="357" calcext:value-type="float">
            <text:p>357</text:p>
          </table:table-cell>
          <table:table-cell table:formula="of:=DEC2HEX([.E123];4)" office:value-type="string" office:string-value="0165" calcext:value-type="string">
            <text:p>0165</text:p>
          </table:table-cell>
          <table:table-cell table:formula="of:=&quot;0x&quot;&amp;[.F123]" office:value-type="string" office:string-value="0x0165" calcext:value-type="string">
            <text:p>0x0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formula="of:=ROUND([hardware.$C$3]*60/[.B124])" office:value-type="float" office:value="8511" calcext:value-type="float">
            <text:p>8511</text:p>
          </table:table-cell>
          <table:table-cell table:formula="of:=[.B124]*[hardware.$B$6]" office:value-type="float" office:value="3384" calcext:value-type="float">
            <text:p>3384</text:p>
          </table:table-cell>
          <table:table-cell table:formula="of:=ROUND([hardware.$C$3]*60/[.D124])" office:value-type="float" office:value="355" calcext:value-type="float">
            <text:p>355</text:p>
          </table:table-cell>
          <table:table-cell table:formula="of:=DEC2HEX([.E124];4)" office:value-type="string" office:string-value="0163" calcext:value-type="string">
            <text:p>0163</text:p>
          </table:table-cell>
          <table:table-cell table:formula="of:=&quot;0x&quot;&amp;[.F124]" office:value-type="string" office:string-value="0x0163" calcext:value-type="string">
            <text:p>0x01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table:formula="of:=ROUND([hardware.$C$3]*60/[.B125])" office:value-type="float" office:value="8451" calcext:value-type="float">
            <text:p>8451</text:p>
          </table:table-cell>
          <table:table-cell table:formula="of:=[.B125]*[hardware.$B$6]" office:value-type="float" office:value="3408" calcext:value-type="float">
            <text:p>3408</text:p>
          </table:table-cell>
          <table:table-cell table:formula="of:=ROUND([hardware.$C$3]*60/[.D125])" office:value-type="float" office:value="352" calcext:value-type="float">
            <text:p>352</text:p>
          </table:table-cell>
          <table:table-cell table:formula="of:=DEC2HEX([.E125];4)" office:value-type="string" office:string-value="0160" calcext:value-type="string">
            <text:p>0160</text:p>
          </table:table-cell>
          <table:table-cell table:formula="of:=&quot;0x&quot;&amp;[.F125]" office:value-type="string" office:string-value="0x0160" calcext:value-type="string">
            <text:p>0x01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ROUND([hardware.$C$3]*60/[.B126])" office:value-type="float" office:value="8392" calcext:value-type="float">
            <text:p>8392</text:p>
          </table:table-cell>
          <table:table-cell table:formula="of:=[.B126]*[hardware.$B$6]" office:value-type="float" office:value="3432" calcext:value-type="float">
            <text:p>3432</text:p>
          </table:table-cell>
          <table:table-cell table:formula="of:=ROUND([hardware.$C$3]*60/[.D126])" office:value-type="float" office:value="350" calcext:value-type="float">
            <text:p>350</text:p>
          </table:table-cell>
          <table:table-cell table:formula="of:=DEC2HEX([.E126];4)" office:value-type="string" office:string-value="015E" calcext:value-type="string">
            <text:p>015E</text:p>
          </table:table-cell>
          <table:table-cell table:formula="of:=&quot;0x&quot;&amp;[.F126]" office:value-type="string" office:string-value="0x015E" calcext:value-type="string">
            <text:p>0x015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table:formula="of:=ROUND([hardware.$C$3]*60/[.B127])" office:value-type="float" office:value="8333" calcext:value-type="float">
            <text:p>8333</text:p>
          </table:table-cell>
          <table:table-cell table:formula="of:=[.B127]*[hardware.$B$6]" office:value-type="float" office:value="3456" calcext:value-type="float">
            <text:p>3456</text:p>
          </table:table-cell>
          <table:table-cell table:formula="of:=ROUND([hardware.$C$3]*60/[.D127])" office:value-type="float" office:value="347" calcext:value-type="float">
            <text:p>347</text:p>
          </table:table-cell>
          <table:table-cell table:formula="of:=DEC2HEX([.E127];4)" office:value-type="string" office:string-value="015B" calcext:value-type="string">
            <text:p>015B</text:p>
          </table:table-cell>
          <table:table-cell table:formula="of:=&quot;0x&quot;&amp;[.F127]" office:value-type="string" office:string-value="0x015B" calcext:value-type="string">
            <text:p>0x015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formula="of:=ROUND([hardware.$C$3]*60/[.B128])" office:value-type="float" office:value="8276" calcext:value-type="float">
            <text:p>8276</text:p>
          </table:table-cell>
          <table:table-cell table:formula="of:=[.B128]*[hardware.$B$6]" office:value-type="float" office:value="3480" calcext:value-type="float">
            <text:p>3480</text:p>
          </table:table-cell>
          <table:table-cell table:formula="of:=ROUND([hardware.$C$3]*60/[.D128])" office:value-type="float" office:value="345" calcext:value-type="float">
            <text:p>345</text:p>
          </table:table-cell>
          <table:table-cell table:formula="of:=DEC2HEX([.E128];4)" office:value-type="string" office:string-value="0159" calcext:value-type="string">
            <text:p>0159</text:p>
          </table:table-cell>
          <table:table-cell table:formula="of:=&quot;0x&quot;&amp;[.F128]" office:value-type="string" office:string-value="0x0159" calcext:value-type="string">
            <text:p>0x01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formula="of:=ROUND([hardware.$C$3]*60/[.B129])" office:value-type="float" office:value="8219" calcext:value-type="float">
            <text:p>8219</text:p>
          </table:table-cell>
          <table:table-cell table:formula="of:=[.B129]*[hardware.$B$6]" office:value-type="float" office:value="3504" calcext:value-type="float">
            <text:p>3504</text:p>
          </table:table-cell>
          <table:table-cell table:formula="of:=ROUND([hardware.$C$3]*60/[.D129])" office:value-type="float" office:value="342" calcext:value-type="float">
            <text:p>342</text:p>
          </table:table-cell>
          <table:table-cell table:formula="of:=DEC2HEX([.E129];4)" office:value-type="string" office:string-value="0156" calcext:value-type="string">
            <text:p>0156</text:p>
          </table:table-cell>
          <table:table-cell table:formula="of:=&quot;0x&quot;&amp;[.F129]" office:value-type="string" office:string-value="0x0156" calcext:value-type="string">
            <text:p>0x0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formula="of:=ROUND([hardware.$C$3]*60/[.B130])" office:value-type="float" office:value="8163" calcext:value-type="float">
            <text:p>8163</text:p>
          </table:table-cell>
          <table:table-cell table:formula="of:=[.B130]*[hardware.$B$6]" office:value-type="float" office:value="3528" calcext:value-type="float">
            <text:p>3528</text:p>
          </table:table-cell>
          <table:table-cell table:formula="of:=ROUND([hardware.$C$3]*60/[.D130])" office:value-type="float" office:value="340" calcext:value-type="float">
            <text:p>340</text:p>
          </table:table-cell>
          <table:table-cell table:formula="of:=DEC2HEX([.E130];4)" office:value-type="string" office:string-value="0154" calcext:value-type="string">
            <text:p>0154</text:p>
          </table:table-cell>
          <table:table-cell table:formula="of:=&quot;0x&quot;&amp;[.F130]" office:value-type="string" office:string-value="0x0154" calcext:value-type="string">
            <text:p>0x0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ROUND([hardware.$C$3]*60/[.B131])" office:value-type="float" office:value="8108" calcext:value-type="float">
            <text:p>8108</text:p>
          </table:table-cell>
          <table:table-cell table:formula="of:=[.B131]*[hardware.$B$6]" office:value-type="float" office:value="3552" calcext:value-type="float">
            <text:p>3552</text:p>
          </table:table-cell>
          <table:table-cell table:formula="of:=ROUND([hardware.$C$3]*60/[.D131])" office:value-type="float" office:value="338" calcext:value-type="float">
            <text:p>338</text:p>
          </table:table-cell>
          <table:table-cell table:formula="of:=DEC2HEX([.E131];4)" office:value-type="string" office:string-value="0152" calcext:value-type="string">
            <text:p>0152</text:p>
          </table:table-cell>
          <table:table-cell table:formula="of:=&quot;0x&quot;&amp;[.F131]" office:value-type="string" office:string-value="0x0152" calcext:value-type="string">
            <text:p>0x01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formula="of:=ROUND([hardware.$C$3]*60/[.B132])" office:value-type="float" office:value="8054" calcext:value-type="float">
            <text:p>8054</text:p>
          </table:table-cell>
          <table:table-cell table:formula="of:=[.B132]*[hardware.$B$6]" office:value-type="float" office:value="3576" calcext:value-type="float">
            <text:p>3576</text:p>
          </table:table-cell>
          <table:table-cell table:formula="of:=ROUND([hardware.$C$3]*60/[.D132])" office:value-type="float" office:value="336" calcext:value-type="float">
            <text:p>336</text:p>
          </table:table-cell>
          <table:table-cell table:formula="of:=DEC2HEX([.E132];4)" office:value-type="string" office:string-value="0150" calcext:value-type="string">
            <text:p>0150</text:p>
          </table:table-cell>
          <table:table-cell table:formula="of:=&quot;0x&quot;&amp;[.F132]" office:value-type="string" office:string-value="0x0150" calcext:value-type="string">
            <text:p>0x01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formula="of:=ROUND([hardware.$C$3]*60/[.B133])" office:value-type="float" office:value="8000" calcext:value-type="float">
            <text:p>8000</text:p>
          </table:table-cell>
          <table:table-cell table:formula="of:=[.B133]*[hardware.$B$6]" office:value-type="float" office:value="3600" calcext:value-type="float">
            <text:p>3600</text:p>
          </table:table-cell>
          <table:table-cell table:formula="of:=ROUND([hardware.$C$3]*60/[.D133])" office:value-type="float" office:value="333" calcext:value-type="float">
            <text:p>333</text:p>
          </table:table-cell>
          <table:table-cell table:formula="of:=DEC2HEX([.E133];4)" office:value-type="string" office:string-value="014D" calcext:value-type="string">
            <text:p>014D</text:p>
          </table:table-cell>
          <table:table-cell table:formula="of:=&quot;0x&quot;&amp;[.F133]" office:value-type="string" office:string-value="0x014D" calcext:value-type="string">
            <text:p>0x014D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formula="of:=ROUND([hardware.$C$3]*60/[.B134])" office:value-type="float" office:value="7947" calcext:value-type="float">
            <text:p>7947</text:p>
          </table:table-cell>
          <table:table-cell table:formula="of:=[.B134]*[hardware.$B$6]" office:value-type="float" office:value="3624" calcext:value-type="float">
            <text:p>3624</text:p>
          </table:table-cell>
          <table:table-cell table:formula="of:=ROUND([hardware.$C$3]*60/[.D134])" office:value-type="float" office:value="331" calcext:value-type="float">
            <text:p>331</text:p>
          </table:table-cell>
          <table:table-cell table:formula="of:=DEC2HEX([.E134];4)" office:value-type="string" office:string-value="014B" calcext:value-type="string">
            <text:p>014B</text:p>
          </table:table-cell>
          <table:table-cell table:formula="of:=&quot;0x&quot;&amp;[.F134]" office:value-type="string" office:string-value="0x014B" calcext:value-type="string">
            <text:p>0x014B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formula="of:=ROUND([hardware.$C$3]*60/[.B135])" office:value-type="float" office:value="7895" calcext:value-type="float">
            <text:p>7895</text:p>
          </table:table-cell>
          <table:table-cell table:formula="of:=[.B135]*[hardware.$B$6]" office:value-type="float" office:value="3648" calcext:value-type="float">
            <text:p>3648</text:p>
          </table:table-cell>
          <table:table-cell table:formula="of:=ROUND([hardware.$C$3]*60/[.D135])" office:value-type="float" office:value="329" calcext:value-type="float">
            <text:p>329</text:p>
          </table:table-cell>
          <table:table-cell table:formula="of:=DEC2HEX([.E135];4)" office:value-type="string" office:string-value="0149" calcext:value-type="string">
            <text:p>0149</text:p>
          </table:table-cell>
          <table:table-cell table:formula="of:=&quot;0x&quot;&amp;[.F135]" office:value-type="string" office:string-value="0x0149" calcext:value-type="string">
            <text:p>0x01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table:formula="of:=ROUND([hardware.$C$3]*60/[.B136])" office:value-type="float" office:value="7843" calcext:value-type="float">
            <text:p>7843</text:p>
          </table:table-cell>
          <table:table-cell table:formula="of:=[.B136]*[hardware.$B$6]" office:value-type="float" office:value="3672" calcext:value-type="float">
            <text:p>3672</text:p>
          </table:table-cell>
          <table:table-cell table:formula="of:=ROUND([hardware.$C$3]*60/[.D136])" office:value-type="float" office:value="327" calcext:value-type="float">
            <text:p>327</text:p>
          </table:table-cell>
          <table:table-cell table:formula="of:=DEC2HEX([.E136];4)" office:value-type="string" office:string-value="0147" calcext:value-type="string">
            <text:p>0147</text:p>
          </table:table-cell>
          <table:table-cell table:formula="of:=&quot;0x&quot;&amp;[.F136]" office:value-type="string" office:string-value="0x0147" calcext:value-type="string">
            <text:p>0x01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formula="of:=ROUND([hardware.$C$3]*60/[.B137])" office:value-type="float" office:value="7792" calcext:value-type="float">
            <text:p>7792</text:p>
          </table:table-cell>
          <table:table-cell table:formula="of:=[.B137]*[hardware.$B$6]" office:value-type="float" office:value="3696" calcext:value-type="float">
            <text:p>3696</text:p>
          </table:table-cell>
          <table:table-cell table:formula="of:=ROUND([hardware.$C$3]*60/[.D137])" office:value-type="float" office:value="325" calcext:value-type="float">
            <text:p>325</text:p>
          </table:table-cell>
          <table:table-cell table:formula="of:=DEC2HEX([.E137];4)" office:value-type="string" office:string-value="0145" calcext:value-type="string">
            <text:p>0145</text:p>
          </table:table-cell>
          <table:table-cell table:formula="of:=&quot;0x&quot;&amp;[.F137]" office:value-type="string" office:string-value="0x0145" calcext:value-type="string">
            <text:p>0x01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table:formula="of:=ROUND([hardware.$C$3]*60/[.B138])" office:value-type="float" office:value="7742" calcext:value-type="float">
            <text:p>7742</text:p>
          </table:table-cell>
          <table:table-cell table:formula="of:=[.B138]*[hardware.$B$6]" office:value-type="float" office:value="3720" calcext:value-type="float">
            <text:p>3720</text:p>
          </table:table-cell>
          <table:table-cell table:formula="of:=ROUND([hardware.$C$3]*60/[.D138])" office:value-type="float" office:value="323" calcext:value-type="float">
            <text:p>323</text:p>
          </table:table-cell>
          <table:table-cell table:formula="of:=DEC2HEX([.E138];4)" office:value-type="string" office:string-value="0143" calcext:value-type="string">
            <text:p>0143</text:p>
          </table:table-cell>
          <table:table-cell table:formula="of:=&quot;0x&quot;&amp;[.F138]" office:value-type="string" office:string-value="0x0143" calcext:value-type="string">
            <text:p>0x0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table:formula="of:=ROUND([hardware.$C$3]*60/[.B139])" office:value-type="float" office:value="7692" calcext:value-type="float">
            <text:p>7692</text:p>
          </table:table-cell>
          <table:table-cell table:formula="of:=[.B139]*[hardware.$B$6]" office:value-type="float" office:value="3744" calcext:value-type="float">
            <text:p>3744</text:p>
          </table:table-cell>
          <table:table-cell table:formula="of:=ROUND([hardware.$C$3]*60/[.D139])" office:value-type="float" office:value="321" calcext:value-type="float">
            <text:p>321</text:p>
          </table:table-cell>
          <table:table-cell table:formula="of:=DEC2HEX([.E139];4)" office:value-type="string" office:string-value="0141" calcext:value-type="string">
            <text:p>0141</text:p>
          </table:table-cell>
          <table:table-cell table:formula="of:=&quot;0x&quot;&amp;[.F139]" office:value-type="string" office:string-value="0x0141" calcext:value-type="string">
            <text:p>0x01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formula="of:=ROUND([hardware.$C$3]*60/[.B140])" office:value-type="float" office:value="7643" calcext:value-type="float">
            <text:p>7643</text:p>
          </table:table-cell>
          <table:table-cell table:formula="of:=[.B140]*[hardware.$B$6]" office:value-type="float" office:value="3768" calcext:value-type="float">
            <text:p>3768</text:p>
          </table:table-cell>
          <table:table-cell table:formula="of:=ROUND([hardware.$C$3]*60/[.D140])" office:value-type="float" office:value="318" calcext:value-type="float">
            <text:p>318</text:p>
          </table:table-cell>
          <table:table-cell table:formula="of:=DEC2HEX([.E140];4)" office:value-type="string" office:string-value="013E" calcext:value-type="string">
            <text:p>013E</text:p>
          </table:table-cell>
          <table:table-cell table:formula="of:=&quot;0x&quot;&amp;[.F140]" office:value-type="string" office:string-value="0x013E" calcext:value-type="string">
            <text:p>0x013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table:formula="of:=ROUND([hardware.$C$3]*60/[.B141])" office:value-type="float" office:value="7595" calcext:value-type="float">
            <text:p>7595</text:p>
          </table:table-cell>
          <table:table-cell table:formula="of:=[.B141]*[hardware.$B$6]" office:value-type="float" office:value="3792" calcext:value-type="float">
            <text:p>3792</text:p>
          </table:table-cell>
          <table:table-cell table:formula="of:=ROUND([hardware.$C$3]*60/[.D141])" office:value-type="float" office:value="316" calcext:value-type="float">
            <text:p>316</text:p>
          </table:table-cell>
          <table:table-cell table:formula="of:=DEC2HEX([.E141];4)" office:value-type="string" office:string-value="013C" calcext:value-type="string">
            <text:p>013C</text:p>
          </table:table-cell>
          <table:table-cell table:formula="of:=&quot;0x&quot;&amp;[.F141]" office:value-type="string" office:string-value="0x013C" calcext:value-type="string">
            <text:p>0x013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table:formula="of:=ROUND([hardware.$C$3]*60/[.B142])" office:value-type="float" office:value="7547" calcext:value-type="float">
            <text:p>7547</text:p>
          </table:table-cell>
          <table:table-cell table:formula="of:=[.B142]*[hardware.$B$6]" office:value-type="float" office:value="3816" calcext:value-type="float">
            <text:p>3816</text:p>
          </table:table-cell>
          <table:table-cell table:formula="of:=ROUND([hardware.$C$3]*60/[.D142])" office:value-type="float" office:value="314" calcext:value-type="float">
            <text:p>314</text:p>
          </table:table-cell>
          <table:table-cell table:formula="of:=DEC2HEX([.E142];4)" office:value-type="string" office:string-value="013A" calcext:value-type="string">
            <text:p>013A</text:p>
          </table:table-cell>
          <table:table-cell table:formula="of:=&quot;0x&quot;&amp;[.F142]" office:value-type="string" office:string-value="0x013A" calcext:value-type="string">
            <text:p>0x013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formula="of:=ROUND([hardware.$C$3]*60/[.B143])" office:value-type="float" office:value="7500" calcext:value-type="float">
            <text:p>7500</text:p>
          </table:table-cell>
          <table:table-cell table:formula="of:=[.B143]*[hardware.$B$6]" office:value-type="float" office:value="3840" calcext:value-type="float">
            <text:p>3840</text:p>
          </table:table-cell>
          <table:table-cell table:formula="of:=ROUND([hardware.$C$3]*60/[.D143])" office:value-type="float" office:value="313" calcext:value-type="float">
            <text:p>313</text:p>
          </table:table-cell>
          <table:table-cell table:formula="of:=DEC2HEX([.E143];4)" office:value-type="string" office:string-value="0139" calcext:value-type="string">
            <text:p>0139</text:p>
          </table:table-cell>
          <table:table-cell table:formula="of:=&quot;0x&quot;&amp;[.F143]" office:value-type="string" office:string-value="0x0139" calcext:value-type="string">
            <text:p>0x0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table:formula="of:=ROUND([hardware.$C$3]*60/[.B144])" office:value-type="float" office:value="7453" calcext:value-type="float">
            <text:p>7453</text:p>
          </table:table-cell>
          <table:table-cell table:formula="of:=[.B144]*[hardware.$B$6]" office:value-type="float" office:value="3864" calcext:value-type="float">
            <text:p>3864</text:p>
          </table:table-cell>
          <table:table-cell table:formula="of:=ROUND([hardware.$C$3]*60/[.D144])" office:value-type="float" office:value="311" calcext:value-type="float">
            <text:p>311</text:p>
          </table:table-cell>
          <table:table-cell table:formula="of:=DEC2HEX([.E144];4)" office:value-type="string" office:string-value="0137" calcext:value-type="string">
            <text:p>0137</text:p>
          </table:table-cell>
          <table:table-cell table:formula="of:=&quot;0x&quot;&amp;[.F144]" office:value-type="string" office:string-value="0x0137" calcext:value-type="string">
            <text:p>0x01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table:formula="of:=ROUND([hardware.$C$3]*60/[.B145])" office:value-type="float" office:value="7407" calcext:value-type="float">
            <text:p>7407</text:p>
          </table:table-cell>
          <table:table-cell table:formula="of:=[.B145]*[hardware.$B$6]" office:value-type="float" office:value="3888" calcext:value-type="float">
            <text:p>3888</text:p>
          </table:table-cell>
          <table:table-cell table:formula="of:=ROUND([hardware.$C$3]*60/[.D145])" office:value-type="float" office:value="309" calcext:value-type="float">
            <text:p>309</text:p>
          </table:table-cell>
          <table:table-cell table:formula="of:=DEC2HEX([.E145];4)" office:value-type="string" office:string-value="0135" calcext:value-type="string">
            <text:p>0135</text:p>
          </table:table-cell>
          <table:table-cell table:formula="of:=&quot;0x&quot;&amp;[.F145]" office:value-type="string" office:string-value="0x0135" calcext:value-type="string">
            <text:p>0x01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ROUND([hardware.$C$3]*60/[.B146])" office:value-type="float" office:value="7362" calcext:value-type="float">
            <text:p>7362</text:p>
          </table:table-cell>
          <table:table-cell table:formula="of:=[.B146]*[hardware.$B$6]" office:value-type="float" office:value="3912" calcext:value-type="float">
            <text:p>3912</text:p>
          </table:table-cell>
          <table:table-cell table:formula="of:=ROUND([hardware.$C$3]*60/[.D146])" office:value-type="float" office:value="307" calcext:value-type="float">
            <text:p>307</text:p>
          </table:table-cell>
          <table:table-cell table:formula="of:=DEC2HEX([.E146];4)" office:value-type="string" office:string-value="0133" calcext:value-type="string">
            <text:p>0133</text:p>
          </table:table-cell>
          <table:table-cell table:formula="of:=&quot;0x&quot;&amp;[.F146]" office:value-type="string" office:string-value="0x0133" calcext:value-type="string">
            <text:p>0x01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table:formula="of:=ROUND([hardware.$C$3]*60/[.B147])" office:value-type="float" office:value="7317" calcext:value-type="float">
            <text:p>7317</text:p>
          </table:table-cell>
          <table:table-cell table:formula="of:=[.B147]*[hardware.$B$6]" office:value-type="float" office:value="3936" calcext:value-type="float">
            <text:p>3936</text:p>
          </table:table-cell>
          <table:table-cell table:formula="of:=ROUND([hardware.$C$3]*60/[.D147])" office:value-type="float" office:value="305" calcext:value-type="float">
            <text:p>305</text:p>
          </table:table-cell>
          <table:table-cell table:formula="of:=DEC2HEX([.E147];4)" office:value-type="string" office:string-value="0131" calcext:value-type="string">
            <text:p>0131</text:p>
          </table:table-cell>
          <table:table-cell table:formula="of:=&quot;0x&quot;&amp;[.F147]" office:value-type="string" office:string-value="0x0131" calcext:value-type="string">
            <text:p>0x01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table:formula="of:=ROUND([hardware.$C$3]*60/[.B148])" office:value-type="float" office:value="7273" calcext:value-type="float">
            <text:p>7273</text:p>
          </table:table-cell>
          <table:table-cell table:formula="of:=[.B148]*[hardware.$B$6]" office:value-type="float" office:value="3960" calcext:value-type="float">
            <text:p>3960</text:p>
          </table:table-cell>
          <table:table-cell table:formula="of:=ROUND([hardware.$C$3]*60/[.D148])" office:value-type="float" office:value="303" calcext:value-type="float">
            <text:p>303</text:p>
          </table:table-cell>
          <table:table-cell table:formula="of:=DEC2HEX([.E148];4)" office:value-type="string" office:string-value="012F" calcext:value-type="string">
            <text:p>012F</text:p>
          </table:table-cell>
          <table:table-cell table:formula="of:=&quot;0x&quot;&amp;[.F148]" office:value-type="string" office:string-value="0x012F" calcext:value-type="string">
            <text:p>0x012F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table:formula="of:=ROUND([hardware.$C$3]*60/[.B149])" office:value-type="float" office:value="7229" calcext:value-type="float">
            <text:p>7229</text:p>
          </table:table-cell>
          <table:table-cell table:formula="of:=[.B149]*[hardware.$B$6]" office:value-type="float" office:value="3984" calcext:value-type="float">
            <text:p>3984</text:p>
          </table:table-cell>
          <table:table-cell table:formula="of:=ROUND([hardware.$C$3]*60/[.D149])" office:value-type="float" office:value="301" calcext:value-type="float">
            <text:p>301</text:p>
          </table:table-cell>
          <table:table-cell table:formula="of:=DEC2HEX([.E149];4)" office:value-type="string" office:string-value="012D" calcext:value-type="string">
            <text:p>012D</text:p>
          </table:table-cell>
          <table:table-cell table:formula="of:=&quot;0x&quot;&amp;[.F149]" office:value-type="string" office:string-value="0x012D" calcext:value-type="string">
            <text:p>0x012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table:formula="of:=ROUND([hardware.$C$3]*60/[.B150])" office:value-type="float" office:value="7186" calcext:value-type="float">
            <text:p>7186</text:p>
          </table:table-cell>
          <table:table-cell table:formula="of:=[.B150]*[hardware.$B$6]" office:value-type="float" office:value="4008" calcext:value-type="float">
            <text:p>4008</text:p>
          </table:table-cell>
          <table:table-cell table:formula="of:=ROUND([hardware.$C$3]*60/[.D150])" office:value-type="float" office:value="299" calcext:value-type="float">
            <text:p>299</text:p>
          </table:table-cell>
          <table:table-cell table:formula="of:=DEC2HEX([.E150];4)" office:value-type="string" office:string-value="012B" calcext:value-type="string">
            <text:p>012B</text:p>
          </table:table-cell>
          <table:table-cell table:formula="of:=&quot;0x&quot;&amp;[.F150]" office:value-type="string" office:string-value="0x012B" calcext:value-type="string">
            <text:p>0x012B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table:formula="of:=ROUND([hardware.$C$3]*60/[.B151])" office:value-type="float" office:value="7143" calcext:value-type="float">
            <text:p>7143</text:p>
          </table:table-cell>
          <table:table-cell table:formula="of:=[.B151]*[hardware.$B$6]" office:value-type="float" office:value="4032" calcext:value-type="float">
            <text:p>4032</text:p>
          </table:table-cell>
          <table:table-cell table:formula="of:=ROUND([hardware.$C$3]*60/[.D151])" office:value-type="float" office:value="298" calcext:value-type="float">
            <text:p>298</text:p>
          </table:table-cell>
          <table:table-cell table:formula="of:=DEC2HEX([.E151];4)" office:value-type="string" office:string-value="012A" calcext:value-type="string">
            <text:p>012A</text:p>
          </table:table-cell>
          <table:table-cell table:formula="of:=&quot;0x&quot;&amp;[.F151]" office:value-type="string" office:string-value="0x012A" calcext:value-type="string">
            <text:p>0x012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table:formula="of:=ROUND([hardware.$C$3]*60/[.B152])" office:value-type="float" office:value="7101" calcext:value-type="float">
            <text:p>7101</text:p>
          </table:table-cell>
          <table:table-cell table:formula="of:=[.B152]*[hardware.$B$6]" office:value-type="float" office:value="4056" calcext:value-type="float">
            <text:p>4056</text:p>
          </table:table-cell>
          <table:table-cell table:formula="of:=ROUND([hardware.$C$3]*60/[.D152])" office:value-type="float" office:value="296" calcext:value-type="float">
            <text:p>296</text:p>
          </table:table-cell>
          <table:table-cell table:formula="of:=DEC2HEX([.E152];4)" office:value-type="string" office:string-value="0128" calcext:value-type="string">
            <text:p>0128</text:p>
          </table:table-cell>
          <table:table-cell table:formula="of:=&quot;0x&quot;&amp;[.F152]" office:value-type="string" office:string-value="0x0128" calcext:value-type="string">
            <text:p>0x0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ROUND([hardware.$C$3]*60/[.B153])" office:value-type="float" office:value="7059" calcext:value-type="float">
            <text:p>7059</text:p>
          </table:table-cell>
          <table:table-cell table:formula="of:=[.B153]*[hardware.$B$6]" office:value-type="float" office:value="4080" calcext:value-type="float">
            <text:p>4080</text:p>
          </table:table-cell>
          <table:table-cell table:formula="of:=ROUND([hardware.$C$3]*60/[.D153])" office:value-type="float" office:value="294" calcext:value-type="float">
            <text:p>294</text:p>
          </table:table-cell>
          <table:table-cell table:formula="of:=DEC2HEX([.E153];4)" office:value-type="string" office:string-value="0126" calcext:value-type="string">
            <text:p>0126</text:p>
          </table:table-cell>
          <table:table-cell table:formula="of:=&quot;0x&quot;&amp;[.F153]" office:value-type="string" office:string-value="0x0126" calcext:value-type="string">
            <text:p>0x01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table:formula="of:=ROUND([hardware.$C$3]*60/[.B154])" office:value-type="float" office:value="7018" calcext:value-type="float">
            <text:p>7018</text:p>
          </table:table-cell>
          <table:table-cell table:formula="of:=[.B154]*[hardware.$B$6]" office:value-type="float" office:value="4104" calcext:value-type="float">
            <text:p>4104</text:p>
          </table:table-cell>
          <table:table-cell table:formula="of:=ROUND([hardware.$C$3]*60/[.D154])" office:value-type="float" office:value="292" calcext:value-type="float">
            <text:p>292</text:p>
          </table:table-cell>
          <table:table-cell table:formula="of:=DEC2HEX([.E154];4)" office:value-type="string" office:string-value="0124" calcext:value-type="string">
            <text:p>0124</text:p>
          </table:table-cell>
          <table:table-cell table:formula="of:=&quot;0x&quot;&amp;[.F154]" office:value-type="string" office:string-value="0x0124" calcext:value-type="string">
            <text:p>0x0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table:formula="of:=ROUND([hardware.$C$3]*60/[.B155])" office:value-type="float" office:value="6977" calcext:value-type="float">
            <text:p>6977</text:p>
          </table:table-cell>
          <table:table-cell table:formula="of:=[.B155]*[hardware.$B$6]" office:value-type="float" office:value="4128" calcext:value-type="float">
            <text:p>4128</text:p>
          </table:table-cell>
          <table:table-cell table:formula="of:=ROUND([hardware.$C$3]*60/[.D155])" office:value-type="float" office:value="291" calcext:value-type="float">
            <text:p>291</text:p>
          </table:table-cell>
          <table:table-cell table:formula="of:=DEC2HEX([.E155];4)" office:value-type="string" office:string-value="0123" calcext:value-type="string">
            <text:p>0123</text:p>
          </table:table-cell>
          <table:table-cell table:formula="of:=&quot;0x&quot;&amp;[.F155]" office:value-type="string" office:string-value="0x0123" calcext:value-type="string">
            <text:p>0x01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table:formula="of:=ROUND([hardware.$C$3]*60/[.B156])" office:value-type="float" office:value="6936" calcext:value-type="float">
            <text:p>6936</text:p>
          </table:table-cell>
          <table:table-cell table:formula="of:=[.B156]*[hardware.$B$6]" office:value-type="float" office:value="4152" calcext:value-type="float">
            <text:p>4152</text:p>
          </table:table-cell>
          <table:table-cell table:formula="of:=ROUND([hardware.$C$3]*60/[.D156])" office:value-type="float" office:value="289" calcext:value-type="float">
            <text:p>289</text:p>
          </table:table-cell>
          <table:table-cell table:formula="of:=DEC2HEX([.E156];4)" office:value-type="string" office:string-value="0121" calcext:value-type="string">
            <text:p>0121</text:p>
          </table:table-cell>
          <table:table-cell table:formula="of:=&quot;0x&quot;&amp;[.F156]" office:value-type="string" office:string-value="0x0121" calcext:value-type="string">
            <text:p>0x01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table:formula="of:=ROUND([hardware.$C$3]*60/[.B157])" office:value-type="float" office:value="6897" calcext:value-type="float">
            <text:p>6897</text:p>
          </table:table-cell>
          <table:table-cell table:formula="of:=[.B157]*[hardware.$B$6]" office:value-type="float" office:value="4176" calcext:value-type="float">
            <text:p>4176</text:p>
          </table:table-cell>
          <table:table-cell table:formula="of:=ROUND([hardware.$C$3]*60/[.D157])" office:value-type="float" office:value="287" calcext:value-type="float">
            <text:p>287</text:p>
          </table:table-cell>
          <table:table-cell table:formula="of:=DEC2HEX([.E157];4)" office:value-type="string" office:string-value="011F" calcext:value-type="string">
            <text:p>011F</text:p>
          </table:table-cell>
          <table:table-cell table:formula="of:=&quot;0x&quot;&amp;[.F157]" office:value-type="string" office:string-value="0x011F" calcext:value-type="string">
            <text:p>0x011F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table:formula="of:=ROUND([hardware.$C$3]*60/[.B158])" office:value-type="float" office:value="6857" calcext:value-type="float">
            <text:p>6857</text:p>
          </table:table-cell>
          <table:table-cell table:formula="of:=[.B158]*[hardware.$B$6]" office:value-type="float" office:value="4200" calcext:value-type="float">
            <text:p>4200</text:p>
          </table:table-cell>
          <table:table-cell table:formula="of:=ROUND([hardware.$C$3]*60/[.D158])" office:value-type="float" office:value="286" calcext:value-type="float">
            <text:p>286</text:p>
          </table:table-cell>
          <table:table-cell table:formula="of:=DEC2HEX([.E158];4)" office:value-type="string" office:string-value="011E" calcext:value-type="string">
            <text:p>011E</text:p>
          </table:table-cell>
          <table:table-cell table:formula="of:=&quot;0x&quot;&amp;[.F158]" office:value-type="string" office:string-value="0x011E" calcext:value-type="string">
            <text:p>0x011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table:formula="of:=ROUND([hardware.$C$3]*60/[.B159])" office:value-type="float" office:value="6818" calcext:value-type="float">
            <text:p>6818</text:p>
          </table:table-cell>
          <table:table-cell table:formula="of:=[.B159]*[hardware.$B$6]" office:value-type="float" office:value="4224" calcext:value-type="float">
            <text:p>4224</text:p>
          </table:table-cell>
          <table:table-cell table:formula="of:=ROUND([hardware.$C$3]*60/[.D159])" office:value-type="float" office:value="284" calcext:value-type="float">
            <text:p>284</text:p>
          </table:table-cell>
          <table:table-cell table:formula="of:=DEC2HEX([.E159];4)" office:value-type="string" office:string-value="011C" calcext:value-type="string">
            <text:p>011C</text:p>
          </table:table-cell>
          <table:table-cell table:formula="of:=&quot;0x&quot;&amp;[.F159]" office:value-type="string" office:string-value="0x011C" calcext:value-type="string">
            <text:p>0x011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formula="of:=ROUND([hardware.$C$3]*60/[.B160])" office:value-type="float" office:value="6780" calcext:value-type="float">
            <text:p>6780</text:p>
          </table:table-cell>
          <table:table-cell table:formula="of:=[.B160]*[hardware.$B$6]" office:value-type="float" office:value="4248" calcext:value-type="float">
            <text:p>4248</text:p>
          </table:table-cell>
          <table:table-cell table:formula="of:=ROUND([hardware.$C$3]*60/[.D160])" office:value-type="float" office:value="282" calcext:value-type="float">
            <text:p>282</text:p>
          </table:table-cell>
          <table:table-cell table:formula="of:=DEC2HEX([.E160];4)" office:value-type="string" office:string-value="011A" calcext:value-type="string">
            <text:p>011A</text:p>
          </table:table-cell>
          <table:table-cell table:formula="of:=&quot;0x&quot;&amp;[.F160]" office:value-type="string" office:string-value="0x011A" calcext:value-type="string">
            <text:p>0x011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table:formula="of:=ROUND([hardware.$C$3]*60/[.B161])" office:value-type="float" office:value="6742" calcext:value-type="float">
            <text:p>6742</text:p>
          </table:table-cell>
          <table:table-cell table:formula="of:=[.B161]*[hardware.$B$6]" office:value-type="float" office:value="4272" calcext:value-type="float">
            <text:p>4272</text:p>
          </table:table-cell>
          <table:table-cell table:formula="of:=ROUND([hardware.$C$3]*60/[.D161])" office:value-type="float" office:value="281" calcext:value-type="float">
            <text:p>281</text:p>
          </table:table-cell>
          <table:table-cell table:formula="of:=DEC2HEX([.E161];4)" office:value-type="string" office:string-value="0119" calcext:value-type="string">
            <text:p>0119</text:p>
          </table:table-cell>
          <table:table-cell table:formula="of:=&quot;0x&quot;&amp;[.F161]" office:value-type="string" office:string-value="0x0119" calcext:value-type="string">
            <text:p>0x01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formula="of:=ROUND([hardware.$C$3]*60/[.B162])" office:value-type="float" office:value="6704" calcext:value-type="float">
            <text:p>6704</text:p>
          </table:table-cell>
          <table:table-cell table:formula="of:=[.B162]*[hardware.$B$6]" office:value-type="float" office:value="4296" calcext:value-type="float">
            <text:p>4296</text:p>
          </table:table-cell>
          <table:table-cell table:formula="of:=ROUND([hardware.$C$3]*60/[.D162])" office:value-type="float" office:value="279" calcext:value-type="float">
            <text:p>279</text:p>
          </table:table-cell>
          <table:table-cell table:formula="of:=DEC2HEX([.E162];4)" office:value-type="string" office:string-value="0117" calcext:value-type="string">
            <text:p>0117</text:p>
          </table:table-cell>
          <table:table-cell table:formula="of:=&quot;0x&quot;&amp;[.F162]" office:value-type="string" office:string-value="0x0117" calcext:value-type="string">
            <text:p>0x01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formula="of:=ROUND([hardware.$C$3]*60/[.B163])" office:value-type="float" office:value="6667" calcext:value-type="float">
            <text:p>6667</text:p>
          </table:table-cell>
          <table:table-cell table:formula="of:=[.B163]*[hardware.$B$6]" office:value-type="float" office:value="4320" calcext:value-type="float">
            <text:p>4320</text:p>
          </table:table-cell>
          <table:table-cell table:formula="of:=ROUND([hardware.$C$3]*60/[.D163])" office:value-type="float" office:value="278" calcext:value-type="float">
            <text:p>278</text:p>
          </table:table-cell>
          <table:table-cell table:formula="of:=DEC2HEX([.E163];4)" office:value-type="string" office:string-value="0116" calcext:value-type="string">
            <text:p>0116</text:p>
          </table:table-cell>
          <table:table-cell table:formula="of:=&quot;0x&quot;&amp;[.F163]" office:value-type="string" office:string-value="0x0116" calcext:value-type="string">
            <text:p>0x01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table:formula="of:=ROUND([hardware.$C$3]*60/[.B164])" office:value-type="float" office:value="6630" calcext:value-type="float">
            <text:p>6630</text:p>
          </table:table-cell>
          <table:table-cell table:formula="of:=[.B164]*[hardware.$B$6]" office:value-type="float" office:value="4344" calcext:value-type="float">
            <text:p>4344</text:p>
          </table:table-cell>
          <table:table-cell table:formula="of:=ROUND([hardware.$C$3]*60/[.D164])" office:value-type="float" office:value="276" calcext:value-type="float">
            <text:p>276</text:p>
          </table:table-cell>
          <table:table-cell table:formula="of:=DEC2HEX([.E164];4)" office:value-type="string" office:string-value="0114" calcext:value-type="string">
            <text:p>0114</text:p>
          </table:table-cell>
          <table:table-cell table:formula="of:=&quot;0x&quot;&amp;[.F164]" office:value-type="string" office:string-value="0x0114" calcext:value-type="string">
            <text:p>0x01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ROUND([hardware.$C$3]*60/[.B165])" office:value-type="float" office:value="6593" calcext:value-type="float">
            <text:p>6593</text:p>
          </table:table-cell>
          <table:table-cell table:formula="of:=[.B165]*[hardware.$B$6]" office:value-type="float" office:value="4368" calcext:value-type="float">
            <text:p>4368</text:p>
          </table:table-cell>
          <table:table-cell table:formula="of:=ROUND([hardware.$C$3]*60/[.D165])" office:value-type="float" office:value="275" calcext:value-type="float">
            <text:p>275</text:p>
          </table:table-cell>
          <table:table-cell table:formula="of:=DEC2HEX([.E165];4)" office:value-type="string" office:string-value="0113" calcext:value-type="string">
            <text:p>0113</text:p>
          </table:table-cell>
          <table:table-cell table:formula="of:=&quot;0x&quot;&amp;[.F165]" office:value-type="string" office:string-value="0x0113" calcext:value-type="string">
            <text:p>0x01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table:formula="of:=ROUND([hardware.$C$3]*60/[.B166])" office:value-type="float" office:value="6557" calcext:value-type="float">
            <text:p>6557</text:p>
          </table:table-cell>
          <table:table-cell table:formula="of:=[.B166]*[hardware.$B$6]" office:value-type="float" office:value="4392" calcext:value-type="float">
            <text:p>4392</text:p>
          </table:table-cell>
          <table:table-cell table:formula="of:=ROUND([hardware.$C$3]*60/[.D166])" office:value-type="float" office:value="273" calcext:value-type="float">
            <text:p>273</text:p>
          </table:table-cell>
          <table:table-cell table:formula="of:=DEC2HEX([.E166];4)" office:value-type="string" office:string-value="0111" calcext:value-type="string">
            <text:p>0111</text:p>
          </table:table-cell>
          <table:table-cell table:formula="of:=&quot;0x&quot;&amp;[.F166]" office:value-type="string" office:string-value="0x0111" calcext:value-type="string">
            <text:p>0x01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table:formula="of:=ROUND([hardware.$C$3]*60/[.B167])" office:value-type="float" office:value="6522" calcext:value-type="float">
            <text:p>6522</text:p>
          </table:table-cell>
          <table:table-cell table:formula="of:=[.B167]*[hardware.$B$6]" office:value-type="float" office:value="4416" calcext:value-type="float">
            <text:p>4416</text:p>
          </table:table-cell>
          <table:table-cell table:formula="of:=ROUND([hardware.$C$3]*60/[.D167])" office:value-type="float" office:value="272" calcext:value-type="float">
            <text:p>272</text:p>
          </table:table-cell>
          <table:table-cell table:formula="of:=DEC2HEX([.E167];4)" office:value-type="string" office:string-value="0110" calcext:value-type="string">
            <text:p>0110</text:p>
          </table:table-cell>
          <table:table-cell table:formula="of:=&quot;0x&quot;&amp;[.F167]" office:value-type="string" office:string-value="0x0110" calcext:value-type="string">
            <text:p>0x01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table:formula="of:=ROUND([hardware.$C$3]*60/[.B168])" office:value-type="float" office:value="6486" calcext:value-type="float">
            <text:p>6486</text:p>
          </table:table-cell>
          <table:table-cell table:formula="of:=[.B168]*[hardware.$B$6]" office:value-type="float" office:value="4440" calcext:value-type="float">
            <text:p>4440</text:p>
          </table:table-cell>
          <table:table-cell table:formula="of:=ROUND([hardware.$C$3]*60/[.D168])" office:value-type="float" office:value="270" calcext:value-type="float">
            <text:p>270</text:p>
          </table:table-cell>
          <table:table-cell table:formula="of:=DEC2HEX([.E168];4)" office:value-type="string" office:string-value="010E" calcext:value-type="string">
            <text:p>010E</text:p>
          </table:table-cell>
          <table:table-cell table:formula="of:=&quot;0x&quot;&amp;[.F168]" office:value-type="string" office:string-value="0x010E" calcext:value-type="string">
            <text:p>0x010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formula="of:=ROUND([hardware.$C$3]*60/[.B169])" office:value-type="float" office:value="6452" calcext:value-type="float">
            <text:p>6452</text:p>
          </table:table-cell>
          <table:table-cell table:formula="of:=[.B169]*[hardware.$B$6]" office:value-type="float" office:value="4464" calcext:value-type="float">
            <text:p>4464</text:p>
          </table:table-cell>
          <table:table-cell table:formula="of:=ROUND([hardware.$C$3]*60/[.D169])" office:value-type="float" office:value="269" calcext:value-type="float">
            <text:p>269</text:p>
          </table:table-cell>
          <table:table-cell table:formula="of:=DEC2HEX([.E169];4)" office:value-type="string" office:string-value="010D" calcext:value-type="string">
            <text:p>010D</text:p>
          </table:table-cell>
          <table:table-cell table:formula="of:=&quot;0x&quot;&amp;[.F169]" office:value-type="string" office:string-value="0x010D" calcext:value-type="string">
            <text:p>0x010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  <table:table-cell table:formula="of:=ROUND([hardware.$C$3]*60/[.B170])" office:value-type="float" office:value="6417" calcext:value-type="float">
            <text:p>6417</text:p>
          </table:table-cell>
          <table:table-cell table:formula="of:=[.B170]*[hardware.$B$6]" office:value-type="float" office:value="4488" calcext:value-type="float">
            <text:p>4488</text:p>
          </table:table-cell>
          <table:table-cell table:formula="of:=ROUND([hardware.$C$3]*60/[.D170])" office:value-type="float" office:value="267" calcext:value-type="float">
            <text:p>267</text:p>
          </table:table-cell>
          <table:table-cell table:formula="of:=DEC2HEX([.E170];4)" office:value-type="string" office:string-value="010B" calcext:value-type="string">
            <text:p>010B</text:p>
          </table:table-cell>
          <table:table-cell table:formula="of:=&quot;0x&quot;&amp;[.F170]" office:value-type="string" office:string-value="0x010B" calcext:value-type="string">
            <text:p>0x010B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table:formula="of:=ROUND([hardware.$C$3]*60/[.B171])" office:value-type="float" office:value="6383" calcext:value-type="float">
            <text:p>6383</text:p>
          </table:table-cell>
          <table:table-cell table:formula="of:=[.B171]*[hardware.$B$6]" office:value-type="float" office:value="4512" calcext:value-type="float">
            <text:p>4512</text:p>
          </table:table-cell>
          <table:table-cell table:formula="of:=ROUND([hardware.$C$3]*60/[.D171])" office:value-type="float" office:value="266" calcext:value-type="float">
            <text:p>266</text:p>
          </table:table-cell>
          <table:table-cell table:formula="of:=DEC2HEX([.E171];4)" office:value-type="string" office:string-value="010A" calcext:value-type="string">
            <text:p>010A</text:p>
          </table:table-cell>
          <table:table-cell table:formula="of:=&quot;0x&quot;&amp;[.F171]" office:value-type="string" office:string-value="0x010A" calcext:value-type="string">
            <text:p>0x010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table:formula="of:=ROUND([hardware.$C$3]*60/[.B172])" office:value-type="float" office:value="6349" calcext:value-type="float">
            <text:p>6349</text:p>
          </table:table-cell>
          <table:table-cell table:formula="of:=[.B172]*[hardware.$B$6]" office:value-type="float" office:value="4536" calcext:value-type="float">
            <text:p>4536</text:p>
          </table:table-cell>
          <table:table-cell table:formula="of:=ROUND([hardware.$C$3]*60/[.D172])" office:value-type="float" office:value="265" calcext:value-type="float">
            <text:p>265</text:p>
          </table:table-cell>
          <table:table-cell table:formula="of:=DEC2HEX([.E172];4)" office:value-type="string" office:string-value="0109" calcext:value-type="string">
            <text:p>0109</text:p>
          </table:table-cell>
          <table:table-cell table:formula="of:=&quot;0x&quot;&amp;[.F172]" office:value-type="string" office:string-value="0x0109" calcext:value-type="string">
            <text:p>0x01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formula="of:=ROUND([hardware.$C$3]*60/[.B173])" office:value-type="float" office:value="6316" calcext:value-type="float">
            <text:p>6316</text:p>
          </table:table-cell>
          <table:table-cell table:formula="of:=[.B173]*[hardware.$B$6]" office:value-type="float" office:value="4560" calcext:value-type="float">
            <text:p>4560</text:p>
          </table:table-cell>
          <table:table-cell table:formula="of:=ROUND([hardware.$C$3]*60/[.D173])" office:value-type="float" office:value="263" calcext:value-type="float">
            <text:p>263</text:p>
          </table:table-cell>
          <table:table-cell table:formula="of:=DEC2HEX([.E173];4)" office:value-type="string" office:string-value="0107" calcext:value-type="string">
            <text:p>0107</text:p>
          </table:table-cell>
          <table:table-cell table:formula="of:=&quot;0x&quot;&amp;[.F173]" office:value-type="string" office:string-value="0x0107" calcext:value-type="string">
            <text:p>0x0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table:formula="of:=ROUND([hardware.$C$3]*60/[.B174])" office:value-type="float" office:value="6283" calcext:value-type="float">
            <text:p>6283</text:p>
          </table:table-cell>
          <table:table-cell table:formula="of:=[.B174]*[hardware.$B$6]" office:value-type="float" office:value="4584" calcext:value-type="float">
            <text:p>4584</text:p>
          </table:table-cell>
          <table:table-cell table:formula="of:=ROUND([hardware.$C$3]*60/[.D174])" office:value-type="float" office:value="262" calcext:value-type="float">
            <text:p>262</text:p>
          </table:table-cell>
          <table:table-cell table:formula="of:=DEC2HEX([.E174];4)" office:value-type="string" office:string-value="0106" calcext:value-type="string">
            <text:p>0106</text:p>
          </table:table-cell>
          <table:table-cell table:formula="of:=&quot;0x&quot;&amp;[.F174]" office:value-type="string" office:string-value="0x0106" calcext:value-type="string">
            <text:p>0x01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table:formula="of:=ROUND([hardware.$C$3]*60/[.B175])" office:value-type="float" office:value="6250" calcext:value-type="float">
            <text:p>6250</text:p>
          </table:table-cell>
          <table:table-cell table:formula="of:=[.B175]*[hardware.$B$6]" office:value-type="float" office:value="4608" calcext:value-type="float">
            <text:p>4608</text:p>
          </table:table-cell>
          <table:table-cell table:formula="of:=ROUND([hardware.$C$3]*60/[.D175])" office:value-type="float" office:value="260" calcext:value-type="float">
            <text:p>260</text:p>
          </table:table-cell>
          <table:table-cell table:formula="of:=DEC2HEX([.E175];4)" office:value-type="string" office:string-value="0104" calcext:value-type="string">
            <text:p>0104</text:p>
          </table:table-cell>
          <table:table-cell table:formula="of:=&quot;0x&quot;&amp;[.F175]" office:value-type="string" office:string-value="0x0104" calcext:value-type="string">
            <text:p>0x01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table:formula="of:=ROUND([hardware.$C$3]*60/[.B176])" office:value-type="float" office:value="6218" calcext:value-type="float">
            <text:p>6218</text:p>
          </table:table-cell>
          <table:table-cell table:formula="of:=[.B176]*[hardware.$B$6]" office:value-type="float" office:value="4632" calcext:value-type="float">
            <text:p>4632</text:p>
          </table:table-cell>
          <table:table-cell table:formula="of:=ROUND([hardware.$C$3]*60/[.D176])" office:value-type="float" office:value="259" calcext:value-type="float">
            <text:p>259</text:p>
          </table:table-cell>
          <table:table-cell table:formula="of:=DEC2HEX([.E176];4)" office:value-type="string" office:string-value="0103" calcext:value-type="string">
            <text:p>0103</text:p>
          </table:table-cell>
          <table:table-cell table:formula="of:=&quot;0x&quot;&amp;[.F176]" office:value-type="string" office:string-value="0x0103" calcext:value-type="string">
            <text:p>0x01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table:formula="of:=ROUND([hardware.$C$3]*60/[.B177])" office:value-type="float" office:value="6186" calcext:value-type="float">
            <text:p>6186</text:p>
          </table:table-cell>
          <table:table-cell table:formula="of:=[.B177]*[hardware.$B$6]" office:value-type="float" office:value="4656" calcext:value-type="float">
            <text:p>4656</text:p>
          </table:table-cell>
          <table:table-cell table:formula="of:=ROUND([hardware.$C$3]*60/[.D177])" office:value-type="float" office:value="258" calcext:value-type="float">
            <text:p>258</text:p>
          </table:table-cell>
          <table:table-cell table:formula="of:=DEC2HEX([.E177];4)" office:value-type="string" office:string-value="0102" calcext:value-type="string">
            <text:p>0102</text:p>
          </table:table-cell>
          <table:table-cell table:formula="of:=&quot;0x&quot;&amp;[.F177]" office:value-type="string" office:string-value="0x0102" calcext:value-type="string">
            <text:p>0x01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table:formula="of:=ROUND([hardware.$C$3]*60/[.B178])" office:value-type="float" office:value="6154" calcext:value-type="float">
            <text:p>6154</text:p>
          </table:table-cell>
          <table:table-cell table:formula="of:=[.B178]*[hardware.$B$6]" office:value-type="float" office:value="4680" calcext:value-type="float">
            <text:p>4680</text:p>
          </table:table-cell>
          <table:table-cell table:formula="of:=ROUND([hardware.$C$3]*60/[.D178])" office:value-type="float" office:value="256" calcext:value-type="float">
            <text:p>256</text:p>
          </table:table-cell>
          <table:table-cell table:formula="of:=DEC2HEX([.E178];4)" office:value-type="string" office:string-value="0100" calcext:value-type="string">
            <text:p>0100</text:p>
          </table:table-cell>
          <table:table-cell table:formula="of:=&quot;0x&quot;&amp;[.F178]" office:value-type="string" office:string-value="0x0100" calcext:value-type="string">
            <text:p>0x0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table:formula="of:=ROUND([hardware.$C$3]*60/[.B179])" office:value-type="float" office:value="6122" calcext:value-type="float">
            <text:p>6122</text:p>
          </table:table-cell>
          <table:table-cell table:formula="of:=[.B179]*[hardware.$B$6]" office:value-type="float" office:value="4704" calcext:value-type="float">
            <text:p>4704</text:p>
          </table:table-cell>
          <table:table-cell table:formula="of:=ROUND([hardware.$C$3]*60/[.D179])" office:value-type="float" office:value="255" calcext:value-type="float">
            <text:p>255</text:p>
          </table:table-cell>
          <table:table-cell table:formula="of:=DEC2HEX([.E179];4)" office:value-type="string" office:string-value="00FF" calcext:value-type="string">
            <text:p>00FF</text:p>
          </table:table-cell>
          <table:table-cell table:formula="of:=&quot;0x&quot;&amp;[.F179]" office:value-type="string" office:string-value="0x00FF" calcext:value-type="string">
            <text:p>0x00F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table:formula="of:=ROUND([hardware.$C$3]*60/[.B180])" office:value-type="float" office:value="6091" calcext:value-type="float">
            <text:p>6091</text:p>
          </table:table-cell>
          <table:table-cell table:formula="of:=[.B180]*[hardware.$B$6]" office:value-type="float" office:value="4728" calcext:value-type="float">
            <text:p>4728</text:p>
          </table:table-cell>
          <table:table-cell table:formula="of:=ROUND([hardware.$C$3]*60/[.D180])" office:value-type="float" office:value="254" calcext:value-type="float">
            <text:p>254</text:p>
          </table:table-cell>
          <table:table-cell table:formula="of:=DEC2HEX([.E180];4)" office:value-type="string" office:string-value="00FE" calcext:value-type="string">
            <text:p>00FE</text:p>
          </table:table-cell>
          <table:table-cell table:formula="of:=&quot;0x&quot;&amp;[.F180]" office:value-type="string" office:string-value="0x00FE" calcext:value-type="string">
            <text:p>0x00F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table:formula="of:=ROUND([hardware.$C$3]*60/[.B181])" office:value-type="float" office:value="6061" calcext:value-type="float">
            <text:p>6061</text:p>
          </table:table-cell>
          <table:table-cell table:formula="of:=[.B181]*[hardware.$B$6]" office:value-type="float" office:value="4752" calcext:value-type="float">
            <text:p>4752</text:p>
          </table:table-cell>
          <table:table-cell table:formula="of:=ROUND([hardware.$C$3]*60/[.D181])" office:value-type="float" office:value="253" calcext:value-type="float">
            <text:p>253</text:p>
          </table:table-cell>
          <table:table-cell table:formula="of:=DEC2HEX([.E181];4)" office:value-type="string" office:string-value="00FD" calcext:value-type="string">
            <text:p>00FD</text:p>
          </table:table-cell>
          <table:table-cell table:formula="of:=&quot;0x&quot;&amp;[.F181]" office:value-type="string" office:string-value="0x00FD" calcext:value-type="string">
            <text:p>0x00F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table:formula="of:=ROUND([hardware.$C$3]*60/[.B182])" office:value-type="float" office:value="6030" calcext:value-type="float">
            <text:p>6030</text:p>
          </table:table-cell>
          <table:table-cell table:formula="of:=[.B182]*[hardware.$B$6]" office:value-type="float" office:value="4776" calcext:value-type="float">
            <text:p>4776</text:p>
          </table:table-cell>
          <table:table-cell table:formula="of:=ROUND([hardware.$C$3]*60/[.D182])" office:value-type="float" office:value="251" calcext:value-type="float">
            <text:p>251</text:p>
          </table:table-cell>
          <table:table-cell table:formula="of:=DEC2HEX([.E182];4)" office:value-type="string" office:string-value="00FB" calcext:value-type="string">
            <text:p>00FB</text:p>
          </table:table-cell>
          <table:table-cell table:formula="of:=&quot;0x&quot;&amp;[.F182]" office:value-type="string" office:string-value="0x00FB" calcext:value-type="string">
            <text:p>0x00FB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formula="of:=ROUND([hardware.$C$3]*60/[.B183])" office:value-type="float" office:value="6000" calcext:value-type="float">
            <text:p>6000</text:p>
          </table:table-cell>
          <table:table-cell table:formula="of:=[.B183]*[hardware.$B$6]" office:value-type="float" office:value="4800" calcext:value-type="float">
            <text:p>4800</text:p>
          </table:table-cell>
          <table:table-cell table:formula="of:=ROUND([hardware.$C$3]*60/[.D183])" office:value-type="float" office:value="250" calcext:value-type="float">
            <text:p>250</text:p>
          </table:table-cell>
          <table:table-cell table:formula="of:=DEC2HEX([.E183];4)" office:value-type="string" office:string-value="00FA" calcext:value-type="string">
            <text:p>00FA</text:p>
          </table:table-cell>
          <table:table-cell table:formula="of:=&quot;0x&quot;&amp;[.F183]" office:value-type="string" office:string-value="0x00FA" calcext:value-type="string">
            <text:p>0x00F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table:formula="of:=ROUND([hardware.$C$3]*60/[.B184])" office:value-type="float" office:value="5970" calcext:value-type="float">
            <text:p>5970</text:p>
          </table:table-cell>
          <table:table-cell table:formula="of:=[.B184]*[hardware.$B$6]" office:value-type="float" office:value="4824" calcext:value-type="float">
            <text:p>4824</text:p>
          </table:table-cell>
          <table:table-cell table:formula="of:=ROUND([hardware.$C$3]*60/[.D184])" office:value-type="float" office:value="249" calcext:value-type="float">
            <text:p>249</text:p>
          </table:table-cell>
          <table:table-cell table:formula="of:=DEC2HEX([.E184];4)" office:value-type="string" office:string-value="00F9" calcext:value-type="string">
            <text:p>00F9</text:p>
          </table:table-cell>
          <table:table-cell table:formula="of:=&quot;0x&quot;&amp;[.F184]" office:value-type="string" office:string-value="0x00F9" calcext:value-type="string">
            <text:p>0x00F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table:formula="of:=ROUND([hardware.$C$3]*60/[.B185])" office:value-type="float" office:value="5941" calcext:value-type="float">
            <text:p>5941</text:p>
          </table:table-cell>
          <table:table-cell table:formula="of:=[.B185]*[hardware.$B$6]" office:value-type="float" office:value="4848" calcext:value-type="float">
            <text:p>4848</text:p>
          </table:table-cell>
          <table:table-cell table:formula="of:=ROUND([hardware.$C$3]*60/[.D185])" office:value-type="float" office:value="248" calcext:value-type="float">
            <text:p>248</text:p>
          </table:table-cell>
          <table:table-cell table:formula="of:=DEC2HEX([.E185];4)" office:value-type="string" office:string-value="00F8" calcext:value-type="string">
            <text:p>00F8</text:p>
          </table:table-cell>
          <table:table-cell table:formula="of:=&quot;0x&quot;&amp;[.F185]" office:value-type="string" office:string-value="0x00F8" calcext:value-type="string">
            <text:p>0x00F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formula="of:=ROUND([hardware.$C$3]*60/[.B186])" office:value-type="float" office:value="5911" calcext:value-type="float">
            <text:p>5911</text:p>
          </table:table-cell>
          <table:table-cell table:formula="of:=[.B186]*[hardware.$B$6]" office:value-type="float" office:value="4872" calcext:value-type="float">
            <text:p>4872</text:p>
          </table:table-cell>
          <table:table-cell table:formula="of:=ROUND([hardware.$C$3]*60/[.D186])" office:value-type="float" office:value="246" calcext:value-type="float">
            <text:p>246</text:p>
          </table:table-cell>
          <table:table-cell table:formula="of:=DEC2HEX([.E186];4)" office:value-type="string" office:string-value="00F6" calcext:value-type="string">
            <text:p>00F6</text:p>
          </table:table-cell>
          <table:table-cell table:formula="of:=&quot;0x&quot;&amp;[.F186]" office:value-type="string" office:string-value="0x00F6" calcext:value-type="string">
            <text:p>0x00F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table:formula="of:=ROUND([hardware.$C$3]*60/[.B187])" office:value-type="float" office:value="5882" calcext:value-type="float">
            <text:p>5882</text:p>
          </table:table-cell>
          <table:table-cell table:formula="of:=[.B187]*[hardware.$B$6]" office:value-type="float" office:value="4896" calcext:value-type="float">
            <text:p>4896</text:p>
          </table:table-cell>
          <table:table-cell table:formula="of:=ROUND([hardware.$C$3]*60/[.D187])" office:value-type="float" office:value="245" calcext:value-type="float">
            <text:p>245</text:p>
          </table:table-cell>
          <table:table-cell table:formula="of:=DEC2HEX([.E187];4)" office:value-type="string" office:string-value="00F5" calcext:value-type="string">
            <text:p>00F5</text:p>
          </table:table-cell>
          <table:table-cell table:formula="of:=&quot;0x&quot;&amp;[.F187]" office:value-type="string" office:string-value="0x00F5" calcext:value-type="string">
            <text:p>0x00F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table:formula="of:=ROUND([hardware.$C$3]*60/[.B188])" office:value-type="float" office:value="5854" calcext:value-type="float">
            <text:p>5854</text:p>
          </table:table-cell>
          <table:table-cell table:formula="of:=[.B188]*[hardware.$B$6]" office:value-type="float" office:value="4920" calcext:value-type="float">
            <text:p>4920</text:p>
          </table:table-cell>
          <table:table-cell table:formula="of:=ROUND([hardware.$C$3]*60/[.D188])" office:value-type="float" office:value="244" calcext:value-type="float">
            <text:p>244</text:p>
          </table:table-cell>
          <table:table-cell table:formula="of:=DEC2HEX([.E188];4)" office:value-type="string" office:string-value="00F4" calcext:value-type="string">
            <text:p>00F4</text:p>
          </table:table-cell>
          <table:table-cell table:formula="of:=&quot;0x&quot;&amp;[.F188]" office:value-type="string" office:string-value="0x00F4" calcext:value-type="string">
            <text:p>0x00F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table:formula="of:=ROUND([hardware.$C$3]*60/[.B189])" office:value-type="float" office:value="5825" calcext:value-type="float">
            <text:p>5825</text:p>
          </table:table-cell>
          <table:table-cell table:formula="of:=[.B189]*[hardware.$B$6]" office:value-type="float" office:value="4944" calcext:value-type="float">
            <text:p>4944</text:p>
          </table:table-cell>
          <table:table-cell table:formula="of:=ROUND([hardware.$C$3]*60/[.D189])" office:value-type="float" office:value="243" calcext:value-type="float">
            <text:p>243</text:p>
          </table:table-cell>
          <table:table-cell table:formula="of:=DEC2HEX([.E189];4)" office:value-type="string" office:string-value="00F3" calcext:value-type="string">
            <text:p>00F3</text:p>
          </table:table-cell>
          <table:table-cell table:formula="of:=&quot;0x&quot;&amp;[.F189]" office:value-type="string" office:string-value="0x00F3" calcext:value-type="string">
            <text:p>0x00F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table:formula="of:=ROUND([hardware.$C$3]*60/[.B190])" office:value-type="float" office:value="5797" calcext:value-type="float">
            <text:p>5797</text:p>
          </table:table-cell>
          <table:table-cell table:formula="of:=[.B190]*[hardware.$B$6]" office:value-type="float" office:value="4968" calcext:value-type="float">
            <text:p>4968</text:p>
          </table:table-cell>
          <table:table-cell table:formula="of:=ROUND([hardware.$C$3]*60/[.D190])" office:value-type="float" office:value="242" calcext:value-type="float">
            <text:p>242</text:p>
          </table:table-cell>
          <table:table-cell table:formula="of:=DEC2HEX([.E190];4)" office:value-type="string" office:string-value="00F2" calcext:value-type="string">
            <text:p>00F2</text:p>
          </table:table-cell>
          <table:table-cell table:formula="of:=&quot;0x&quot;&amp;[.F190]" office:value-type="string" office:string-value="0x00F2" calcext:value-type="string">
            <text:p>0x00F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table:formula="of:=ROUND([hardware.$C$3]*60/[.B191])" office:value-type="float" office:value="5769" calcext:value-type="float">
            <text:p>5769</text:p>
          </table:table-cell>
          <table:table-cell table:formula="of:=[.B191]*[hardware.$B$6]" office:value-type="float" office:value="4992" calcext:value-type="float">
            <text:p>4992</text:p>
          </table:table-cell>
          <table:table-cell table:formula="of:=ROUND([hardware.$C$3]*60/[.D191])" office:value-type="float" office:value="240" calcext:value-type="float">
            <text:p>240</text:p>
          </table:table-cell>
          <table:table-cell table:formula="of:=DEC2HEX([.E191];4)" office:value-type="string" office:string-value="00F0" calcext:value-type="string">
            <text:p>00F0</text:p>
          </table:table-cell>
          <table:table-cell table:formula="of:=&quot;0x&quot;&amp;[.F191]" office:value-type="string" office:string-value="0x00F0" calcext:value-type="string">
            <text:p>0x00F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table:formula="of:=ROUND([hardware.$C$3]*60/[.B192])" office:value-type="float" office:value="5742" calcext:value-type="float">
            <text:p>5742</text:p>
          </table:table-cell>
          <table:table-cell table:formula="of:=[.B192]*[hardware.$B$6]" office:value-type="float" office:value="5016" calcext:value-type="float">
            <text:p>5016</text:p>
          </table:table-cell>
          <table:table-cell table:formula="of:=ROUND([hardware.$C$3]*60/[.D192])" office:value-type="float" office:value="239" calcext:value-type="float">
            <text:p>239</text:p>
          </table:table-cell>
          <table:table-cell table:formula="of:=DEC2HEX([.E192];4)" office:value-type="string" office:string-value="00EF" calcext:value-type="string">
            <text:p>00EF</text:p>
          </table:table-cell>
          <table:table-cell table:formula="of:=&quot;0x&quot;&amp;[.F192]" office:value-type="string" office:string-value="0x00EF" calcext:value-type="string">
            <text:p>0x00EF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table:formula="of:=ROUND([hardware.$C$3]*60/[.B193])" office:value-type="float" office:value="5714" calcext:value-type="float">
            <text:p>5714</text:p>
          </table:table-cell>
          <table:table-cell table:formula="of:=[.B193]*[hardware.$B$6]" office:value-type="float" office:value="5040" calcext:value-type="float">
            <text:p>5040</text:p>
          </table:table-cell>
          <table:table-cell table:formula="of:=ROUND([hardware.$C$3]*60/[.D193])" office:value-type="float" office:value="238" calcext:value-type="float">
            <text:p>238</text:p>
          </table:table-cell>
          <table:table-cell table:formula="of:=DEC2HEX([.E193];4)" office:value-type="string" office:string-value="00EE" calcext:value-type="string">
            <text:p>00EE</text:p>
          </table:table-cell>
          <table:table-cell table:formula="of:=&quot;0x&quot;&amp;[.F193]" office:value-type="string" office:string-value="0x00EE" calcext:value-type="string">
            <text:p>0x00E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table:formula="of:=ROUND([hardware.$C$3]*60/[.B194])" office:value-type="float" office:value="5687" calcext:value-type="float">
            <text:p>5687</text:p>
          </table:table-cell>
          <table:table-cell table:formula="of:=[.B194]*[hardware.$B$6]" office:value-type="float" office:value="5064" calcext:value-type="float">
            <text:p>5064</text:p>
          </table:table-cell>
          <table:table-cell table:formula="of:=ROUND([hardware.$C$3]*60/[.D194])" office:value-type="float" office:value="237" calcext:value-type="float">
            <text:p>237</text:p>
          </table:table-cell>
          <table:table-cell table:formula="of:=DEC2HEX([.E194];4)" office:value-type="string" office:string-value="00ED" calcext:value-type="string">
            <text:p>00ED</text:p>
          </table:table-cell>
          <table:table-cell table:formula="of:=&quot;0x&quot;&amp;[.F194]" office:value-type="string" office:string-value="0x00ED" calcext:value-type="string">
            <text:p>0x00E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table:formula="of:=ROUND([hardware.$C$3]*60/[.B195])" office:value-type="float" office:value="5660" calcext:value-type="float">
            <text:p>5660</text:p>
          </table:table-cell>
          <table:table-cell table:formula="of:=[.B195]*[hardware.$B$6]" office:value-type="float" office:value="5088" calcext:value-type="float">
            <text:p>5088</text:p>
          </table:table-cell>
          <table:table-cell table:formula="of:=ROUND([hardware.$C$3]*60/[.D195])" office:value-type="float" office:value="236" calcext:value-type="float">
            <text:p>236</text:p>
          </table:table-cell>
          <table:table-cell table:formula="of:=DEC2HEX([.E195];4)" office:value-type="string" office:string-value="00EC" calcext:value-type="string">
            <text:p>00EC</text:p>
          </table:table-cell>
          <table:table-cell table:formula="of:=&quot;0x&quot;&amp;[.F195]" office:value-type="string" office:string-value="0x00EC" calcext:value-type="string">
            <text:p>0x00EC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table:formula="of:=ROUND([hardware.$C$3]*60/[.B196])" office:value-type="float" office:value="5634" calcext:value-type="float">
            <text:p>5634</text:p>
          </table:table-cell>
          <table:table-cell table:formula="of:=[.B196]*[hardware.$B$6]" office:value-type="float" office:value="5112" calcext:value-type="float">
            <text:p>5112</text:p>
          </table:table-cell>
          <table:table-cell table:formula="of:=ROUND([hardware.$C$3]*60/[.D196])" office:value-type="float" office:value="235" calcext:value-type="float">
            <text:p>235</text:p>
          </table:table-cell>
          <table:table-cell table:formula="of:=DEC2HEX([.E196];4)" office:value-type="string" office:string-value="00EB" calcext:value-type="string">
            <text:p>00EB</text:p>
          </table:table-cell>
          <table:table-cell table:formula="of:=&quot;0x&quot;&amp;[.F196]" office:value-type="string" office:string-value="0x00EB" calcext:value-type="string">
            <text:p>0x00E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table:formula="of:=ROUND([hardware.$C$3]*60/[.B197])" office:value-type="float" office:value="5607" calcext:value-type="float">
            <text:p>5607</text:p>
          </table:table-cell>
          <table:table-cell table:formula="of:=[.B197]*[hardware.$B$6]" office:value-type="float" office:value="5136" calcext:value-type="float">
            <text:p>5136</text:p>
          </table:table-cell>
          <table:table-cell table:formula="of:=ROUND([hardware.$C$3]*60/[.D197])" office:value-type="float" office:value="234" calcext:value-type="float">
            <text:p>234</text:p>
          </table:table-cell>
          <table:table-cell table:formula="of:=DEC2HEX([.E197];4)" office:value-type="string" office:string-value="00EA" calcext:value-type="string">
            <text:p>00EA</text:p>
          </table:table-cell>
          <table:table-cell table:formula="of:=&quot;0x&quot;&amp;[.F197]" office:value-type="string" office:string-value="0x00EA" calcext:value-type="string">
            <text:p>0x00E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table:formula="of:=ROUND([hardware.$C$3]*60/[.B198])" office:value-type="float" office:value="5581" calcext:value-type="float">
            <text:p>5581</text:p>
          </table:table-cell>
          <table:table-cell table:formula="of:=[.B198]*[hardware.$B$6]" office:value-type="float" office:value="5160" calcext:value-type="float">
            <text:p>5160</text:p>
          </table:table-cell>
          <table:table-cell table:formula="of:=ROUND([hardware.$C$3]*60/[.D198])" office:value-type="float" office:value="233" calcext:value-type="float">
            <text:p>233</text:p>
          </table:table-cell>
          <table:table-cell table:formula="of:=DEC2HEX([.E198];4)" office:value-type="string" office:string-value="00E9" calcext:value-type="string">
            <text:p>00E9</text:p>
          </table:table-cell>
          <table:table-cell table:formula="of:=&quot;0x&quot;&amp;[.F198]" office:value-type="string" office:string-value="0x00E9" calcext:value-type="string">
            <text:p>0x00E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table:formula="of:=ROUND([hardware.$C$3]*60/[.B199])" office:value-type="float" office:value="5556" calcext:value-type="float">
            <text:p>5556</text:p>
          </table:table-cell>
          <table:table-cell table:formula="of:=[.B199]*[hardware.$B$6]" office:value-type="float" office:value="5184" calcext:value-type="float">
            <text:p>5184</text:p>
          </table:table-cell>
          <table:table-cell table:formula="of:=ROUND([hardware.$C$3]*60/[.D199])" office:value-type="float" office:value="231" calcext:value-type="float">
            <text:p>231</text:p>
          </table:table-cell>
          <table:table-cell table:formula="of:=DEC2HEX([.E199];4)" office:value-type="string" office:string-value="00E7" calcext:value-type="string">
            <text:p>00E7</text:p>
          </table:table-cell>
          <table:table-cell table:formula="of:=&quot;0x&quot;&amp;[.F199]" office:value-type="string" office:string-value="0x00E7" calcext:value-type="string">
            <text:p>0x00E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table:formula="of:=ROUND([hardware.$C$3]*60/[.B200])" office:value-type="float" office:value="5530" calcext:value-type="float">
            <text:p>5530</text:p>
          </table:table-cell>
          <table:table-cell table:formula="of:=[.B200]*[hardware.$B$6]" office:value-type="float" office:value="5208" calcext:value-type="float">
            <text:p>5208</text:p>
          </table:table-cell>
          <table:table-cell table:formula="of:=ROUND([hardware.$C$3]*60/[.D200])" office:value-type="float" office:value="230" calcext:value-type="float">
            <text:p>230</text:p>
          </table:table-cell>
          <table:table-cell table:formula="of:=DEC2HEX([.E200];4)" office:value-type="string" office:string-value="00E6" calcext:value-type="string">
            <text:p>00E6</text:p>
          </table:table-cell>
          <table:table-cell table:formula="of:=&quot;0x&quot;&amp;[.F200]" office:value-type="string" office:string-value="0x00E6" calcext:value-type="string">
            <text:p>0x00E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table:formula="of:=ROUND([hardware.$C$3]*60/[.B201])" office:value-type="float" office:value="5505" calcext:value-type="float">
            <text:p>5505</text:p>
          </table:table-cell>
          <table:table-cell table:formula="of:=[.B201]*[hardware.$B$6]" office:value-type="float" office:value="5232" calcext:value-type="float">
            <text:p>5232</text:p>
          </table:table-cell>
          <table:table-cell table:formula="of:=ROUND([hardware.$C$3]*60/[.D201])" office:value-type="float" office:value="229" calcext:value-type="float">
            <text:p>229</text:p>
          </table:table-cell>
          <table:table-cell table:formula="of:=DEC2HEX([.E201];4)" office:value-type="string" office:string-value="00E5" calcext:value-type="string">
            <text:p>00E5</text:p>
          </table:table-cell>
          <table:table-cell table:formula="of:=&quot;0x&quot;&amp;[.F201]" office:value-type="string" office:string-value="0x00E5" calcext:value-type="string">
            <text:p>0x00E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formula="of:=ROUND([hardware.$C$3]*60/[.B202])" office:value-type="float" office:value="5479" calcext:value-type="float">
            <text:p>5479</text:p>
          </table:table-cell>
          <table:table-cell table:formula="of:=[.B202]*[hardware.$B$6]" office:value-type="float" office:value="5256" calcext:value-type="float">
            <text:p>5256</text:p>
          </table:table-cell>
          <table:table-cell table:formula="of:=ROUND([hardware.$C$3]*60/[.D202])" office:value-type="float" office:value="228" calcext:value-type="float">
            <text:p>228</text:p>
          </table:table-cell>
          <table:table-cell table:formula="of:=DEC2HEX([.E202];4)" office:value-type="string" office:string-value="00E4" calcext:value-type="string">
            <text:p>00E4</text:p>
          </table:table-cell>
          <table:table-cell table:formula="of:=&quot;0x&quot;&amp;[.F202]" office:value-type="string" office:string-value="0x00E4" calcext:value-type="string">
            <text:p>0x00E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formula="of:=ROUND([hardware.$C$3]*60/[.B203])" office:value-type="float" office:value="5455" calcext:value-type="float">
            <text:p>5455</text:p>
          </table:table-cell>
          <table:table-cell table:formula="of:=[.B203]*[hardware.$B$6]" office:value-type="float" office:value="5280" calcext:value-type="float">
            <text:p>5280</text:p>
          </table:table-cell>
          <table:table-cell table:formula="of:=ROUND([hardware.$C$3]*60/[.D203])" office:value-type="float" office:value="227" calcext:value-type="float">
            <text:p>227</text:p>
          </table:table-cell>
          <table:table-cell table:formula="of:=DEC2HEX([.E203];4)" office:value-type="string" office:string-value="00E3" calcext:value-type="string">
            <text:p>00E3</text:p>
          </table:table-cell>
          <table:table-cell table:formula="of:=&quot;0x&quot;&amp;[.F203]" office:value-type="string" office:string-value="0x00E3" calcext:value-type="string">
            <text:p>0x00E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table:formula="of:=ROUND([hardware.$C$3]*60/[.B204])" office:value-type="float" office:value="5430" calcext:value-type="float">
            <text:p>5430</text:p>
          </table:table-cell>
          <table:table-cell table:formula="of:=[.B204]*[hardware.$B$6]" office:value-type="float" office:value="5304" calcext:value-type="float">
            <text:p>5304</text:p>
          </table:table-cell>
          <table:table-cell table:formula="of:=ROUND([hardware.$C$3]*60/[.D204])" office:value-type="float" office:value="226" calcext:value-type="float">
            <text:p>226</text:p>
          </table:table-cell>
          <table:table-cell table:formula="of:=DEC2HEX([.E204];4)" office:value-type="string" office:string-value="00E2" calcext:value-type="string">
            <text:p>00E2</text:p>
          </table:table-cell>
          <table:table-cell table:formula="of:=&quot;0x&quot;&amp;[.F204]" office:value-type="string" office:string-value="0x00E2" calcext:value-type="string">
            <text:p>0x00E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  <table:table-cell table:formula="of:=ROUND([hardware.$C$3]*60/[.B205])" office:value-type="float" office:value="5405" calcext:value-type="float">
            <text:p>5405</text:p>
          </table:table-cell>
          <table:table-cell table:formula="of:=[.B205]*[hardware.$B$6]" office:value-type="float" office:value="5328" calcext:value-type="float">
            <text:p>5328</text:p>
          </table:table-cell>
          <table:table-cell table:formula="of:=ROUND([hardware.$C$3]*60/[.D205])" office:value-type="float" office:value="225" calcext:value-type="float">
            <text:p>225</text:p>
          </table:table-cell>
          <table:table-cell table:formula="of:=DEC2HEX([.E205];4)" office:value-type="string" office:string-value="00E1" calcext:value-type="string">
            <text:p>00E1</text:p>
          </table:table-cell>
          <table:table-cell table:formula="of:=&quot;0x&quot;&amp;[.F205]" office:value-type="string" office:string-value="0x00E1" calcext:value-type="string">
            <text:p>0x00E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table:formula="of:=ROUND([hardware.$C$3]*60/[.B206])" office:value-type="float" office:value="5381" calcext:value-type="float">
            <text:p>5381</text:p>
          </table:table-cell>
          <table:table-cell table:formula="of:=[.B206]*[hardware.$B$6]" office:value-type="float" office:value="5352" calcext:value-type="float">
            <text:p>5352</text:p>
          </table:table-cell>
          <table:table-cell table:formula="of:=ROUND([hardware.$C$3]*60/[.D206])" office:value-type="float" office:value="224" calcext:value-type="float">
            <text:p>224</text:p>
          </table:table-cell>
          <table:table-cell table:formula="of:=DEC2HEX([.E206];4)" office:value-type="string" office:string-value="00E0" calcext:value-type="string">
            <text:p>00E0</text:p>
          </table:table-cell>
          <table:table-cell table:formula="of:=&quot;0x&quot;&amp;[.F206]" office:value-type="string" office:string-value="0x00E0" calcext:value-type="string">
            <text:p>0x00E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formula="of:=ROUND([hardware.$C$3]*60/[.B207])" office:value-type="float" office:value="5357" calcext:value-type="float">
            <text:p>5357</text:p>
          </table:table-cell>
          <table:table-cell table:formula="of:=[.B207]*[hardware.$B$6]" office:value-type="float" office:value="5376" calcext:value-type="float">
            <text:p>5376</text:p>
          </table:table-cell>
          <table:table-cell table:formula="of:=ROUND([hardware.$C$3]*60/[.D207])" office:value-type="float" office:value="223" calcext:value-type="float">
            <text:p>223</text:p>
          </table:table-cell>
          <table:table-cell table:formula="of:=DEC2HEX([.E207];4)" office:value-type="string" office:string-value="00DF" calcext:value-type="string">
            <text:p>00DF</text:p>
          </table:table-cell>
          <table:table-cell table:formula="of:=&quot;0x&quot;&amp;[.F207]" office:value-type="string" office:string-value="0x00DF" calcext:value-type="string">
            <text:p>0x00D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table:formula="of:=ROUND([hardware.$C$3]*60/[.B208])" office:value-type="float" office:value="5333" calcext:value-type="float">
            <text:p>5333</text:p>
          </table:table-cell>
          <table:table-cell table:formula="of:=[.B208]*[hardware.$B$6]" office:value-type="float" office:value="5400" calcext:value-type="float">
            <text:p>5400</text:p>
          </table:table-cell>
          <table:table-cell table:formula="of:=ROUND([hardware.$C$3]*60/[.D208])" office:value-type="float" office:value="222" calcext:value-type="float">
            <text:p>222</text:p>
          </table:table-cell>
          <table:table-cell table:formula="of:=DEC2HEX([.E208];4)" office:value-type="string" office:string-value="00DE" calcext:value-type="string">
            <text:p>00DE</text:p>
          </table:table-cell>
          <table:table-cell table:formula="of:=&quot;0x&quot;&amp;[.F208]" office:value-type="string" office:string-value="0x00DE" calcext:value-type="string">
            <text:p>0x00D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table:formula="of:=ROUND([hardware.$C$3]*60/[.B209])" office:value-type="float" office:value="5310" calcext:value-type="float">
            <text:p>5310</text:p>
          </table:table-cell>
          <table:table-cell table:formula="of:=[.B209]*[hardware.$B$6]" office:value-type="float" office:value="5424" calcext:value-type="float">
            <text:p>5424</text:p>
          </table:table-cell>
          <table:table-cell table:formula="of:=ROUND([hardware.$C$3]*60/[.D209])" office:value-type="float" office:value="221" calcext:value-type="float">
            <text:p>221</text:p>
          </table:table-cell>
          <table:table-cell table:formula="of:=DEC2HEX([.E209];4)" office:value-type="string" office:string-value="00DD" calcext:value-type="string">
            <text:p>00DD</text:p>
          </table:table-cell>
          <table:table-cell table:formula="of:=&quot;0x&quot;&amp;[.F209]" office:value-type="string" office:string-value="0x00DD" calcext:value-type="string">
            <text:p>0x00D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table:formula="of:=ROUND([hardware.$C$3]*60/[.B210])" office:value-type="float" office:value="5286" calcext:value-type="float">
            <text:p>5286</text:p>
          </table:table-cell>
          <table:table-cell table:formula="of:=[.B210]*[hardware.$B$6]" office:value-type="float" office:value="5448" calcext:value-type="float">
            <text:p>5448</text:p>
          </table:table-cell>
          <table:table-cell table:formula="of:=ROUND([hardware.$C$3]*60/[.D210])" office:value-type="float" office:value="220" calcext:value-type="float">
            <text:p>220</text:p>
          </table:table-cell>
          <table:table-cell table:formula="of:=DEC2HEX([.E210];4)" office:value-type="string" office:string-value="00DC" calcext:value-type="string">
            <text:p>00DC</text:p>
          </table:table-cell>
          <table:table-cell table:formula="of:=&quot;0x&quot;&amp;[.F210]" office:value-type="string" office:string-value="0x00DC" calcext:value-type="string">
            <text:p>0x00D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table:formula="of:=ROUND([hardware.$C$3]*60/[.B211])" office:value-type="float" office:value="5263" calcext:value-type="float">
            <text:p>5263</text:p>
          </table:table-cell>
          <table:table-cell table:formula="of:=[.B211]*[hardware.$B$6]" office:value-type="float" office:value="5472" calcext:value-type="float">
            <text:p>5472</text:p>
          </table:table-cell>
          <table:table-cell table:formula="of:=ROUND([hardware.$C$3]*60/[.D211])" office:value-type="float" office:value="219" calcext:value-type="float">
            <text:p>219</text:p>
          </table:table-cell>
          <table:table-cell table:formula="of:=DEC2HEX([.E211];4)" office:value-type="string" office:string-value="00DB" calcext:value-type="string">
            <text:p>00DB</text:p>
          </table:table-cell>
          <table:table-cell table:formula="of:=&quot;0x&quot;&amp;[.F211]" office:value-type="string" office:string-value="0x00DB" calcext:value-type="string">
            <text:p>0x00DB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table:formula="of:=ROUND([hardware.$C$3]*60/[.B212])" office:value-type="float" office:value="5240" calcext:value-type="float">
            <text:p>5240</text:p>
          </table:table-cell>
          <table:table-cell table:formula="of:=[.B212]*[hardware.$B$6]" office:value-type="float" office:value="5496" calcext:value-type="float">
            <text:p>5496</text:p>
          </table:table-cell>
          <table:table-cell table:formula="of:=ROUND([hardware.$C$3]*60/[.D212])" office:value-type="float" office:value="218" calcext:value-type="float">
            <text:p>218</text:p>
          </table:table-cell>
          <table:table-cell table:formula="of:=DEC2HEX([.E212];4)" office:value-type="string" office:string-value="00DA" calcext:value-type="string">
            <text:p>00DA</text:p>
          </table:table-cell>
          <table:table-cell table:formula="of:=&quot;0x&quot;&amp;[.F212]" office:value-type="string" office:string-value="0x00DA" calcext:value-type="string">
            <text:p>0x00D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table:formula="of:=ROUND([hardware.$C$3]*60/[.B213])" office:value-type="float" office:value="5217" calcext:value-type="float">
            <text:p>5217</text:p>
          </table:table-cell>
          <table:table-cell table:formula="of:=[.B213]*[hardware.$B$6]" office:value-type="float" office:value="5520" calcext:value-type="float">
            <text:p>5520</text:p>
          </table:table-cell>
          <table:table-cell table:formula="of:=ROUND([hardware.$C$3]*60/[.D213])" office:value-type="float" office:value="217" calcext:value-type="float">
            <text:p>217</text:p>
          </table:table-cell>
          <table:table-cell table:formula="of:=DEC2HEX([.E213];4)" office:value-type="string" office:string-value="00D9" calcext:value-type="string">
            <text:p>00D9</text:p>
          </table:table-cell>
          <table:table-cell table:formula="of:=&quot;0x&quot;&amp;[.F213]" office:value-type="string" office:string-value="0x00D9" calcext:value-type="string">
            <text:p>0x00D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table:formula="of:=ROUND([hardware.$C$3]*60/[.B214])" office:value-type="float" office:value="5195" calcext:value-type="float">
            <text:p>5195</text:p>
          </table:table-cell>
          <table:table-cell table:formula="of:=[.B214]*[hardware.$B$6]" office:value-type="float" office:value="5544" calcext:value-type="float">
            <text:p>5544</text:p>
          </table:table-cell>
          <table:table-cell table:formula="of:=ROUND([hardware.$C$3]*60/[.D214])" office:value-type="float" office:value="216" calcext:value-type="float">
            <text:p>216</text:p>
          </table:table-cell>
          <table:table-cell table:formula="of:=DEC2HEX([.E214];4)" office:value-type="string" office:string-value="00D8" calcext:value-type="string">
            <text:p>00D8</text:p>
          </table:table-cell>
          <table:table-cell table:formula="of:=&quot;0x&quot;&amp;[.F214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table:formula="of:=ROUND([hardware.$C$3]*60/[.B215])" office:value-type="float" office:value="5172" calcext:value-type="float">
            <text:p>5172</text:p>
          </table:table-cell>
          <table:table-cell table:formula="of:=[.B215]*[hardware.$B$6]" office:value-type="float" office:value="5568" calcext:value-type="float">
            <text:p>5568</text:p>
          </table:table-cell>
          <table:table-cell table:formula="of:=ROUND([hardware.$C$3]*60/[.D215])" office:value-type="float" office:value="216" calcext:value-type="float">
            <text:p>216</text:p>
          </table:table-cell>
          <table:table-cell table:formula="of:=DEC2HEX([.E215];4)" office:value-type="string" office:string-value="00D8" calcext:value-type="string">
            <text:p>00D8</text:p>
          </table:table-cell>
          <table:table-cell table:formula="of:=&quot;0x&quot;&amp;[.F215]" office:value-type="string" office:string-value="0x00D8" calcext:value-type="string">
            <text:p>0x00D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table:formula="of:=ROUND([hardware.$C$3]*60/[.B216])" office:value-type="float" office:value="5150" calcext:value-type="float">
            <text:p>5150</text:p>
          </table:table-cell>
          <table:table-cell table:formula="of:=[.B216]*[hardware.$B$6]" office:value-type="float" office:value="5592" calcext:value-type="float">
            <text:p>5592</text:p>
          </table:table-cell>
          <table:table-cell table:formula="of:=ROUND([hardware.$C$3]*60/[.D216])" office:value-type="float" office:value="215" calcext:value-type="float">
            <text:p>215</text:p>
          </table:table-cell>
          <table:table-cell table:formula="of:=DEC2HEX([.E216];4)" office:value-type="string" office:string-value="00D7" calcext:value-type="string">
            <text:p>00D7</text:p>
          </table:table-cell>
          <table:table-cell table:formula="of:=&quot;0x&quot;&amp;[.F216]" office:value-type="string" office:string-value="0x00D7" calcext:value-type="string">
            <text:p>0x00D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formula="of:=ROUND([hardware.$C$3]*60/[.B217])" office:value-type="float" office:value="5128" calcext:value-type="float">
            <text:p>5128</text:p>
          </table:table-cell>
          <table:table-cell table:formula="of:=[.B217]*[hardware.$B$6]" office:value-type="float" office:value="5616" calcext:value-type="float">
            <text:p>5616</text:p>
          </table:table-cell>
          <table:table-cell table:formula="of:=ROUND([hardware.$C$3]*60/[.D217])" office:value-type="float" office:value="214" calcext:value-type="float">
            <text:p>214</text:p>
          </table:table-cell>
          <table:table-cell table:formula="of:=DEC2HEX([.E217];4)" office:value-type="string" office:string-value="00D6" calcext:value-type="string">
            <text:p>00D6</text:p>
          </table:table-cell>
          <table:table-cell table:formula="of:=&quot;0x&quot;&amp;[.F217]" office:value-type="string" office:string-value="0x00D6" calcext:value-type="string">
            <text:p>0x00D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formula="of:=ROUND([hardware.$C$3]*60/[.B218])" office:value-type="float" office:value="5106" calcext:value-type="float">
            <text:p>5106</text:p>
          </table:table-cell>
          <table:table-cell table:formula="of:=[.B218]*[hardware.$B$6]" office:value-type="float" office:value="5640" calcext:value-type="float">
            <text:p>5640</text:p>
          </table:table-cell>
          <table:table-cell table:formula="of:=ROUND([hardware.$C$3]*60/[.D218])" office:value-type="float" office:value="213" calcext:value-type="float">
            <text:p>213</text:p>
          </table:table-cell>
          <table:table-cell table:formula="of:=DEC2HEX([.E218];4)" office:value-type="string" office:string-value="00D5" calcext:value-type="string">
            <text:p>00D5</text:p>
          </table:table-cell>
          <table:table-cell table:formula="of:=&quot;0x&quot;&amp;[.F218]" office:value-type="string" office:string-value="0x00D5" calcext:value-type="string">
            <text:p>0x00D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table:formula="of:=ROUND([hardware.$C$3]*60/[.B219])" office:value-type="float" office:value="5085" calcext:value-type="float">
            <text:p>5085</text:p>
          </table:table-cell>
          <table:table-cell table:formula="of:=[.B219]*[hardware.$B$6]" office:value-type="float" office:value="5664" calcext:value-type="float">
            <text:p>5664</text:p>
          </table:table-cell>
          <table:table-cell table:formula="of:=ROUND([hardware.$C$3]*60/[.D219])" office:value-type="float" office:value="212" calcext:value-type="float">
            <text:p>212</text:p>
          </table:table-cell>
          <table:table-cell table:formula="of:=DEC2HEX([.E219];4)" office:value-type="string" office:string-value="00D4" calcext:value-type="string">
            <text:p>00D4</text:p>
          </table:table-cell>
          <table:table-cell table:formula="of:=&quot;0x&quot;&amp;[.F219]" office:value-type="string" office:string-value="0x00D4" calcext:value-type="string">
            <text:p>0x00D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table:formula="of:=ROUND([hardware.$C$3]*60/[.B220])" office:value-type="float" office:value="5063" calcext:value-type="float">
            <text:p>5063</text:p>
          </table:table-cell>
          <table:table-cell table:formula="of:=[.B220]*[hardware.$B$6]" office:value-type="float" office:value="5688" calcext:value-type="float">
            <text:p>5688</text:p>
          </table:table-cell>
          <table:table-cell table:formula="of:=ROUND([hardware.$C$3]*60/[.D220])" office:value-type="float" office:value="211" calcext:value-type="float">
            <text:p>211</text:p>
          </table:table-cell>
          <table:table-cell table:formula="of:=DEC2HEX([.E220];4)" office:value-type="string" office:string-value="00D3" calcext:value-type="string">
            <text:p>00D3</text:p>
          </table:table-cell>
          <table:table-cell table:formula="of:=&quot;0x&quot;&amp;[.F220]" office:value-type="string" office:string-value="0x00D3" calcext:value-type="string">
            <text:p>0x00D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formula="of:=ROUND([hardware.$C$3]*60/[.B221])" office:value-type="float" office:value="5042" calcext:value-type="float">
            <text:p>5042</text:p>
          </table:table-cell>
          <table:table-cell table:formula="of:=[.B221]*[hardware.$B$6]" office:value-type="float" office:value="5712" calcext:value-type="float">
            <text:p>5712</text:p>
          </table:table-cell>
          <table:table-cell table:formula="of:=ROUND([hardware.$C$3]*60/[.D221])" office:value-type="float" office:value="210" calcext:value-type="float">
            <text:p>210</text:p>
          </table:table-cell>
          <table:table-cell table:formula="of:=DEC2HEX([.E221];4)" office:value-type="string" office:string-value="00D2" calcext:value-type="string">
            <text:p>00D2</text:p>
          </table:table-cell>
          <table:table-cell table:formula="of:=&quot;0x&quot;&amp;[.F221]" office:value-type="string" office:string-value="0x00D2" calcext:value-type="string">
            <text:p>0x00D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table:formula="of:=ROUND([hardware.$C$3]*60/[.B222])" office:value-type="float" office:value="5021" calcext:value-type="float">
            <text:p>5021</text:p>
          </table:table-cell>
          <table:table-cell table:formula="of:=[.B222]*[hardware.$B$6]" office:value-type="float" office:value="5736" calcext:value-type="float">
            <text:p>5736</text:p>
          </table:table-cell>
          <table:table-cell table:formula="of:=ROUND([hardware.$C$3]*60/[.D222])" office:value-type="float" office:value="209" calcext:value-type="float">
            <text:p>209</text:p>
          </table:table-cell>
          <table:table-cell table:formula="of:=DEC2HEX([.E222];4)" office:value-type="string" office:string-value="00D1" calcext:value-type="string">
            <text:p>00D1</text:p>
          </table:table-cell>
          <table:table-cell table:formula="of:=&quot;0x&quot;&amp;[.F222]" office:value-type="string" office:string-value="0x00D1" calcext:value-type="string">
            <text:p>0x00D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1:23:24.243557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38:02.125193418</meta:creation-date>
    <meta:generator>LibreOffice/5.1.4.2$Linux_X86_64 LibreOffice_project/10m0$Build-2</meta:generator>
    <dc:date>2016-12-15T14:43:03.748173745</dc:date>
    <meta:editing-duration>PT6H13M26S</meta:editing-duration>
    <meta:editing-cycles>21</meta:editing-cycles>
    <meta:document-statistic meta:table-count="6" meta:cell-count="4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43cm" svg:y="3.208cm" style:legend-expansion="high" chart:style-name="ch2"/>
        <chart:plot-area chart:style-name="ch3" table:cell-range-address="'waveform tables'.B2:'waveform tables'.F258" chart:data-source-has-labels="row" svg:x="0.319cm" svg:y="0.18cm" svg:width="12.905cm" svg:height="8.646cm">
          <chartooo:coordinate-region svg:x="1.231cm" svg:y="0.379cm" svg:width="11.9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veform tables'.B3:'waveform tables'.B258" chart:label-cell-address="'waveform tables'.B2:'waveform tables'.B2" chart:class="chart:line">
            <chart:data-point chart:repeated="256"/>
          </chart:series>
          <chart:series chart:style-name="ch7" chart:values-cell-range-address="'waveform tables'.C3:'waveform tables'.C258" chart:label-cell-address="'waveform tables'.C2:'waveform tables'.C2" chart:class="chart:line">
            <chart:data-point chart:repeated="256"/>
          </chart:series>
          <chart:series chart:style-name="ch8" chart:values-cell-range-address="'waveform tables'.D3:'waveform tables'.D258" chart:label-cell-address="'waveform tables'.D2:'waveform tables'.D2" chart:class="chart:line">
            <chart:data-point chart:repeated="256"/>
          </chart:series>
          <chart:series chart:style-name="ch9" chart:values-cell-range-address="'waveform tables'.E3:'waveform tables'.E258" chart:label-cell-address="'waveform tables'.E2:'waveform tables'.E2" chart:class="chart:line">
            <chart:data-point chart:repeated="256"/>
          </chart:series>
          <chart:series chart:style-name="ch10" chart:values-cell-range-address="'waveform tables'.F3:'waveform tables'.F258" chart:label-cell-address="'waveform tables'.F2:'waveform tables'.F2" chart:class="chart:line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waveform tables'.B2:'waveform tables'.B2</svg:desc>
                </draw:g>
              </table:table-cell>
              <table:table-cell office:value-type="string">
                <text:p>triangle</text:p>
                <draw:g>
                  <svg:desc>'waveform tables'.C2:'waveform tables'.C2</svg:desc>
                </draw:g>
              </table:table-cell>
              <table:table-cell office:value-type="string">
                <text:p>square</text:p>
                <draw:g>
                  <svg:desc>'waveform tables'.D2:'waveform tables'.D2</svg:desc>
                </draw:g>
              </table:table-cell>
              <table:table-cell office:value-type="string">
                <text:p>saw</text:p>
                <draw:g>
                  <svg:desc>'waveform tables'.E2:'waveform tables'.E2</svg:desc>
                </draw:g>
              </table:table-cell>
              <table:table-cell office:value-type="string">
                <text:p>noise</text:p>
                <draw:g>
                  <svg:desc>'waveform tables'.F2:'waveform table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aveform tables'.B3:'waveform tables'.B258</svg:desc>
                </draw:g>
              </table:table-cell>
              <table:table-cell office:value-type="float" office:value="-128">
                <text:p>-128</text:p>
                <draw:g>
                  <svg:desc>'waveform tables'.C3:'waveform tables'.C258</svg:desc>
                </draw:g>
              </table:table-cell>
              <table:table-cell office:value-type="float" office:value="-128">
                <text:p>-128</text:p>
                <draw:g>
                  <svg:desc>'waveform tables'.D3:'waveform tables'.D258</svg:desc>
                </draw:g>
              </table:table-cell>
              <table:table-cell office:value-type="float" office:value="-128">
                <text:p>-128</text:p>
                <draw:g>
                  <svg:desc>'waveform tables'.E3:'waveform tables'.E258</svg:desc>
                </draw:g>
              </table:table-cell>
              <table:table-cell office:value-type="float" office:value="61">
                <text:p>61</text:p>
                <draw:g>
                  <svg:desc>'waveform tables'.F3:'waveform tables'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26">
                <text:p>-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26">
                <text:p>-126</text:p>
              </table:table-cell>
              <table:table-cell office:value-type="float" office:value="-128">
                <text:p>-128</text:p>
              </table:table-cell>
              <table:table-cell office:value-type="float" office:value="-124">
                <text:p>-1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25">
                <text:p>-125</text:p>
              </table:table-cell>
              <table:table-cell office:value-type="float" office:value="-128">
                <text:p>-128</text:p>
              </table:table-cell>
              <table:table-cell office:value-type="float" office:value="-122">
                <text:p>-1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24">
                <text:p>-124</text:p>
              </table:table-cell>
              <table:table-cell office:value-type="float" office:value="-128">
                <text:p>-128</text:p>
              </table:table-cell>
              <table:table-cell office:value-type="float" office:value="-120">
                <text:p>-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123">
                <text:p>-123</text:p>
              </table:table-cell>
              <table:table-cell office:value-type="float" office:value="-128">
                <text:p>-128</text:p>
              </table:table-cell>
              <table:table-cell office:value-type="float" office:value="-118">
                <text:p>-1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122">
                <text:p>-122</text:p>
              </table:table-cell>
              <table:table-cell office:value-type="float" office:value="-128">
                <text:p>-128</text:p>
              </table:table-cell>
              <table:table-cell office:value-type="float" office:value="-116">
                <text:p>-11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21">
                <text:p>-121</text:p>
              </table:table-cell>
              <table:table-cell office:value-type="float" office:value="-128">
                <text:p>-128</text:p>
              </table:table-cell>
              <table:table-cell office:value-type="float" office:value="-114">
                <text:p>-11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20">
                <text:p>-120</text:p>
              </table:table-cell>
              <table:table-cell office:value-type="float" office:value="-128">
                <text:p>-128</text:p>
              </table:table-cell>
              <table:table-cell office:value-type="float" office:value="-112">
                <text:p>-1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119">
                <text:p>-119</text:p>
              </table:table-cell>
              <table:table-cell office:value-type="float" office:value="-128">
                <text:p>-128</text:p>
              </table:table-cell>
              <table:table-cell office:value-type="float" office:value="-110">
                <text:p>-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118">
                <text:p>-118</text:p>
              </table:table-cell>
              <table:table-cell office:value-type="float" office:value="-128">
                <text:p>-128</text:p>
              </table:table-cell>
              <table:table-cell office:value-type="float" office:value="-108">
                <text:p>-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17">
                <text:p>-117</text:p>
              </table:table-cell>
              <table:table-cell office:value-type="float" office:value="-128">
                <text:p>-128</text:p>
              </table:table-cell>
              <table:table-cell office:value-type="float" office:value="-106">
                <text:p>-10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16">
                <text:p>-116</text:p>
              </table:table-cell>
              <table:table-cell office:value-type="float" office:value="-128">
                <text:p>-128</text:p>
              </table:table-cell>
              <table:table-cell office:value-type="float" office:value="-104">
                <text:p>-1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115">
                <text:p>-115</text:p>
              </table:table-cell>
              <table:table-cell office:value-type="float" office:value="-128">
                <text:p>-128</text:p>
              </table:table-cell>
              <table:table-cell office:value-type="float" office:value="-102">
                <text:p>-1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114">
                <text:p>-114</text:p>
              </table:table-cell>
              <table:table-cell office:value-type="float" office:value="-128">
                <text:p>-128</text:p>
              </table:table-cell>
              <table:table-cell office:value-type="float" office:value="-100">
                <text:p>-10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113">
                <text:p>-113</text:p>
              </table:table-cell>
              <table:table-cell office:value-type="float" office:value="-128">
                <text:p>-128</text:p>
              </table:table-cell>
              <table:table-cell office:value-type="float" office:value="-98">
                <text:p>-9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-112">
                <text:p>-112</text:p>
              </table:table-cell>
              <table:table-cell office:value-type="float" office:value="-128">
                <text:p>-128</text:p>
              </table:table-cell>
              <table:table-cell office:value-type="float" office:value="-96">
                <text:p>-9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111">
                <text:p>-111</text:p>
              </table:table-cell>
              <table:table-cell office:value-type="float" office:value="-128">
                <text:p>-128</text:p>
              </table:table-cell>
              <table:table-cell office:value-type="float" office:value="-94">
                <text:p>-9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110">
                <text:p>-110</text:p>
              </table:table-cell>
              <table:table-cell office:value-type="float" office:value="-128">
                <text:p>-128</text:p>
              </table:table-cell>
              <table:table-cell office:value-type="float" office:value="-92">
                <text:p>-9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109">
                <text:p>-109</text:p>
              </table:table-cell>
              <table:table-cell office:value-type="float" office:value="-128">
                <text:p>-128</text:p>
              </table:table-cell>
              <table:table-cell office:value-type="float" office:value="-90">
                <text:p>-9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-108">
                <text:p>-108</text:p>
              </table:table-cell>
              <table:table-cell office:value-type="float" office:value="-128">
                <text:p>-128</text:p>
              </table:table-cell>
              <table:table-cell office:value-type="float" office:value="-88">
                <text:p>-8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-107">
                <text:p>-107</text:p>
              </table:table-cell>
              <table:table-cell office:value-type="float" office:value="-128">
                <text:p>-128</text:p>
              </table:table-cell>
              <table:table-cell office:value-type="float" office:value="-86">
                <text:p>-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-106">
                <text:p>-106</text:p>
              </table:table-cell>
              <table:table-cell office:value-type="float" office:value="-128">
                <text:p>-128</text:p>
              </table:table-cell>
              <table:table-cell office:value-type="float" office:value="-84">
                <text:p>-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-105">
                <text:p>-105</text:p>
              </table:table-cell>
              <table:table-cell office:value-type="float" office:value="-128">
                <text:p>-128</text:p>
              </table:table-cell>
              <table:table-cell office:value-type="float" office:value="-82">
                <text:p>-8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-104">
                <text:p>-104</text:p>
              </table:table-cell>
              <table:table-cell office:value-type="float" office:value="-128">
                <text:p>-128</text:p>
              </table:table-cell>
              <table:table-cell office:value-type="float" office:value="-80">
                <text:p>-8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-103">
                <text:p>-103</text:p>
              </table:table-cell>
              <table:table-cell office:value-type="float" office:value="-128">
                <text:p>-128</text:p>
              </table:table-cell>
              <table:table-cell office:value-type="float" office:value="-78">
                <text:p>-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-102">
                <text:p>-102</text:p>
              </table:table-cell>
              <table:table-cell office:value-type="float" office:value="-128">
                <text:p>-128</text:p>
              </table:table-cell>
              <table:table-cell office:value-type="float" office:value="-76">
                <text:p>-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-101">
                <text:p>-101</text:p>
              </table:table-cell>
              <table:table-cell office:value-type="float" office:value="-128">
                <text:p>-128</text:p>
              </table:table-cell>
              <table:table-cell office:value-type="float" office:value="-74">
                <text:p>-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-100">
                <text:p>-100</text:p>
              </table:table-cell>
              <table:table-cell office:value-type="float" office:value="-128">
                <text:p>-128</text:p>
              </table:table-cell>
              <table:table-cell office:value-type="float" office:value="-72">
                <text:p>-7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-128">
                <text:p>-128</text:p>
              </table:table-cell>
              <table:table-cell office:value-type="float" office:value="-70">
                <text:p>-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128">
                <text:p>-128</text:p>
              </table:table-cell>
              <table:table-cell office:value-type="float" office:value="-68">
                <text:p>-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-97">
                <text:p>-97</text:p>
              </table:table-cell>
              <table:table-cell office:value-type="float" office:value="-128">
                <text:p>-128</text:p>
              </table:table-cell>
              <table:table-cell office:value-type="float" office:value="-66">
                <text:p>-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">
                <text:p>89</text:p>
              </table:table-cell>
              <table:table-cell office:value-type="float" office:value="-96">
                <text:p>-96</text:p>
              </table:table-cell>
              <table:table-cell office:value-type="float" office:value="-128">
                <text:p>-128</text:p>
              </table:table-cell>
              <table:table-cell office:value-type="float" office:value="-64">
                <text:p>-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-95">
                <text:p>-95</text:p>
              </table:table-cell>
              <table:table-cell office:value-type="float" office:value="-128">
                <text:p>-128</text:p>
              </table:table-cell>
              <table:table-cell office:value-type="float" office:value="-62">
                <text:p>-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">
                <text:p>94</text:p>
              </table:table-cell>
              <table:table-cell office:value-type="float" office:value="-94">
                <text:p>-94</text:p>
              </table:table-cell>
              <table:table-cell office:value-type="float" office:value="-128">
                <text:p>-128</text:p>
              </table:table-cell>
              <table:table-cell office:value-type="float" office:value="-60">
                <text:p>-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-93">
                <text:p>-93</text:p>
              </table:table-cell>
              <table:table-cell office:value-type="float" office:value="-128">
                <text:p>-128</text:p>
              </table:table-cell>
              <table:table-cell office:value-type="float" office:value="-58">
                <text:p>-5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-92">
                <text:p>-92</text:p>
              </table:table-cell>
              <table:table-cell office:value-type="float" office:value="-128">
                <text:p>-128</text:p>
              </table:table-cell>
              <table:table-cell office:value-type="float" office:value="-56">
                <text:p>-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-91">
                <text:p>-91</text:p>
              </table:table-cell>
              <table:table-cell office:value-type="float" office:value="-128">
                <text:p>-128</text:p>
              </table:table-cell>
              <table:table-cell office:value-type="float" office:value="-54">
                <text:p>-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-90">
                <text:p>-90</text:p>
              </table:table-cell>
              <table:table-cell office:value-type="float" office:value="-128">
                <text:p>-128</text:p>
              </table:table-cell>
              <table:table-cell office:value-type="float" office:value="-52">
                <text:p>-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-89">
                <text:p>-89</text:p>
              </table:table-cell>
              <table:table-cell office:value-type="float" office:value="-128">
                <text:p>-128</text:p>
              </table:table-cell>
              <table:table-cell office:value-type="float" office:value="-50">
                <text:p>-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  <table:table-cell office:value-type="float" office:value="-128">
                <text:p>-128</text:p>
              </table:table-cell>
              <table:table-cell office:value-type="float" office:value="-48">
                <text:p>-4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">
                <text:p>107</text:p>
              </table:table-cell>
              <table:table-cell office:value-type="float" office:value="-87">
                <text:p>-87</text:p>
              </table:table-cell>
              <table:table-cell office:value-type="float" office:value="-128">
                <text:p>-128</text:p>
              </table:table-cell>
              <table:table-cell office:value-type="float" office:value="-46">
                <text:p>-4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-86">
                <text:p>-86</text:p>
              </table:table-cell>
              <table:table-cell office:value-type="float" office:value="-128">
                <text:p>-128</text:p>
              </table:table-cell>
              <table:table-cell office:value-type="float" office:value="-44">
                <text:p>-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">
                <text:p>110</text:p>
              </table:table-cell>
              <table:table-cell office:value-type="float" office:value="-85">
                <text:p>-85</text:p>
              </table:table-cell>
              <table:table-cell office:value-type="float" office:value="-128">
                <text:p>-128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-84">
                <text:p>-84</text:p>
              </table:table-cell>
              <table:table-cell office:value-type="float" office:value="-128">
                <text:p>-128</text:p>
              </table:table-cell>
              <table:table-cell office:value-type="float" office:value="-40">
                <text:p>-4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-83">
                <text:p>-83</text:p>
              </table:table-cell>
              <table:table-cell office:value-type="float" office:value="-128">
                <text:p>-128</text:p>
              </table:table-cell>
              <table:table-cell office:value-type="float" office:value="-38">
                <text:p>-3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-82">
                <text:p>-82</text:p>
              </table:table-cell>
              <table:table-cell office:value-type="float" office:value="-128">
                <text:p>-128</text:p>
              </table:table-cell>
              <table:table-cell office:value-type="float" office:value="-36">
                <text:p>-3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-81">
                <text:p>-81</text:p>
              </table:table-cell>
              <table:table-cell office:value-type="float" office:value="-128">
                <text:p>-128</text:p>
              </table:table-cell>
              <table:table-cell office:value-type="float" office:value="-34">
                <text:p>-3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">
                <text:p>117</text:p>
              </table:table-cell>
              <table:table-cell office:value-type="float" office:value="-80">
                <text:p>-80</text:p>
              </table:table-cell>
              <table:table-cell office:value-type="float" office:value="-128">
                <text:p>-128</text:p>
              </table:table-cell>
              <table:table-cell office:value-type="float" office:value="-32">
                <text:p>-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-79">
                <text:p>-79</text:p>
              </table:table-cell>
              <table:table-cell office:value-type="float" office:value="-128">
                <text:p>-128</text:p>
              </table:table-cell>
              <table:table-cell office:value-type="float" office:value="-30">
                <text:p>-3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">
                <text:p>119</text:p>
              </table:table-cell>
              <table:table-cell office:value-type="float" office:value="-78">
                <text:p>-78</text:p>
              </table:table-cell>
              <table:table-cell office:value-type="float" office:value="-128">
                <text:p>-128</text:p>
              </table:table-cell>
              <table:table-cell office:value-type="float" office:value="-28">
                <text:p>-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">
                <text:p>120</text:p>
              </table:table-cell>
              <table:table-cell office:value-type="float" office:value="-77">
                <text:p>-77</text:p>
              </table:table-cell>
              <table:table-cell office:value-type="float" office:value="-128">
                <text:p>-128</text:p>
              </table:table-cell>
              <table:table-cell office:value-type="float" office:value="-26">
                <text:p>-2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-76">
                <text:p>-76</text:p>
              </table:table-cell>
              <table:table-cell office:value-type="float" office:value="-128">
                <text:p>-128</text:p>
              </table:table-cell>
              <table:table-cell office:value-type="float" office:value="-24">
                <text:p>-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-75">
                <text:p>-75</text:p>
              </table:table-cell>
              <table:table-cell office:value-type="float" office:value="-128">
                <text:p>-128</text:p>
              </table:table-cell>
              <table:table-cell office:value-type="float" office:value="-22">
                <text:p>-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">
                <text:p>123</text:p>
              </table:table-cell>
              <table:table-cell office:value-type="float" office:value="-74">
                <text:p>-74</text:p>
              </table:table-cell>
              <table:table-cell office:value-type="float" office:value="-128">
                <text:p>-128</text:p>
              </table:table-cell>
              <table:table-cell office:value-type="float" office:value="-20">
                <text:p>-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-73">
                <text:p>-73</text:p>
              </table:table-cell>
              <table:table-cell office:value-type="float" office:value="-128">
                <text:p>-128</text:p>
              </table:table-cell>
              <table:table-cell office:value-type="float" office:value="-18">
                <text:p>-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">
                <text:p>124</text:p>
              </table:table-cell>
              <table:table-cell office:value-type="float" office:value="-72">
                <text:p>-72</text:p>
              </table:table-cell>
              <table:table-cell office:value-type="float" office:value="-128">
                <text:p>-128</text:p>
              </table:table-cell>
              <table:table-cell office:value-type="float" office:value="-16">
                <text:p>-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-71">
                <text:p>-71</text:p>
              </table:table-cell>
              <table:table-cell office:value-type="float" office:value="-128">
                <text:p>-128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-70">
                <text:p>-70</text:p>
              </table:table-cell>
              <table:table-cell office:value-type="float" office:value="-128">
                <text:p>-128</text:p>
              </table:table-cell>
              <table:table-cell office:value-type="float" office:value="-12">
                <text:p>-1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-69">
                <text:p>-69</text:p>
              </table:table-cell>
              <table:table-cell office:value-type="float" office:value="-128">
                <text:p>-128</text:p>
              </table:table-cell>
              <table:table-cell office:value-type="float" office:value="-10">
                <text:p>-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-68">
                <text:p>-68</text:p>
              </table:table-cell>
              <table:table-cell office:value-type="float" office:value="-128">
                <text:p>-128</text:p>
              </table:table-cell>
              <table:table-cell office:value-type="float" office:value="-8">
                <text:p>-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  <table:table-cell office:value-type="float" office:value="-67">
                <text:p>-67</text:p>
              </table:table-cell>
              <table:table-cell office:value-type="float" office:value="-128">
                <text:p>-128</text:p>
              </table:table-cell>
              <table:table-cell office:value-type="float" office:value="-6">
                <text:p>-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-66">
                <text:p>-66</text:p>
              </table:table-cell>
              <table:table-cell office:value-type="float" office:value="-128">
                <text:p>-128</text:p>
              </table:table-cell>
              <table:table-cell office:value-type="float" office:value="-4">
                <text:p>-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-65">
                <text:p>-65</text:p>
              </table:table-cell>
              <table:table-cell office:value-type="float" office:value="-128">
                <text:p>-128</text:p>
              </table:table-cell>
              <table:table-cell office:value-type="float" office:value="-2">
                <text:p>-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64">
                <text:p>-64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-128">
                <text:p>-12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">
                <text:p>126</text:p>
              </table:table-cell>
              <table:table-cell office:value-type="float" office:value="-62">
                <text:p>-62</text:p>
              </table:table-cell>
              <table:table-cell office:value-type="float" office:value="-128">
                <text:p>-128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">
                <text:p>126</text:p>
              </table:table-cell>
              <table:table-cell office:value-type="float" office:value="-61">
                <text:p>-61</text:p>
              </table:table-cell>
              <table:table-cell office:value-type="float" office:value="-128">
                <text:p>-128</text:p>
              </table:table-cell>
              <table:table-cell office:value-type="float" office:value="6">
                <text:p>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">
                <text:p>126</text:p>
              </table:table-cell>
              <table:table-cell office:value-type="float" office:value="-60">
                <text:p>-60</text:p>
              </table:table-cell>
              <table:table-cell office:value-type="float" office:value="-128">
                <text:p>-12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">
                <text:p>126</text:p>
              </table:table-cell>
              <table:table-cell office:value-type="float" office:value="-59">
                <text:p>-59</text:p>
              </table:table-cell>
              <table:table-cell office:value-type="float" office:value="-128">
                <text:p>-128</text:p>
              </table:table-cell>
              <table:table-cell office:value-type="float" office:value="10">
                <text:p>1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-58">
                <text:p>-58</text:p>
              </table:table-cell>
              <table:table-cell office:value-type="float" office:value="-128">
                <text:p>-128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-57">
                <text:p>-57</text:p>
              </table:table-cell>
              <table:table-cell office:value-type="float" office:value="-128">
                <text:p>-128</text:p>
              </table:table-cell>
              <table:table-cell office:value-type="float" office:value="14">
                <text:p>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">
                <text:p>124</text:p>
              </table:table-cell>
              <table:table-cell office:value-type="float" office:value="-56">
                <text:p>-56</text:p>
              </table:table-cell>
              <table:table-cell office:value-type="float" office:value="-128">
                <text:p>-128</text:p>
              </table:table-cell>
              <table:table-cell office:value-type="float" office:value="16">
                <text:p>1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-55">
                <text:p>-55</text:p>
              </table:table-cell>
              <table:table-cell office:value-type="float" office:value="-128">
                <text:p>-128</text:p>
              </table:table-cell>
              <table:table-cell office:value-type="float" office:value="18">
                <text:p>1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-54">
                <text:p>-54</text:p>
              </table:table-cell>
              <table:table-cell office:value-type="float" office:value="-128">
                <text:p>-128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-53">
                <text:p>-53</text:p>
              </table:table-cell>
              <table:table-cell office:value-type="float" office:value="-128">
                <text:p>-128</text:p>
              </table:table-cell>
              <table:table-cell office:value-type="float" office:value="22">
                <text:p>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">
                <text:p>121</text:p>
              </table:table-cell>
              <table:table-cell office:value-type="float" office:value="-52">
                <text:p>-52</text:p>
              </table:table-cell>
              <table:table-cell office:value-type="float" office:value="-128">
                <text:p>-128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-51">
                <text:p>-51</text:p>
              </table:table-cell>
              <table:table-cell office:value-type="float" office:value="-128">
                <text:p>-128</text:p>
              </table:table-cell>
              <table:table-cell office:value-type="float" office:value="26">
                <text:p>2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">
                <text:p>119</text:p>
              </table:table-cell>
              <table:table-cell office:value-type="float" office:value="-50">
                <text:p>-50</text:p>
              </table:table-cell>
              <table:table-cell office:value-type="float" office:value="-128">
                <text:p>-128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-49">
                <text:p>-49</text:p>
              </table:table-cell>
              <table:table-cell office:value-type="float" office:value="-128">
                <text:p>-128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">
                <text:p>117</text:p>
              </table:table-cell>
              <table:table-cell office:value-type="float" office:value="-48">
                <text:p>-48</text:p>
              </table:table-cell>
              <table:table-cell office:value-type="float" office:value="-128">
                <text:p>-128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">
                <text:p>116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  <table:table-cell office:value-type="float" office:value="34">
                <text:p>3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-46">
                <text:p>-46</text:p>
              </table:table-cell>
              <table:table-cell office:value-type="float" office:value="-128">
                <text:p>-128</text:p>
              </table:table-cell>
              <table:table-cell office:value-type="float" office:value="36">
                <text:p>3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">
                <text:p>113</text:p>
              </table:table-cell>
              <table:table-cell office:value-type="float" office:value="-45">
                <text:p>-45</text:p>
              </table:table-cell>
              <table:table-cell office:value-type="float" office:value="-128">
                <text:p>-128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-44">
                <text:p>-44</text:p>
              </table:table-cell>
              <table:table-cell office:value-type="float" office:value="-128">
                <text:p>-128</text:p>
              </table:table-cell>
              <table:table-cell office:value-type="float" office:value="40">
                <text:p>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-43">
                <text:p>-43</text:p>
              </table:table-cell>
              <table:table-cell office:value-type="float" office:value="-128">
                <text:p>-128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-42">
                <text:p>-42</text:p>
              </table:table-cell>
              <table:table-cell office:value-type="float" office:value="-128">
                <text:p>-128</text:p>
              </table:table-cell>
              <table:table-cell office:value-type="float" office:value="44">
                <text:p>4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-41">
                <text:p>-41</text:p>
              </table:table-cell>
              <table:table-cell office:value-type="float" office:value="-128">
                <text:p>-128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128">
                <text:p>-128</text:p>
              </table:table-cell>
              <table:table-cell office:value-type="float" office:value="48">
                <text:p>4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-39">
                <text:p>-39</text:p>
              </table:table-cell>
              <table:table-cell office:value-type="float" office:value="-128">
                <text:p>-128</text:p>
              </table:table-cell>
              <table:table-cell office:value-type="float" office:value="50">
                <text:p>5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-38">
                <text:p>-38</text:p>
              </table:table-cell>
              <table:table-cell office:value-type="float" office:value="-128">
                <text:p>-128</text:p>
              </table:table-cell>
              <table:table-cell office:value-type="float" office:value="52">
                <text:p>5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-37">
                <text:p>-37</text:p>
              </table:table-cell>
              <table:table-cell office:value-type="float" office:value="-128">
                <text:p>-128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-36">
                <text:p>-36</text:p>
              </table:table-cell>
              <table:table-cell office:value-type="float" office:value="-128">
                <text:p>-128</text:p>
              </table:table-cell>
              <table:table-cell office:value-type="float" office:value="56">
                <text:p>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-35">
                <text:p>-35</text:p>
              </table:table-cell>
              <table:table-cell office:value-type="float" office:value="-128">
                <text:p>-128</text:p>
              </table:table-cell>
              <table:table-cell office:value-type="float" office:value="58">
                <text:p>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-128">
                <text:p>-128</text:p>
              </table:table-cell>
              <table:table-cell office:value-type="float" office:value="60">
                <text:p>6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-33">
                <text:p>-33</text:p>
              </table:table-cell>
              <table:table-cell office:value-type="float" office:value="-128">
                <text:p>-12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-32">
                <text:p>-32</text:p>
              </table:table-cell>
              <table:table-cell office:value-type="float" office:value="-128">
                <text:p>-128</text:p>
              </table:table-cell>
              <table:table-cell office:value-type="float" office:value="64">
                <text:p>6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-31">
                <text:p>-31</text:p>
              </table:table-cell>
              <table:table-cell office:value-type="float" office:value="-128">
                <text:p>-128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-30">
                <text:p>-30</text:p>
              </table:table-cell>
              <table:table-cell office:value-type="float" office:value="-128">
                <text:p>-128</text:p>
              </table:table-cell>
              <table:table-cell office:value-type="float" office:value="68">
                <text:p>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-29">
                <text:p>-29</text:p>
              </table:table-cell>
              <table:table-cell office:value-type="float" office:value="-128">
                <text:p>-128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-27">
                <text:p>-27</text:p>
              </table:table-cell>
              <table:table-cell office:value-type="float" office:value="-128">
                <text:p>-128</text:p>
              </table:table-cell>
              <table:table-cell office:value-type="float" office:value="74">
                <text:p>7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128">
                <text:p>-128</text:p>
              </table:table-cell>
              <table:table-cell office:value-type="float" office:value="76">
                <text:p>7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-25">
                <text:p>-25</text:p>
              </table:table-cell>
              <table:table-cell office:value-type="float" office:value="-128">
                <text:p>-128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-24">
                <text:p>-24</text:p>
              </table:table-cell>
              <table:table-cell office:value-type="float" office:value="-128">
                <text:p>-128</text:p>
              </table:table-cell>
              <table:table-cell office:value-type="float" office:value="80">
                <text:p>8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-23">
                <text:p>-23</text:p>
              </table:table-cell>
              <table:table-cell office:value-type="float" office:value="-128">
                <text:p>-128</text:p>
              </table:table-cell>
              <table:table-cell office:value-type="float" office:value="82">
                <text:p>8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-22">
                <text:p>-22</text:p>
              </table:table-cell>
              <table:table-cell office:value-type="float" office:value="-128">
                <text:p>-128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21">
                <text:p>-21</text:p>
              </table:table-cell>
              <table:table-cell office:value-type="float" office:value="-128">
                <text:p>-128</text:p>
              </table:table-cell>
              <table:table-cell office:value-type="float" office:value="86">
                <text:p>8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-128">
                <text:p>-128</text:p>
              </table:table-cell>
              <table:table-cell office:value-type="float" office:value="88">
                <text:p>8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-19">
                <text:p>-19</text:p>
              </table:table-cell>
              <table:table-cell office:value-type="float" office:value="-128">
                <text:p>-128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">
                <text:p>54</text:p>
              </table:table-cell>
              <table:table-cell office:value-type="float" office:value="-18">
                <text:p>-18</text:p>
              </table:table-cell>
              <table:table-cell office:value-type="float" office:value="-128">
                <text:p>-128</text:p>
              </table:table-cell>
              <table:table-cell office:value-type="float" office:value="92">
                <text:p>9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128">
                <text:p>-128</text:p>
              </table:table-cell>
              <table:table-cell office:value-type="float" office:value="94">
                <text:p>9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96">
                <text:p>9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-15">
                <text:p>-15</text:p>
              </table:table-cell>
              <table:table-cell office:value-type="float" office:value="-128">
                <text:p>-128</text:p>
              </table:table-cell>
              <table:table-cell office:value-type="float" office:value="98">
                <text:p>9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-14">
                <text:p>-14</text:p>
              </table:table-cell>
              <table:table-cell office:value-type="float" office:value="-128">
                <text:p>-128</text:p>
              </table:table-cell>
              <table:table-cell office:value-type="float" office:value="100">
                <text:p>10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-13">
                <text:p>-13</text:p>
              </table:table-cell>
              <table:table-cell office:value-type="float" office:value="-128">
                <text:p>-128</text:p>
              </table:table-cell>
              <table:table-cell office:value-type="float" office:value="102">
                <text:p>10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  <table:table-cell office:value-type="float" office:value="-12">
                <text:p>-12</text:p>
              </table:table-cell>
              <table:table-cell office:value-type="float" office:value="-128">
                <text:p>-128</text:p>
              </table:table-cell>
              <table:table-cell office:value-type="float" office:value="104">
                <text:p>10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  <table:table-cell office:value-type="float" office:value="-11">
                <text:p>-11</text:p>
              </table:table-cell>
              <table:table-cell office:value-type="float" office:value="-128">
                <text:p>-128</text:p>
              </table:table-cell>
              <table:table-cell office:value-type="float" office:value="106">
                <text:p>10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128">
                <text:p>-128</text:p>
              </table:table-cell>
              <table:table-cell office:value-type="float" office:value="108">
                <text:p>10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128">
                <text:p>-128</text:p>
              </table:table-cell>
              <table:table-cell office:value-type="float" office:value="110">
                <text:p>11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-128">
                <text:p>-128</text:p>
              </table:table-cell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128">
                <text:p>-128</text:p>
              </table:table-cell>
              <table:table-cell office:value-type="float" office:value="114">
                <text:p>11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128">
                <text:p>-128</text:p>
              </table:table-cell>
              <table:table-cell office:value-type="float" office:value="116">
                <text:p>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128">
                <text:p>-128</text:p>
              </table:table-cell>
              <table:table-cell office:value-type="float" office:value="118">
                <text:p>1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-128">
                <text:p>-128</text:p>
              </table:table-cell>
              <table:table-cell office:value-type="float" office:value="120">
                <text:p>1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128">
                <text:p>-128</text:p>
              </table:table-cell>
              <table:table-cell office:value-type="float" office:value="122">
                <text:p>12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28">
                <text:p>-128</text:p>
              </table:table-cell>
              <table:table-cell office:value-type="float" office:value="124">
                <text:p>12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28">
                <text:p>-128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21">
                <text:p>12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">
                <text:p>-16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">
                <text:p>-19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5">
                <text:p>-25</text:p>
              </table:table-cell>
              <table:table-cell office:value-type="float" office:value="8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">
                <text:p>-28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1">
                <text:p>-31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07">
                <text:p>10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4">
                <text:p>-34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">
                <text:p>-37</text:p>
              </table:table-cell>
              <table:table-cell office:value-type="float" office:value="12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03">
                <text:p>10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0">
                <text:p>-40</text:p>
              </table:table-cell>
              <table:table-cell office:value-type="float" office:value="13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101">
                <text:p>10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3">
                <text:p>-43</text:p>
              </table:table-cell>
              <table:table-cell office:value-type="float" office:value="14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6">
                <text:p>-46</text:p>
              </table:table-cell>
              <table:table-cell office:value-type="float" office:value="15">
                <text:p>15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9">
                <text:p>-49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2">
                <text:p>-52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5">
                <text:p>-55</text:p>
              </table:table-cell>
              <table:table-cell office:value-type="float" office:value="18">
                <text:p>18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8">
                <text:p>-58</text:p>
              </table:table-cell>
              <table:table-cell office:value-type="float" office:value="19">
                <text:p>19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3">
                <text:p>-63</text:p>
              </table:table-cell>
              <table:table-cell office:value-type="float" office:value="21">
                <text:p>21</text:p>
              </table:table-cell>
              <table:table-cell office:value-type="float" office:value="127">
                <text:p>127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6">
                <text:p>-66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8">
                <text:p>-68</text:p>
              </table:table-cell>
              <table:table-cell office:value-type="float" office:value="23">
                <text:p>2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1">
                <text:p>-71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4">
                <text:p>-74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77">
                <text:p>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6">
                <text:p>-76</text:p>
              </table:table-cell>
              <table:table-cell office:value-type="float" office:value="26">
                <text:p>26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9">
                <text:p>-79</text:p>
              </table:table-cell>
              <table:table-cell office:value-type="float" office:value="27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1">
                <text:p>-81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3">
                <text:p>-83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6">
                <text:p>-86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8">
                <text:p>-88</text:p>
              </table:table-cell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0">
                <text:p>-90</text:p>
              </table:table-cell>
              <table:table-cell office:value-type="float" office:value="32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2">
                <text:p>-92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5">
                <text:p>-95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59">
                <text:p>5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7">
                <text:p>-97</text:p>
              </table:table-cell>
              <table:table-cell office:value-type="float" office:value="35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57">
                <text:p>5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9">
                <text:p>-99</text:p>
              </table:table-cell>
              <table:table-cell office:value-type="float" office:value="36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1">
                <text:p>-101</text:p>
              </table:table-cell>
              <table:table-cell office:value-type="float" office:value="37">
                <text:p>37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3">
                <text:p>-103</text:p>
              </table:table-cell>
              <table:table-cell office:value-type="float" office:value="38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4">
                <text:p>-104</text:p>
              </table:table-cell>
              <table:table-cell office:value-type="float" office:value="39">
                <text:p>39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6">
                <text:p>-106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8">
                <text:p>-108</text:p>
              </table:table-cell>
              <table:table-cell office:value-type="float" office:value="41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9">
                <text:p>-109</text:p>
              </table:table-cell>
              <table:table-cell office:value-type="float" office:value="42">
                <text:p>42</text:p>
              </table:table-cell>
              <table:table-cell office:value-type="float" office:value="127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1">
                <text:p>-111</text:p>
              </table:table-cell>
              <table:table-cell office:value-type="float" office:value="43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41">
                <text:p>4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3">
                <text:p>-113</text:p>
              </table:table-cell>
              <table:table-cell office:value-type="float" office:value="44">
                <text:p>44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4">
                <text:p>-114</text:p>
              </table:table-cell>
              <table:table-cell office:value-type="float" office:value="45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5">
                <text:p>-115</text:p>
              </table:table-cell>
              <table:table-cell office:value-type="float" office:value="46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7">
                <text:p>-117</text:p>
              </table:table-cell>
              <table:table-cell office:value-type="float" office:value="47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8">
                <text:p>-118</text:p>
              </table:table-cell>
              <table:table-cell office:value-type="float" office:value="48">
                <text:p>48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9">
                <text:p>-119</text:p>
              </table:table-cell>
              <table:table-cell office:value-type="float" office:value="49">
                <text:p>49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0">
                <text:p>-120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1">
                <text:p>-121</text:p>
              </table:table-cell>
              <table:table-cell office:value-type="float" office:value="51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2">
                <text:p>-122</text:p>
              </table:table-cell>
              <table:table-cell office:value-type="float" office:value="52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23">
                <text:p>-123</text:p>
              </table:table-cell>
              <table:table-cell office:value-type="float" office:value="53">
                <text:p>53</text:p>
              </table:table-cell>
              <table:table-cell office:value-type="float" office:value="127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24">
                <text:p>-124</text:p>
              </table:table-cell>
              <table:table-cell office:value-type="float" office:value="54">
                <text:p>54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24">
                <text:p>-124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5">
                <text:p>-125</text:p>
              </table:table-cell>
              <table:table-cell office:value-type="float" office:value="56">
                <text:p>56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26">
                <text:p>-126</text:p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26">
                <text:p>-126</text:p>
              </table:table-cell>
              <table:table-cell office:value-type="float" office:value="58">
                <text:p>58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7">
                <text:p>-127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7">
                <text:p>-127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7">
                <text:p>-127</text:p>
              </table:table-cell>
              <table:table-cell office:value-type="float" office:value="61">
                <text:p>61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27">
                <text:p>-127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7">
                <text:p>-12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7">
                <text:p>-127</text:p>
              </table:table-cell>
              <table:table-cell office:value-type="float" office:value="64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27">
                <text:p>-127</text:p>
              </table:table-cell>
              <table:table-cell office:value-type="float" office:value="65">
                <text:p>65</text:p>
              </table:table-cell>
              <table:table-cell office:value-type="float" office:value="127">
                <text:p>127</text:p>
              </table:table-cell>
              <table:table-cell office:value-type="float" office:value="-3">
                <text:p>-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7">
                <text:p>-127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-5">
                <text:p>-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7">
                <text:p>-127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-7">
                <text:p>-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7">
                <text:p>-127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7">
                <text:p>-127</text:p>
              </table:table-cell>
              <table:table-cell office:value-type="float" office:value="69">
                <text:p>69</text:p>
              </table:table-cell>
              <table:table-cell office:value-type="float" office:value="127">
                <text:p>127</text:p>
              </table:table-cell>
              <table:table-cell office:value-type="float" office:value="-11">
                <text:p>-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6">
                <text:p>-126</text:p>
              </table:table-cell>
              <table:table-cell office:value-type="float" office:value="70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26">
                <text:p>-126</text:p>
              </table:table-cell>
              <table:table-cell office:value-type="float" office:value="71">
                <text:p>71</text:p>
              </table:table-cell>
              <table:table-cell office:value-type="float" office:value="127">
                <text:p>127</text:p>
              </table:table-cell>
              <table:table-cell office:value-type="float" office:value="-15">
                <text:p>-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5">
                <text:p>-12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-17">
                <text:p>-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24">
                <text:p>-124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-19">
                <text:p>-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4">
                <text:p>-124</text:p>
              </table:table-cell>
              <table:table-cell office:value-type="float" office:value="74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-21">
                <text:p>-2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3">
                <text:p>-123</text:p>
              </table:table-cell>
              <table:table-cell office:value-type="float" office:value="75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-23">
                <text:p>-2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2">
                <text:p>-122</text:p>
              </table:table-cell>
              <table:table-cell office:value-type="float" office:value="76">
                <text:p>76</text:p>
              </table:table-cell>
              <table:table-cell office:value-type="float" office:value="127">
                <text:p>127</text:p>
              </table:table-cell>
              <table:table-cell office:value-type="float" office:value="-25">
                <text:p>-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1">
                <text:p>-121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-27">
                <text:p>-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0">
                <text:p>-120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-29">
                <text:p>-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9">
                <text:p>-119</text:p>
              </table:table-cell>
              <table:table-cell office:value-type="float" office:value="79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-31">
                <text:p>-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8">
                <text:p>-118</text:p>
              </table:table-cell>
              <table:table-cell office:value-type="float" office:value="80">
                <text:p>80</text:p>
              </table:table-cell>
              <table:table-cell office:value-type="float" office:value="127">
                <text:p>127</text:p>
              </table:table-cell>
              <table:table-cell office:value-type="float" office:value="-33">
                <text:p>-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7">
                <text:p>-117</text:p>
              </table:table-cell>
              <table:table-cell office:value-type="float" office:value="81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-35">
                <text:p>-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5">
                <text:p>-115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  <table:table-cell office:value-type="float" office:value="-37">
                <text:p>-3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4">
                <text:p>-114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-39">
                <text:p>-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3">
                <text:p>-113</text:p>
              </table:table-cell>
              <table:table-cell office:value-type="float" office:value="84">
                <text:p>84</text:p>
              </table:table-cell>
              <table:table-cell office:value-type="float" office:value="127">
                <text:p>127</text:p>
              </table:table-cell>
              <table:table-cell office:value-type="float" office:value="-41">
                <text:p>-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11">
                <text:p>-111</text:p>
              </table:table-cell>
              <table:table-cell office:value-type="float" office:value="85">
                <text:p>85</text:p>
              </table:table-cell>
              <table:table-cell office:value-type="float" office:value="127">
                <text:p>127</text:p>
              </table:table-cell>
              <table:table-cell office:value-type="float" office:value="-43">
                <text:p>-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9">
                <text:p>-109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  <table:table-cell office:value-type="float" office:value="-45">
                <text:p>-4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87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-47">
                <text:p>-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6">
                <text:p>-106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-49">
                <text:p>-4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4">
                <text:p>-104</text:p>
              </table:table-cell>
              <table:table-cell office:value-type="float" office:value="89">
                <text:p>89</text:p>
              </table:table-cell>
              <table:table-cell office:value-type="float" office:value="127">
                <text:p>127</text:p>
              </table:table-cell>
              <table:table-cell office:value-type="float" office:value="-51">
                <text:p>-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3">
                <text:p>-103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-53">
                <text:p>-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1">
                <text:p>-101</text:p>
              </table:table-cell>
              <table:table-cell office:value-type="float" office:value="91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-55">
                <text:p>-5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9">
                <text:p>-99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-57">
                <text:p>-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7">
                <text:p>-97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  <table:table-cell office:value-type="float" office:value="-59">
                <text:p>-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5">
                <text:p>-95</text:p>
              </table:table-cell>
              <table:table-cell office:value-type="float" office:value="94">
                <text:p>94</text:p>
              </table:table-cell>
              <table:table-cell office:value-type="float" office:value="127">
                <text:p>127</text:p>
              </table:table-cell>
              <table:table-cell office:value-type="float" office:value="-61">
                <text:p>-6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2">
                <text:p>-92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-63">
                <text:p>-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0">
                <text:p>-90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-65">
                <text:p>-6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8">
                <text:p>-88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-67">
                <text:p>-6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6">
                <text:p>-86</text:p>
              </table:table-cell>
              <table:table-cell office:value-type="float" office:value="98">
                <text:p>98</text:p>
              </table:table-cell>
              <table:table-cell office:value-type="float" office:value="127">
                <text:p>127</text:p>
              </table:table-cell>
              <table:table-cell office:value-type="float" office:value="-69">
                <text:p>-6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83">
                <text:p>-83</text:p>
              </table:table-cell>
              <table:table-cell office:value-type="float" office:value="99">
                <text:p>99</text:p>
              </table:table-cell>
              <table:table-cell office:value-type="float" office:value="127">
                <text:p>127</text:p>
              </table:table-cell>
              <table:table-cell office:value-type="float" office:value="-71">
                <text:p>-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81">
                <text:p>-81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-73">
                <text:p>-7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9">
                <text:p>-79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6">
                <text:p>-76</text:p>
              </table:table-cell>
              <table:table-cell office:value-type="float" office:value="102">
                <text:p>102</text:p>
              </table:table-cell>
              <table:table-cell office:value-type="float" office:value="127">
                <text:p>127</text:p>
              </table:table-cell>
              <table:table-cell office:value-type="float" office:value="-77">
                <text:p>-7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4">
                <text:p>-74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-79">
                <text:p>-7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1">
                <text:p>-71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-81">
                <text:p>-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8">
                <text:p>-68</text:p>
              </table:table-cell>
              <table:table-cell office:value-type="float" office:value="105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-83">
                <text:p>-8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6">
                <text:p>-66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-85">
                <text:p>-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3">
                <text:p>-63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-87">
                <text:p>-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0">
                <text:p>-6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-89">
                <text:p>-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8">
                <text:p>-58</text:p>
              </table:table-cell>
              <table:table-cell office:value-type="float" office:value="109">
                <text:p>109</text:p>
              </table:table-cell>
              <table:table-cell office:value-type="float" office:value="127">
                <text:p>127</text:p>
              </table:table-cell>
              <table:table-cell office:value-type="float" office:value="-91">
                <text:p>-9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5">
                <text:p>-55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  <table:table-cell office:value-type="float" office:value="-93">
                <text:p>-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2">
                <text:p>-52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-95">
                <text:p>-9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9">
                <text:p>-49</text:p>
              </table:table-cell>
              <table:table-cell office:value-type="float" office:value="112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97">
                <text:p>-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6">
                <text:p>-46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-99">
                <text:p>-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3">
                <text:p>-43</text:p>
              </table:table-cell>
              <table:table-cell office:value-type="float" office:value="114">
                <text:p>114</text:p>
              </table:table-cell>
              <table:table-cell office:value-type="float" office:value="127">
                <text:p>127</text:p>
              </table:table-cell>
              <table:table-cell office:value-type="float" office:value="-101">
                <text:p>-10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0">
                <text:p>-40</text:p>
              </table:table-cell>
              <table:table-cell office:value-type="float" office:value="115">
                <text:p>115</text:p>
              </table:table-cell>
              <table:table-cell office:value-type="float" office:value="127">
                <text:p>127</text:p>
              </table:table-cell>
              <table:table-cell office:value-type="float" office:value="-103">
                <text:p>-10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7">
                <text:p>-37</text:p>
              </table:table-cell>
              <table:table-cell office:value-type="float" office:value="116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-105">
                <text:p>-10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4">
                <text:p>-34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-107">
                <text:p>-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1">
                <text:p>-31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-109">
                <text:p>-10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">
                <text:p>-28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  <table:table-cell office:value-type="float" office:value="-111">
                <text:p>-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5">
                <text:p>-25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-113">
                <text:p>-11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2">
                <text:p>-22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-115">
                <text:p>-1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">
                <text:p>-19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-117">
                <text:p>-11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6">
                <text:p>-16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-119">
                <text:p>-11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">
                <text:p>-13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-121">
                <text:p>-1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">
                <text:p>-1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-123">
                <text:p>-12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">
                <text:p>-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125">
                <text:p>-12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">
                <text:p>-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27">
                <text:p>-127</text:p>
              </table:table-cell>
              <table:table-cell office:value-type="float" office:value="-71">
                <text:p>-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6.045cm" svg:y="8.223cm" style:legend-expansion="wide" chart:style-name="ch2"/>
        <chart:plot-area chart:style-name="ch3" table:cell-range-address="'enveloppe tables'.B2:'enveloppe tables'.C130" chart:data-source-has-labels="row" svg:x="0.319cm" svg:y="0.18cm" svg:width="15.36cm" svg:height="7.863cm">
          <chartooo:coordinate-region svg:x="1.126cm" svg:y="0.301cm" svg:width="14.553cm" svg:height="6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veloppe tables'.B3:'enveloppe tables'.B130" chart:label-cell-address="'enveloppe tables'.B2:'enveloppe tables'.B2" chart:class="chart:line">
            <chart:data-point chart:repeated="128"/>
          </chart:series>
          <chart:series chart:style-name="ch7" chart:values-cell-range-address="'enveloppe tables'.C3:'enveloppe tables'.C130" chart:label-cell-address="'enveloppe tables'.C2:'enveloppe tables'.C2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us</text:p>
                <draw:g>
                  <svg:desc>'enveloppe tables'.B2:'enveloppe tables'.B2</svg:desc>
                </draw:g>
              </table:table-cell>
              <table:table-cell office:value-type="string">
                <text:p>linear</text:p>
                <draw:g>
                  <svg:desc>'enveloppe tables'.C2:'enveloppe tab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'enveloppe tables'.B3:'enveloppe tables'.B130</svg:desc>
                </draw:g>
              </table:table-cell>
              <table:table-cell office:value-type="float" office:value="255">
                <text:p>255</text:p>
                <draw:g>
                  <svg:desc>'enveloppe tables'.C3:'enveloppe tables'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">
                <text:p>25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">
                <text:p>2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">
                <text:p>23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">
                <text:p>2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">
                <text:p>2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">
                <text:p>22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">
                <text:p>2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">
                <text:p>2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">
                <text:p>19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">
                <text:p>1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">
                <text:p>1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">
                <text:p>1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">
                <text:p>17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">
                <text:p>1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">
                <text:p>1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">
                <text:p>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